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Awami Nastaliq PreV1" fo:font-size="15pt" officeooo:rsid="00116c25" officeooo:paragraph-rsid="00116c25" style:font-size-asian="15pt" style:font-name-complex="Awami Nastaliq PreV1" style:font-size-complex="15pt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ءَ</text:p>
        <text:p text:style-name="P1">ءُ</text:p>
        <text:p text:style-name="P1">ءِ</text:p>
        <text:p text:style-name="P1">آ</text:p>
        <text:p text:style-name="P1">آئِندَہءِ</text:p>
        <text:p text:style-name="P1">آئِیءَ</text:p>
        <text:p text:style-name="P1">آئِیءَ​را</text:p>
        <text:p text:style-name="P1">آئِیءِ</text:p>
        <text:p text:style-name="P1">آئِیئا</text:p>
        <text:p text:style-name="P1">آئِیا</text:p>
        <text:p text:style-name="P1">آئِیارا</text:p>
        <text:p text:style-name="P1">آئِییگ</text:p>
        <text:p text:style-name="P1">آئِیے</text:p>
        <text:p text:style-name="P1">آئی</text:p>
        <text:p text:style-name="P1">آئے</text:p>
        <text:p text:style-name="P1">آباد</text:p>
        <text:p text:style-name="P1">آبادِیءَ</text:p>
        <text:p text:style-name="P1">آبادی</text:p>
        <text:p text:style-name="P1">آجِلؔعاہ</text:p>
        <text:p text:style-name="P1">آخَؔز</text:p>
        <text:p text:style-name="P1">آخَؔزءَ</text:p>
        <text:p text:style-name="P1">آخرءَ</text:p>
        <text:p text:style-name="P1">آخِر</text:p>
        <text:p text:style-name="P1">آخِرءَ</text:p>
        <text:p text:style-name="P1">آخِرا</text:p>
        <text:p text:style-name="P1">آخِرکار</text:p>
        <text:p text:style-name="P1">آخِری</text:p>
        <text:p text:style-name="P1">آدَؔم</text:p>
        <text:p text:style-name="P1">آدَؔمءِ</text:p>
        <text:p text:style-name="P1">آدَؔم</text:p>
        <text:p text:style-name="P1">آدَؔمءَ</text:p>
        <text:p text:style-name="P1">آدَؔمءَ​را</text:p>
        <text:p text:style-name="P1">آدَؔمءِ</text:p>
        <text:p text:style-name="P1">آدَؔمے</text:p>
        <text:p text:style-name="P1">آدَم</text:p>
        <text:p text:style-name="P1">آدَمؔ</text:p>
        <text:p text:style-name="P1">آدَمؔءَ</text:p>
        <text:p text:style-name="P1">آدَمؔءِ</text:p>
        <text:p text:style-name="P1">آدَمءَ</text:p>
        <text:p text:style-name="P1">آدَمءَ​را</text:p>
        <text:p text:style-name="P1">آدَمءِ</text:p>
        <text:p text:style-name="P1">آدَماناں</text:p>
        <text:p text:style-name="P1">آدَمانی</text:p>
        <text:p text:style-name="P1">آدَماں</text:p>
        <text:p text:style-name="P1">آدَمیءَ</text:p>
        <text:p text:style-name="P1">آدَمیءِ</text:p>
        <text:p text:style-name="P1">آدَمیں</text:p>
        <text:p text:style-name="P1">آدَمے</text:p>
        <text:p text:style-name="P1">آدینکءِ</text:p>
        <text:p text:style-name="P1">آدینکیءِ</text:p>
        <text:p text:style-name="P1">آدینکے</text:p>
        <text:p text:style-name="P1">آرؔام</text:p>
        <text:p text:style-name="P1">آرؔامءَ</text:p>
        <text:p text:style-name="P1">آرؔامی</text:p>
        <text:p text:style-name="P1">آرئَگ</text:p>
        <text:p text:style-name="P1">آرئَگءَ</text:p>
        <text:p text:style-name="P1">آرئَگءِ</text:p>
        <text:p text:style-name="P1">آرئَگا</text:p>
        <text:p text:style-name="P1">آرئَگی</text:p>
        <text:p text:style-name="P1">آرام</text:p>
        <text:p text:style-name="P1">آرامؔی</text:p>
        <text:p text:style-name="P1">آرامءِ</text:p>
        <text:p text:style-name="P1">آراں</text:p>
        <text:p text:style-name="P1">آراں۔‘“/</text:p>
        <text:p text:style-name="P1">آرت</text:p>
        <text:p text:style-name="P1">آرتءَ</text:p>
        <text:p text:style-name="P1">آرتءِ</text:p>
        <text:p text:style-name="P1">آرتئَگ</text:p>
        <text:p text:style-name="P1">آرتئَگا</text:p>
        <text:p text:style-name="P1">آرتئَگاں</text:p>
        <text:p text:style-name="P1">آرتئَگِتاں</text:p>
        <text:p text:style-name="P1">آرتئَگِتَنتے</text:p>
        <text:p text:style-name="P1"><text:soft-page-break/>آرتئَگِتی</text:p>
        <text:p text:style-name="P1">آرتئَگِتے</text:p>
        <text:p text:style-name="P1">آرتئَگی</text:p>
        <text:p text:style-name="P1">آرتئَگے</text:p>
        <text:p text:style-name="P1">آرتا</text:p>
        <text:p text:style-name="P1">آرتاں</text:p>
        <text:p text:style-name="P1">آرتنتی</text:p>
        <text:p text:style-name="P1">آرتَنتی</text:p>
        <text:p text:style-name="P1">آرتَنتے</text:p>
        <text:p text:style-name="P1">آرتَگاں</text:p>
        <text:p text:style-name="P1">آرتَگِتاں</text:p>
        <text:p text:style-name="P1">آرتَگیں</text:p>
        <text:p text:style-name="P1">آرتَگے</text:p>
        <text:p text:style-name="P1">آرتی</text:p>
        <text:p text:style-name="P1">آرتے</text:p>
        <text:p text:style-name="P1">آرزُو</text:p>
        <text:p text:style-name="P1">آروک</text:p>
        <text:p text:style-name="P1">آروکاناں</text:p>
        <text:p text:style-name="P1">آروکانی</text:p>
        <text:p text:style-name="P1">آروکاں</text:p>
        <text:p text:style-name="P1">آروکیءَ</text:p>
        <text:p text:style-name="P1">آروکیءِ</text:p>
        <text:p text:style-name="P1">آروکیں</text:p>
        <text:p text:style-name="P1">آروکے</text:p>
        <text:p text:style-name="P1">آرَگ</text:p>
        <text:p text:style-name="P1">آرَگءَ</text:p>
        <text:p text:style-name="P1">آرَگے</text:p>
        <text:p text:style-name="P1">آری</text:p>
        <text:p text:style-name="P1">آرے</text:p>
        <text:p text:style-name="P1">آزات</text:p>
        <text:p text:style-name="P1">آزاتِیءَ</text:p>
        <text:p text:style-name="P1">آزاتِیءِ</text:p>
        <text:p text:style-name="P1">آزاتی</text:p>
        <text:p text:style-name="P1">آزمائِش</text:p>
        <text:p text:style-name="P1">آزمائِشءَ</text:p>
        <text:p text:style-name="P1">آزمائِشءِ</text:p>
        <text:p text:style-name="P1">آزمائِشانی</text:p>
        <text:p text:style-name="P1">آزمائِشاں</text:p>
        <text:p text:style-name="P1">آزمائینئَگ</text:p>
        <text:p text:style-name="P1">آزمائینئَگءَ</text:p>
        <text:p text:style-name="P1">آزمائینئَگءِ</text:p>
        <text:p text:style-name="P1">آزمائینان</text:p>
        <text:p text:style-name="P1">آزمائیناں</text:p>
        <text:p text:style-name="P1">آزمائینت</text:p>
        <text:p text:style-name="P1">آزمائینتا</text:p>
        <text:p text:style-name="P1">آزمائینی</text:p>
        <text:p text:style-name="P1">آس</text:p>
        <text:p text:style-name="P1">آسؔمانءَ</text:p>
        <text:p text:style-name="P1">آسؔناتھءَ</text:p>
        <text:p text:style-name="P1">آسِؔیَہ</text:p>
        <text:p text:style-name="P1">آسءَ</text:p>
        <text:p text:style-name="P1">آسءِ</text:p>
        <text:p text:style-name="P1">آسا</text:p>
        <text:p text:style-name="P1">آسرا</text:p>
        <text:p text:style-name="P1">آسمان</text:p>
        <text:p text:style-name="P1">آسمانءَ</text:p>
        <text:p text:style-name="P1">آسمانءِ</text:p>
        <text:p text:style-name="P1">آسمانا</text:p>
        <text:p text:style-name="P1">آسماناں</text:p>
        <text:p text:style-name="P1">آسمانی</text:p>
        <text:p text:style-name="P1">آسمانیگ</text:p>
        <text:p text:style-name="P1">آسمانے</text:p>
        <text:p text:style-name="P1">آسنءِ</text:p>
        <text:p text:style-name="P1">آسِؔناتھءَ</text:p>
        <text:p text:style-name="P1">آسِؔناتھءِ</text:p>
        <text:p text:style-name="P1">آسِن</text:p>
        <text:p text:style-name="P1">آسِنءِ</text:p>
        <text:p text:style-name="P1">آسِیدئَگ</text:p>
        <text:p text:style-name="P1">آسِیدَگِیئے</text:p>
        <text:p text:style-name="P1">آسک</text:p>
        <text:p text:style-name="P1">آسکے</text:p>
        <text:p text:style-name="P1">آسیدگِیءِ</text:p>
        <text:p text:style-name="P1"><text:soft-page-break/>آسے</text:p>
        <text:p text:style-name="P1">آشؔر</text:p>
        <text:p text:style-name="P1">آشؔرءِ</text:p>
        <text:p text:style-name="P1">آشَؔر</text:p>
        <text:p text:style-name="P1">آشَؔرءِ</text:p>
        <text:p text:style-name="P1">آصَؔف</text:p>
        <text:p text:style-name="P1">آصَؔفءَ</text:p>
        <text:p text:style-name="P1">آفَت</text:p>
        <text:p text:style-name="P1">آفَتءَ</text:p>
        <text:p text:style-name="P1">آفَتءِ</text:p>
        <text:p text:style-name="P1">آفَتا</text:p>
        <text:p text:style-name="P1">آفَتانی</text:p>
        <text:p text:style-name="P1">آفَتاں</text:p>
        <text:p text:style-name="P1">آقا</text:p>
        <text:p text:style-name="P1">آمؔون</text:p>
        <text:p text:style-name="P1">آمؔونی</text:p>
        <text:p text:style-name="P1">آمرِیءِ</text:p>
        <text:p text:style-name="P1">آمَد</text:p>
        <text:p text:style-name="P1">آمَنی</text:p>
        <text:p text:style-name="P1">آمِین</text:p>
        <text:p text:style-name="P1">آنِؔر</text:p>
        <text:p text:style-name="P1">آنِؔر</text:p>
        <text:p text:style-name="P1">آنگو</text:p>
        <text:p text:style-name="P1">آنگُر</text:p>
        <text:p text:style-name="P1">آنی</text:p>
        <text:p text:style-name="P1">آواز</text:p>
        <text:p text:style-name="P1">آوازءَ</text:p>
        <text:p text:style-name="P1">آوازءِ</text:p>
        <text:p text:style-name="P1">آوازا</text:p>
        <text:p text:style-name="P1">آوازانی</text:p>
        <text:p text:style-name="P1">آوازے</text:p>
        <text:p text:style-name="P1">آور</text:p>
        <text:p text:style-name="P1">آوَر</text:p>
        <text:p text:style-name="P1">آوَرِیءِ</text:p>
        <text:p text:style-name="P1">آوَری</text:p>
        <text:p text:style-name="P1">آوَریں</text:p>
        <text:p text:style-name="P1">آوَرے</text:p>
        <text:p text:style-name="P1">آپ</text:p>
        <text:p text:style-name="P1">آپءَ</text:p>
        <text:p text:style-name="P1">آپءِ</text:p>
        <text:p text:style-name="P1">آپا</text:p>
        <text:p text:style-name="P1">آپاں</text:p>
        <text:p text:style-name="P1">آپَریشَن</text:p>
        <text:p text:style-name="P1">آپِ</text:p>
        <text:p text:style-name="P1">آپی</text:p>
        <text:p text:style-name="P1">آپے</text:p>
        <text:p text:style-name="P1">آچارءِ</text:p>
        <text:p text:style-name="P1">آگاہ</text:p>
        <text:p text:style-name="P1">آں</text:p>
        <text:p text:style-name="P1">آں!/</text:p>
        <text:p text:style-name="P1">آں؟“/</text:p>
        <text:p text:style-name="P1">آں۔‘/</text:p>
        <text:p text:style-name="P1">آں۔‘“/</text:p>
        <text:p text:style-name="P1">آں۔“/</text:p>
        <text:p text:style-name="P1">آں‘/</text:p>
        <text:p text:style-name="P1">آہ</text:p>
        <text:p text:style-name="P1">آہستہ</text:p>
        <text:p text:style-name="P1">آہِستے</text:p>
        <text:p text:style-name="P1">آہے</text:p>
        <text:p text:style-name="P1">آیئَگ</text:p>
        <text:p text:style-name="P1">آیئَگءَ</text:p>
        <text:p text:style-name="P1">آیئَگءَ/</text:p>
        <text:p text:style-name="P1">آیئَگءَ​راہءِ</text:p>
        <text:p text:style-name="P1">آیئَگءِ</text:p>
        <text:p text:style-name="P1">آیئَگا</text:p>
        <text:p text:style-name="P1">آیئَگی</text:p>
        <text:p text:style-name="P1">آیئَگے</text:p>
        <text:p text:style-name="P1">آیان</text:p>
        <text:p text:style-name="P1">آیاناں</text:p>
        <text:p text:style-name="P1">آیانِیکِرّا</text:p>
        <text:p text:style-name="P1">آیانی</text:p>
        <text:p text:style-name="P1">آیاں</text:p>
        <text:p text:style-name="P1"><text:soft-page-break/>آیوکانی</text:p>
        <text:p text:style-name="P1">آیوکیں</text:p>
        <text:p text:style-name="P1">آیوکے</text:p>
        <text:p text:style-name="P1">آیَتءِ</text:p>
        <text:p text:style-name="P1">آیَتاں</text:p>
        <text:p text:style-name="P1">آیَگا</text:p>
        <text:p text:style-name="P1">ابؔرام</text:p>
        <text:p text:style-name="P1">ابؔراہامءِ</text:p>
        <text:p text:style-name="P1">ابؔراہیمءَ</text:p>
        <text:p text:style-name="P1">ابؔراہیمءِ</text:p>
        <text:p text:style-name="P1">ات</text:p>
        <text:p text:style-name="P1">اتاں</text:p>
        <text:p text:style-name="P1">اتک</text:p>
        <text:p text:style-name="P1">اتکئَگ</text:p>
        <text:p text:style-name="P1">اتکا</text:p>
        <text:p text:style-name="P1">اتکاں</text:p>
        <text:p text:style-name="P1">اتکی</text:p>
        <text:p text:style-name="P1">اتکے</text:p>
        <text:p text:style-name="P1">احترامءَ</text:p>
        <text:p text:style-name="P1">احتَرامءَ</text:p>
        <text:p text:style-name="P1">اختیار</text:p>
        <text:p text:style-name="P1">ادؔمہ</text:p>
        <text:p text:style-name="P1">ادؔوم</text:p>
        <text:p text:style-name="P1">ادا</text:p>
        <text:p text:style-name="P1">ارؔوادی</text:p>
        <text:p text:style-name="P1">ارؔودی</text:p>
        <text:p text:style-name="P1">ارؔک</text:p>
        <text:p text:style-name="P1">ارؔیلی</text:p>
        <text:p text:style-name="P1">ارادہ</text:p>
        <text:p text:style-name="P1">ارادہءِ</text:p>
        <text:p text:style-name="P1">ارادہانی</text:p>
        <text:p text:style-name="P1">ارامءَ</text:p>
        <text:p text:style-name="P1">اس</text:p>
        <text:p text:style-name="P1">اشؔبیل</text:p>
        <text:p text:style-name="P1">اشِیءَ</text:p>
        <text:p text:style-name="P1">اشِیئے</text:p>
        <text:p text:style-name="P1">اصؔبان</text:p>
        <text:p text:style-name="P1">اعلان</text:p>
        <text:p text:style-name="P1">افؔراہِیم</text:p>
        <text:p text:style-name="P1">الجَلالیں</text:p>
        <text:p text:style-name="P1">العالَمِین</text:p>
        <text:p text:style-name="P1">العالَمِینءَ</text:p>
        <text:p text:style-name="P1">العالَمِینءِ</text:p>
        <text:p text:style-name="P1">القُدس</text:p>
        <text:p text:style-name="P1">القُدسءَ</text:p>
        <text:p text:style-name="P1">القُدسءِ</text:p>
        <text:p text:style-name="P1">القُدسا</text:p>
        <text:p text:style-name="P1">المالءَ</text:p>
        <text:p text:style-name="P1">المالءِ</text:p>
        <text:p text:style-name="P1">المَقدَس</text:p>
        <text:p text:style-name="P1">المَقدَسءَ</text:p>
        <text:p text:style-name="P1">المَقدَسءِ</text:p>
        <text:p text:style-name="P1">المَقدَسا</text:p>
        <text:p text:style-name="P1">المَقدَسے</text:p>
        <text:p text:style-name="P1">المَوت</text:p>
        <text:p text:style-name="P1">الَعرشا</text:p>
        <text:p text:style-name="P1">الَعرشے</text:p>
        <text:p text:style-name="P1">الگ</text:p>
        <text:p text:style-name="P1">امؔوری</text:p>
        <text:p text:style-name="P1">انؔوس</text:p>
        <text:p text:style-name="P1">انسان</text:p>
        <text:p text:style-name="P1">انسانءِ</text:p>
        <text:p text:style-name="P1">انساناں</text:p>
        <text:p text:style-name="P1">انچو</text:p>
        <text:p text:style-name="P1">انچوکہ</text:p>
        <text:p text:style-name="P1">انچیں</text:p>
        <text:p text:style-name="P1">انگورءِ</text:p>
        <text:p text:style-name="P1">انی</text:p>
        <text:p text:style-name="P1">او</text:p>
        <text:p text:style-name="P1">اوؔزال</text:p>
        <text:p text:style-name="P1">اوؔفیر</text:p>
        <text:p text:style-name="P1">اوؔمر</text:p>
        <text:p text:style-name="P1"><text:soft-page-break/>اوؔنان</text:p>
        <text:p text:style-name="P1">اوؔنانءَ</text:p>
        <text:p text:style-name="P1">اوآئِیءِ</text:p>
        <text:p text:style-name="P1">اوآئِیئَرا</text:p>
        <text:p text:style-name="P1">اودءِ</text:p>
        <text:p text:style-name="P1">اودا</text:p>
        <text:p text:style-name="P1">اوداچہ</text:p>
        <text:p text:style-name="P1">اور</text:p>
        <text:p text:style-name="P1">اورِیا</text:p>
        <text:p text:style-name="P1">اوشتئَگ</text:p>
        <text:p text:style-name="P1">اوشتئَگءَ</text:p>
        <text:p text:style-name="P1">اوشتات</text:p>
        <text:p text:style-name="P1">اوشتاتئَگ</text:p>
        <text:p text:style-name="P1">اوشتاتئَگءِ</text:p>
        <text:p text:style-name="P1">اوشتاتئَگا</text:p>
        <text:p text:style-name="P1">اوشتاتئَگاں</text:p>
        <text:p text:style-name="P1">اوشتاتئَگِتاں</text:p>
        <text:p text:style-name="P1">اوشتاتئَگیں</text:p>
        <text:p text:style-name="P1">اوشتاتئَگے</text:p>
        <text:p text:style-name="P1">اوشتاتا</text:p>
        <text:p text:style-name="P1">اوشتاتاں</text:p>
        <text:p text:style-name="P1">اوشتاتَگاں</text:p>
        <text:p text:style-name="P1">اوشتاتی</text:p>
        <text:p text:style-name="P1">اوشتارینت</text:p>
        <text:p text:style-name="P1">اوشتارینتا</text:p>
        <text:p text:style-name="P1">اوشتارینتاں</text:p>
        <text:p text:style-name="P1">اوشتارینتی</text:p>
        <text:p text:style-name="P1">اوشتاں</text:p>
        <text:p text:style-name="P1">اوشتیں</text:p>
        <text:p text:style-name="P1">اوشتے</text:p>
        <text:p text:style-name="P1">اوطاقءَ</text:p>
        <text:p text:style-name="P1">اولءَ</text:p>
        <text:p text:style-name="P1">اولاد</text:p>
        <text:p text:style-name="P1">اولادءَ​چہ</text:p>
        <text:p text:style-name="P1">اولادءِ</text:p>
        <text:p text:style-name="P1">اولادانی</text:p>
        <text:p text:style-name="P1">اولاداں</text:p>
        <text:p text:style-name="P1">اولی</text:p>
        <text:p text:style-name="P1">اونٹکٹارا\p</text:p>
        <text:p text:style-name="P1">اوژناگ</text:p>
        <text:p text:style-name="P1">اوژناگءَ</text:p>
        <text:p text:style-name="P1">اَئو</text:p>
        <text:p text:style-name="P1">اَئودءَ</text:p>
        <text:p text:style-name="P1">اَئودءِ</text:p>
        <text:p text:style-name="P1">اَئودا</text:p>
        <text:p text:style-name="P1">اَئوداچہ</text:p>
        <text:p text:style-name="P1">اَئور</text:p>
        <text:p text:style-name="P1">اَئورءَ</text:p>
        <text:p text:style-name="P1">اَئورءِ</text:p>
        <text:p text:style-name="P1">اَئوریں</text:p>
        <text:p text:style-name="P1">اَئیکے</text:p>
        <text:p text:style-name="P1">اَئے</text:p>
        <text:p text:style-name="P1">اَبؔرام</text:p>
        <text:p text:style-name="P1">اَبؔرامءَ</text:p>
        <text:p text:style-name="P1">اَبؔرامءَ​را</text:p>
        <text:p text:style-name="P1">اَبؔرامءِ</text:p>
        <text:p text:style-name="P1">اَبؔراہام</text:p>
        <text:p text:style-name="P1">اَبؔراہامءَ</text:p>
        <text:p text:style-name="P1">اَبؔراہامءِ</text:p>
        <text:p text:style-name="P1">اَبؔراہیمءَ</text:p>
        <text:p text:style-name="P1">اَبؔرہامءِ</text:p>
        <text:p text:style-name="P1">اَبؔی</text:p>
        <text:p text:style-name="P1">اَبؔیدہ</text:p>
        <text:p text:style-name="P1">اَبؔیل</text:p>
        <text:p text:style-name="P1">اَبؔیمائیل</text:p>
        <text:p text:style-name="P1">اَبَدوؔن</text:p>
        <text:p text:style-name="P1">اَبِلیؔنے</text:p>
        <text:p text:style-name="P1">اَبِیؔا</text:p>
        <text:p text:style-name="P1">اَبِیؔاءَ</text:p>
        <text:p text:style-name="P1">اَبِیؔاتارءِ</text:p>
        <text:p text:style-name="P1">اَبِیؔہُود</text:p>
        <text:p text:style-name="P1">اَبِیؔہُودءَ</text:p>
        <text:p text:style-name="P1"><text:soft-page-break/>اَبّا</text:p>
        <text:p text:style-name="P1">اَبی</text:p>
        <text:p text:style-name="P1">اَبیؔ</text:p>
        <text:p text:style-name="P1">اَبیؔاءِ</text:p>
        <text:p text:style-name="P1">اَبید</text:p>
        <text:p text:style-name="P1">اَت</text:p>
        <text:p text:style-name="P1">اَت،/</text:p>
        <text:p text:style-name="P1">اَتؔد</text:p>
        <text:p text:style-name="P1">اَتاں</text:p>
        <text:p text:style-name="P1">اَتَلِیَہؔ</text:p>
        <text:p text:style-name="P1">اَتک</text:p>
        <text:p text:style-name="P1">اَتکئَگ</text:p>
        <text:p text:style-name="P1">اَتکئَگا</text:p>
        <text:p text:style-name="P1">اَتکئَگاں</text:p>
        <text:p text:style-name="P1">اَتکئَگاں۔“/</text:p>
        <text:p text:style-name="P1">اَتکئَگِتاں</text:p>
        <text:p text:style-name="P1">اَتکئَگیں</text:p>
        <text:p text:style-name="P1">اَتکئَگے</text:p>
        <text:p text:style-name="P1">اَتکا</text:p>
        <text:p text:style-name="P1">اَتکاں</text:p>
        <text:p text:style-name="P1">اَتکا۔/</text:p>
        <text:p text:style-name="P1">اَتکَنتی</text:p>
        <text:p text:style-name="P1">اَتکَگ</text:p>
        <text:p text:style-name="P1">اَتکَگیں</text:p>
        <text:p text:style-name="P1">اَتکَگے</text:p>
        <text:p text:style-name="P1">اَتکگاں</text:p>
        <text:p text:style-name="P1">اَتکی</text:p>
        <text:p text:style-name="P1">اَتکیں</text:p>
        <text:p text:style-name="P1">اَتکے</text:p>
        <text:p text:style-name="P1">اَتھؔینس</text:p>
        <text:p text:style-name="P1">اَتھؔینسءِ</text:p>
        <text:p text:style-name="P1">اَثَر</text:p>
        <text:p text:style-name="P1">اَثَرءَ</text:p>
        <text:p text:style-name="P1">اَثَرءِ</text:p>
        <text:p text:style-name="P1">اَجر</text:p>
        <text:p text:style-name="P1">اَجَر</text:p>
        <text:p text:style-name="P1">اَجَرءَ</text:p>
        <text:p text:style-name="P1">اَحسان</text:p>
        <text:p text:style-name="P1">اَحمَق</text:p>
        <text:p text:style-name="P1">اَخِؔیم</text:p>
        <text:p text:style-name="P1">اَخِؔیمءَ</text:p>
        <text:p text:style-name="P1">اَختیار</text:p>
        <text:p text:style-name="P1">اَخلاق</text:p>
        <text:p text:style-name="P1">اَخُؔوزَت</text:p>
        <text:p text:style-name="P1">اَخِیکوؔس</text:p>
        <text:p text:style-name="P1">اَدؔبیل</text:p>
        <text:p text:style-name="P1">اَدؔمِین</text:p>
        <text:p text:style-name="P1">اَدؔمِینءِ</text:p>
        <text:p text:style-name="P1">اَدؔمہ</text:p>
        <text:p text:style-name="P1">اَدؔوم</text:p>
        <text:p text:style-name="P1">اَدا</text:p>
        <text:p text:style-name="P1">اَدرَمِؔتِیُم</text:p>
        <text:p text:style-name="P1">اَدنائیں</text:p>
        <text:p text:style-name="P1">اَدنیٰ</text:p>
        <text:p text:style-name="P1">اَدَب</text:p>
        <text:p text:style-name="P1">اَدَبءَ</text:p>
        <text:p text:style-name="P1">اَدَبءِ</text:p>
        <text:p text:style-name="P1">اَدِّیؔءِ</text:p>
        <text:p text:style-name="P1">اَدّیؔ</text:p>
        <text:p text:style-name="P1">اَرؔام</text:p>
        <text:p text:style-name="P1">اَرؔامءِ</text:p>
        <text:p text:style-name="P1">اَرؔخِلائوس</text:p>
        <text:p text:style-name="P1">اَرؔخِپّوس</text:p>
        <text:p text:style-name="P1">اَرؔخِپّوسءَ</text:p>
        <text:p text:style-name="P1">اَرؔفَکسد</text:p>
        <text:p text:style-name="P1">اَرؔفَکسدءَ</text:p>
        <text:p text:style-name="P1">اَرؔفَکسدءِ</text:p>
        <text:p text:style-name="P1">اَرؔفَکسَد</text:p>
        <text:p text:style-name="P1">اَرؔفَکسَدءِ</text:p>
        <text:p text:style-name="P1">اَرؔنِیءِ</text:p>
        <text:p text:style-name="P1">اَرؔنی</text:p>
        <text:p text:style-name="P1">اَرِؔمَتِیَہ</text:p>
        <text:p text:style-name="P1"><text:soft-page-break/>اَرِؔیُوک</text:p>
        <text:p text:style-name="P1">اَرِؔیُوکا</text:p>
        <text:p text:style-name="P1">اَرؔیوک</text:p>
        <text:p text:style-name="P1">اَرام</text:p>
        <text:p text:style-name="P1">اَرتِؔمِیس</text:p>
        <text:p text:style-name="P1">اَرتِؔماس</text:p>
        <text:p text:style-name="P1">اَرتِؔمِیس</text:p>
        <text:p text:style-name="P1">اَرتِؔمِیسءِ</text:p>
        <text:p text:style-name="P1">اَرس</text:p>
        <text:p text:style-name="P1">اَرسءَ</text:p>
        <text:p text:style-name="P1">اَرساں</text:p>
        <text:p text:style-name="P1">اَرم</text:p>
        <text:p text:style-name="P1">اَرمان</text:p>
        <text:p text:style-name="P1">اَرواح</text:p>
        <text:p text:style-name="P1">اَرِؔمَتِیَہءِ</text:p>
        <text:p text:style-name="P1">اَرِسؔتَرخوس</text:p>
        <text:p text:style-name="P1">اَرِسؔتُبُولُسءِ</text:p>
        <text:p text:style-name="P1">اَرّئَگءَ</text:p>
        <text:p text:style-name="P1">اَز</text:p>
        <text:p text:style-name="P1">اَسؔلِیا</text:p>
        <text:p text:style-name="P1">اَسؔلِیاءِ</text:p>
        <text:p text:style-name="P1">اَسؔور</text:p>
        <text:p text:style-name="P1">اَسؔوری</text:p>
        <text:p text:style-name="P1">اَست</text:p>
        <text:p text:style-name="P1">اَسُؔور</text:p>
        <text:p text:style-name="P1">اَسُنکرِؔتوس</text:p>
        <text:p text:style-name="P1">اَسُّسؔ</text:p>
        <text:p text:style-name="P1">اَسپ</text:p>
        <text:p text:style-name="P1">اَشدؔود</text:p>
        <text:p text:style-name="P1">اَشرَفِیءَ</text:p>
        <text:p text:style-name="P1">اَشرَفِیئے</text:p>
        <text:p text:style-name="P1">اَشرَفِیاں</text:p>
        <text:p text:style-name="P1">اَشرَفی</text:p>
        <text:p text:style-name="P1">اَشِیءَ</text:p>
        <text:p text:style-name="P1">اَشپؔنَزا</text:p>
        <text:p text:style-name="P1">اَصحاب</text:p>
        <text:p text:style-name="P1">اَصحاباناں</text:p>
        <text:p text:style-name="P1">اَصحابانی</text:p>
        <text:p text:style-name="P1">اَصحاباں</text:p>
        <text:p text:style-name="P1">اَصلءَ</text:p>
        <text:p text:style-name="P1">اَصلی</text:p>
        <text:p text:style-name="P1">اَصَل</text:p>
        <text:p text:style-name="P1">اَصَلءَ</text:p>
        <text:p text:style-name="P1">اَصَلی</text:p>
        <text:p text:style-name="P1">اَعضا</text:p>
        <text:p text:style-name="P1">اَعضاءِ</text:p>
        <text:p text:style-name="P1">اَعضائیءَ</text:p>
        <text:p text:style-name="P1">اَعضائے</text:p>
        <text:p text:style-name="P1">اَعضایانی</text:p>
        <text:p text:style-name="P1">اَعضایاں</text:p>
        <text:p text:style-name="P1">اَعظمءَ</text:p>
        <text:p text:style-name="P1">اَعظَم</text:p>
        <text:p text:style-name="P1">اَعظَمءِ</text:p>
        <text:p text:style-name="P1">اَفسوس</text:p>
        <text:p text:style-name="P1">اَفسَر</text:p>
        <text:p text:style-name="P1">اَفواہاں</text:p>
        <text:p text:style-name="P1">اَفِّیَؔہ</text:p>
        <text:p text:style-name="P1">اَلؔموداد</text:p>
        <text:p text:style-name="P1">اَلؔیَسَع</text:p>
        <text:p text:style-name="P1">اَلحَمدُ</text:p>
        <text:p text:style-name="P1">اَلسَلامُ</text:p>
        <text:p text:style-name="P1">اَلمَسِیح</text:p>
        <text:p text:style-name="P1">اَلَگ</text:p>
        <text:p text:style-name="P1">اَلیَؔشبَع</text:p>
        <text:p text:style-name="P1">اَلیَؔشبَعءَ</text:p>
        <text:p text:style-name="P1">اَلیَؔشبَعءَ​را</text:p>
        <text:p text:style-name="P1">اَلیَؔشبَعءِ</text:p>
        <text:p text:style-name="P1">اَمؔورِیانی</text:p>
        <text:p text:style-name="P1">اَمؔوری</text:p>
        <text:p text:style-name="P1">اَمؔوریاں</text:p>
        <text:p text:style-name="P1">اَمان</text:p>
        <text:p text:style-name="P1">اَمانَتءَ</text:p>
        <text:p text:style-name="P1"><text:soft-page-break/>اَمانَتءِ</text:p>
        <text:p text:style-name="P1">اَمفِؔپُلِس</text:p>
        <text:p text:style-name="P1">اَمن</text:p>
        <text:p text:style-name="P1">اَمنءِ</text:p>
        <text:p text:style-name="P1">اَمنچو</text:p>
        <text:p text:style-name="P1">اَمَن</text:p>
        <text:p text:style-name="P1">اَمَنءَ</text:p>
        <text:p text:style-name="P1">اَمَنءِ</text:p>
        <text:p text:style-name="P1">اَمِؔتّئی</text:p>
        <text:p text:style-name="P1">اَمِنچو</text:p>
        <text:p text:style-name="P1">اَمِیری</text:p>
        <text:p text:style-name="P1">اَمِینچو</text:p>
        <text:p text:style-name="P1">اَمپلِیؔاطوسءَ</text:p>
        <text:p text:style-name="P1">اَمینچو</text:p>
        <text:p text:style-name="P1">اَمینچُو</text:p>
        <text:p text:style-name="P1">اَنؔتِپَترِس</text:p>
        <text:p text:style-name="P1">اَنؔطاکِیَہ</text:p>
        <text:p text:style-name="P1">اَنؔوس</text:p>
        <text:p text:style-name="P1">اَنؔوسءِ</text:p>
        <text:p text:style-name="P1">اَناگاھا</text:p>
        <text:p text:style-name="P1">اَناگاہءَ</text:p>
        <text:p text:style-name="P1">اَناگاہا</text:p>
        <text:p text:style-name="P1">اَنت</text:p>
        <text:p text:style-name="P1">اَنتِیؔپاس</text:p>
        <text:p text:style-name="P1">اَنتی</text:p>
        <text:p text:style-name="P1">اَنتے</text:p>
        <text:p text:style-name="P1">اَندؔرُنیکوس</text:p>
        <text:p text:style-name="P1">اَندؔریاس</text:p>
        <text:p text:style-name="P1">اَندؔریاسءَ</text:p>
        <text:p text:style-name="P1">اَندؔریاسءِ</text:p>
        <text:p text:style-name="P1">اَندازاً</text:p>
        <text:p text:style-name="P1">اَندیم</text:p>
        <text:p text:style-name="P1">اَنّی</text:p>
        <text:p text:style-name="P1">اَنْگا</text:p>
        <text:p text:style-name="P1">اَنچو</text:p>
        <text:p text:style-name="P1">اَنچوکہ</text:p>
        <text:p text:style-name="P1">اَنچُش</text:p>
        <text:p text:style-name="P1">اَنچیں</text:p>
        <text:p text:style-name="P1">اَنگا</text:p>
        <text:p text:style-name="P1">اَنگور</text:p>
        <text:p text:style-name="P1">اَنگورءِ</text:p>
        <text:p text:style-name="P1">اَنگُور</text:p>
        <text:p text:style-name="P1">اَنگُورءِ</text:p>
        <text:p text:style-name="P1">اَنگُورانی</text:p>
        <text:p text:style-name="P1">اَنگُوراں</text:p>
        <text:p text:style-name="P1">اَنگُورے</text:p>
        <text:p text:style-name="P1">اَودءَ</text:p>
        <text:p text:style-name="P1">اَودءِ</text:p>
        <text:p text:style-name="P1">اَودا</text:p>
        <text:p text:style-name="P1">اَودے</text:p>
        <text:p text:style-name="P1">اَولءَ</text:p>
        <text:p text:style-name="P1">اَولا</text:p>
        <text:p text:style-name="P1">اَولاد</text:p>
        <text:p text:style-name="P1">اَولادءَ</text:p>
        <text:p text:style-name="P1">اَولادانی</text:p>
        <text:p text:style-name="P1">اَولاداں</text:p>
        <text:p text:style-name="P1">اَولادے</text:p>
        <text:p text:style-name="P1">اَولِیءَ</text:p>
        <text:p text:style-name="P1">اَولِیءَ​را</text:p>
        <text:p text:style-name="P1">اَولِیءِ</text:p>
        <text:p text:style-name="P1">اَولی</text:p>
        <text:p text:style-name="P1">اَوَل</text:p>
        <text:p text:style-name="P1">اََے</text:p>
        <text:p text:style-name="P1">اَپِؔیُس</text:p>
        <text:p text:style-name="P1">اَپس</text:p>
        <text:p text:style-name="P1">اَپسءِ</text:p>
        <text:p text:style-name="P1">اَپسانی</text:p>
        <text:p text:style-name="P1">اَپساں</text:p>
        <text:p text:style-name="P1">اَپسیءَ</text:p>
        <text:p text:style-name="P1">اَپسیءِ</text:p>
        <text:p text:style-name="P1">اَپُلوؔس</text:p>
        <text:p text:style-name="P1">اَپُلوؔسءَ</text:p>
        <text:p text:style-name="P1"><text:soft-page-break/>اَپُلوؔسءِ</text:p>
        <text:p text:style-name="P1">اَپُلوؔنِیَہ</text:p>
        <text:p text:style-name="P1">اَپُلِیوؔن</text:p>
        <text:p text:style-name="P1">اَپِیل</text:p>
        <text:p text:style-name="P1">اَپیؔلیسءَ</text:p>
        <text:p text:style-name="P1">اَڈ</text:p>
        <text:p text:style-name="P1">اَڈّا</text:p>
        <text:p text:style-name="P1">اَڑئَگ</text:p>
        <text:p text:style-name="P1">اَڑاں</text:p>
        <text:p text:style-name="P1">اَڑاں۔“/</text:p>
        <text:p text:style-name="P1">اَڑِت</text:p>
        <text:p text:style-name="P1">اَڑِتئَگاں</text:p>
        <text:p text:style-name="P1">اَڑی</text:p>
        <text:p text:style-name="P1">اَڑینوکیں</text:p>
        <text:p text:style-name="P1">اَژدَہا</text:p>
        <text:p text:style-name="P1">اَژدَہاءَ</text:p>
        <text:p text:style-name="P1">اَژدَہاءِ</text:p>
        <text:p text:style-name="P1">اَژدَہائے</text:p>
        <text:p text:style-name="P1">اَکوؔلا</text:p>
        <text:p text:style-name="P1">اَکوؔلاءَ</text:p>
        <text:p text:style-name="P1">اَگاں</text:p>
        <text:p text:style-name="P1">اَگرِؔپّا</text:p>
        <text:p text:style-name="P1">اَگرِؔپّاءَ</text:p>
        <text:p text:style-name="P1">اَگرِؔپّاءَ​را</text:p>
        <text:p text:style-name="P1">اَگرِؔپّا</text:p>
        <text:p text:style-name="P1">اَگَبُسؔ</text:p>
        <text:p text:style-name="P1">اَگَبُسؔءِ</text:p>
        <text:p text:style-name="P1">اَگُسؔتَسءَ</text:p>
        <text:p text:style-name="P1">اَہلِ</text:p>
        <text:p text:style-name="P1">اَہم</text:p>
        <text:p text:style-name="P1">اَہمِیَت</text:p>
        <text:p text:style-name="P1">اَہَلِ</text:p>
        <text:p text:style-name="P1">اَیؔلونءِ</text:p>
        <text:p text:style-name="P1">اَینؔیاس</text:p>
        <text:p text:style-name="P1">اَیُّوؔب</text:p>
        <text:p text:style-name="P1">اَیُّوؔبءِ</text:p>
        <text:p text:style-name="P1">اَے</text:p>
        <text:p text:style-name="P1">اُترائِیءَ</text:p>
        <text:p text:style-name="P1">اُجڑَگءَ​چہ</text:p>
        <text:p text:style-name="P1">اُرؔد</text:p>
        <text:p text:style-name="P1">اُرؔدن</text:p>
        <text:p text:style-name="P1">اُرؔدَن</text:p>
        <text:p text:style-name="P1">اُرؔدُن</text:p>
        <text:p text:style-name="P1">اُربؔانوسءَ</text:p>
        <text:p text:style-name="P1">اُسؔکہءِ</text:p>
        <text:p text:style-name="P1">اُستاد</text:p>
        <text:p text:style-name="P1">اُستادءَ</text:p>
        <text:p text:style-name="P1">اُستادءِ</text:p>
        <text:p text:style-name="P1">اُشؔتر</text:p>
        <text:p text:style-name="P1">اُشتاتئَگ</text:p>
        <text:p text:style-name="P1">اُشتر</text:p>
        <text:p text:style-name="P1">اُشترءَ</text:p>
        <text:p text:style-name="P1">اُشتَرانی</text:p>
        <text:p text:style-name="P1">اُشتِر</text:p>
        <text:p text:style-name="P1">اُشتِرءَ</text:p>
        <text:p text:style-name="P1">اُشتِرءِ</text:p>
        <text:p text:style-name="P1">اُشتِرانی</text:p>
        <text:p text:style-name="P1">اُشتِراں</text:p>
        <text:p text:style-name="P1">اُشتِریءِ</text:p>
        <text:p text:style-name="P1">اُصُول</text:p>
        <text:p text:style-name="P1">اُصُولءَ</text:p>
        <text:p text:style-name="P1">اُصُولءِ</text:p>
        <text:p text:style-name="P1">اُصُولانی</text:p>
        <text:p text:style-name="P1">اُصُولے</text:p>
        <text:p text:style-name="P1">اُلُمپؔاس</text:p>
        <text:p text:style-name="P1">اُمَّت</text:p>
        <text:p text:style-name="P1">اُمَّتءَ</text:p>
        <text:p text:style-name="P1">اُمَّتءَ​را</text:p>
        <text:p text:style-name="P1">اُمَّتءِ</text:p>
        <text:p text:style-name="P1">اُمَّتا</text:p>
        <text:p text:style-name="P1">اُمَّتاں</text:p>
        <text:p text:style-name="P1">اُمَّتِیءَ</text:p>
        <text:p text:style-name="P1"><text:soft-page-break/>اُمَّتِیءِ</text:p>
        <text:p text:style-name="P1">اُمَّتِیئیءَ</text:p>
        <text:p text:style-name="P1">اُمَّتِیئے</text:p>
        <text:p text:style-name="P1">اُمَّتِیاناں</text:p>
        <text:p text:style-name="P1">اُمَّتِیانی</text:p>
        <text:p text:style-name="P1">اُمَّتِیاں</text:p>
        <text:p text:style-name="P1">اُمَّتی</text:p>
        <text:p text:style-name="P1">اُمَّتے</text:p>
        <text:p text:style-name="P1">اُمیت</text:p>
        <text:p text:style-name="P1">اُمیتءَ</text:p>
        <text:p text:style-name="P1">اُمیتءِ</text:p>
        <text:p text:style-name="P1">اُمیتاں</text:p>
        <text:p text:style-name="P1">اُنیؔسِفَرُسءَ</text:p>
        <text:p text:style-name="P1">اُنیؔسِفَرُسءِ</text:p>
        <text:p text:style-name="P1">اُنیؔسِمُسءَ</text:p>
        <text:p text:style-name="P1">اُنیؔسِمُسءِ</text:p>
        <text:p text:style-name="P1">اُوؔر</text:p>
        <text:p text:style-name="P1">اُوؔن</text:p>
        <text:p text:style-name="P1">اُور</text:p>
        <text:p text:style-name="P1">اُورِؔیاءِ</text:p>
        <text:p text:style-name="P1">اُوش</text:p>
        <text:p text:style-name="P1">اُوشاں</text:p>
        <text:p text:style-name="P1">اُون</text:p>
        <text:p text:style-name="P1">اُوہؔودِیَہ</text:p>
        <text:p text:style-name="P1">اُہؔد</text:p>
        <text:p text:style-name="P1">اُہؔلِیبامہ</text:p>
        <text:p text:style-name="P1">اُہؔلِیبامہءَ</text:p>
        <text:p text:style-name="P1">اُہؔلِیبہءَ</text:p>
        <text:p text:style-name="P1">اِبؔراہِیم</text:p>
        <text:p text:style-name="P1">اِبؔراہِیمءَ</text:p>
        <text:p text:style-name="P1">اِبؔراہِیمءَ​را</text:p>
        <text:p text:style-name="P1">اِبؔراہِیمءِ</text:p>
        <text:p text:style-name="P1">اِبؔراہیم</text:p>
        <text:p text:style-name="P1">اِبؔراہیمءَ</text:p>
        <text:p text:style-name="P1">اِبؔراہیمءَ​را</text:p>
        <text:p text:style-name="P1">اِبؔراہیمءِ</text:p>
        <text:p text:style-name="P1">اِبرؔاہِیم</text:p>
        <text:p text:style-name="P1">اِبرؔاہِیمءَ</text:p>
        <text:p text:style-name="P1">اِبرؔاہِیمءَ​را</text:p>
        <text:p text:style-name="P1">اِبرؔاہِیمءِ</text:p>
        <text:p text:style-name="P1">اِبراہیمءَ</text:p>
        <text:p text:style-name="P1">اِبلِیؔس</text:p>
        <text:p text:style-name="P1">اِبلِیؔسءَ</text:p>
        <text:p text:style-name="P1">اِبلِیؔسءِ</text:p>
        <text:p text:style-name="P1">اِت</text:p>
        <text:p text:style-name="P1">اِتاں</text:p>
        <text:p text:style-name="P1">اِتحادی</text:p>
        <text:p text:style-name="P1">اِتنت</text:p>
        <text:p text:style-name="P1">اِتَنتی</text:p>
        <text:p text:style-name="P1">اِتَگِتاں</text:p>
        <text:p text:style-name="P1">اِتُورِؔیہ</text:p>
        <text:p text:style-name="P1">اِتی</text:p>
        <text:p text:style-name="P1">اِتیں</text:p>
        <text:p text:style-name="P1">اِتے</text:p>
        <text:p text:style-name="P1">اِجازت</text:p>
        <text:p text:style-name="P1">اِجازَت</text:p>
        <text:p text:style-name="P1">اِجازَتءَ</text:p>
        <text:p text:style-name="P1">اِحترام</text:p>
        <text:p text:style-name="P1">اِحترامءَ</text:p>
        <text:p text:style-name="P1">اِحتَرامءَ</text:p>
        <text:p text:style-name="P1">اِحسان</text:p>
        <text:p text:style-name="P1">اِختِیار</text:p>
        <text:p text:style-name="P1">اِختِیارءَ</text:p>
        <text:p text:style-name="P1">اِختِیارءِ</text:p>
        <text:p text:style-name="P1">اِختِیاراں</text:p>
        <text:p text:style-name="P1">اِختِیاردار</text:p>
        <text:p text:style-name="P1">اِختِیاردارانی</text:p>
        <text:p text:style-name="P1">اِختِیارداراں</text:p>
        <text:p text:style-name="P1">اِختِیارداریں</text:p>
        <text:p text:style-name="P1">اِدؔلاف</text:p>
        <text:p text:style-name="P1">اِدؔوم</text:p>
        <text:p text:style-name="P1">اِدءَ</text:p>
        <text:p text:style-name="P1"><text:soft-page-break/>اِدءِ</text:p>
        <text:p text:style-name="P1">اِدا</text:p>
        <text:p text:style-name="P1">اِدا​چہ</text:p>
        <text:p text:style-name="P1">اِدرِیؔس</text:p>
        <text:p text:style-name="P1">اِدرِیؔسءَ</text:p>
        <text:p text:style-name="P1">اِدرِیؔسءِ</text:p>
        <text:p text:style-name="P1">اِدوؔمِیَہ</text:p>
        <text:p text:style-name="P1">اِدے</text:p>
        <text:p text:style-name="P1">اِرؔاخ</text:p>
        <text:p text:style-name="P1">اِرؔاراط</text:p>
        <text:p text:style-name="P1">اِرؔامءِ</text:p>
        <text:p text:style-name="P1">اِرؔتاس</text:p>
        <text:p text:style-name="P1">اِرادَہ</text:p>
        <text:p text:style-name="P1">اِرادَہءَ</text:p>
        <text:p text:style-name="P1">اِرادَہءِ</text:p>
        <text:p text:style-name="P1">اِرادَہاں</text:p>
        <text:p text:style-name="P1">اِرادَہیں</text:p>
        <text:p text:style-name="P1">اِراسؔتوس</text:p>
        <text:p text:style-name="P1">اِراسؔتوسءَ</text:p>
        <text:p text:style-name="P1">اِزگِندءِ</text:p>
        <text:p text:style-name="P1">اِسؔاعیلءِ</text:p>
        <text:p text:style-name="P1">اِسؔباق</text:p>
        <text:p text:style-name="P1">اِسؔتِفَناس</text:p>
        <text:p text:style-name="P1">اِسؔتِفَناسءِ</text:p>
        <text:p text:style-name="P1">اِسؔتِفَنُس</text:p>
        <text:p text:style-name="P1">اِسؔتِفَنُسءَ</text:p>
        <text:p text:style-name="P1">اِسؔتِفَنُسءِ</text:p>
        <text:p text:style-name="P1">اِسؔحاق</text:p>
        <text:p text:style-name="P1">اِسؔحاقءَ</text:p>
        <text:p text:style-name="P1">اِسؔحاقءَ​را</text:p>
        <text:p text:style-name="P1">اِسؔحاقءِ</text:p>
        <text:p text:style-name="P1">اِسؔخاقءَ​را</text:p>
        <text:p text:style-name="P1">اِسؔرائِیل</text:p>
        <text:p text:style-name="P1">اِسؔرائِیلی</text:p>
        <text:p text:style-name="P1">اِسؔرائیل</text:p>
        <text:p text:style-name="P1">اِسؔرائیلءَ</text:p>
        <text:p text:style-name="P1">اِسؔرائیلءَ​را</text:p>
        <text:p text:style-name="P1">اِسؔرائیلءِ</text:p>
        <text:p text:style-name="P1">اِسؔرائیلا</text:p>
        <text:p text:style-name="P1">اِسؔرائیلِیئے</text:p>
        <text:p text:style-name="P1">اِسؔرائیلِیاناں</text:p>
        <text:p text:style-name="P1">اِسؔرائیلِیانی</text:p>
        <text:p text:style-name="P1">اِسؔرائیلِیاں</text:p>
        <text:p text:style-name="P1">اِسؔرائیلی</text:p>
        <text:p text:style-name="P1">اِسؔرائیلے</text:p>
        <text:p text:style-name="P1">اِسؔماعِیل</text:p>
        <text:p text:style-name="P1">اِسؔماعیل</text:p>
        <text:p text:style-name="P1">اِسؔماعیلءَ</text:p>
        <text:p text:style-name="P1">اِسؔماعیلءِ</text:p>
        <text:p text:style-name="P1">اِسؔواہ</text:p>
        <text:p text:style-name="P1">اِسؔوی</text:p>
        <text:p text:style-name="P1">اِسؔپین</text:p>
        <text:p text:style-name="P1">اِسؔپینءَ</text:p>
        <text:p text:style-name="P1">اِسؔکال</text:p>
        <text:p text:style-name="P1">اِسؔکَرِیوتِیءِ</text:p>
        <text:p text:style-name="P1">اِسؔکَرِیوتی</text:p>
        <text:p text:style-name="P1">اِسؔکَریوتِیءِ</text:p>
        <text:p text:style-name="P1">اِسؔکَندرِیَہ</text:p>
        <text:p text:style-name="P1">اِستار</text:p>
        <text:p text:style-name="P1">اِستارءَ</text:p>
        <text:p text:style-name="P1">اِستارءِ</text:p>
        <text:p text:style-name="P1">اِستارانی</text:p>
        <text:p text:style-name="P1">اِستاراں</text:p>
        <text:p text:style-name="P1">اِستارے</text:p>
        <text:p text:style-name="P1">اِستعمال</text:p>
        <text:p text:style-name="P1">اِستَخؔوسءَ</text:p>
        <text:p text:style-name="P1">اِستَعمال</text:p>
        <text:p text:style-name="P1">اِسدا</text:p>
        <text:p text:style-name="P1">اِسرائِیل</text:p>
        <text:p text:style-name="P1">اِسرائیل</text:p>
        <text:p text:style-name="P1">اِسرائیلِیاں</text:p>
        <text:p text:style-name="P1">اِسرائیلی</text:p>
        <text:p text:style-name="P1"><text:soft-page-break/>اِسمؔاعیلی</text:p>
        <text:p text:style-name="P1">اِسپَرءَ</text:p>
        <text:p text:style-name="P1">اِسپَرے</text:p>
        <text:p text:style-name="P1">اِسپَنجے</text:p>
        <text:p text:style-name="P1">اِسپیت</text:p>
        <text:p text:style-name="P1">اِسپیتیں</text:p>
        <text:p text:style-name="P1">اِسکَرِیوتی</text:p>
        <text:p text:style-name="P1">اِش</text:p>
        <text:p text:style-name="P1">اِشؔتار</text:p>
        <text:p text:style-name="P1">اِشؔکار</text:p>
        <text:p text:style-name="P1">اِشؔکارءِ</text:p>
        <text:p text:style-name="P1">اِشؔکنار</text:p>
        <text:p text:style-name="P1">اِشارَہ</text:p>
        <text:p text:style-name="P1">اِشارَہءِ</text:p>
        <text:p text:style-name="P1">اِشانی</text:p>
        <text:p text:style-name="P1">اِشاں</text:p>
        <text:p text:style-name="P1">اِشت</text:p>
        <text:p text:style-name="P1">اِشتئَگا</text:p>
        <text:p text:style-name="P1">اِشتئَگاں</text:p>
        <text:p text:style-name="P1">اِشتا</text:p>
        <text:p text:style-name="P1">اِشتاپ</text:p>
        <text:p text:style-name="P1">اِشتاپءَ</text:p>
        <text:p text:style-name="P1">اِشتاپا</text:p>
        <text:p text:style-name="P1">اِشتاں</text:p>
        <text:p text:style-name="P1">اِشتَنتی</text:p>
        <text:p text:style-name="P1">اِشتَنتے</text:p>
        <text:p text:style-name="P1">اِشتی</text:p>
        <text:p text:style-name="P1">اِشتی۔‘/</text:p>
        <text:p text:style-name="P1">اِشِیءَ</text:p>
        <text:p text:style-name="P1">اِشِیءَ​را</text:p>
        <text:p text:style-name="P1">اِشِیءِ</text:p>
        <text:p text:style-name="P1">اِشِیئے</text:p>
        <text:p text:style-name="P1">اِشِیا</text:p>
        <text:p text:style-name="P1">اِشکارءِ</text:p>
        <text:p text:style-name="P1">اِشکِر</text:p>
        <text:p text:style-name="P1">اِشکِرانی</text:p>
        <text:p text:style-name="P1">اِعتراض</text:p>
        <text:p text:style-name="P1">اِعلان</text:p>
        <text:p text:style-name="P1">اِعلانءَ</text:p>
        <text:p text:style-name="P1">اِفؔرات</text:p>
        <text:p text:style-name="P1">اِفؔراتءِ</text:p>
        <text:p text:style-name="P1">اِفؔراہِیم</text:p>
        <text:p text:style-name="P1">اِفؔراہِیمءَ</text:p>
        <text:p text:style-name="P1">اِفؔراہِیمءِ</text:p>
        <text:p text:style-name="P1">اِفرؔائیم</text:p>
        <text:p text:style-name="P1">اِفَتَح</text:p>
        <text:p text:style-name="P1">اِفِسُؔس</text:p>
        <text:p text:style-name="P1">اِقرار</text:p>
        <text:p text:style-name="P1">اِلؔاسر</text:p>
        <text:p text:style-name="P1">اِلؔدوعا</text:p>
        <text:p text:style-name="P1">اِلؔیسا</text:p>
        <text:p text:style-name="P1">اِلؔیعزر</text:p>
        <text:p text:style-name="P1">اِلؔیفز</text:p>
        <text:p text:style-name="P1">اِلؔیفزءِ</text:p>
        <text:p text:style-name="P1">اِلؔیفَز</text:p>
        <text:p text:style-name="P1">اِلاں</text:p>
        <text:p text:style-name="P1">اِلزام</text:p>
        <text:p text:style-name="P1">اِلمؔودام</text:p>
        <text:p text:style-name="P1">اِلمؔودامءِ</text:p>
        <text:p text:style-name="P1">اِلُرِؔکُم</text:p>
        <text:p text:style-name="P1">اِلِیؔاس</text:p>
        <text:p text:style-name="P1">اِلِیؔاسءِ</text:p>
        <text:p text:style-name="P1">اِلِیؔاقِیم</text:p>
        <text:p text:style-name="P1">اِلِیؔاقِیمءَ</text:p>
        <text:p text:style-name="P1">اِلِیؔاقِیمءِ</text:p>
        <text:p text:style-name="P1">اِلّئَگءَ</text:p>
        <text:p text:style-name="P1">اِلّاں</text:p>
        <text:p text:style-name="P1">اِلّی</text:p>
        <text:p text:style-name="P1">اِلّے</text:p>
        <text:p text:style-name="P1">اِلّے۔‘/</text:p>
        <text:p text:style-name="P1">اِلہ</text:p>
        <text:p text:style-name="P1">اِلہام</text:p>
        <text:p text:style-name="P1"><text:soft-page-break/>اِلہامی</text:p>
        <text:p text:style-name="P1">اِلیؔعَزَر</text:p>
        <text:p text:style-name="P1">اِلیؔعَزَرءَ</text:p>
        <text:p text:style-name="P1">اِلیؔعَزَرءِ</text:p>
        <text:p text:style-name="P1">اِمؔرافِل</text:p>
        <text:p text:style-name="P1">اِمؔنہ</text:p>
        <text:p text:style-name="P1">اِمتِیاز</text:p>
        <text:p text:style-name="P1">اِمتِیازی</text:p>
        <text:p text:style-name="P1">اِمّاؔئوُس</text:p>
        <text:p text:style-name="P1">اِمّاؔئوُسءِ</text:p>
        <text:p text:style-name="P1">اِنُؔوس</text:p>
        <text:p text:style-name="P1">اِنُؔوسءِ</text:p>
        <text:p text:style-name="P1">اِنا</text:p>
        <text:p text:style-name="P1">اِنتظار</text:p>
        <text:p text:style-name="P1">اِنتَظار</text:p>
        <text:p text:style-name="P1">اِنتَظارءَ</text:p>
        <text:p text:style-name="P1">اِنتِظار</text:p>
        <text:p text:style-name="P1">اِنتِظام</text:p>
        <text:p text:style-name="P1">اِنتی</text:p>
        <text:p text:style-name="P1">اِنتے</text:p>
        <text:p text:style-name="P1">اِنجِیر</text:p>
        <text:p text:style-name="P1">اِنجِیرءِ</text:p>
        <text:p text:style-name="P1">اِنجیرءَ</text:p>
        <text:p text:style-name="P1">اِنسان</text:p>
        <text:p text:style-name="P1">اِنسانءَ</text:p>
        <text:p text:style-name="P1">اِنسانءَ​را</text:p>
        <text:p text:style-name="P1">اِنسانءِ</text:p>
        <text:p text:style-name="P1">اِنساناناں</text:p>
        <text:p text:style-name="P1">اِنسانانی</text:p>
        <text:p text:style-name="P1">اِنساناں</text:p>
        <text:p text:style-name="P1">اِنسانی</text:p>
        <text:p text:style-name="P1">اِنسانیءِ</text:p>
        <text:p text:style-name="P1">اِنسانیگ</text:p>
        <text:p text:style-name="P1">اِنسانے</text:p>
        <text:p text:style-name="P1">اِنصاف</text:p>
        <text:p text:style-name="P1">اِنصافءِ</text:p>
        <text:p text:style-name="P1">اِنصافا</text:p>
        <text:p text:style-name="P1">اِنصافیگ</text:p>
        <text:p text:style-name="P1">اِنصافیں</text:p>
        <text:p text:style-name="P1">اِنصافے</text:p>
        <text:p text:style-name="P1">اِنعام</text:p>
        <text:p text:style-name="P1">اِنعامءَ</text:p>
        <text:p text:style-name="P1">اِنعامءِ</text:p>
        <text:p text:style-name="P1">اِنعاما</text:p>
        <text:p text:style-name="P1">اِنعامے</text:p>
        <text:p text:style-name="P1">اِنقِلاب</text:p>
        <text:p text:style-name="P1">اِنقِلابی</text:p>
        <text:p text:style-name="P1">اِنّا</text:p>
        <text:p text:style-name="P1">اِنچو</text:p>
        <text:p text:style-name="P1">اِنکار</text:p>
        <text:p text:style-name="P1">اِنکارءِ</text:p>
        <text:p text:style-name="P1">اِنگو</text:p>
        <text:p text:style-name="P1">اِنگُر</text:p>
        <text:p text:style-name="P1">اِٹَلِیؔءَ</text:p>
        <text:p text:style-name="P1">اِٹَلیؔ</text:p>
        <text:p text:style-name="P1">اِپافؔرُدِتوس</text:p>
        <text:p text:style-name="P1">اِپافؔرُدِتوسءَ</text:p>
        <text:p text:style-name="P1">اِپافرؔاس</text:p>
        <text:p text:style-name="P1">اِپافرؔاسءَ</text:p>
        <text:p text:style-name="P1">اِپِقُوؔری</text:p>
        <text:p text:style-name="P1">اِپیؔنِتوسءَ</text:p>
        <text:p text:style-name="P1">اِکُنِؔیُم</text:p>
        <text:p text:style-name="P1">اِیؔسو</text:p>
        <text:p text:style-name="P1">اِیؔسوءَ</text:p>
        <text:p text:style-name="P1">اِیؔسُو</text:p>
        <text:p text:style-name="P1">اِیؔسُوءَ</text:p>
        <text:p text:style-name="P1">اِیؔسُوءَ​را</text:p>
        <text:p text:style-name="P1">اِیؔسُوءُ</text:p>
        <text:p text:style-name="P1">اِیؔسُوءِ</text:p>
        <text:p text:style-name="P1">اِیزؔبیلءَ</text:p>
        <text:p text:style-name="P1">اِیمان</text:p>
        <text:p text:style-name="P1">اِیمانءَ</text:p>
        <text:p text:style-name="P1"><text:soft-page-break/>اِیمانءِ</text:p>
        <text:p text:style-name="P1">اِیمانانی</text:p>
        <text:p text:style-name="P1">اِیماناں</text:p>
        <text:p text:style-name="P1">اِیماندار</text:p>
        <text:p text:style-name="P1">اِیماندارِیءَ</text:p>
        <text:p text:style-name="P1">اِیماندارِیءِ</text:p>
        <text:p text:style-name="P1">اِیمانداری</text:p>
        <text:p text:style-name="P1">اِیمانداریں</text:p>
        <text:p text:style-name="P1">اِیمانِیءَ</text:p>
        <text:p text:style-name="P1">اِیمانِیءِ</text:p>
        <text:p text:style-name="P1">اِیمانی</text:p>
        <text:p text:style-name="P1">اِیمانیگ</text:p>
        <text:p text:style-name="P1">اِیمانیں</text:p>
        <text:p text:style-name="P1">اِیمانے</text:p>
        <text:p text:style-name="P1">اِینچو</text:p>
        <text:p text:style-name="P1">اِیٹ</text:p>
        <text:p text:style-name="P1">اڈ</text:p>
        <text:p text:style-name="P1">اکؔاد</text:p>
        <text:p text:style-name="P1">اگاں</text:p>
        <text:p text:style-name="P1">اں</text:p>
        <text:p text:style-name="P1">اںگُورءِ</text:p>
        <text:p text:style-name="P1">ایؔسو</text:p>
        <text:p text:style-name="P1">ایؔسوءَ</text:p>
        <text:p text:style-name="P1">ایؔسوءِ</text:p>
        <text:p text:style-name="P1">ایؔسُو</text:p>
        <text:p text:style-name="P1">ایؔسُوءَ</text:p>
        <text:p text:style-name="P1">ایؔسُوءُ</text:p>
        <text:p text:style-name="P1">ایؔسُوءِ</text:p>
        <text:p text:style-name="P1">ایؔشُو</text:p>
        <text:p text:style-name="P1">ایؔشُوءِ</text:p>
        <text:p text:style-name="P1">ایؔل</text:p>
        <text:p text:style-name="P1">ایؔلون</text:p>
        <text:p text:style-name="P1">ایؔلِہُود</text:p>
        <text:p text:style-name="P1">ایؔلِہُودءَ</text:p>
        <text:p text:style-name="P1">ایؔمیم</text:p>
        <text:p text:style-name="P1">ایؔن</text:p>
        <text:p text:style-name="P1">ایت</text:p>
        <text:p text:style-name="P1">ایر</text:p>
        <text:p text:style-name="P1">ایریں</text:p>
        <text:p text:style-name="P1">ایل</text:p>
        <text:p text:style-name="P1">ایلءَ</text:p>
        <text:p text:style-name="P1">ایلءِ</text:p>
        <text:p text:style-name="P1">ایلا</text:p>
        <text:p text:style-name="P1">ایلوئی</text:p>
        <text:p text:style-name="P1">ایلی</text:p>
        <text:p text:style-name="P1">ایلے</text:p>
        <text:p text:style-name="P1">ایمان</text:p>
        <text:p text:style-name="P1">اینٹ</text:p>
        <text:p text:style-name="P1">اینچو</text:p>
        <text:p text:style-name="P1">اینے</text:p>
        <text:p text:style-name="P1">ایوکءَ</text:p>
        <text:p text:style-name="P1">ایوکا</text:p>
        <text:p text:style-name="P1">ایوکتاناءَ</text:p>
        <text:p text:style-name="P1">ایں</text:p>
        <text:p text:style-name="P1">ایں/</text:p>
        <text:p text:style-name="P1">ایں۔/</text:p>
        <text:p text:style-name="P1">ایں۔‘/</text:p>
        <text:p text:style-name="P1">ایں۔‘“/</text:p>
        <text:p text:style-name="P1">ایں۔’خُداءِ</text:p>
        <text:p text:style-name="P1">ایں۔“/</text:p>
        <text:p text:style-name="P1">ایں’سوگِندءِ</text:p>
        <text:p text:style-name="P1">اے</text:p>
        <text:p text:style-name="P1">اے۔‘/</text:p>
        <text:p text:style-name="P1">اے۔‘“/</text:p>
        <text:p text:style-name="P1">اے۔“/</text:p>
        <text:p text:style-name="P1">بؔابُل</text:p>
        <text:p text:style-name="P1">بؔابُلءَ</text:p>
        <text:p text:style-name="P1">بؔابُلءِ</text:p>
        <text:p text:style-name="P1">بؔابُلی</text:p>
        <text:p text:style-name="P1">بؔابُلے</text:p>
        <text:p text:style-name="P1">بئے</text:p>
        <text:p text:style-name="P1">باؔبل</text:p>
        <text:p text:style-name="P1"><text:soft-page-break/>باؔبُلے</text:p>
        <text:p text:style-name="P1">باؔلع</text:p>
        <text:p text:style-name="P1">بائد</text:p>
        <text:p text:style-name="P1">بائِد</text:p>
        <text:p text:style-name="P1">باب</text:p>
        <text:p text:style-name="P1">بابُؔل</text:p>
        <text:p text:style-name="P1">باد</text:p>
        <text:p text:style-name="P1">باد!/</text:p>
        <text:p text:style-name="P1">بادام</text:p>
        <text:p text:style-name="P1">بادشاھی</text:p>
        <text:p text:style-name="P1">بادشاھے</text:p>
        <text:p text:style-name="P1">بادشاہ</text:p>
        <text:p text:style-name="P1">بادشاہ/</text:p>
        <text:p text:style-name="P1">بادشاہءَ</text:p>
        <text:p text:style-name="P1">بادشاہءَ​را</text:p>
        <text:p text:style-name="P1">بادشاہءِ</text:p>
        <text:p text:style-name="P1">بادشاہا</text:p>
        <text:p text:style-name="P1">بادشاہانی</text:p>
        <text:p text:style-name="P1">بادشاہاں</text:p>
        <text:p text:style-name="P1">بادشاہِیءَ</text:p>
        <text:p text:style-name="P1">بادشاہِیءِ</text:p>
        <text:p text:style-name="P1">بادشاہِیئے</text:p>
        <text:p text:style-name="P1">بادشاہی</text:p>
        <text:p text:style-name="P1">بادشاہے</text:p>
        <text:p text:style-name="P1">بار</text:p>
        <text:p text:style-name="P1">بارؔاق</text:p>
        <text:p text:style-name="P1">باراءَ</text:p>
        <text:p text:style-name="P1">بارایا</text:p>
        <text:p text:style-name="P1">بارت</text:p>
        <text:p text:style-name="P1">بارتے</text:p>
        <text:p text:style-name="P1">باروا</text:p>
        <text:p text:style-name="P1">بارواءَ</text:p>
        <text:p text:style-name="P1">بارَوا</text:p>
        <text:p text:style-name="P1">بارِیءَ</text:p>
        <text:p text:style-name="P1">بارِیگءَ</text:p>
        <text:p text:style-name="P1">باری</text:p>
        <text:p text:style-name="P1">باریں</text:p>
        <text:p text:style-name="P1">باز</text:p>
        <text:p text:style-name="P1">بازءَ</text:p>
        <text:p text:style-name="P1">بازار</text:p>
        <text:p text:style-name="P1">بازارءَ</text:p>
        <text:p text:style-name="P1">بازارانی</text:p>
        <text:p text:style-name="P1">بازاراں</text:p>
        <text:p text:style-name="P1">بازاری</text:p>
        <text:p text:style-name="P1">بازارے</text:p>
        <text:p text:style-name="P1">بازی</text:p>
        <text:p text:style-name="P1">بازینانی</text:p>
        <text:p text:style-name="P1">بازینیءَ</text:p>
        <text:p text:style-name="P1">بازینیءِ</text:p>
        <text:p text:style-name="P1">بازینے</text:p>
        <text:p text:style-name="P1">بازیں</text:p>
        <text:p text:style-name="P1">بازے</text:p>
        <text:p text:style-name="P1">باطِنا</text:p>
        <text:p text:style-name="P1">باطِنی</text:p>
        <text:p text:style-name="P1">باغ</text:p>
        <text:p text:style-name="P1">باغءَ</text:p>
        <text:p text:style-name="P1">باغءِ</text:p>
        <text:p text:style-name="P1">باغاں</text:p>
        <text:p text:style-name="P1">باغِ</text:p>
        <text:p text:style-name="P1">باغِیئے</text:p>
        <text:p text:style-name="P1">باغِیانی</text:p>
        <text:p text:style-name="P1">باغیءَ</text:p>
        <text:p text:style-name="P1">باغے</text:p>
        <text:p text:style-name="P1">باقی</text:p>
        <text:p text:style-name="P1">بال</text:p>
        <text:p text:style-name="P1">بالءَ</text:p>
        <text:p text:style-name="P1">بالِغ</text:p>
        <text:p text:style-name="P1">بالکل</text:p>
        <text:p text:style-name="P1">بالکُل</text:p>
        <text:p text:style-name="P1">بالی</text:p>
        <text:p text:style-name="P1">بام</text:p>
        <text:p text:style-name="P1">باندءَ</text:p>
        <text:p text:style-name="P1"><text:soft-page-break/>باندءِ</text:p>
        <text:p text:style-name="P1">بانزُل</text:p>
        <text:p text:style-name="P1">بانزُلانی</text:p>
        <text:p text:style-name="P1">بانور</text:p>
        <text:p text:style-name="P1">بانورءَ</text:p>
        <text:p text:style-name="P1">بانورءِ</text:p>
        <text:p text:style-name="P1">بانوریءِ</text:p>
        <text:p text:style-name="P1">بانورے</text:p>
        <text:p text:style-name="P1">بانُک</text:p>
        <text:p text:style-name="P1">بانُکءَ</text:p>
        <text:p text:style-name="P1">بانُکءِ</text:p>
        <text:p text:style-name="P1">بانُکانی</text:p>
        <text:p text:style-name="P1">بانُکاں</text:p>
        <text:p text:style-name="P1">بانُکے</text:p>
        <text:p text:style-name="P1">بانگ</text:p>
        <text:p text:style-name="P1">بانگوا</text:p>
        <text:p text:style-name="P1">بانگواءَ</text:p>
        <text:p text:style-name="P1">بانگواءِ</text:p>
        <text:p text:style-name="P1">بانگوایا</text:p>
        <text:p text:style-name="P1">باورچِیءَ</text:p>
        <text:p text:style-name="P1">باورچی</text:p>
        <text:p text:style-name="P1">باوَر</text:p>
        <text:p text:style-name="P1">باوَرچِیءَ</text:p>
        <text:p text:style-name="P1">باوَرچی</text:p>
        <text:p text:style-name="P1">باوُجُود</text:p>
        <text:p text:style-name="P1">باڑادات</text:p>
        <text:p text:style-name="P1">باڑَہءِ</text:p>
        <text:p text:style-name="P1">ببئیں</text:p>
        <text:p text:style-name="P1">ببئے</text:p>
        <text:p text:style-name="P1">ببخش</text:p>
        <text:p text:style-name="P1">ببر</text:p>
        <text:p text:style-name="P1">ببراں</text:p>
        <text:p text:style-name="P1">ببری</text:p>
        <text:p text:style-name="P1">ببَچّے</text:p>
        <text:p text:style-name="P1">ببَچی</text:p>
        <text:p text:style-name="P1">ببِچاں</text:p>
        <text:p text:style-name="P1">ببی</text:p>
        <text:p text:style-name="P1">ببیئے</text:p>
        <text:p text:style-name="P1">ببیاں</text:p>
        <text:p text:style-name="P1">بتر</text:p>
        <text:p text:style-name="P1">بتل</text:p>
        <text:p text:style-name="P1">بتچ</text:p>
        <text:p text:style-name="P1">بجاں</text:p>
        <text:p text:style-name="P1">بحال</text:p>
        <text:p text:style-name="P1">بخت</text:p>
        <text:p text:style-name="P1">بخشاں</text:p>
        <text:p text:style-name="P1">بخشتا</text:p>
        <text:p text:style-name="P1">بخشتاں</text:p>
        <text:p text:style-name="P1">بد</text:p>
        <text:p text:style-name="P1">بدءَ</text:p>
        <text:p text:style-name="P1">بدءِ</text:p>
        <text:p text:style-name="P1">بدار</text:p>
        <text:p text:style-name="P1">بداراں</text:p>
        <text:p text:style-name="P1">بدارے</text:p>
        <text:p text:style-name="P1">بدارے،صحؔرءِ</text:p>
        <text:p text:style-name="P1">بداں</text:p>
        <text:p text:style-name="P1">بدسلوکی</text:p>
        <text:p text:style-name="P1">بدل</text:p>
        <text:p text:style-name="P1">بدلءَ</text:p>
        <text:p text:style-name="P1">بدنیت</text:p>
        <text:p text:style-name="P1">بدی</text:p>
        <text:p text:style-name="P1">بدیئی</text:p>
        <text:p text:style-name="P1">بدیئے</text:p>
        <text:p text:style-name="P1">بدیاں</text:p>
        <text:p text:style-name="P1">بدیں</text:p>
        <text:p text:style-name="P1">بدے</text:p>
        <text:p text:style-name="P1">برؔد</text:p>
        <text:p text:style-name="P1">برؔیعاہ</text:p>
        <text:p text:style-name="P1">برؔیعاہءِ</text:p>
        <text:p text:style-name="P1">برا</text:p>
        <text:p text:style-name="P1">برابر</text:p>
        <text:p text:style-name="P1">برات</text:p>
        <text:p text:style-name="P1"><text:soft-page-break/>براتءَ</text:p>
        <text:p text:style-name="P1">براتءِ</text:p>
        <text:p text:style-name="P1">براتاناں</text:p>
        <text:p text:style-name="P1">براتانی</text:p>
        <text:p text:style-name="P1">براتاں</text:p>
        <text:p text:style-name="P1">براتیءَ</text:p>
        <text:p text:style-name="P1">براتیءِ</text:p>
        <text:p text:style-name="P1">براتے</text:p>
        <text:p text:style-name="P1">برانز</text:p>
        <text:p text:style-name="P1">برانزا</text:p>
        <text:p text:style-name="P1">برانزاں</text:p>
        <text:p text:style-name="P1">براں</text:p>
        <text:p text:style-name="P1">برتاں</text:p>
        <text:p text:style-name="P1">برتنتے</text:p>
        <text:p text:style-name="P1">برز</text:p>
        <text:p text:style-name="P1">برزءِ</text:p>
        <text:p text:style-name="P1">برسی</text:p>
        <text:p text:style-name="P1">برو</text:p>
        <text:p text:style-name="P1">بروئے</text:p>
        <text:p text:style-name="P1">برواں</text:p>
        <text:p text:style-name="P1">برَہنئَگءَ</text:p>
        <text:p text:style-name="P1">برکُت</text:p>
        <text:p text:style-name="P1">بریں</text:p>
        <text:p text:style-name="P1">برے</text:p>
        <text:p text:style-name="P1">بزان</text:p>
        <text:p text:style-name="P1">بزاناں</text:p>
        <text:p text:style-name="P1">بزانیں</text:p>
        <text:p text:style-name="P1">بزاں</text:p>
        <text:p text:style-name="P1">بزیر</text:p>
        <text:p text:style-name="P1">بزیربور</text:p>
        <text:p text:style-name="P1">بزیری</text:p>
        <text:p text:style-name="P1">بزیرے</text:p>
        <text:p text:style-name="P1">بزیں</text:p>
        <text:p text:style-name="P1">بس</text:p>
        <text:p text:style-name="P1">بستاں</text:p>
        <text:p text:style-name="P1">بستنتی</text:p>
        <text:p text:style-name="P1">بستگیں</text:p>
        <text:p text:style-name="P1">بشؔامہ</text:p>
        <text:p text:style-name="P1">بشؔامہءَ</text:p>
        <text:p text:style-name="P1">بشودے</text:p>
        <text:p text:style-name="P1">بغاوت</text:p>
        <text:p text:style-name="P1">بغاوتءِ</text:p>
        <text:p text:style-name="P1">بغیر</text:p>
        <text:p text:style-name="P1">بل</text:p>
        <text:p text:style-name="P1">بلُوگِیاں</text:p>
        <text:p text:style-name="P1">بلکیں</text:p>
        <text:p text:style-name="P1">بلے</text:p>
        <text:p text:style-name="P1">بمری</text:p>
        <text:p text:style-name="P1">بمَن</text:p>
        <text:p text:style-name="P1">بمڑیں</text:p>
        <text:p text:style-name="P1">بناں</text:p>
        <text:p text:style-name="P1">بنجاہ</text:p>
        <text:p text:style-name="P1">بنجاہءَ</text:p>
        <text:p text:style-name="P1">بند</text:p>
        <text:p text:style-name="P1">بندئَگءَ</text:p>
        <text:p text:style-name="P1">بنداں</text:p>
        <text:p text:style-name="P1">بندی</text:p>
        <text:p text:style-name="P1">بندیَکءِ</text:p>
        <text:p text:style-name="P1">بنند</text:p>
        <text:p text:style-name="P1">بننداں</text:p>
        <text:p text:style-name="P1">بنندی</text:p>
        <text:p text:style-name="P1">بنندیں</text:p>
        <text:p text:style-name="P1">بوؔز</text:p>
        <text:p text:style-name="P1">بوؔعَز</text:p>
        <text:p text:style-name="P1">بوؔعَزءَ</text:p>
        <text:p text:style-name="P1">بوؔعَزءِ</text:p>
        <text:p text:style-name="P1">بوارت</text:p>
        <text:p text:style-name="P1">بوارین</text:p>
        <text:p text:style-name="P1">بواریناں</text:p>
        <text:p text:style-name="P1">بوارینتیں</text:p>
        <text:p text:style-name="P1">بوارینے</text:p>
        <text:p text:style-name="P1">بوانَنتی</text:p>
        <text:p text:style-name="P1"><text:soft-page-break/>بوانی</text:p>
        <text:p text:style-name="P1">بوانے</text:p>
        <text:p text:style-name="P1">بوتک</text:p>
        <text:p text:style-name="P1">بوتکنتی</text:p>
        <text:p text:style-name="P1">بوجئَگ</text:p>
        <text:p text:style-name="P1">بوجئَگءَ</text:p>
        <text:p text:style-name="P1">بوجئَگءِ</text:p>
        <text:p text:style-name="P1">بوجا</text:p>
        <text:p text:style-name="P1">بوجاءَ</text:p>
        <text:p text:style-name="P1">بوجاءِ</text:p>
        <text:p text:style-name="P1">بوجائے</text:p>
        <text:p text:style-name="P1">بوجایاں</text:p>
        <text:p text:style-name="P1">بوجِیک</text:p>
        <text:p text:style-name="P1">بوجِیکءَ</text:p>
        <text:p text:style-name="P1">بوجِیکءِ</text:p>
        <text:p text:style-name="P1">بوجِیکانی</text:p>
        <text:p text:style-name="P1">بوجِیکاں</text:p>
        <text:p text:style-name="P1">بوجِیکیءَ</text:p>
        <text:p text:style-name="P1">بوجِیکیءِ</text:p>
        <text:p text:style-name="P1">بوجِیکے</text:p>
        <text:p text:style-name="P1">بوجے</text:p>
        <text:p text:style-name="P1">بوداں</text:p>
        <text:p text:style-name="P1">بور</text:p>
        <text:p text:style-name="P1">بوراں</text:p>
        <text:p text:style-name="P1">بورے</text:p>
        <text:p text:style-name="P1">بوسوچ</text:p>
        <text:p text:style-name="P1">بوسوچءَ</text:p>
        <text:p text:style-name="P1">بوسوچءِ</text:p>
        <text:p text:style-name="P1">بوسوچیءِ</text:p>
        <text:p text:style-name="P1">بوسوچے</text:p>
        <text:p text:style-name="P1">بوشت</text:p>
        <text:p text:style-name="P1">بوشتءِ</text:p>
        <text:p text:style-name="P1">بوشتارینے</text:p>
        <text:p text:style-name="P1">بولِیءَ</text:p>
        <text:p text:style-name="P1">بولی</text:p>
        <text:p text:style-name="P1">بوَر</text:p>
        <text:p text:style-name="P1">بوَراں</text:p>
        <text:p text:style-name="P1">بوَریں</text:p>
        <text:p text:style-name="P1">بوَرے</text:p>
        <text:p text:style-name="P1">بوپس</text:p>
        <text:p text:style-name="P1">بَئیں</text:p>
        <text:p text:style-name="P1">بَئے</text:p>
        <text:p text:style-name="P1">بَئے۔“/</text:p>
        <text:p text:style-name="P1">بَبارت</text:p>
        <text:p text:style-name="P1">بَتؔ</text:p>
        <text:p text:style-name="P1">بَتَل</text:p>
        <text:p text:style-name="P1">بَتَلءَ</text:p>
        <text:p text:style-name="P1">بَجَنے</text:p>
        <text:p text:style-name="P1">بَحال</text:p>
        <text:p text:style-name="P1">بَحَرِ</text:p>
        <text:p text:style-name="P1">بَحِث</text:p>
        <text:p text:style-name="P1">بَحِثءَ</text:p>
        <text:p text:style-name="P1">بَحِثءِ</text:p>
        <text:p text:style-name="P1">بَحِثاں</text:p>
        <text:p text:style-name="P1">بَخت</text:p>
        <text:p text:style-name="P1">بَخشئَگ</text:p>
        <text:p text:style-name="P1">بَخشائینئَگءَ</text:p>
        <text:p text:style-name="P1">بَخشائینئَگءِ</text:p>
        <text:p text:style-name="P1">بَخشائینئَگے</text:p>
        <text:p text:style-name="P1">بَخشائینوک</text:p>
        <text:p text:style-name="P1">بَخشاں</text:p>
        <text:p text:style-name="P1">بَخشِت</text:p>
        <text:p text:style-name="P1">بَخشِتئَگا</text:p>
        <text:p text:style-name="P1">بَخشِتئَگاں</text:p>
        <text:p text:style-name="P1">بَخشِتئَگَنتی</text:p>
        <text:p text:style-name="P1">بَخشِتئَگِتی</text:p>
        <text:p text:style-name="P1">بَخشِتئَگی</text:p>
        <text:p text:style-name="P1">بَخشِتئَگیں</text:p>
        <text:p text:style-name="P1">بَخشِتا</text:p>
        <text:p text:style-name="P1">بَخشِتاں</text:p>
        <text:p text:style-name="P1">بَخشِتی</text:p>
        <text:p text:style-name="P1">بَخشِش</text:p>
        <text:p text:style-name="P1"><text:soft-page-break/>بَخشِیش</text:p>
        <text:p text:style-name="P1">بَخشی</text:p>
        <text:p text:style-name="P1">بَد</text:p>
        <text:p text:style-name="P1">بَدءَ</text:p>
        <text:p text:style-name="P1">بَدا</text:p>
        <text:p text:style-name="P1">بَدانی</text:p>
        <text:p text:style-name="P1">بَداں</text:p>
        <text:p text:style-name="P1">بَدبَخت</text:p>
        <text:p text:style-name="P1">بَدبَختے</text:p>
        <text:p text:style-name="P1">بَدتِر</text:p>
        <text:p text:style-name="P1">بَدصُورتیں</text:p>
        <text:p text:style-name="P1">بَدلا</text:p>
        <text:p text:style-name="P1">بَدوشانی</text:p>
        <text:p text:style-name="P1">بَدَر</text:p>
        <text:p text:style-name="P1">بَدَل</text:p>
        <text:p text:style-name="P1">بَدَلءَ</text:p>
        <text:p text:style-name="P1">بَدَلَہ</text:p>
        <text:p text:style-name="P1">بَدَلی</text:p>
        <text:p text:style-name="P1">بَدَلے</text:p>
        <text:p text:style-name="P1">بَدُزی</text:p>
        <text:p text:style-name="P1">بَدِیءَ</text:p>
        <text:p text:style-name="P1">بَدِیءِ</text:p>
        <text:p text:style-name="P1">بَدِیاں</text:p>
        <text:p text:style-name="P1">بَدکار</text:p>
        <text:p text:style-name="P1">بَدکارانی</text:p>
        <text:p text:style-name="P1">بَدکارِیءَ</text:p>
        <text:p text:style-name="P1">بَدکارِیءِ</text:p>
        <text:p text:style-name="P1">بَدکاری</text:p>
        <text:p text:style-name="P1">بَدی</text:p>
        <text:p text:style-name="P1">بَدیں</text:p>
        <text:p text:style-name="P1">بَر</text:p>
        <text:p text:style-name="P1">بَرؔابّا</text:p>
        <text:p text:style-name="P1">بَرؔابّاءَ</text:p>
        <text:p text:style-name="P1">بَرؔتُلُم</text:p>
        <text:p text:style-name="P1">بَرؔسَبّا</text:p>
        <text:p text:style-name="P1">بَرؔنَباس</text:p>
        <text:p text:style-name="P1">بَرؔنَباسءَ</text:p>
        <text:p text:style-name="P1">بَرؔنَباسءَ​را</text:p>
        <text:p text:style-name="P1">بَرؔنَباسءِ</text:p>
        <text:p text:style-name="P1">بَرؔیِسُوع</text:p>
        <text:p text:style-name="P1">بَرءَ</text:p>
        <text:p text:style-name="P1">بَرئَگ</text:p>
        <text:p text:style-name="P1">بَرئَگءَ</text:p>
        <text:p text:style-name="P1">بَرئَگءِ</text:p>
        <text:p text:style-name="P1">بَرئَگے</text:p>
        <text:p text:style-name="P1">بَرا</text:p>
        <text:p text:style-name="P1">بَرابَر</text:p>
        <text:p text:style-name="P1">بَرابَری</text:p>
        <text:p text:style-name="P1">بَراتے</text:p>
        <text:p text:style-name="P1">بَران</text:p>
        <text:p text:style-name="P1">بَرانڈَہءَ</text:p>
        <text:p text:style-name="P1">بَرانڈَہءِ</text:p>
        <text:p text:style-name="P1">بَراں</text:p>
        <text:p text:style-name="P1">بَراں،“/</text:p>
        <text:p text:style-name="P1">بَرباد</text:p>
        <text:p text:style-name="P1">بَرتِؔمائی</text:p>
        <text:p text:style-name="P1">بَرجا</text:p>
        <text:p text:style-name="P1">بَردار</text:p>
        <text:p text:style-name="P1">بَردارِیءَ</text:p>
        <text:p text:style-name="P1">بَردارِیءِ</text:p>
        <text:p text:style-name="P1">بَرداری</text:p>
        <text:p text:style-name="P1">بَرداریں</text:p>
        <text:p text:style-name="P1">بَرداشت</text:p>
        <text:p text:style-name="P1">بَرف</text:p>
        <text:p text:style-name="P1">بَرفءِ</text:p>
        <text:p text:style-name="P1">بَرنِیئے</text:p>
        <text:p text:style-name="P1">بَروکیں</text:p>
        <text:p text:style-name="P1">بَرَنتی</text:p>
        <text:p text:style-name="P1">بَرَکِیؔاءِ</text:p>
        <text:p text:style-name="P1">بَرکَت</text:p>
        <text:p text:style-name="P1">بَرکَتءَ</text:p>
        <text:p text:style-name="P1">بَرکَتءِ</text:p>
        <text:p text:style-name="P1"><text:soft-page-break/>بَرکَتانی</text:p>
        <text:p text:style-name="P1">بَرکَتاں</text:p>
        <text:p text:style-name="P1">بَرکَتے</text:p>
        <text:p text:style-name="P1">بَرکُت</text:p>
        <text:p text:style-name="P1">بَرکُتءَ</text:p>
        <text:p text:style-name="P1">بَرکُتءِ</text:p>
        <text:p text:style-name="P1">بَریءَ</text:p>
        <text:p text:style-name="P1">بَریں</text:p>
        <text:p text:style-name="P1">بَرے</text:p>
        <text:p text:style-name="P1">بَزّئَگ</text:p>
        <text:p text:style-name="P1">بَزّئَگاں</text:p>
        <text:p text:style-name="P1">بَزَّگ</text:p>
        <text:p text:style-name="P1">بَزَّگِیئے</text:p>
        <text:p text:style-name="P1">بَزّیں</text:p>
        <text:p text:style-name="P1">بَس</text:p>
        <text:p text:style-name="P1">بَسَؔن</text:p>
        <text:p text:style-name="P1">بَست</text:p>
        <text:p text:style-name="P1">بَستئَگا</text:p>
        <text:p text:style-name="P1">بَستئَگاں</text:p>
        <text:p text:style-name="P1">بَستئَگَنتی</text:p>
        <text:p text:style-name="P1">بَستئَگِتاں</text:p>
        <text:p text:style-name="P1">بَستئَگِتی</text:p>
        <text:p text:style-name="P1">بَستئَگِتے</text:p>
        <text:p text:style-name="P1">بَستئَگیں</text:p>
        <text:p text:style-name="P1">بَستئَگے</text:p>
        <text:p text:style-name="P1">بَستا</text:p>
        <text:p text:style-name="P1">بَستاں</text:p>
        <text:p text:style-name="P1">بَستَنتے</text:p>
        <text:p text:style-name="P1">بَستگیں</text:p>
        <text:p text:style-name="P1">بَستی</text:p>
        <text:p text:style-name="P1">بَستے</text:p>
        <text:p text:style-name="P1">بَشارَت</text:p>
        <text:p text:style-name="P1">بَشارَتءَ</text:p>
        <text:p text:style-name="P1">بَشارَتءِ</text:p>
        <text:p text:style-name="P1">بَشارَتانی</text:p>
        <text:p text:style-name="P1">بَشارَتاں</text:p>
        <text:p text:style-name="P1">بَشارَتے</text:p>
        <text:p text:style-name="P1">بَشامَتھ</text:p>
        <text:p text:style-name="P1">بَشّءِ</text:p>
        <text:p text:style-name="P1">بَصِیرءِ</text:p>
        <text:p text:style-name="P1">بَصِیرَت</text:p>
        <text:p text:style-name="P1">بَصِیرَتِیءَ</text:p>
        <text:p text:style-name="P1">بَعؔل</text:p>
        <text:p text:style-name="P1">بَعل</text:p>
        <text:p text:style-name="P1">بَغاوَت</text:p>
        <text:p text:style-name="P1">بَغاوَتءَ</text:p>
        <text:p text:style-name="P1">بَغلءَ</text:p>
        <text:p text:style-name="P1">بَل</text:p>
        <text:p text:style-name="P1">بَلائیں</text:p>
        <text:p text:style-name="P1">بَلایاں</text:p>
        <text:p text:style-name="P1">بَلعؔام</text:p>
        <text:p text:style-name="P1">بَلعؔامءَ</text:p>
        <text:p text:style-name="P1">بَلعؔامءِ</text:p>
        <text:p text:style-name="P1">بَلَد</text:p>
        <text:p text:style-name="P1">بَلَسؔتوس</text:p>
        <text:p text:style-name="P1">بَلَقؔءَ​را</text:p>
        <text:p text:style-name="P1">بَلُک</text:p>
        <text:p text:style-name="P1">بَلُّک</text:p>
        <text:p text:style-name="P1">بَلکیں</text:p>
        <text:p text:style-name="P1">بَلے</text:p>
        <text:p text:style-name="P1">بَنائِنتا</text:p>
        <text:p text:style-name="P1">بَنائینئَگءَ</text:p>
        <text:p text:style-name="P1">بَنائیناں</text:p>
        <text:p text:style-name="P1">بَنائینت</text:p>
        <text:p text:style-name="P1">بَنائینتئَگا</text:p>
        <text:p text:style-name="P1">بَنائینتا</text:p>
        <text:p text:style-name="P1">بَنائینی</text:p>
        <text:p text:style-name="P1">بَنام</text:p>
        <text:p text:style-name="P1">بَند</text:p>
        <text:p text:style-name="P1">بَندءَ</text:p>
        <text:p text:style-name="P1">بَندءِ</text:p>
        <text:p text:style-name="P1">بَندئَگ</text:p>
        <text:p text:style-name="P1"><text:soft-page-break/>بَندئَگءَ</text:p>
        <text:p text:style-name="P1">بَندئَگءِ</text:p>
        <text:p text:style-name="P1">بَندائیناں</text:p>
        <text:p text:style-name="P1">بَندائینت</text:p>
        <text:p text:style-name="P1">بَندائینتا</text:p>
        <text:p text:style-name="P1">بَندائینتاں</text:p>
        <text:p text:style-name="P1">بَندان</text:p>
        <text:p text:style-name="P1">بَندانی</text:p>
        <text:p text:style-name="P1">بَنداں</text:p>
        <text:p text:style-name="P1">بَندوبَست</text:p>
        <text:p text:style-name="P1">بَندوک</text:p>
        <text:p text:style-name="P1">بَندَر</text:p>
        <text:p text:style-name="P1">بَندَرءَ</text:p>
        <text:p text:style-name="P1">بَندَرءِ</text:p>
        <text:p text:style-name="P1">بَندَرانی</text:p>
        <text:p text:style-name="P1">بَندَریا</text:p>
        <text:p text:style-name="P1">بَندَرے</text:p>
        <text:p text:style-name="P1">بَندَہ</text:p>
        <text:p text:style-name="P1">بَندَہءَ</text:p>
        <text:p text:style-name="P1">بَندَہءِ</text:p>
        <text:p text:style-name="P1">بَندَہاناں</text:p>
        <text:p text:style-name="P1">بَندَہانی</text:p>
        <text:p text:style-name="P1">بَندَہاں</text:p>
        <text:p text:style-name="P1">بَندَہے</text:p>
        <text:p text:style-name="P1">بَندِیءَ</text:p>
        <text:p text:style-name="P1">بَندِیکءَ</text:p>
        <text:p text:style-name="P1">بَندہ</text:p>
        <text:p text:style-name="P1">بَندی</text:p>
        <text:p text:style-name="P1">بَندیں</text:p>
        <text:p text:style-name="P1">بَندے</text:p>
        <text:p text:style-name="P1">بَنی</text:p>
        <text:p text:style-name="P1">بَوَر</text:p>
        <text:p text:style-name="P1">بَوپس</text:p>
        <text:p text:style-name="P1">بَٹاک</text:p>
        <text:p text:style-name="P1">بَٹاکی</text:p>
        <text:p text:style-name="P1">بَچ</text:p>
        <text:p text:style-name="P1">بَچءَ</text:p>
        <text:p text:style-name="P1">بَچءَ​را</text:p>
        <text:p text:style-name="P1">بَچءُ</text:p>
        <text:p text:style-name="P1">بَچءِ</text:p>
        <text:p text:style-name="P1">بَچئَگءِ</text:p>
        <text:p text:style-name="P1">بَچائینئَگ</text:p>
        <text:p text:style-name="P1">بَچائینئَگءَ</text:p>
        <text:p text:style-name="P1">بَچائیناں</text:p>
        <text:p text:style-name="P1">بَچائینت</text:p>
        <text:p text:style-name="P1">بَچائینتا</text:p>
        <text:p text:style-name="P1">بَچائینے</text:p>
        <text:p text:style-name="P1">بَچاناں</text:p>
        <text:p text:style-name="P1">بَچانی</text:p>
        <text:p text:style-name="P1">بَچاں</text:p>
        <text:p text:style-name="P1">بَچتاں</text:p>
        <text:p text:style-name="P1">بَچسی</text:p>
        <text:p text:style-name="P1">بَچِّک</text:p>
        <text:p text:style-name="P1">بَچِک</text:p>
        <text:p text:style-name="P1">بَچِکءَ</text:p>
        <text:p text:style-name="P1">بَچِکءِ</text:p>
        <text:p text:style-name="P1">بَچِکباز</text:p>
        <text:p text:style-name="P1">بَچِکّا</text:p>
        <text:p text:style-name="P1">بَچِکّے</text:p>
        <text:p text:style-name="P1">بَچِکیءَ</text:p>
        <text:p text:style-name="P1">بَچِکیں</text:p>
        <text:p text:style-name="P1">بَچِکے</text:p>
        <text:p text:style-name="P1">بَچّءَ</text:p>
        <text:p text:style-name="P1">بَچّءِ</text:p>
        <text:p text:style-name="P1">بَچّئَگءَ</text:p>
        <text:p text:style-name="P1">بَچّئَگءِ</text:p>
        <text:p text:style-name="P1">بَچّائین</text:p>
        <text:p text:style-name="P1">بَچّائینئَگ</text:p>
        <text:p text:style-name="P1">بَچّائینئَگءَ</text:p>
        <text:p text:style-name="P1">بَچّائینئَگءِ</text:p>
        <text:p text:style-name="P1">بَچّائینئَگا</text:p>
        <text:p text:style-name="P1">بَچّائینئَگے</text:p>
        <text:p text:style-name="P1"><text:soft-page-break/>بَچّائینان</text:p>
        <text:p text:style-name="P1">بَچّائیناں</text:p>
        <text:p text:style-name="P1">بَچّائینت</text:p>
        <text:p text:style-name="P1">بَچّائینتئَگا</text:p>
        <text:p text:style-name="P1">بَچّائینتئَگِتاں</text:p>
        <text:p text:style-name="P1">بَچّائینتئَگِتی</text:p>
        <text:p text:style-name="P1">بَچّائینتئَگی</text:p>
        <text:p text:style-name="P1">بَچّائینتا</text:p>
        <text:p text:style-name="P1">بَچّائینتاں</text:p>
        <text:p text:style-name="P1">بَچّائینتَنتی</text:p>
        <text:p text:style-name="P1">بَچّائینتَگاں</text:p>
        <text:p text:style-name="P1">بَچّائینتی</text:p>
        <text:p text:style-name="P1">بَچّائینی</text:p>
        <text:p text:style-name="P1">بَچّائینی۔“/</text:p>
        <text:p text:style-name="P1">بَچّائینے</text:p>
        <text:p text:style-name="P1">بَچّاناں</text:p>
        <text:p text:style-name="P1">بَچّانی</text:p>
        <text:p text:style-name="P1">بَچّاں</text:p>
        <text:p text:style-name="P1">بَچّتا</text:p>
        <text:p text:style-name="P1">بَچِّت</text:p>
        <text:p text:style-name="P1">بَچِّتئَگا</text:p>
        <text:p text:style-name="P1">بَچِّتئَگِتاں</text:p>
        <text:p text:style-name="P1">بَچِّتا</text:p>
        <text:p text:style-name="P1">بَچِّتاں</text:p>
        <text:p text:style-name="P1">بَچّی</text:p>
        <text:p text:style-name="P1">بَچّیں</text:p>
        <text:p text:style-name="P1">بَچّی۔“/</text:p>
        <text:p text:style-name="P1">بَچّے</text:p>
        <text:p text:style-name="P1">بَچک</text:p>
        <text:p text:style-name="P1">بَچکیں</text:p>
        <text:p text:style-name="P1">بَچی</text:p>
        <text:p text:style-name="P1">بَچے</text:p>
        <text:p text:style-name="P1">بَڈّءَ</text:p>
        <text:p text:style-name="P1">بَڈّا</text:p>
        <text:p text:style-name="P1">بَڈّاں</text:p>
        <text:p text:style-name="P1">بَڈِّیءَ</text:p>
        <text:p text:style-name="P1">بَڈِّیانی</text:p>
        <text:p text:style-name="P1">بَڈِّیاں</text:p>
        <text:p text:style-name="P1">بَڈّی</text:p>
        <text:p text:style-name="P1">بَڑؔانی</text:p>
        <text:p text:style-name="P1">بَڑءِ</text:p>
        <text:p text:style-name="P1">بَژناکیں</text:p>
        <text:p text:style-name="P1">بَگلءَ</text:p>
        <text:p text:style-name="P1">بَگَل</text:p>
        <text:p text:style-name="P1">بَھا</text:p>
        <text:p text:style-name="P1">بَہا</text:p>
        <text:p text:style-name="P1">بَہار</text:p>
        <text:p text:style-name="P1">بَہارَگاہءَ</text:p>
        <text:p text:style-name="P1">بَہارَگاہا</text:p>
        <text:p text:style-name="P1">بَہارَگاہاں</text:p>
        <text:p text:style-name="P1">بَہِشت</text:p>
        <text:p text:style-name="P1">بَہِشتءَ</text:p>
        <text:p text:style-name="P1">بَہِشتءِ</text:p>
        <text:p text:style-name="P1">بَہِشتِیانی</text:p>
        <text:p text:style-name="P1">بَہِشتی</text:p>
        <text:p text:style-name="P1">بَیؔت</text:p>
        <text:p text:style-name="P1">بَیتُ</text:p>
        <text:p text:style-name="P1">بُبوجے</text:p>
        <text:p text:style-name="P1">بُبُر</text:p>
        <text:p text:style-name="P1">بُت</text:p>
        <text:p text:style-name="P1">بُتءَ</text:p>
        <text:p text:style-name="P1">بُتءِ</text:p>
        <text:p text:style-name="P1">بُتا</text:p>
        <text:p text:style-name="P1">بُتانی</text:p>
        <text:p text:style-name="P1">بُتاں</text:p>
        <text:p text:style-name="P1">بُتُرساں</text:p>
        <text:p text:style-name="P1">بُتُرسی</text:p>
        <text:p text:style-name="P1">بُتُرسیناں</text:p>
        <text:p text:style-name="P1">بُتُرسینیں</text:p>
        <text:p text:style-name="P1">بُتُرسیں</text:p>
        <text:p text:style-name="P1">بُتُرسے</text:p>
        <text:p text:style-name="P1">بُتُساں</text:p>
        <text:p text:style-name="P1"><text:soft-page-break/>بُتکاں</text:p>
        <text:p text:style-name="P1">بُتیءِ</text:p>
        <text:p text:style-name="P1">بُتے</text:p>
        <text:p text:style-name="P1">بُجھُکّائینِیتے</text:p>
        <text:p text:style-name="P1">بُجھُکے</text:p>
        <text:p text:style-name="P1">بُجھکاں</text:p>
        <text:p text:style-name="P1">بُرت</text:p>
        <text:p text:style-name="P1">بُرتئَگا</text:p>
        <text:p text:style-name="P1">بُرتئَگِتاں</text:p>
        <text:p text:style-name="P1">بُرتئَگے</text:p>
        <text:p text:style-name="P1">بُرتا</text:p>
        <text:p text:style-name="P1">بُرتاں</text:p>
        <text:p text:style-name="P1">بُرتَنتی</text:p>
        <text:p text:style-name="P1">بُرتَگاں</text:p>
        <text:p text:style-name="P1">بُرتی</text:p>
        <text:p text:style-name="P1">بُرتے</text:p>
        <text:p text:style-name="P1">بُردے</text:p>
        <text:p text:style-name="P1">بُرز</text:p>
        <text:p text:style-name="P1">بُرزءَ</text:p>
        <text:p text:style-name="P1">بُرزءِ</text:p>
        <text:p text:style-name="P1">بُرزِیءَ</text:p>
        <text:p text:style-name="P1">بُرزی</text:p>
        <text:p text:style-name="P1">بُرزیں</text:p>
        <text:p text:style-name="P1">بُرو</text:p>
        <text:p text:style-name="P1">بُروئیں</text:p>
        <text:p text:style-name="P1">بُرواں</text:p>
        <text:p text:style-name="P1">بُروے</text:p>
        <text:p text:style-name="P1">بُرَو</text:p>
        <text:p text:style-name="P1">بُرَواں</text:p>
        <text:p text:style-name="P1">بُرَویں</text:p>
        <text:p text:style-name="P1">بُرَوے</text:p>
        <text:p text:style-name="P1">بُرُد</text:p>
        <text:p text:style-name="P1">بُرُدی</text:p>
        <text:p text:style-name="P1">بُرُناں</text:p>
        <text:p text:style-name="P1">بُرّئَگ</text:p>
        <text:p text:style-name="P1">بُرّئَگءَ</text:p>
        <text:p text:style-name="P1">بُرِّت</text:p>
        <text:p text:style-name="P1">بُرِّتئَگیں</text:p>
        <text:p text:style-name="P1">بُرِّتاں</text:p>
        <text:p text:style-name="P1">بُرّی</text:p>
        <text:p text:style-name="P1">بُز</text:p>
        <text:p text:style-name="P1">بُزُرتیں</text:p>
        <text:p text:style-name="P1">بُزُرگِیءَ</text:p>
        <text:p text:style-name="P1">بُزُرگیں</text:p>
        <text:p text:style-name="P1">بُسونچ</text:p>
        <text:p text:style-name="P1">بُسونچی</text:p>
        <text:p text:style-name="P1">بُسونچیں</text:p>
        <text:p text:style-name="P1">بُسونچے</text:p>
        <text:p text:style-name="P1">بُسوچَنتے</text:p>
        <text:p text:style-name="P1">بُسوچی</text:p>
        <text:p text:style-name="P1">بُشود</text:p>
        <text:p text:style-name="P1">بُشوداں</text:p>
        <text:p text:style-name="P1">بُشودے</text:p>
        <text:p text:style-name="P1">بُغُض</text:p>
        <text:p text:style-name="P1">بُلوٹ</text:p>
        <text:p text:style-name="P1">بُلوٹائین</text:p>
        <text:p text:style-name="P1">بُلوٹائینی</text:p>
        <text:p text:style-name="P1">بُلوٹاں</text:p>
        <text:p text:style-name="P1">بُلوٹِتیں</text:p>
        <text:p text:style-name="P1">بُلوٹی</text:p>
        <text:p text:style-name="P1">بُلوٹیں</text:p>
        <text:p text:style-name="P1">بُلوٹے</text:p>
        <text:p text:style-name="P1">بُن</text:p>
        <text:p text:style-name="P1">بُنءَ</text:p>
        <text:p text:style-name="P1">بُنیاد</text:p>
        <text:p text:style-name="P1">بُنیادءَ</text:p>
        <text:p text:style-name="P1">بُنیادءِ</text:p>
        <text:p text:style-name="P1">بُنیادی</text:p>
        <text:p text:style-name="P1">بُنیادیءِ</text:p>
        <text:p text:style-name="P1">بُنیادے</text:p>
        <text:p text:style-name="P1">بُنیں</text:p>
        <text:p text:style-name="P1">بُو</text:p>
        <text:p text:style-name="P1"><text:soft-page-break/>بُوءَ</text:p>
        <text:p text:style-name="P1">بُوءِ</text:p>
        <text:p text:style-name="P1">بُوئیں</text:p>
        <text:p text:style-name="P1">بُوجِیک</text:p>
        <text:p text:style-name="P1">بُوجِیکءَ</text:p>
        <text:p text:style-name="P1">بُوجِیکءِ</text:p>
        <text:p text:style-name="P1">بُوٹِتئَگَنتی</text:p>
        <text:p text:style-name="P1">بُوٹِتئَگَنتے</text:p>
        <text:p text:style-name="P1">بُوچءِ</text:p>
        <text:p text:style-name="P1">بُپروشائینی</text:p>
        <text:p text:style-name="P1">بُپروشیں</text:p>
        <text:p text:style-name="P1">بُپرُشاں</text:p>
        <text:p text:style-name="P1">بُپرُشی</text:p>
        <text:p text:style-name="P1">بُچُکّے</text:p>
        <text:p text:style-name="P1">بُچھُٹّائین</text:p>
        <text:p text:style-name="P1">بُچھُٹّائیناں</text:p>
        <text:p text:style-name="P1">بُچھُٹّائیناں۔‘/</text:p>
        <text:p text:style-name="P1">بُچھُٹّائینی</text:p>
        <text:p text:style-name="P1">بُچھُٹّائینی۔“/</text:p>
        <text:p text:style-name="P1">بُچھُٹّاں</text:p>
        <text:p text:style-name="P1">بُچھُٹّیں</text:p>
        <text:p text:style-name="P1">بُڈ</text:p>
        <text:p text:style-name="P1">بُڈئَگی</text:p>
        <text:p text:style-name="P1">بُڈّئَگءَ</text:p>
        <text:p text:style-name="P1">بُڈّئَگءِ</text:p>
        <text:p text:style-name="P1">بُڈّوکیں</text:p>
        <text:p text:style-name="P1">بُڈَّگءَ</text:p>
        <text:p text:style-name="P1">بُڈِّت</text:p>
        <text:p text:style-name="P1">بُڈِّتَگ</text:p>
        <text:p text:style-name="P1">بُڈّی</text:p>
        <text:p text:style-name="P1">بُڈّینئَگی</text:p>
        <text:p text:style-name="P1">بُڈّینتاں</text:p>
        <text:p text:style-name="P1">بُکُتیناں</text:p>
        <text:p text:style-name="P1">بُکُتیں</text:p>
        <text:p text:style-name="P1">بُکُش</text:p>
        <text:p text:style-name="P1">بُکُشائین</text:p>
        <text:p text:style-name="P1">بُکُشائیناں</text:p>
        <text:p text:style-name="P1">بُکُشائینِیتی</text:p>
        <text:p text:style-name="P1">بُکُشائینی</text:p>
        <text:p text:style-name="P1">بُکُشائینیں</text:p>
        <text:p text:style-name="P1">بُکُشاں</text:p>
        <text:p text:style-name="P1">بُکُشِتے</text:p>
        <text:p text:style-name="P1">بُکُشی</text:p>
        <text:p text:style-name="P1">بُکُشیں</text:p>
        <text:p text:style-name="P1">بُکُشے</text:p>
        <text:p text:style-name="P1">بُگش</text:p>
        <text:p text:style-name="P1">بُگشاں</text:p>
        <text:p text:style-name="P1">بُگشی</text:p>
        <text:p text:style-name="P1">بُگشے</text:p>
        <text:p text:style-name="P1">بُگُش</text:p>
        <text:p text:style-name="P1">بُگُشاں</text:p>
        <text:p text:style-name="P1">بُگُشَنتے</text:p>
        <text:p text:style-name="P1">بُگُشِتی</text:p>
        <text:p text:style-name="P1">بُگُشِیتے</text:p>
        <text:p text:style-name="P1">بُگُشی</text:p>
        <text:p text:style-name="P1">بُگُشیں</text:p>
        <text:p text:style-name="P1">بُگُشے</text:p>
        <text:p text:style-name="P1">بُگُڈ</text:p>
        <text:p text:style-name="P1">بُھکّائینتاں</text:p>
        <text:p text:style-name="P1">بُہتان</text:p>
        <text:p text:style-name="P1">بِبئے</text:p>
        <text:p text:style-name="P1">بِبارت</text:p>
        <text:p text:style-name="P1">بِبارتی</text:p>
        <text:p text:style-name="P1">بِبارتے</text:p>
        <text:p text:style-name="P1">بِبخش</text:p>
        <text:p text:style-name="P1">بِبراں</text:p>
        <text:p text:style-name="P1">بِبرے</text:p>
        <text:p text:style-name="P1">بِبَئے</text:p>
        <text:p text:style-name="P1">بِبَخش</text:p>
        <text:p text:style-name="P1">بِبَخشے</text:p>
        <text:p text:style-name="P1">بِبَر</text:p>
        <text:p text:style-name="P1">بِبَراں</text:p>
        <text:p text:style-name="P1"><text:soft-page-break/>بِبَرتے</text:p>
        <text:p text:style-name="P1">بِبَریں</text:p>
        <text:p text:style-name="P1">بِبَرے</text:p>
        <text:p text:style-name="P1">بِبَنائینے</text:p>
        <text:p text:style-name="P1">بِبَندائیناں</text:p>
        <text:p text:style-name="P1">بِبَنداں</text:p>
        <text:p text:style-name="P1">بِبَندے</text:p>
        <text:p text:style-name="P1">بِبَچائین</text:p>
        <text:p text:style-name="P1">بِبَچّائین</text:p>
        <text:p text:style-name="P1">بِبَچّائینئَگے</text:p>
        <text:p text:style-name="P1">بِبَچّائینی</text:p>
        <text:p text:style-name="P1">بِبَچّائینیں</text:p>
        <text:p text:style-name="P1">بِبَچّائینے</text:p>
        <text:p text:style-name="P1">بِبَچّاں</text:p>
        <text:p text:style-name="P1">بِبَچّی</text:p>
        <text:p text:style-name="P1">بِبَچّیں</text:p>
        <text:p text:style-name="P1">بِبَچّے</text:p>
        <text:p text:style-name="P1">بِبِیئے</text:p>
        <text:p text:style-name="P1">بِبِیاں</text:p>
        <text:p text:style-name="P1">بِبِیتی</text:p>
        <text:p text:style-name="P1">بِبِیتیناں</text:p>
        <text:p text:style-name="P1">بِبِیتینیں</text:p>
        <text:p text:style-name="P1">بِبِیتینے</text:p>
        <text:p text:style-name="P1">بِبِیتیں</text:p>
        <text:p text:style-name="P1">بِبچی</text:p>
        <text:p text:style-name="P1">بِبی</text:p>
        <text:p text:style-name="P1">بِبی!/</text:p>
        <text:p text:style-name="P1">بِبی!“/</text:p>
        <text:p text:style-name="P1">بِبی؟“/</text:p>
        <text:p text:style-name="P1">بِبیئیں</text:p>
        <text:p text:style-name="P1">بِبیئے</text:p>
        <text:p text:style-name="P1">بِبیاں</text:p>
        <text:p text:style-name="P1">بِبیاں۔“/</text:p>
        <text:p text:style-name="P1">بِتاپے</text:p>
        <text:p text:style-name="P1">بِتَر</text:p>
        <text:p text:style-name="P1">بِتَرّاں</text:p>
        <text:p text:style-name="P1">بِتَرّی</text:p>
        <text:p text:style-name="P1">بِتَرّین</text:p>
        <text:p text:style-name="P1">بِتَرّینی</text:p>
        <text:p text:style-name="P1">بِتَرّینے</text:p>
        <text:p text:style-name="P1">بِتَچ</text:p>
        <text:p text:style-name="P1">بِتَچاں</text:p>
        <text:p text:style-name="P1">بِتَچی</text:p>
        <text:p text:style-name="P1">بِتَچے</text:p>
        <text:p text:style-name="P1">بِتُوؔنِیَہ</text:p>
        <text:p text:style-name="P1">بِج</text:p>
        <text:p text:style-name="P1">بِجانچ</text:p>
        <text:p text:style-name="P1">بِجانچاں</text:p>
        <text:p text:style-name="P1">بِجانچِتیں</text:p>
        <text:p text:style-name="P1">بِجانچی</text:p>
        <text:p text:style-name="P1">بِجانچے</text:p>
        <text:p text:style-name="P1">بِجاں</text:p>
        <text:p text:style-name="P1">بِجَنائین</text:p>
        <text:p text:style-name="P1">بِجَناں</text:p>
        <text:p text:style-name="P1">بِجَنِتے</text:p>
        <text:p text:style-name="P1">بِجَنے</text:p>
        <text:p text:style-name="P1">بِداتیں</text:p>
        <text:p text:style-name="P1">بِدار</text:p>
        <text:p text:style-name="P1">بِداراں</text:p>
        <text:p text:style-name="P1">بِداری</text:p>
        <text:p text:style-name="P1">بِداریں</text:p>
        <text:p text:style-name="P1">بِدارے</text:p>
        <text:p text:style-name="P1">بِدارے۔‘/</text:p>
        <text:p text:style-name="P1">بِدارے۔“/</text:p>
        <text:p text:style-name="P1">بِدار۔/</text:p>
        <text:p text:style-name="P1">بِدار۔‘/</text:p>
        <text:p text:style-name="P1">بِداشتیناں</text:p>
        <text:p text:style-name="P1">بِداشتیں</text:p>
        <text:p text:style-name="P1">بِداں</text:p>
        <text:p text:style-name="P1">بِداں؟“/</text:p>
        <text:p text:style-name="P1">بِداں۔‘/</text:p>
        <text:p text:style-name="P1">بِداں‘/</text:p>
        <text:p text:style-name="P1"><text:soft-page-break/>بِدعَت</text:p>
        <text:p text:style-name="P1">بِدعَتءَ</text:p>
        <text:p text:style-name="P1">بِدعَتءِ</text:p>
        <text:p text:style-name="P1">بِدعَتی</text:p>
        <text:p text:style-name="P1">بِدعَتے</text:p>
        <text:p text:style-name="P1">بِدَنتی</text:p>
        <text:p text:style-name="P1">بِدَنتے</text:p>
        <text:p text:style-name="P1">بِدِیئے</text:p>
        <text:p text:style-name="P1">بِدِیستیں</text:p>
        <text:p text:style-name="P1">بِدیئِتی</text:p>
        <text:p text:style-name="P1">بِدیئِتے</text:p>
        <text:p text:style-name="P1">بِدیئی</text:p>
        <text:p text:style-name="P1">بِدیئیں</text:p>
        <text:p text:style-name="P1">بِدیئے</text:p>
        <text:p text:style-name="P1">بِدیئے،‘/</text:p>
        <text:p text:style-name="P1">بِدیئے۔“/</text:p>
        <text:p text:style-name="P1">بِدیاں</text:p>
        <text:p text:style-name="P1">بِدے</text:p>
        <text:p text:style-name="P1">بِدے۔‘/</text:p>
        <text:p text:style-name="P1">بِرؔشع</text:p>
        <text:p text:style-name="P1">بِرؔع</text:p>
        <text:p text:style-name="P1">بِرؔنِیکیءَ</text:p>
        <text:p text:style-name="P1">بِرؔنِیکے</text:p>
        <text:p text:style-name="P1">بِرات</text:p>
        <text:p text:style-name="P1">بِراتءَ</text:p>
        <text:p text:style-name="P1">بِراتءِ</text:p>
        <text:p text:style-name="P1">بِراتآئِیءِ</text:p>
        <text:p text:style-name="P1">بِراتاناں</text:p>
        <text:p text:style-name="P1">بِراتانی</text:p>
        <text:p text:style-name="P1">بِراتاں</text:p>
        <text:p text:style-name="P1">بِراتُواں</text:p>
        <text:p text:style-name="P1">بِراتے</text:p>
        <text:p text:style-name="P1">بِرازتک</text:p>
        <text:p text:style-name="P1">بِرَساں</text:p>
        <text:p text:style-name="P1">بِرَسِتیں</text:p>
        <text:p text:style-name="P1">بِرَسِیتی</text:p>
        <text:p text:style-name="P1">بِرَسِیتے</text:p>
        <text:p text:style-name="P1">بِرَسی</text:p>
        <text:p text:style-name="P1">بِرَسیناں</text:p>
        <text:p text:style-name="P1">بِرَسینتیں</text:p>
        <text:p text:style-name="P1">بِرَسینَنتی</text:p>
        <text:p text:style-name="P1">بِرَسینی</text:p>
        <text:p text:style-name="P1">بِرَسینے</text:p>
        <text:p text:style-name="P1">بِرَسینے۔‘/</text:p>
        <text:p text:style-name="P1">بِرَسیں</text:p>
        <text:p text:style-name="P1">بِرَنداں</text:p>
        <text:p text:style-name="P1">بِریچے</text:p>
        <text:p text:style-name="P1">بِریں</text:p>
        <text:p text:style-name="P1">بِزان</text:p>
        <text:p text:style-name="P1">بِزانا</text:p>
        <text:p text:style-name="P1">بِزاناں</text:p>
        <text:p text:style-name="P1">بِزاناں۔“/</text:p>
        <text:p text:style-name="P1">بِزانتیں</text:p>
        <text:p text:style-name="P1">بِزانیں</text:p>
        <text:p text:style-name="P1">بِزانے</text:p>
        <text:p text:style-name="P1">بِزانے۔‘/</text:p>
        <text:p text:style-name="P1">بِزاں</text:p>
        <text:p text:style-name="P1">بِزِیر</text:p>
        <text:p text:style-name="P1">بِزِیراں</text:p>
        <text:p text:style-name="P1">بِزِیری</text:p>
        <text:p text:style-name="P1">بِزِیریں</text:p>
        <text:p text:style-name="P1">بِزِیری۔‘/</text:p>
        <text:p text:style-name="P1">بِزِیرے</text:p>
        <text:p text:style-name="P1">بِزیرے</text:p>
        <text:p text:style-name="P1">بِساڑین</text:p>
        <text:p text:style-name="P1">بِساہینی</text:p>
        <text:p text:style-name="P1">بِسترہءِ</text:p>
        <text:p text:style-name="P1">بِسنبھالاں</text:p>
        <text:p text:style-name="P1">بِسنبھالی</text:p>
        <text:p text:style-name="P1">بِسَمجھ</text:p>
        <text:p text:style-name="P1">بِسَمجھائینے</text:p>
        <text:p text:style-name="P1">بِسَمجھاں</text:p>
        <text:p text:style-name="P1"><text:soft-page-break/>بِسَمجھی</text:p>
        <text:p text:style-name="P1">بِسَمجھے</text:p>
        <text:p text:style-name="P1">بِسَنبھال</text:p>
        <text:p text:style-name="P1">بِسَنبھالاں</text:p>
        <text:p text:style-name="P1">بِسَنبھالاں،‘/</text:p>
        <text:p text:style-name="P1">بِسَنبھالی</text:p>
        <text:p text:style-name="P1">بِسَنبھالے</text:p>
        <text:p text:style-name="P1">بِسَڑی</text:p>
        <text:p text:style-name="P1">بِسَگ</text:p>
        <text:p text:style-name="P1">بِسَگّاں</text:p>
        <text:p text:style-name="P1">بِسَگّی</text:p>
        <text:p text:style-name="P1">بِسَگّیں</text:p>
        <text:p text:style-name="P1">بِسَگّے</text:p>
        <text:p text:style-name="P1">بِسِکّھارین</text:p>
        <text:p text:style-name="P1">بِسِکّھاں</text:p>
        <text:p text:style-name="P1">بِسِکّھی</text:p>
        <text:p text:style-name="P1">بِسِکّھے</text:p>
        <text:p text:style-name="P1">بِسھنبالاں</text:p>
        <text:p text:style-name="P1">بِسھنبالی</text:p>
        <text:p text:style-name="P1">بِشانی</text:p>
        <text:p text:style-name="P1">بِشِرچینے</text:p>
        <text:p text:style-name="P1">بِعوؔرءِ</text:p>
        <text:p text:style-name="P1">بِل</text:p>
        <text:p text:style-name="P1">بِلؔہاہ</text:p>
        <text:p text:style-name="P1">بِلؔہاہءَ</text:p>
        <text:p text:style-name="P1">بِلؔہاہءِ</text:p>
        <text:p text:style-name="P1">بِلورءِ</text:p>
        <text:p text:style-name="P1">بِلَرزے</text:p>
        <text:p text:style-name="P1">بِلَڈّاں</text:p>
        <text:p text:style-name="P1">بِلَگّاں</text:p>
        <text:p text:style-name="P1">بِلَگّی</text:p>
        <text:p text:style-name="P1">بِلّاں</text:p>
        <text:p text:style-name="P1">بِلّی</text:p>
        <text:p text:style-name="P1">بِلّیں</text:p>
        <text:p text:style-name="P1">بِلّے</text:p>
        <text:p text:style-name="P1">بِمراں</text:p>
        <text:p text:style-name="P1">بِمَنّاں</text:p>
        <text:p text:style-name="P1">بِمَنّی</text:p>
        <text:p text:style-name="P1">بِمَنّیں</text:p>
        <text:p text:style-name="P1">بِمَنّے</text:p>
        <text:p text:style-name="P1">بِمِراں</text:p>
        <text:p text:style-name="P1">بِمِری</text:p>
        <text:p text:style-name="P1">بِمِریں</text:p>
        <text:p text:style-name="P1">بِمِرے</text:p>
        <text:p text:style-name="P1">بِمِل</text:p>
        <text:p text:style-name="P1">بِن</text:p>
        <text:p text:style-name="P1">بِنؔیامِین</text:p>
        <text:p text:style-name="P1">بِنؔیامِینءَ</text:p>
        <text:p text:style-name="P1">بِنؔیامِینءِ</text:p>
        <text:p text:style-name="P1">بِنازیناں</text:p>
        <text:p text:style-name="P1">بِنازینی</text:p>
        <text:p text:style-name="P1">بِنازینے</text:p>
        <text:p text:style-name="P1">بِنازینے۔“/</text:p>
        <text:p text:style-name="P1">بِنند</text:p>
        <text:p text:style-name="P1">بِنِند</text:p>
        <text:p text:style-name="P1">بِنِندارین</text:p>
        <text:p text:style-name="P1">بِنِندارینے</text:p>
        <text:p text:style-name="P1">بِنِنداں</text:p>
        <text:p text:style-name="P1">بِنِندی</text:p>
        <text:p text:style-name="P1">بِنِندیں</text:p>
        <text:p text:style-name="P1">بِنِندے</text:p>
        <text:p text:style-name="P1">بِنیؔامِین</text:p>
        <text:p text:style-name="P1">بِنیؔامِینءَ</text:p>
        <text:p text:style-name="P1">بِنیّامِینے</text:p>
        <text:p text:style-name="P1">بِودءِ</text:p>
        <text:p text:style-name="P1">بِودے</text:p>
        <text:p text:style-name="P1">بِوَر</text:p>
        <text:p text:style-name="P1">بِوَراں</text:p>
        <text:p text:style-name="P1">بِوَرینی</text:p>
        <text:p text:style-name="P1">بِوَریں</text:p>
        <text:p text:style-name="P1">بِوَرے</text:p>
        <text:p text:style-name="P1">بِٹَنگاں</text:p>
        <text:p text:style-name="P1"><text:soft-page-break/>بِٹَپّینے</text:p>
        <text:p text:style-name="P1">بِٹِّیءَ</text:p>
        <text:p text:style-name="P1">بِپِلِکّی</text:p>
        <text:p text:style-name="P1">بِپِنڈی</text:p>
        <text:p text:style-name="P1">بِپھَسّائیناں</text:p>
        <text:p text:style-name="P1">بِپھَسّائینیں</text:p>
        <text:p text:style-name="P1">بِچ</text:p>
        <text:p text:style-name="P1">بِچار</text:p>
        <text:p text:style-name="P1">بِچارانی</text:p>
        <text:p text:style-name="P1">بِچاراں</text:p>
        <text:p text:style-name="P1">بِچاری</text:p>
        <text:p text:style-name="P1">بِچاریں</text:p>
        <text:p text:style-name="P1">بِچارے</text:p>
        <text:p text:style-name="P1">بِچاں</text:p>
        <text:p text:style-name="P1">بِچَری</text:p>
        <text:p text:style-name="P1">بِچَنڈی</text:p>
        <text:p text:style-name="P1">بِچَنڈے</text:p>
        <text:p text:style-name="P1">بِچِکءَ</text:p>
        <text:p text:style-name="P1">بِچِکّے</text:p>
        <text:p text:style-name="P1">بِڈَکّاں</text:p>
        <text:p text:style-name="P1">بِڈَکّی</text:p>
        <text:p text:style-name="P1">بِڈَکّیں</text:p>
        <text:p text:style-name="P1">بِکؔر</text:p>
        <text:p text:style-name="P1">بِکاں</text:p>
        <text:p text:style-name="P1">بِکاں؟‘“/</text:p>
        <text:p text:style-name="P1">بِکاں۔‘“/</text:p>
        <text:p text:style-name="P1">بِکاں۔“/</text:p>
        <text:p text:style-name="P1">بِکشّاں</text:p>
        <text:p text:style-name="P1">بِکن</text:p>
        <text:p text:style-name="P1">بِکَاں</text:p>
        <text:p text:style-name="P1">بِکَرزاں</text:p>
        <text:p text:style-name="P1">بِکَرزِتیں</text:p>
        <text:p text:style-name="P1">بِکَرزی</text:p>
        <text:p text:style-name="P1">بِکَش</text:p>
        <text:p text:style-name="P1">بِکَشّاں</text:p>
        <text:p text:style-name="P1">بِکَشِّتیں</text:p>
        <text:p text:style-name="P1">بِکَشّے</text:p>
        <text:p text:style-name="P1">بِکَشّے۔“/</text:p>
        <text:p text:style-name="P1">بِکَشی</text:p>
        <text:p text:style-name="P1">بِکَنائین</text:p>
        <text:p text:style-name="P1">بِکَنائیناں</text:p>
        <text:p text:style-name="P1">بِکَنائینی</text:p>
        <text:p text:style-name="P1">بِکَنائینے</text:p>
        <text:p text:style-name="P1">بِکَنانی</text:p>
        <text:p text:style-name="P1">بِکَناں</text:p>
        <text:p text:style-name="P1">بِکَناں۔‘/</text:p>
        <text:p text:style-name="P1">بِکَناں۔“/</text:p>
        <text:p text:style-name="P1">بِکَنتی</text:p>
        <text:p text:style-name="P1">بِکَنتے</text:p>
        <text:p text:style-name="P1">بِکَنَنتی</text:p>
        <text:p text:style-name="P1">بِکَنَنتے</text:p>
        <text:p text:style-name="P1">بِکَنِتی</text:p>
        <text:p text:style-name="P1">بِکَنِتے</text:p>
        <text:p text:style-name="P1">بِکَنی</text:p>
        <text:p text:style-name="P1">بِکَنیں</text:p>
        <text:p text:style-name="P1">بِکَنے</text:p>
        <text:p text:style-name="P1">بِکَنے!‘/</text:p>
        <text:p text:style-name="P1">بِکَنے،/</text:p>
        <text:p text:style-name="P1">بِکَنے۔‘/</text:p>
        <text:p text:style-name="P1">بِکَنے۔‘“/</text:p>
        <text:p text:style-name="P1">بِکَنے۔“/</text:p>
        <text:p text:style-name="P1">بِکَٹّی</text:p>
        <text:p text:style-name="P1">بِکَپ</text:p>
        <text:p text:style-name="P1">بِکَپاں</text:p>
        <text:p text:style-name="P1">بِکَپی</text:p>
        <text:p text:style-name="P1">بِکَپے</text:p>
        <text:p text:style-name="P1">بِکِناں</text:p>
        <text:p text:style-name="P1">بِکِنزاں</text:p>
        <text:p text:style-name="P1">بِکِنیں</text:p>
        <text:p text:style-name="P1">بِکِنے</text:p>
        <text:p text:style-name="P1">بِکپی</text:p>
        <text:p text:style-name="P1">بِگری</text:p>
        <text:p text:style-name="P1"><text:soft-page-break/>بِگریواں</text:p>
        <text:p text:style-name="P1">بِگریوے</text:p>
        <text:p text:style-name="P1">بِگریں</text:p>
        <text:p text:style-name="P1">بِگرے</text:p>
        <text:p text:style-name="P1">بِگواری</text:p>
        <text:p text:style-name="P1">بِگوازین</text:p>
        <text:p text:style-name="P1">بِگوازیناں</text:p>
        <text:p text:style-name="P1">بِگوازینتیں</text:p>
        <text:p text:style-name="P1">بِگوازینی</text:p>
        <text:p text:style-name="P1">بِگوازینیں</text:p>
        <text:p text:style-name="P1">بِگوازینے</text:p>
        <text:p text:style-name="P1">بِگَلءِ</text:p>
        <text:p text:style-name="P1">بِگَلّین</text:p>
        <text:p text:style-name="P1">بِگَلّینی</text:p>
        <text:p text:style-name="P1">بِگِر</text:p>
        <text:p text:style-name="P1">بِگِرائیناں</text:p>
        <text:p text:style-name="P1">بِگِرائینی</text:p>
        <text:p text:style-name="P1">بِگِرائینیں</text:p>
        <text:p text:style-name="P1">بِگِراں</text:p>
        <text:p text:style-name="P1">بِگِرِتئَگاں</text:p>
        <text:p text:style-name="P1">بِگِری</text:p>
        <text:p text:style-name="P1">بِگِریں</text:p>
        <text:p text:style-name="P1">بِگِرے</text:p>
        <text:p text:style-name="P1">بِگِنداں</text:p>
        <text:p text:style-name="P1">بِگِندی</text:p>
        <text:p text:style-name="P1">بِگِندیں</text:p>
        <text:p text:style-name="P1">بِگِندے</text:p>
        <text:p text:style-name="P1">بِگِچین</text:p>
        <text:p text:style-name="P1">بِگِچینتیناں</text:p>
        <text:p text:style-name="P1">بِگِچینی</text:p>
        <text:p text:style-name="P1">بِگِچینیں</text:p>
        <text:p text:style-name="P1">بِگِچینے</text:p>
        <text:p text:style-name="P1">بِگْوَجاں</text:p>
        <text:p text:style-name="P1">بِگْوَجیں</text:p>
        <text:p text:style-name="P1">بِگْوَجے</text:p>
        <text:p text:style-name="P1">بِگْوَزی</text:p>
        <text:p text:style-name="P1">بِگْوَپے</text:p>
        <text:p text:style-name="P1">بِگیج</text:p>
        <text:p text:style-name="P1">بِگیجائینی</text:p>
        <text:p text:style-name="P1">بِگیجاں</text:p>
        <text:p text:style-name="P1">بِگیجی</text:p>
        <text:p text:style-name="P1">بِگیجیں</text:p>
        <text:p text:style-name="P1">بِہ</text:p>
        <text:p text:style-name="P1">بِہَلّاں</text:p>
        <text:p text:style-name="P1">بِہَلّی</text:p>
        <text:p text:style-name="P1">بِہَٹّائینی</text:p>
        <text:p text:style-name="P1">بِیؔرسبعءَ</text:p>
        <text:p text:style-name="P1">بِیءَ</text:p>
        <text:p text:style-name="P1">بِیءِ</text:p>
        <text:p text:style-name="P1">بِیت</text:p>
        <text:p text:style-name="P1">بِیت/</text:p>
        <text:p text:style-name="P1">بِیت،/</text:p>
        <text:p text:style-name="P1">بِیتءُ</text:p>
        <text:p text:style-name="P1">بِیتئَگ</text:p>
        <text:p text:style-name="P1">بِیتئَگا</text:p>
        <text:p text:style-name="P1">بِیتئَگاں</text:p>
        <text:p text:style-name="P1">بِیتئَگِتاں</text:p>
        <text:p text:style-name="P1">بِیتئَگِتی</text:p>
        <text:p text:style-name="P1">بِیتئَگِتیں</text:p>
        <text:p text:style-name="P1">بِیتئَگِتے</text:p>
        <text:p text:style-name="P1">بِیتئَگیناں</text:p>
        <text:p text:style-name="P1">بِیتئَگیں</text:p>
        <text:p text:style-name="P1">بِیتئَگی۔‘/</text:p>
        <text:p text:style-name="P1">بِیتئَگے</text:p>
        <text:p text:style-name="P1">بِیتا</text:p>
        <text:p text:style-name="P1">بِیتاں</text:p>
        <text:p text:style-name="P1">بِیتاں۔‘“/</text:p>
        <text:p text:style-name="P1">بِیتاں۔“/</text:p>
        <text:p text:style-name="P1">بِیتا۔“/</text:p>
        <text:p text:style-name="P1">بِیتوئیل</text:p>
        <text:p text:style-name="P1">بِیتوئیلءَ</text:p>
        <text:p text:style-name="P1">بِیتوئیلءِ</text:p>
        <text:p text:style-name="P1"><text:soft-page-break/>بِیتوایلءِ</text:p>
        <text:p text:style-name="P1">بِیتَنتی</text:p>
        <text:p text:style-name="P1">بِیتَگ</text:p>
        <text:p text:style-name="P1">بِیتَگاں</text:p>
        <text:p text:style-name="P1">بِیتَگِتاں</text:p>
        <text:p text:style-name="P1">بِیتَگیں</text:p>
        <text:p text:style-name="P1">بِیتی</text:p>
        <text:p text:style-name="P1">بِیتیں</text:p>
        <text:p text:style-name="P1">بِیتے</text:p>
        <text:p text:style-name="P1">بِیت۔/</text:p>
        <text:p text:style-name="P1">بِیت۔‘/</text:p>
        <text:p text:style-name="P1">بِیت۔“/</text:p>
        <text:p text:style-name="P1">بِیت‘/</text:p>
        <text:p text:style-name="P1">بِیست</text:p>
        <text:p text:style-name="P1">بِیم</text:p>
        <text:p text:style-name="P1">بِیما</text:p>
        <text:p text:style-name="P1">بِیمارِیاں</text:p>
        <text:p text:style-name="P1">بِیچءَ</text:p>
        <text:p text:style-name="P1">بِیچءِ</text:p>
        <text:p text:style-name="P1">بِیچا</text:p>
        <text:p text:style-name="P1">بِیگار</text:p>
        <text:p text:style-name="P1">بپچ</text:p>
        <text:p text:style-name="P1">بچار</text:p>
        <text:p text:style-name="P1">بکنائین</text:p>
        <text:p text:style-name="P1">بکنائیناں</text:p>
        <text:p text:style-name="P1">بکنائینی</text:p>
        <text:p text:style-name="P1">بکنائینے</text:p>
        <text:p text:style-name="P1">بکنتی</text:p>
        <text:p text:style-name="P1">بکنی</text:p>
        <text:p text:style-name="P1">بکنیں</text:p>
        <text:p text:style-name="P1">بکنے</text:p>
        <text:p text:style-name="P1">بکَناں</text:p>
        <text:p text:style-name="P1">بکپی</text:p>
        <text:p text:style-name="P1">بگرادے</text:p>
        <text:p text:style-name="P1">بگش</text:p>
        <text:p text:style-name="P1">بگنداں</text:p>
        <text:p text:style-name="P1">بگواری</text:p>
        <text:p text:style-name="P1">بگیج</text:p>
        <text:p text:style-name="P1">بگیشینی</text:p>
        <text:p text:style-name="P1">بھروسہ</text:p>
        <text:p text:style-name="P1">بھوسا</text:p>
        <text:p text:style-name="P1">بھَروسَہ</text:p>
        <text:p text:style-name="P1">بھَروسَہءِ</text:p>
        <text:p text:style-name="P1">بھَٹِّیءَ</text:p>
        <text:p text:style-name="P1">بھَٹِّیءِ</text:p>
        <text:p text:style-name="P1">بھَٹِّیئے</text:p>
        <text:p text:style-name="P1">بھَٹِّیا</text:p>
        <text:p text:style-name="P1">بہا</text:p>
        <text:p text:style-name="P1">بہاءَ</text:p>
        <text:p text:style-name="P1">بہارگاہ</text:p>
        <text:p text:style-name="P1">بہر</text:p>
        <text:p text:style-name="P1">بی</text:p>
        <text:p text:style-name="P1">بی،‘/</text:p>
        <text:p text:style-name="P1">بیؔت</text:p>
        <text:p text:style-name="P1">بیؔرسبع</text:p>
        <text:p text:style-name="P1">بیؔرسبعءَ</text:p>
        <text:p text:style-name="P1">بیؔرسِبع</text:p>
        <text:p text:style-name="P1">بیؔرلحئی</text:p>
        <text:p text:style-name="P1">بیؔرِیءِ</text:p>
        <text:p text:style-name="P1">بیؔرِیَہ</text:p>
        <text:p text:style-name="P1">بیؔوئیلءِ</text:p>
        <text:p text:style-name="P1">بی؟“/</text:p>
        <text:p text:style-name="P1">بیئَگ</text:p>
        <text:p text:style-name="P1">بیئَگءَ</text:p>
        <text:p text:style-name="P1">بیئَگءِ</text:p>
        <text:p text:style-name="P1">بیئَگا</text:p>
        <text:p text:style-name="P1">بیئَگاءَ</text:p>
        <text:p text:style-name="P1">بیئَگی</text:p>
        <text:p text:style-name="P1">بیئَگے</text:p>
        <text:p text:style-name="P1">بیئیں</text:p>
        <text:p text:style-name="P1">بیئے</text:p>
        <text:p text:style-name="P1">بیا</text:p>
        <text:p text:style-name="P1"><text:soft-page-break/>بیائیں</text:p>
        <text:p text:style-name="P1">بیائے</text:p>
        <text:p text:style-name="P1">بیائے۔‘/</text:p>
        <text:p text:style-name="P1">بیائے۔‘“/</text:p>
        <text:p text:style-name="P1">بیابانءَ</text:p>
        <text:p text:style-name="P1">بیاج</text:p>
        <text:p text:style-name="P1">بیاجءَ</text:p>
        <text:p text:style-name="P1">بیار</text:p>
        <text:p text:style-name="P1">بیاراں</text:p>
        <text:p text:style-name="P1">بیارتیں</text:p>
        <text:p text:style-name="P1">بیاری</text:p>
        <text:p text:style-name="P1">بیاریں</text:p>
        <text:p text:style-name="P1">بیارے</text:p>
        <text:p text:style-name="P1">بیازمائیناں</text:p>
        <text:p text:style-name="P1">بیازمائینی</text:p>
        <text:p text:style-name="P1">بیان</text:p>
        <text:p text:style-name="P1">بیانءَ</text:p>
        <text:p text:style-name="P1">بیاں</text:p>
        <text:p text:style-name="P1">بیاں۔/</text:p>
        <text:p text:style-name="P1">بیاں۔‘/</text:p>
        <text:p text:style-name="P1">بیاں۔“/</text:p>
        <text:p text:style-name="P1">بیایاں</text:p>
        <text:p text:style-name="P1">بیبلائے</text:p>
        <text:p text:style-name="P1">بیبَلائے</text:p>
        <text:p text:style-name="P1">بیت</text:p>
        <text:p text:style-name="P1">بیتئَگ</text:p>
        <text:p text:style-name="P1">بیتئَگاں</text:p>
        <text:p text:style-name="P1">بیتئَگیں</text:p>
        <text:p text:style-name="P1">بیتا</text:p>
        <text:p text:style-name="P1">بیتاں</text:p>
        <text:p text:style-name="P1">بیتَنتی</text:p>
        <text:p text:style-name="P1">بیتَگِتاں</text:p>
        <text:p text:style-name="P1">بیتَگیں</text:p>
        <text:p text:style-name="P1">بیر</text:p>
        <text:p text:style-name="P1">بیرءَ</text:p>
        <text:p text:style-name="P1">بیران</text:p>
        <text:p text:style-name="P1">بیرانِیءِ</text:p>
        <text:p text:style-name="P1">بیزار</text:p>
        <text:p text:style-name="P1">بیست</text:p>
        <text:p text:style-name="P1">بیستءُ</text:p>
        <text:p text:style-name="P1">بیلطَشَضَر</text:p>
        <text:p text:style-name="P1">بیلطَشَضَرا</text:p>
        <text:p text:style-name="P1">بیماری</text:p>
        <text:p text:style-name="P1">بینئَگ</text:p>
        <text:p text:style-name="P1">بینئَگءِ</text:p>
        <text:p text:style-name="P1">بینجو</text:p>
        <text:p text:style-name="P1">بینسَری</text:p>
        <text:p text:style-name="P1">بینَگ</text:p>
        <text:p text:style-name="P1">بینَگا</text:p>
        <text:p text:style-name="P1">بیوک</text:p>
        <text:p text:style-name="P1">بیوکیں</text:p>
        <text:p text:style-name="P1">بیچءَ</text:p>
        <text:p text:style-name="P1">بیچءِ</text:p>
        <text:p text:style-name="P1">بیگا</text:p>
        <text:p text:style-name="P1">بیگاءَ</text:p>
        <text:p text:style-name="P1">بیگاءِ</text:p>
        <text:p text:style-name="P1">بیگائے</text:p>
        <text:p text:style-name="P1">بیہال</text:p>
        <text:p text:style-name="P1">بی۔‘/</text:p>
        <text:p text:style-name="P1">بی۔“/</text:p>
        <text:p text:style-name="P1">بے</text:p>
        <text:p text:style-name="P1">تؔرُفِمُس</text:p>
        <text:p text:style-name="P1">تئی</text:p>
        <text:p text:style-name="P1">تاؔرح</text:p>
        <text:p text:style-name="P1">تاؔرحءَ</text:p>
        <text:p text:style-name="P1">تاؔرحءِ</text:p>
        <text:p text:style-name="P1">تاب</text:p>
        <text:p text:style-name="P1">تابُوتءِ</text:p>
        <text:p text:style-name="P1">تاثِیر</text:p>
        <text:p text:style-name="P1">تاج</text:p>
        <text:p text:style-name="P1">تاجءِ</text:p>
        <text:p text:style-name="P1">تاجاں</text:p>
        <text:p text:style-name="P1"><text:soft-page-break/>تاجے</text:p>
        <text:p text:style-name="P1">تارؔا</text:p>
        <text:p text:style-name="P1">تارؔاءِ</text:p>
        <text:p text:style-name="P1">تارؔسُس</text:p>
        <text:p text:style-name="P1">تارؔسُسءَ</text:p>
        <text:p text:style-name="P1">تارؔسُسءِ</text:p>
        <text:p text:style-name="P1">تارِیخءَ</text:p>
        <text:p text:style-name="P1">تاریخءَ</text:p>
        <text:p text:style-name="P1">تاریخءِ</text:p>
        <text:p text:style-name="P1">تازَہ</text:p>
        <text:p text:style-name="P1">تازَہیں</text:p>
        <text:p text:style-name="P1">تازہ</text:p>
        <text:p text:style-name="P1">تازہیں</text:p>
        <text:p text:style-name="P1">تاس</text:p>
        <text:p text:style-name="P1">تاسءِ</text:p>
        <text:p text:style-name="P1">تالءَ</text:p>
        <text:p text:style-name="P1">تالِیتا</text:p>
        <text:p text:style-name="P1">تام</text:p>
        <text:p text:style-name="P1">تامءَ</text:p>
        <text:p text:style-name="P1">تامدار</text:p>
        <text:p text:style-name="P1">تامداریں</text:p>
        <text:p text:style-name="P1">تامیں</text:p>
        <text:p text:style-name="P1">تاوان</text:p>
        <text:p text:style-name="P1">تاپئَگءَ</text:p>
        <text:p text:style-name="P1">تاچ</text:p>
        <text:p text:style-name="P1">تاچینتاں</text:p>
        <text:p text:style-name="P1">تاچینے</text:p>
        <text:p text:style-name="P1">تاک</text:p>
        <text:p text:style-name="P1">تاکءِ</text:p>
        <text:p text:style-name="P1">تاکِہ</text:p>
        <text:p text:style-name="P1">تاکِید</text:p>
        <text:p text:style-name="P1">تاکِیدءِ</text:p>
        <text:p text:style-name="P1">تاکہ</text:p>
        <text:p text:style-name="P1">تاکی</text:p>
        <text:p text:style-name="P1">تاکید</text:p>
        <text:p text:style-name="P1">تاکے</text:p>
        <text:p text:style-name="P1">تباہ</text:p>
        <text:p text:style-name="P1">تتک</text:p>
        <text:p text:style-name="P1">تتکئَگاں</text:p>
        <text:p text:style-name="P1">تتکاں</text:p>
        <text:p text:style-name="P1">تجارَت</text:p>
        <text:p text:style-name="P1">تحفَہ</text:p>
        <text:p text:style-name="P1">تحفَہاں</text:p>
        <text:p text:style-name="P1">ترؔسیس</text:p>
        <text:p text:style-name="P1">ترؔوئَس</text:p>
        <text:p text:style-name="P1">ترئَگءِ</text:p>
        <text:p text:style-name="P1">ترا</text:p>
        <text:p text:style-name="P1">تراشئَگ</text:p>
        <text:p text:style-name="P1">ترتیبءِ</text:p>
        <text:p text:style-name="P1">ترسئَگءَ</text:p>
        <text:p text:style-name="P1">ترسناکیں</text:p>
        <text:p text:style-name="P1">ترسِت</text:p>
        <text:p text:style-name="P1">ترونگُل</text:p>
        <text:p text:style-name="P1">ترونگُلءِ</text:p>
        <text:p text:style-name="P1">ترَکّاں</text:p>
        <text:p text:style-name="P1">ترَکِّت</text:p>
        <text:p text:style-name="P1">ترَکّینَنتے</text:p>
        <text:p text:style-name="P1">ترُند</text:p>
        <text:p text:style-name="P1">ترُندتِر</text:p>
        <text:p text:style-name="P1">ترُندِیءِ</text:p>
        <text:p text:style-name="P1">ترُندی</text:p>
        <text:p text:style-name="P1">ترُندیں</text:p>
        <text:p text:style-name="P1">ترُوؔفوسَہءَ</text:p>
        <text:p text:style-name="P1">ترُوؔفینَہ</text:p>
        <text:p text:style-name="P1">ترُپش</text:p>
        <text:p text:style-name="P1">ترُپشیں</text:p>
        <text:p text:style-name="P1">ترُکّئَگءَ</text:p>
        <text:p text:style-name="P1">ترُکّاں</text:p>
        <text:p text:style-name="P1">ترِمپانی</text:p>
        <text:p text:style-name="P1">ترِپئَگءَ</text:p>
        <text:p text:style-name="P1">ترِپاں</text:p>
        <text:p text:style-name="P1">ترِپناک</text:p>
        <text:p text:style-name="P1"><text:soft-page-break/>ترِپناکی</text:p>
        <text:p text:style-name="P1">ترِپناکیں</text:p>
        <text:p text:style-name="P1">ترِپوکیں</text:p>
        <text:p text:style-name="P1">ترِپِت</text:p>
        <text:p text:style-name="P1">ترِپّینی</text:p>
        <text:p text:style-name="P1">ترِپی</text:p>
        <text:p text:style-name="P1">ترِپینی</text:p>
        <text:p text:style-name="P1">ترِپینی۔“/</text:p>
        <text:p text:style-name="P1">ترِپے</text:p>
        <text:p text:style-name="P1">ترینت</text:p>
        <text:p text:style-name="P1">تریں</text:p>
        <text:p text:style-name="P1">تسلی</text:p>
        <text:p text:style-name="P1">تعارُف</text:p>
        <text:p text:style-name="P1">تعالائے</text:p>
        <text:p text:style-name="P1">تعالایا</text:p>
        <text:p text:style-name="P1">تعالِیٰءَ​را</text:p>
        <text:p text:style-name="P1">تعالِیٰءِ</text:p>
        <text:p text:style-name="P1">تعالیٰ</text:p>
        <text:p text:style-name="P1">تعبِیر</text:p>
        <text:p text:style-name="P1">تعبِیرءَ</text:p>
        <text:p text:style-name="P1">تعبِیرے</text:p>
        <text:p text:style-name="P1">تعبیر</text:p>
        <text:p text:style-name="P1">تعبیرءَ</text:p>
        <text:p text:style-name="P1">تعداد</text:p>
        <text:p text:style-name="P1">تعریف</text:p>
        <text:p text:style-name="P1">تعریفءِ</text:p>
        <text:p text:style-name="P1">تمؔنعءَ</text:p>
        <text:p text:style-name="P1">تمرءَ</text:p>
        <text:p text:style-name="P1">تندورءِ</text:p>
        <text:p text:style-name="P1">تنگ</text:p>
        <text:p text:style-name="P1">توؔبل</text:p>
        <text:p text:style-name="P1">توؔبلقائن</text:p>
        <text:p text:style-name="P1">توؔبلقائنءِ</text:p>
        <text:p text:style-name="P1">توؔلع</text:p>
        <text:p text:style-name="P1">توار</text:p>
        <text:p text:style-name="P1">توبَہ</text:p>
        <text:p text:style-name="P1">توبَہءَ</text:p>
        <text:p text:style-name="P1">توبَہءِ</text:p>
        <text:p text:style-name="P1">توبہ</text:p>
        <text:p text:style-name="P1">تورِت</text:p>
        <text:p text:style-name="P1">توری</text:p>
        <text:p text:style-name="P1">توریت</text:p>
        <text:p text:style-name="P1">توریتءَ</text:p>
        <text:p text:style-name="P1">توریتءِ</text:p>
        <text:p text:style-name="P1">تورے</text:p>
        <text:p text:style-name="P1">توشئَگ</text:p>
        <text:p text:style-name="P1">توصِیف</text:p>
        <text:p text:style-name="P1">توفِیق</text:p>
        <text:p text:style-name="P1">توفِیقءَ</text:p>
        <text:p text:style-name="P1">توفِیقءِ</text:p>
        <text:p text:style-name="P1">توفِیقانی</text:p>
        <text:p text:style-name="P1">توفِیقاں</text:p>
        <text:p text:style-name="P1">توم</text:p>
        <text:p text:style-name="P1">تومءَ</text:p>
        <text:p text:style-name="P1">تومءِ</text:p>
        <text:p text:style-name="P1">توماں</text:p>
        <text:p text:style-name="P1">تومے</text:p>
        <text:p text:style-name="P1">توک</text:p>
        <text:p text:style-name="P1">توکءَ</text:p>
        <text:p text:style-name="P1">توکا</text:p>
        <text:p text:style-name="P1">توکی</text:p>
        <text:p text:style-name="P1">توکے</text:p>
        <text:p text:style-name="P1">تَئو</text:p>
        <text:p text:style-name="P1">تَئواَتکئَگ</text:p>
        <text:p text:style-name="P1">تَئوجَنگول</text:p>
        <text:p text:style-name="P1">تَئومارا</text:p>
        <text:p text:style-name="P1">تَئووَتی</text:p>
        <text:p text:style-name="P1">تَئوچِیا</text:p>
        <text:p text:style-name="P1">تَئِیگ</text:p>
        <text:p text:style-name="P1">تَئی</text:p>
        <text:p text:style-name="P1">تَبارِکیں</text:p>
        <text:p text:style-name="P1">تَباہ</text:p>
        <text:p text:style-name="P1"><text:soft-page-break/>تَباہِیءَ</text:p>
        <text:p text:style-name="P1">تَباہِیءِ</text:p>
        <text:p text:style-name="P1">تَباہِیئے</text:p>
        <text:p text:style-name="P1">تَباہی</text:p>
        <text:p text:style-name="P1">تَبلِیغ</text:p>
        <text:p text:style-name="P1">تَبلِیغءَ</text:p>
        <text:p text:style-name="P1">تَبلِیغءِ</text:p>
        <text:p text:style-name="P1">تَبلِیغے</text:p>
        <text:p text:style-name="P1">تَبِیؔتا</text:p>
        <text:p text:style-name="P1">تَبِیؔتاءَ</text:p>
        <text:p text:style-name="P1">تَبِیؔتاءِ</text:p>
        <text:p text:style-name="P1">تَتک</text:p>
        <text:p text:style-name="P1">تَتکئَگاں</text:p>
        <text:p text:style-name="P1">تَتکئَگِتاں</text:p>
        <text:p text:style-name="P1">تَتکئَگیں</text:p>
        <text:p text:style-name="P1">تَتکا</text:p>
        <text:p text:style-name="P1">تَتکاں</text:p>
        <text:p text:style-name="P1">تَجَربَہ</text:p>
        <text:p text:style-name="P1">تَجَربَہءَ</text:p>
        <text:p text:style-name="P1">تَجَربَہا</text:p>
        <text:p text:style-name="P1">تَحت</text:p>
        <text:p text:style-name="P1">تَحتءَ</text:p>
        <text:p text:style-name="P1">تَحتءِ</text:p>
        <text:p text:style-name="P1">تَحتیءِ</text:p>
        <text:p text:style-name="P1">تَحقِیقات</text:p>
        <text:p text:style-name="P1">تَخت</text:p>
        <text:p text:style-name="P1">تَختءَ</text:p>
        <text:p text:style-name="P1">تَختءِ</text:p>
        <text:p text:style-name="P1">تَختا</text:p>
        <text:p text:style-name="P1">تَختانی</text:p>
        <text:p text:style-name="P1">تَختاں</text:p>
        <text:p text:style-name="P1">تَختِیءِ</text:p>
        <text:p text:style-name="P1">تَختِیئے</text:p>
        <text:p text:style-name="P1">تَختِیانی</text:p>
        <text:p text:style-name="P1">تَختی</text:p>
        <text:p text:style-name="P1">تَختیءِ</text:p>
        <text:p text:style-name="P1">تَختے</text:p>
        <text:p text:style-name="P1">تَخلِیق</text:p>
        <text:p text:style-name="P1">تَدّیؔ</text:p>
        <text:p text:style-name="P1">تَر</text:p>
        <text:p text:style-name="P1">تَرا</text:p>
        <text:p text:style-name="P1">تَرارا</text:p>
        <text:p text:style-name="P1">تَراچہ</text:p>
        <text:p text:style-name="P1">تَرتِیب</text:p>
        <text:p text:style-name="P1">تَرتِیبءِ</text:p>
        <text:p text:style-name="P1">تَرجُمَہ</text:p>
        <text:p text:style-name="P1">تَرجُمَہءَ</text:p>
        <text:p text:style-name="P1">تَرجُمہ</text:p>
        <text:p text:style-name="P1">تَرخوؔنیتِس</text:p>
        <text:p text:style-name="P1">تَرشیؔش</text:p>
        <text:p text:style-name="P1">تَرشیؔشے</text:p>
        <text:p text:style-name="P1">تَرَقّی</text:p>
        <text:p text:style-name="P1">تَرّئَگ</text:p>
        <text:p text:style-name="P1">تَرّئَگءَ</text:p>
        <text:p text:style-name="P1">تَرّئَگءِ</text:p>
        <text:p text:style-name="P1">تَرّان</text:p>
        <text:p text:style-name="P1">تَرّانءَ</text:p>
        <text:p text:style-name="P1">تَرّاں</text:p>
        <text:p text:style-name="P1">تَرِّت</text:p>
        <text:p text:style-name="P1">تَرِّتاں</text:p>
        <text:p text:style-name="P1">تَرِّتی</text:p>
        <text:p text:style-name="P1">تَرّی</text:p>
        <text:p text:style-name="P1">تَرّینئَگءَ</text:p>
        <text:p text:style-name="P1">تَرّینئَگءِ</text:p>
        <text:p text:style-name="P1">تَرّیناں</text:p>
        <text:p text:style-name="P1">تَرّینت</text:p>
        <text:p text:style-name="P1">تَرّینتا</text:p>
        <text:p text:style-name="P1">تَرّینتی</text:p>
        <text:p text:style-name="P1">تَرّیں</text:p>
        <text:p text:style-name="P1">تَسَلّا</text:p>
        <text:p text:style-name="P1">تَسَّلا</text:p>
        <text:p text:style-name="P1">تَشرِیح</text:p>
        <text:p text:style-name="P1"><text:soft-page-break/>تَعداد</text:p>
        <text:p text:style-name="P1">تَعدادءَ</text:p>
        <text:p text:style-name="P1">تَعرِیف</text:p>
        <text:p text:style-name="P1">تَعرِیفءَ</text:p>
        <text:p text:style-name="P1">تَعرِیفءِ</text:p>
        <text:p text:style-name="P1">تَعرِیفا</text:p>
        <text:p text:style-name="P1">تَعلُّق</text:p>
        <text:p text:style-name="P1">تَعوِیذ</text:p>
        <text:p text:style-name="P1">تَفصِیلءِ</text:p>
        <text:p text:style-name="P1">تَقرِیباً</text:p>
        <text:p text:style-name="P1">تَقرِیر</text:p>
        <text:p text:style-name="P1">تَل</text:p>
        <text:p text:style-name="P1">تَلارانی</text:p>
        <text:p text:style-name="P1">تَلاراں</text:p>
        <text:p text:style-name="P1">تَلاشی</text:p>
        <text:p text:style-name="P1">تَلْوَساں</text:p>
        <text:p text:style-name="P1">تَلْوَسِت</text:p>
        <text:p text:style-name="P1">تَلْوَسی</text:p>
        <text:p text:style-name="P1">تَلکءِ</text:p>
        <text:p text:style-name="P1">تَمَؔر</text:p>
        <text:p text:style-name="P1">تَماشَہ</text:p>
        <text:p text:style-name="P1">تَماشَہے</text:p>
        <text:p text:style-name="P1">تَمبُورئَگ</text:p>
        <text:p text:style-name="P1">تَمبُورئَگءِ</text:p>
        <text:p text:style-name="P1">تَمبُورئَگے</text:p>
        <text:p text:style-name="P1">تَنبُو</text:p>
        <text:p text:style-name="P1">تَنبُوءَ</text:p>
        <text:p text:style-name="P1">تَنبُوءِ</text:p>
        <text:p text:style-name="P1">تَنبُوانی</text:p>
        <text:p text:style-name="P1">تَند</text:p>
        <text:p text:style-name="P1">تَنک</text:p>
        <text:p text:style-name="P1">تَنگ</text:p>
        <text:p text:style-name="P1">تَو</text:p>
        <text:p text:style-name="P1">تَوار</text:p>
        <text:p text:style-name="P1">تَوارا</text:p>
        <text:p text:style-name="P1">تَوارِیخءَ</text:p>
        <text:p text:style-name="P1">تَواریءَ</text:p>
        <text:p text:style-name="P1">تَواریں</text:p>
        <text:p text:style-name="P1">تَوفِیق</text:p>
        <text:p text:style-name="P1">تَوَجُّہ</text:p>
        <text:p text:style-name="P1">تَوَکَّل</text:p>
        <text:p text:style-name="P1">تَوَکُّل</text:p>
        <text:p text:style-name="P1">تَپ</text:p>
        <text:p text:style-name="P1">تَپءَ</text:p>
        <text:p text:style-name="P1">تَپءَ​را</text:p>
        <text:p text:style-name="P1">تَپءِ</text:p>
        <text:p text:style-name="P1">تَپسِت</text:p>
        <text:p text:style-name="P1">تَپَرءَ</text:p>
        <text:p text:style-name="P1">تَپِیگ</text:p>
        <text:p text:style-name="P1">تَچئَگءَ</text:p>
        <text:p text:style-name="P1">تَچئَگءِ</text:p>
        <text:p text:style-name="P1">تَچئَگا</text:p>
        <text:p text:style-name="P1">تَچئَگی</text:p>
        <text:p text:style-name="P1">تَچئَگے</text:p>
        <text:p text:style-name="P1">تَچان</text:p>
        <text:p text:style-name="P1">تَچانءَ</text:p>
        <text:p text:style-name="P1">تَچانِیءَ</text:p>
        <text:p text:style-name="P1">تَچاں</text:p>
        <text:p text:style-name="P1">تَچوک</text:p>
        <text:p text:style-name="P1">تَچوکانی</text:p>
        <text:p text:style-name="P1">تَچوکیں</text:p>
        <text:p text:style-name="P1">تَچوکے</text:p>
        <text:p text:style-name="P1">تَچک</text:p>
        <text:p text:style-name="P1">تَچی</text:p>
        <text:p text:style-name="P1">تَچے</text:p>
        <text:p text:style-name="P1">تَڑی</text:p>
        <text:p text:style-name="P1">تَک</text:p>
        <text:p text:style-name="P1">تَکلِیف</text:p>
        <text:p text:style-name="P1">تَکلِیفءَ</text:p>
        <text:p text:style-name="P1">تَکلِیفءِ</text:p>
        <text:p text:style-name="P1">تَکلِیفا</text:p>
        <text:p text:style-name="P1">تَکلِیفانی</text:p>
        <text:p text:style-name="P1"><text:soft-page-break/>تَکلیف</text:p>
        <text:p text:style-name="P1">تَکلیفءَ</text:p>
        <text:p text:style-name="P1">تَکَبُّر</text:p>
        <text:p text:style-name="P1">تَکَبُّرءَ</text:p>
        <text:p text:style-name="P1">تَکَبُّرءِ</text:p>
        <text:p text:style-name="P1">تَگَرد</text:p>
        <text:p text:style-name="P1">تَگَردءَ</text:p>
        <text:p text:style-name="P1">تَگَردانی</text:p>
        <text:p text:style-name="P1">تَگَردیءِ</text:p>
        <text:p text:style-name="P1">تَھا</text:p>
        <text:p text:style-name="P1">تَہ</text:p>
        <text:p text:style-name="P1">تَہءَ</text:p>
        <text:p text:style-name="P1">تَہءِ</text:p>
        <text:p text:style-name="P1">تَہا</text:p>
        <text:p text:style-name="P1">تَہار</text:p>
        <text:p text:style-name="P1">تَہارئَگ</text:p>
        <text:p text:style-name="P1">تَہارئَگءَ</text:p>
        <text:p text:style-name="P1">تَہارئَگءِ</text:p>
        <text:p text:style-name="P1">تَہارَگ</text:p>
        <text:p text:style-name="P1">تَہارَگءَ</text:p>
        <text:p text:style-name="P1">تَہارَگءِ</text:p>
        <text:p text:style-name="P1">تَہارَگا</text:p>
        <text:p text:style-name="P1">تَہارَگے</text:p>
        <text:p text:style-name="P1">تَہاریں</text:p>
        <text:p text:style-name="P1">تَیابءَ</text:p>
        <text:p text:style-name="P1">تَیار</text:p>
        <text:p text:style-name="P1">تُترُو</text:p>
        <text:p text:style-name="P1">تُجؔرّمہ</text:p>
        <text:p text:style-name="P1">تُحفا</text:p>
        <text:p text:style-name="P1">تُحفَہ</text:p>
        <text:p text:style-name="P1">تُحفَہاں</text:p>
        <text:p text:style-name="P1">تُحفَہے</text:p>
        <text:p text:style-name="P1">تُحفہ</text:p>
        <text:p text:style-name="P1">تُحفہانِیدیئَگءَ</text:p>
        <text:p text:style-name="P1">تُخؔص</text:p>
        <text:p text:style-name="P1">تُخِکوؔس</text:p>
        <text:p text:style-name="P1">تُخِکوؔسءَ</text:p>
        <text:p text:style-name="P1">تُرؔانُّس</text:p>
        <text:p text:style-name="P1">تُرس</text:p>
        <text:p text:style-name="P1">تُرسءَ</text:p>
        <text:p text:style-name="P1">تُرسئَگ</text:p>
        <text:p text:style-name="P1">تُرسئَگءَ</text:p>
        <text:p text:style-name="P1">تُرسئَگا</text:p>
        <text:p text:style-name="P1">تُرسئَگی</text:p>
        <text:p text:style-name="P1">تُرسا</text:p>
        <text:p text:style-name="P1">تُرسان</text:p>
        <text:p text:style-name="P1">تُرساں</text:p>
        <text:p text:style-name="P1">تُرسناک</text:p>
        <text:p text:style-name="P1">تُرسناکیں</text:p>
        <text:p text:style-name="P1">تُرسوکاں</text:p>
        <text:p text:style-name="P1">تُرسِت</text:p>
        <text:p text:style-name="P1">تُرسِتئَگا</text:p>
        <text:p text:style-name="P1">تُرسِتئَگِتی</text:p>
        <text:p text:style-name="P1">تُرسِتاں</text:p>
        <text:p text:style-name="P1">تُرسِتی</text:p>
        <text:p text:style-name="P1">تُرسِتے</text:p>
        <text:p text:style-name="P1">تُرسی</text:p>
        <text:p text:style-name="P1">تُرسینئَگ</text:p>
        <text:p text:style-name="P1">تُرسینئَگءَ</text:p>
        <text:p text:style-name="P1">تُرسینت</text:p>
        <text:p text:style-name="P1">تُرسیں</text:p>
        <text:p text:style-name="P1">تُرسے</text:p>
        <text:p text:style-name="P1">تُرَّکِتاں</text:p>
        <text:p text:style-name="P1">تُساں</text:p>
        <text:p text:style-name="P1">تُست</text:p>
        <text:p text:style-name="P1">تُشے</text:p>
        <text:p text:style-name="P1">تُنّءَ</text:p>
        <text:p text:style-name="P1">تُنّا</text:p>
        <text:p text:style-name="P1">تُنِّیگ</text:p>
        <text:p text:style-name="P1">تُنِّیگیں</text:p>
        <text:p text:style-name="P1">تُوؔما</text:p>
        <text:p text:style-name="P1">تُوؔماءَ</text:p>
        <text:p text:style-name="P1"><text:soft-page-break/>تُوؔماءَ​را</text:p>
        <text:p text:style-name="P1">تُوؔماءِ</text:p>
        <text:p text:style-name="P1">تُودءِ</text:p>
        <text:p text:style-name="P1">تُومؔا</text:p>
        <text:p text:style-name="P1">تُہمَت</text:p>
        <text:p text:style-name="P1">تُہمَتءَ</text:p>
        <text:p text:style-name="P1">تُہمَتاں</text:p>
        <text:p text:style-name="P1">تُہمَتے</text:p>
        <text:p text:style-name="P1">تِبؔرِیاس</text:p>
        <text:p text:style-name="P1">تِبرِؔیُسءِ</text:p>
        <text:p text:style-name="P1">تِدؔعال</text:p>
        <text:p text:style-name="P1">تِر</text:p>
        <text:p text:style-name="P1">تِرپئَگءِ</text:p>
        <text:p text:style-name="P1">تِفاق</text:p>
        <text:p text:style-name="P1">تِفاقِیءِ</text:p>
        <text:p text:style-name="P1">تِلاوَت</text:p>
        <text:p text:style-name="P1">تِمؔائِیءِ</text:p>
        <text:p text:style-name="P1">تِچک</text:p>
        <text:p text:style-name="P1">تِچکءَ</text:p>
        <text:p text:style-name="P1">تِچکیں</text:p>
        <text:p text:style-name="P1">تِیؔمُتھِیُس</text:p>
        <text:p text:style-name="P1">تِیؔمُتھِیُسءَ</text:p>
        <text:p text:style-name="P1">تِیؔمُتھِیُسءِ</text:p>
        <text:p text:style-name="P1">تِیر</text:p>
        <text:p text:style-name="P1">تِیمؔون</text:p>
        <text:p text:style-name="P1">تِیچ</text:p>
        <text:p text:style-name="P1">تِیچءَ</text:p>
        <text:p text:style-name="P1">تْرونگُل</text:p>
        <text:p text:style-name="P1">تچ</text:p>
        <text:p text:style-name="P1">تچئَگءَ</text:p>
        <text:p text:style-name="P1">تچانءَ</text:p>
        <text:p text:style-name="P1">تچاں</text:p>
        <text:p text:style-name="P1">تکلیف</text:p>
        <text:p text:style-name="P1">تکلیفءَ</text:p>
        <text:p text:style-name="P1">تھؔیُودَس</text:p>
        <text:p text:style-name="P1">تھالِیءِ</text:p>
        <text:p text:style-name="P1">تھانَہءَ</text:p>
        <text:p text:style-name="P1">تھانَہءِ</text:p>
        <text:p text:style-name="P1">تھُوؔاتیرَہ</text:p>
        <text:p text:style-name="P1">تھُک</text:p>
        <text:p text:style-name="P1">تھُکّءَ</text:p>
        <text:p text:style-name="P1">تھِؔسَلُنِیکے</text:p>
        <text:p text:style-name="P1">تھیلی</text:p>
        <text:p text:style-name="P1">تہ</text:p>
        <text:p text:style-name="P1">تہءَ</text:p>
        <text:p text:style-name="P1">تہا</text:p>
        <text:p text:style-name="P1">تہارگیءَ</text:p>
        <text:p text:style-name="P1">تہاری</text:p>
        <text:p text:style-name="P1">تیؔراس</text:p>
        <text:p text:style-name="P1">تیؔما</text:p>
        <text:p text:style-name="P1">تیؔمان</text:p>
        <text:p text:style-name="P1">تیابءَ</text:p>
        <text:p text:style-name="P1">تیار</text:p>
        <text:p text:style-name="P1">تیارِیءَ</text:p>
        <text:p text:style-name="P1">تیارِیءِ</text:p>
        <text:p text:style-name="P1">تیاری</text:p>
        <text:p text:style-name="P1">تیاریں</text:p>
        <text:p text:style-name="P1">تیر</text:p>
        <text:p text:style-name="P1">تیرؔتِیُس</text:p>
        <text:p text:style-name="P1">تیرؔطُلُس</text:p>
        <text:p text:style-name="P1">تیرؔطُلُسءَ</text:p>
        <text:p text:style-name="P1">تیرکمانءِ</text:p>
        <text:p text:style-name="P1">تیز</text:p>
        <text:p text:style-name="P1">تیزیں</text:p>
        <text:p text:style-name="P1">تیل</text:p>
        <text:p text:style-name="P1">تیلءَ</text:p>
        <text:p text:style-name="P1">تیلءِ</text:p>
        <text:p text:style-name="P1">تیلانک</text:p>
        <text:p text:style-name="P1">تیلاں</text:p>
        <text:p text:style-name="P1">ثابت</text:p>
        <text:p text:style-name="P1">ثابتِیءِ</text:p>
        <text:p text:style-name="P1">ثابتی</text:p>
        <text:p text:style-name="P1"><text:soft-page-break/>ثابِت</text:p>
        <text:p text:style-name="P1">ثابِتِیءَ</text:p>
        <text:p text:style-name="P1">ثابِتِیءِ</text:p>
        <text:p text:style-name="P1">ثابِتی</text:p>
        <text:p text:style-name="P1">ثَبُوت</text:p>
        <text:p text:style-name="P1">ثَنا</text:p>
        <text:p text:style-name="P1">ثَناءَ</text:p>
        <text:p text:style-name="P1">ثَناءِ</text:p>
        <text:p text:style-name="P1">ثَنائے</text:p>
        <text:p text:style-name="P1">ثَنایا</text:p>
        <text:p text:style-name="P1">ثَواب</text:p>
        <text:p text:style-name="P1">ثَوابءِ</text:p>
        <text:p text:style-name="P1">جائِز</text:p>
        <text:p text:style-name="P1">جائِزیں</text:p>
        <text:p text:style-name="P1">جادوگِر</text:p>
        <text:p text:style-name="P1">جادوگِراں</text:p>
        <text:p text:style-name="P1">جادُوءَ</text:p>
        <text:p text:style-name="P1">جادُوءِ</text:p>
        <text:p text:style-name="P1">جادُوگِر</text:p>
        <text:p text:style-name="P1">جادُوگِرءِ</text:p>
        <text:p text:style-name="P1">جادُوگِرانی</text:p>
        <text:p text:style-name="P1">جادُوگِراں</text:p>
        <text:p text:style-name="P1">جادُوگِری</text:p>
        <text:p text:style-name="P1">جادُوگِریءَ</text:p>
        <text:p text:style-name="P1">جادُوگِرے</text:p>
        <text:p text:style-name="P1">جاری</text:p>
        <text:p text:style-name="P1">جاسُوس</text:p>
        <text:p text:style-name="P1">جاسُوساں</text:p>
        <text:p text:style-name="P1">جاسُوسی</text:p>
        <text:p text:style-name="P1">جاشُو</text:p>
        <text:p text:style-name="P1">جاشُواں</text:p>
        <text:p text:style-name="P1">جال</text:p>
        <text:p text:style-name="P1">جالءَ</text:p>
        <text:p text:style-name="P1">جالءِ</text:p>
        <text:p text:style-name="P1">جالئَگے</text:p>
        <text:p text:style-name="P1">جالا</text:p>
        <text:p text:style-name="P1">جالی</text:p>
        <text:p text:style-name="P1">جان</text:p>
        <text:p text:style-name="P1">جانءَ</text:p>
        <text:p text:style-name="P1">جانءِ</text:p>
        <text:p text:style-name="P1">جانا</text:p>
        <text:p text:style-name="P1">جانانی</text:p>
        <text:p text:style-name="P1">جاناں</text:p>
        <text:p text:style-name="P1">جاندرا</text:p>
        <text:p text:style-name="P1">جاندرائِیءَ</text:p>
        <text:p text:style-name="P1">جاندرائی</text:p>
        <text:p text:style-name="P1">جاندَرءَ</text:p>
        <text:p text:style-name="P1">جانچئَگءَ</text:p>
        <text:p text:style-name="P1">جانچئَگءِ</text:p>
        <text:p text:style-name="P1">جانچاں</text:p>
        <text:p text:style-name="P1">جانچِتا</text:p>
        <text:p text:style-name="P1">جانچِتاں</text:p>
        <text:p text:style-name="P1">جانچی</text:p>
        <text:p text:style-name="P1">جانی</text:p>
        <text:p text:style-name="P1">جانیءِ</text:p>
        <text:p text:style-name="P1">جانے</text:p>
        <text:p text:style-name="P1">جاڑ</text:p>
        <text:p text:style-name="P1">جاڑیں</text:p>
        <text:p text:style-name="P1">جاگا</text:p>
        <text:p text:style-name="P1">جاگاءَ</text:p>
        <text:p text:style-name="P1">جاگاءِ</text:p>
        <text:p text:style-name="P1">جاگائِیءَ</text:p>
        <text:p text:style-name="P1">جاگائیءَ</text:p>
        <text:p text:style-name="P1">جاگائیءِ</text:p>
        <text:p text:style-name="P1">جاگائے</text:p>
        <text:p text:style-name="P1">جاگایا</text:p>
        <text:p text:style-name="P1">جاگایانی</text:p>
        <text:p text:style-name="P1">جاگایاں</text:p>
        <text:p text:style-name="P1">جاگِیر</text:p>
        <text:p text:style-name="P1">جاگہ</text:p>
        <text:p text:style-name="P1">جاگہءِ</text:p>
        <text:p text:style-name="P1">جاں</text:p>
        <text:p text:style-name="P1"><text:soft-page-break/>جاہ</text:p>
        <text:p text:style-name="P1">جاہءَ</text:p>
        <text:p text:style-name="P1">جاہءِ</text:p>
        <text:p text:style-name="P1">جاہِل</text:p>
        <text:p text:style-name="P1">جاہِلِیَتءِ</text:p>
        <text:p text:style-name="P1">جاہِلیں</text:p>
        <text:p text:style-name="P1">جت</text:p>
        <text:p text:style-name="P1">جتؔرءُ</text:p>
        <text:p text:style-name="P1">جتئَگتے</text:p>
        <text:p text:style-name="P1">جتی</text:p>
        <text:p text:style-name="P1">جرؔار</text:p>
        <text:p text:style-name="P1">جرؔجاسی</text:p>
        <text:p text:style-name="P1">جعؔتام</text:p>
        <text:p text:style-name="P1">جلدی</text:p>
        <text:p text:style-name="P1">جمبرانی</text:p>
        <text:p text:style-name="P1">جمبراں</text:p>
        <text:p text:style-name="P1">جمع</text:p>
        <text:p text:style-name="P1">جنوبءِ</text:p>
        <text:p text:style-name="P1">جنُوبءَ</text:p>
        <text:p text:style-name="P1">جوؔئیم</text:p>
        <text:p text:style-name="P1">جواب</text:p>
        <text:p text:style-name="P1">جوان</text:p>
        <text:p text:style-name="P1">جوانے</text:p>
        <text:p text:style-name="P1">جوش</text:p>
        <text:p text:style-name="P1">جوشءَ</text:p>
        <text:p text:style-name="P1">جوشءِ</text:p>
        <text:p text:style-name="P1">جوشے</text:p>
        <text:p text:style-name="P1">جون</text:p>
        <text:p text:style-name="P1">جونءَ</text:p>
        <text:p text:style-name="P1">جونوار</text:p>
        <text:p text:style-name="P1">جونواریں</text:p>
        <text:p text:style-name="P1">جونوارے</text:p>
        <text:p text:style-name="P1">جونے</text:p>
        <text:p text:style-name="P1">جوڑ</text:p>
        <text:p text:style-name="P1">جوڑایں</text:p>
        <text:p text:style-name="P1">جوڑینتا</text:p>
        <text:p text:style-name="P1">جوڑینی</text:p>
        <text:p text:style-name="P1">جوڑیں</text:p>
        <text:p text:style-name="P1">جوہانءَ</text:p>
        <text:p text:style-name="P1">جَت</text:p>
        <text:p text:style-name="P1">جَتئَگ</text:p>
        <text:p text:style-name="P1">جَتئَگا</text:p>
        <text:p text:style-name="P1">جَتئَگاں</text:p>
        <text:p text:style-name="P1">جَتئَگِتاں</text:p>
        <text:p text:style-name="P1">جَتئَگین</text:p>
        <text:p text:style-name="P1">جَتئَگیں</text:p>
        <text:p text:style-name="P1">جَتا</text:p>
        <text:p text:style-name="P1">جَتاں</text:p>
        <text:p text:style-name="P1">جَتَنتی</text:p>
        <text:p text:style-name="P1">جَتَنتے</text:p>
        <text:p text:style-name="P1">جَتَگ</text:p>
        <text:p text:style-name="P1">جَتَگی</text:p>
        <text:p text:style-name="P1">جَتگا</text:p>
        <text:p text:style-name="P1">جَتی</text:p>
        <text:p text:style-name="P1">جَتے</text:p>
        <text:p text:style-name="P1">جَدؔ</text:p>
        <text:p text:style-name="P1">جَدؔءِ</text:p>
        <text:p text:style-name="P1">جَزبات</text:p>
        <text:p text:style-name="P1">جَزِیرَہ</text:p>
        <text:p text:style-name="P1">جَزِیرَہءَ</text:p>
        <text:p text:style-name="P1">جَزِیرَہءِ</text:p>
        <text:p text:style-name="P1">جَزِیرَہیءِ</text:p>
        <text:p text:style-name="P1">جَزِیرَہیگ</text:p>
        <text:p text:style-name="P1">جَشَن</text:p>
        <text:p text:style-name="P1">جَلا</text:p>
        <text:p text:style-name="P1">جَلال</text:p>
        <text:p text:style-name="P1">جَلالءَ</text:p>
        <text:p text:style-name="P1">جَلالا</text:p>
        <text:p text:style-name="P1">جَلدی</text:p>
        <text:p text:style-name="P1">جَلَندَرءَ</text:p>
        <text:p text:style-name="P1">جَلَندَرءِ</text:p>
        <text:p text:style-name="P1">جَلّاد</text:p>
        <text:p text:style-name="P1"><text:soft-page-break/>جَلّادانی</text:p>
        <text:p text:style-name="P1">جَلّاداں</text:p>
        <text:p text:style-name="P1">جَلّادے</text:p>
        <text:p text:style-name="P1">جَلْوَہ</text:p>
        <text:p text:style-name="P1">جَلْوَہءَ</text:p>
        <text:p text:style-name="P1">جَلْوَہءِ</text:p>
        <text:p text:style-name="P1">جَلْوَہا</text:p>
        <text:p text:style-name="P1">جَلگَلا</text:p>
        <text:p text:style-name="P1">جَم</text:p>
        <text:p text:style-name="P1">جَماز</text:p>
        <text:p text:style-name="P1">جَماعَت</text:p>
        <text:p text:style-name="P1">جَماعَتءَ</text:p>
        <text:p text:style-name="P1">جَماعَتءِ</text:p>
        <text:p text:style-name="P1">جَماعَتاناں</text:p>
        <text:p text:style-name="P1">جَماعَتانی</text:p>
        <text:p text:style-name="P1">جَماعَتاں</text:p>
        <text:p text:style-name="P1">جَماعَتیگ</text:p>
        <text:p text:style-name="P1">جَماعَتے</text:p>
        <text:p text:style-name="P1">جَمال</text:p>
        <text:p text:style-name="P1">جَمبَر</text:p>
        <text:p text:style-name="P1">جَمبَرءَ</text:p>
        <text:p text:style-name="P1">جَمبَرءِ</text:p>
        <text:p text:style-name="P1">جَمبَرانی</text:p>
        <text:p text:style-name="P1">جَمبَراں</text:p>
        <text:p text:style-name="P1">جَمبَریءَ</text:p>
        <text:p text:style-name="P1">جَمبَریءِ</text:p>
        <text:p text:style-name="P1">جَمبَرے</text:p>
        <text:p text:style-name="P1">جَمع</text:p>
        <text:p text:style-name="P1">جَمَع</text:p>
        <text:p text:style-name="P1">جَمِیءِ</text:p>
        <text:p text:style-name="P1">جَمی</text:p>
        <text:p text:style-name="P1">جَن</text:p>
        <text:p text:style-name="P1">جَنءَ</text:p>
        <text:p text:style-name="P1">جَنءِ</text:p>
        <text:p text:style-name="P1">جَنئَگ</text:p>
        <text:p text:style-name="P1">جَنئَگءَ</text:p>
        <text:p text:style-name="P1">جَنئَگءِ</text:p>
        <text:p text:style-name="P1">جَنئَگا</text:p>
        <text:p text:style-name="P1">جَنائینئَگ</text:p>
        <text:p text:style-name="P1">جَنائینئَگءَ</text:p>
        <text:p text:style-name="P1">جَنائیناں</text:p>
        <text:p text:style-name="P1">جَنائینت</text:p>
        <text:p text:style-name="P1">جَنائینتئَگاں</text:p>
        <text:p text:style-name="P1">جَنائینتئَگِتے</text:p>
        <text:p text:style-name="P1">جَنائینتا</text:p>
        <text:p text:style-name="P1">جَنائینتاں</text:p>
        <text:p text:style-name="P1">جَنائینے</text:p>
        <text:p text:style-name="P1">جَنازَہ</text:p>
        <text:p text:style-name="P1">جَنان</text:p>
        <text:p text:style-name="P1">جَناور</text:p>
        <text:p text:style-name="P1">جَناوَر</text:p>
        <text:p text:style-name="P1">جَناوَرءِ</text:p>
        <text:p text:style-name="P1">جَناوَرانی</text:p>
        <text:p text:style-name="P1">جَناوَراں</text:p>
        <text:p text:style-name="P1">جَناوَریءَ</text:p>
        <text:p text:style-name="P1">جَناوَرے</text:p>
        <text:p text:style-name="P1">جَناں</text:p>
        <text:p text:style-name="P1">جَنتَرءِ</text:p>
        <text:p text:style-name="P1">جَنوزام</text:p>
        <text:p text:style-name="P1">جَنوزامءَ</text:p>
        <text:p text:style-name="P1">جَنوزامانی</text:p>
        <text:p text:style-name="P1">جَنوزاماں</text:p>
        <text:p text:style-name="P1">جَنوزامیءَ</text:p>
        <text:p text:style-name="P1">جَنوزامیءِ</text:p>
        <text:p text:style-name="P1">جَنوزامے</text:p>
        <text:p text:style-name="P1">جَنوک</text:p>
        <text:p text:style-name="P1">جَنوکاناں</text:p>
        <text:p text:style-name="P1">جَنوکانی</text:p>
        <text:p text:style-name="P1">جَنوکیں</text:p>
        <text:p text:style-name="P1">جَنوکے</text:p>
        <text:p text:style-name="P1">جَنُوبءِ</text:p>
        <text:p text:style-name="P1">جَنُوبی</text:p>
        <text:p text:style-name="P1"><text:soft-page-break/>جَنِین</text:p>
        <text:p text:style-name="P1">جَنَّتءَ</text:p>
        <text:p text:style-name="P1">جَنَّتءِ</text:p>
        <text:p text:style-name="P1">جَنَّتِیانی</text:p>
        <text:p text:style-name="P1">جَنگ</text:p>
        <text:p text:style-name="P1">جَنگءَ</text:p>
        <text:p text:style-name="P1">جَنگءِ</text:p>
        <text:p text:style-name="P1">جَنگلی</text:p>
        <text:p text:style-name="P1">جَنگول</text:p>
        <text:p text:style-name="P1">جَنگَل</text:p>
        <text:p text:style-name="P1">جَنگَلءَ</text:p>
        <text:p text:style-name="P1">جَنگَلءِ</text:p>
        <text:p text:style-name="P1">جَنگَلاں</text:p>
        <text:p text:style-name="P1">جَنگَلی</text:p>
        <text:p text:style-name="P1">جَنگَلے</text:p>
        <text:p text:style-name="P1">جَنگِیءَ</text:p>
        <text:p text:style-name="P1">جَنگی</text:p>
        <text:p text:style-name="P1">جَنی</text:p>
        <text:p text:style-name="P1">جَنین</text:p>
        <text:p text:style-name="P1">جَنینءَ</text:p>
        <text:p text:style-name="P1">جَنینءَ​را</text:p>
        <text:p text:style-name="P1">جَنینءِ</text:p>
        <text:p text:style-name="P1">جَنینانی</text:p>
        <text:p text:style-name="P1">جَنیناں</text:p>
        <text:p text:style-name="P1">جَنینیءَ</text:p>
        <text:p text:style-name="P1">جَنینیءِ</text:p>
        <text:p text:style-name="P1">جَنینیئے</text:p>
        <text:p text:style-name="P1">جَنینے</text:p>
        <text:p text:style-name="P1">جَنیں</text:p>
        <text:p text:style-name="P1">جَنیںیں</text:p>
        <text:p text:style-name="P1">جَنے</text:p>
        <text:p text:style-name="P1">جَو</text:p>
        <text:p text:style-name="P1">جَوءِ</text:p>
        <text:p text:style-name="P1">جَواب</text:p>
        <text:p text:style-name="P1">جَوابءَ</text:p>
        <text:p text:style-name="P1">جَوابا</text:p>
        <text:p text:style-name="P1">جَواباں</text:p>
        <text:p text:style-name="P1">جَوابدار</text:p>
        <text:p text:style-name="P1">جَوابی</text:p>
        <text:p text:style-name="P1">جَوابے</text:p>
        <text:p text:style-name="P1">جَوازَت</text:p>
        <text:p text:style-name="P1">جَوازَتءَ</text:p>
        <text:p text:style-name="P1">جَوازَتءِ</text:p>
        <text:p text:style-name="P1">جَکسینت</text:p>
        <text:p text:style-name="P1">جَھازا</text:p>
        <text:p text:style-name="P1">جَھازے</text:p>
        <text:p text:style-name="P1">جَھانا</text:p>
        <text:p text:style-name="P1">جَھگڑا</text:p>
        <text:p text:style-name="P1">جَہالَتءِ</text:p>
        <text:p text:style-name="P1">جَہان</text:p>
        <text:p text:style-name="P1">جَہانءَ</text:p>
        <text:p text:style-name="P1">جَہانءِ</text:p>
        <text:p text:style-name="P1">جَہانا</text:p>
        <text:p text:style-name="P1">جَہانیگ</text:p>
        <text:p text:style-name="P1">جَہانے</text:p>
        <text:p text:style-name="P1">جَہَنَّم</text:p>
        <text:p text:style-name="P1">جَہَنَّمءَ</text:p>
        <text:p text:style-name="P1">جَہَنَّمءِ</text:p>
        <text:p text:style-name="P1">جَہَنَّمی</text:p>
        <text:p text:style-name="P1">جُبَّہ</text:p>
        <text:p text:style-name="P1">جُبَّہءَ</text:p>
        <text:p text:style-name="P1">جُبَّہءِ</text:p>
        <text:p text:style-name="P1">جُبَّہانی</text:p>
        <text:p text:style-name="P1">جُبَّہاں</text:p>
        <text:p text:style-name="P1">جُبَّہے</text:p>
        <text:p text:style-name="P1">جُبّہ</text:p>
        <text:p text:style-name="P1">جُتکءَ</text:p>
        <text:p text:style-name="P1">جُدا</text:p>
        <text:p text:style-name="P1">جُدائیں</text:p>
        <text:p text:style-name="P1">جُرم</text:p>
        <text:p text:style-name="P1">جُرٲت</text:p>
        <text:p text:style-name="P1">جُرٲتءِ</text:p>
        <text:p text:style-name="P1"><text:soft-page-break/>جُست</text:p>
        <text:p text:style-name="P1">جُستءَ</text:p>
        <text:p text:style-name="P1">جُشؔن</text:p>
        <text:p text:style-name="P1">جُلُوس</text:p>
        <text:p text:style-name="P1">جُلُوسءَ</text:p>
        <text:p text:style-name="P1">جُلُوسءِ</text:p>
        <text:p text:style-name="P1">جُلُوسے</text:p>
        <text:p text:style-name="P1">جُمؔر</text:p>
        <text:p text:style-name="P1">جُمؔرءِ</text:p>
        <text:p text:style-name="P1">جُمعَہءِ</text:p>
        <text:p text:style-name="P1">جُمپیءِ</text:p>
        <text:p text:style-name="P1">جُمپے</text:p>
        <text:p text:style-name="P1">جُوؔنی</text:p>
        <text:p text:style-name="P1">جُوڑ</text:p>
        <text:p text:style-name="P1">جُوڑا</text:p>
        <text:p text:style-name="P1">جُوڑِیءِ</text:p>
        <text:p text:style-name="P1">جُوڑِیئے</text:p>
        <text:p text:style-name="P1">جُوڑِیئے/</text:p>
        <text:p text:style-name="P1">جُوڑی</text:p>
        <text:p text:style-name="P1">جُکِھت</text:p>
        <text:p text:style-name="P1">جُگءَ</text:p>
        <text:p text:style-name="P1">جُھد</text:p>
        <text:p text:style-name="P1">جُھلتِریں</text:p>
        <text:p text:style-name="P1">جُھکُت</text:p>
        <text:p text:style-name="P1">جُھکِّت</text:p>
        <text:p text:style-name="P1">جُھکِّتاں</text:p>
        <text:p text:style-name="P1">جُھکِّھت</text:p>
        <text:p text:style-name="P1">جُھکِّتاں</text:p>
        <text:p text:style-name="P1">جُھکیں</text:p>
        <text:p text:style-name="P1">جُہد</text:p>
        <text:p text:style-name="P1">جُہل</text:p>
        <text:p text:style-name="P1">جُہلیں</text:p>
        <text:p text:style-name="P1">جُہُد</text:p>
        <text:p text:style-name="P1">جُہُدءِ</text:p>
        <text:p text:style-name="P1">جُہُل</text:p>
        <text:p text:style-name="P1">جُہُلِیءَ</text:p>
        <text:p text:style-name="P1">جُہُلی</text:p>
        <text:p text:style-name="P1">جُہُلیں</text:p>
        <text:p text:style-name="P1">جِبؔرائیل</text:p>
        <text:p text:style-name="P1">جِبؔرائیلءَ</text:p>
        <text:p text:style-name="P1">جِبؔرائیلءِ</text:p>
        <text:p text:style-name="P1">جِتُّوتے</text:p>
        <text:p text:style-name="P1">جِدؔعُون</text:p>
        <text:p text:style-name="P1">جِرؔار</text:p>
        <text:p text:style-name="P1">جِرؔارءَ</text:p>
        <text:p text:style-name="P1">جِرؔجاسی</text:p>
        <text:p text:style-name="P1">جِرگَہ</text:p>
        <text:p text:style-name="P1">جِرگَہءَ</text:p>
        <text:p text:style-name="P1">جِرگَہءِ</text:p>
        <text:p text:style-name="P1">جِرگَہانی</text:p>
        <text:p text:style-name="P1">جِرگَہے</text:p>
        <text:p text:style-name="P1">جِزیَہ</text:p>
        <text:p text:style-name="P1">جِلؔعاد</text:p>
        <text:p text:style-name="P1">جِن</text:p>
        <text:p text:style-name="P1">جِناوَر</text:p>
        <text:p text:style-name="P1">جِناوَرءَ</text:p>
        <text:p text:style-name="P1">جِناوَرءَ​را</text:p>
        <text:p text:style-name="P1">جِناوَرءِ</text:p>
        <text:p text:style-name="P1">جِناوَرانی</text:p>
        <text:p text:style-name="P1">جِناوَراں</text:p>
        <text:p text:style-name="P1">جِناوَریءِ</text:p>
        <text:p text:style-name="P1">جِناوَرے</text:p>
        <text:p text:style-name="P1">جِند</text:p>
        <text:p text:style-name="P1">جِندءَ</text:p>
        <text:p text:style-name="P1">جِندءِ</text:p>
        <text:p text:style-name="P1">جِندا</text:p>
        <text:p text:style-name="P1">جِندے</text:p>
        <text:p text:style-name="P1">جِنسءِ</text:p>
        <text:p text:style-name="P1">جِنِک</text:p>
        <text:p text:style-name="P1">جِنِکءَ</text:p>
        <text:p text:style-name="P1">جِنِکءَ​را</text:p>
        <text:p text:style-name="P1">جِنِکءِ</text:p>
        <text:p text:style-name="P1"><text:soft-page-break/>جِنِکاں</text:p>
        <text:p text:style-name="P1">جِنِکّانی</text:p>
        <text:p text:style-name="P1">جِنِکّاں</text:p>
        <text:p text:style-name="P1">جِنِکّے</text:p>
        <text:p text:style-name="P1">جِنِکیءَ</text:p>
        <text:p text:style-name="P1">جِنِکیءِ</text:p>
        <text:p text:style-name="P1">جِنِکے</text:p>
        <text:p text:style-name="P1">جِنّءَ</text:p>
        <text:p text:style-name="P1">جِنّءَ​را</text:p>
        <text:p text:style-name="P1">جِنّءِ</text:p>
        <text:p text:style-name="P1">جِنّانی</text:p>
        <text:p text:style-name="P1">جِنّاں</text:p>
        <text:p text:style-name="P1">جِنِّیءَ</text:p>
        <text:p text:style-name="P1">جِنِّیئیءَ</text:p>
        <text:p text:style-name="P1">جِنِّیئیءِ</text:p>
        <text:p text:style-name="P1">جِنِّیئے</text:p>
        <text:p text:style-name="P1">جِنِّیانی</text:p>
        <text:p text:style-name="P1">جِنِّیاں</text:p>
        <text:p text:style-name="P1">جِنّی</text:p>
        <text:p text:style-name="P1">جِنّیءَ​را</text:p>
        <text:p text:style-name="P1">جِنّے</text:p>
        <text:p text:style-name="P1">جِنگ</text:p>
        <text:p text:style-name="P1">جِنگاں</text:p>
        <text:p text:style-name="P1">جِہاد</text:p>
        <text:p text:style-name="P1">جِیؔلاد</text:p>
        <text:p text:style-name="P1">جھَگڑا</text:p>
        <text:p text:style-name="P1">جھَگڑایاں</text:p>
        <text:p text:style-name="P1">جھُولِیئے</text:p>
        <text:p text:style-name="P1">جھُولی</text:p>
        <text:p text:style-name="P1">جھُکِتاں</text:p>
        <text:p text:style-name="P1">جھُکّائینانے۔“/</text:p>
        <text:p text:style-name="P1">جھُکّائینانے۔“‘/</text:p>
        <text:p text:style-name="P1">جھُکّائینتے</text:p>
        <text:p text:style-name="P1">جھُکّائینِیتے</text:p>
        <text:p text:style-name="P1">جھُکّاں</text:p>
        <text:p text:style-name="P1">جھُکِّت</text:p>
        <text:p text:style-name="P1">جھُکِّتاں</text:p>
        <text:p text:style-name="P1">جھُکّے</text:p>
        <text:p text:style-name="P1">جی</text:p>
        <text:p text:style-name="P1">جیؔرا</text:p>
        <text:p text:style-name="P1">جیؔرار</text:p>
        <text:p text:style-name="P1">جیؔرسون</text:p>
        <text:p text:style-name="P1">جیحؔون</text:p>
        <text:p text:style-name="P1">جیلءَ</text:p>
        <text:p text:style-name="P1">جیلءَ​راہ</text:p>
        <text:p text:style-name="P1">جیلءِ</text:p>
        <text:p text:style-name="P1">جیلا</text:p>
        <text:p text:style-name="P1">جیم</text:p>
        <text:p text:style-name="P1">حاؔران</text:p>
        <text:p text:style-name="P1">حاؔرانءِ</text:p>
        <text:p text:style-name="P1">حاؔرّان</text:p>
        <text:p text:style-name="P1">حاؔم</text:p>
        <text:p text:style-name="P1">حاؔمءَ</text:p>
        <text:p text:style-name="P1">حاؔمءِ</text:p>
        <text:p text:style-name="P1">حاجت</text:p>
        <text:p text:style-name="P1">حاجَت</text:p>
        <text:p text:style-name="P1">حاجَتءَ</text:p>
        <text:p text:style-name="P1">حاجَتءِ</text:p>
        <text:p text:style-name="P1">حاجَتانی</text:p>
        <text:p text:style-name="P1">حاجَتاں</text:p>
        <text:p text:style-name="P1">حاجَتمَند</text:p>
        <text:p text:style-name="P1">حاجَتمَندیں</text:p>
        <text:p text:style-name="P1">حاجَتے</text:p>
        <text:p text:style-name="P1">حاضر</text:p>
        <text:p text:style-name="P1">حاضِر</text:p>
        <text:p text:style-name="P1">حاضِرِیءَ</text:p>
        <text:p text:style-name="P1">حافِظ</text:p>
        <text:p text:style-name="P1">حال</text:p>
        <text:p text:style-name="P1">حالءَ</text:p>
        <text:p text:style-name="P1">حالءِ</text:p>
        <text:p text:style-name="P1">حالا</text:p>
        <text:p text:style-name="P1">حالانکہ</text:p>
        <text:p text:style-name="P1"><text:soft-page-break/>حالانی</text:p>
        <text:p text:style-name="P1">حالاں</text:p>
        <text:p text:style-name="P1">حالَت</text:p>
        <text:p text:style-name="P1">حالَتءَ</text:p>
        <text:p text:style-name="P1">حالَتءِ</text:p>
        <text:p text:style-name="P1">حالَتاں</text:p>
        <text:p text:style-name="P1">حالَتیءَ</text:p>
        <text:p text:style-name="P1">حالِیءَ</text:p>
        <text:p text:style-name="P1">حالِیئے</text:p>
        <text:p text:style-name="P1">حالے</text:p>
        <text:p text:style-name="P1">حاک</text:p>
        <text:p text:style-name="P1">حاکءَ</text:p>
        <text:p text:style-name="P1">حاکءِ</text:p>
        <text:p text:style-name="P1">حاکا</text:p>
        <text:p text:style-name="P1">حاکانی</text:p>
        <text:p text:style-name="P1">حاکاں</text:p>
        <text:p text:style-name="P1">حاکم</text:p>
        <text:p text:style-name="P1">حاکمِیءِ</text:p>
        <text:p text:style-name="P1">حاکُم</text:p>
        <text:p text:style-name="P1">حاکُمءَ</text:p>
        <text:p text:style-name="P1">حاکُمءَ​را</text:p>
        <text:p text:style-name="P1">حاکُمءِ</text:p>
        <text:p text:style-name="P1">حاکُماناں</text:p>
        <text:p text:style-name="P1">حاکُمانی</text:p>
        <text:p text:style-name="P1">حاکُماں</text:p>
        <text:p text:style-name="P1">حاکُمی</text:p>
        <text:p text:style-name="P1">حاکُمیءَ</text:p>
        <text:p text:style-name="P1">حاکُمے</text:p>
        <text:p text:style-name="P1">حاکی</text:p>
        <text:p text:style-name="P1">حبر</text:p>
        <text:p text:style-name="P1">حبرءَ</text:p>
        <text:p text:style-name="P1">حبرءِ</text:p>
        <text:p text:style-name="P1">حبرا</text:p>
        <text:p text:style-name="P1">حبراءَ</text:p>
        <text:p text:style-name="P1">حبرانی</text:p>
        <text:p text:style-name="P1">حبراچہ</text:p>
        <text:p text:style-name="P1">حبراں</text:p>
        <text:p text:style-name="P1">حبرمَشکِرّائی</text:p>
        <text:p text:style-name="P1">حبرے</text:p>
        <text:p text:style-name="P1">حجّؔی</text:p>
        <text:p text:style-name="P1">حر</text:p>
        <text:p text:style-name="P1">حرؔ</text:p>
        <text:p text:style-name="P1">حرامیں</text:p>
        <text:p text:style-name="P1">حساب</text:p>
        <text:p text:style-name="P1">حسابءَ</text:p>
        <text:p text:style-name="P1">حصؔرون</text:p>
        <text:p text:style-name="P1">حصؔیصون</text:p>
        <text:p text:style-name="P1">حق</text:p>
        <text:p text:style-name="P1">حقء</text:p>
        <text:p text:style-name="P1">حقءَ</text:p>
        <text:p text:style-name="P1">حقدار</text:p>
        <text:p text:style-name="P1">حقّاں</text:p>
        <text:p text:style-name="P1">حقیقتءَ</text:p>
        <text:p text:style-name="P1">حلار</text:p>
        <text:p text:style-name="P1">حلاریں</text:p>
        <text:p text:style-name="P1">حمؔاتی</text:p>
        <text:p text:style-name="P1">حمُؔول</text:p>
        <text:p text:style-name="P1">حملہ</text:p>
        <text:p text:style-name="P1">حنؔوک</text:p>
        <text:p text:style-name="P1">حنؔوکءَ</text:p>
        <text:p text:style-name="P1">حنؔوکءِ</text:p>
        <text:p text:style-name="P1">حوؔا</text:p>
        <text:p text:style-name="P1">حوؔاءَ</text:p>
        <text:p text:style-name="P1">حوؔاءَ​را</text:p>
        <text:p text:style-name="P1">حوؔری</text:p>
        <text:p text:style-name="P1">حوؔل</text:p>
        <text:p text:style-name="P1">حوؔی</text:p>
        <text:p text:style-name="P1">حوؔیلہ</text:p>
        <text:p text:style-name="P1">حوؔیلہءَ</text:p>
        <text:p text:style-name="P1">حوالہ</text:p>
        <text:p text:style-name="P1">حواکہ</text:p>
        <text:p text:style-name="P1">حوش</text:p>
        <text:p text:style-name="P1"><text:soft-page-break/>حوشاں</text:p>
        <text:p text:style-name="P1">حوشیءَ</text:p>
        <text:p text:style-name="P1">حون</text:p>
        <text:p text:style-name="P1">حونءَ</text:p>
        <text:p text:style-name="P1">حونءِ</text:p>
        <text:p text:style-name="P1">حونا</text:p>
        <text:p text:style-name="P1">حوناں</text:p>
        <text:p text:style-name="P1">حونِیءِ</text:p>
        <text:p text:style-name="P1">حونِیئے</text:p>
        <text:p text:style-name="P1">حونی</text:p>
        <text:p text:style-name="P1">حونین</text:p>
        <text:p text:style-name="P1">حونے</text:p>
        <text:p text:style-name="P1">حویؔلہ</text:p>
        <text:p text:style-name="P1">حَؔنّا</text:p>
        <text:p text:style-name="P1">حَؔنّاءَ</text:p>
        <text:p text:style-name="P1">حَؔنّاءِ</text:p>
        <text:p text:style-name="P1">حَؔنّاہ</text:p>
        <text:p text:style-name="P1">حَبؔشِیئیءَ</text:p>
        <text:p text:style-name="P1">حَبؔشی</text:p>
        <text:p text:style-name="P1">حَبَؔش</text:p>
        <text:p text:style-name="P1">حَبر</text:p>
        <text:p text:style-name="P1">حَبرءَ</text:p>
        <text:p text:style-name="P1">حَبرءِ</text:p>
        <text:p text:style-name="P1">حَبراں</text:p>
        <text:p text:style-name="P1">حَبَر</text:p>
        <text:p text:style-name="P1">حَبَرءَ</text:p>
        <text:p text:style-name="P1">حَبَرءِ</text:p>
        <text:p text:style-name="P1">حَبَرا</text:p>
        <text:p text:style-name="P1">حَبَرانی</text:p>
        <text:p text:style-name="P1">حَبَراں</text:p>
        <text:p text:style-name="P1">حَبَریءَ</text:p>
        <text:p text:style-name="P1">حَبَریءِ</text:p>
        <text:p text:style-name="P1">حَبَرے</text:p>
        <text:p text:style-name="P1">حَبَقُّوؔق</text:p>
        <text:p text:style-name="P1">حَبِیب</text:p>
        <text:p text:style-name="P1">حَبِیبءَ</text:p>
        <text:p text:style-name="P1">حَبِیبءَ​را</text:p>
        <text:p text:style-name="P1">حَبِیبءِ</text:p>
        <text:p text:style-name="P1">حَج</text:p>
        <text:p text:style-name="P1">حَجّے</text:p>
        <text:p text:style-name="P1">حَدؔد</text:p>
        <text:p text:style-name="P1">حَدّءَ</text:p>
        <text:p text:style-name="P1">حَدّءِ</text:p>
        <text:p text:style-name="P1">حَدّا</text:p>
        <text:p text:style-name="P1">حَر</text:p>
        <text:p text:style-name="P1">حَرؔمون</text:p>
        <text:p text:style-name="P1">حَرءَ</text:p>
        <text:p text:style-name="P1">حَرءِ</text:p>
        <text:p text:style-name="P1">حَرام</text:p>
        <text:p text:style-name="P1">حَرامءَ</text:p>
        <text:p text:style-name="P1">حَرامی</text:p>
        <text:p text:style-name="P1">حَرانی</text:p>
        <text:p text:style-name="P1">حَراں</text:p>
        <text:p text:style-name="P1">حَرفاں</text:p>
        <text:p text:style-name="P1">حَرفے</text:p>
        <text:p text:style-name="P1">حَرے</text:p>
        <text:p text:style-name="P1">حَسَد</text:p>
        <text:p text:style-name="P1">حَسَدءَ</text:p>
        <text:p text:style-name="P1">حَسَدی</text:p>
        <text:p text:style-name="P1">حَصؔرون</text:p>
        <text:p text:style-name="P1">حَصؔرونءَ</text:p>
        <text:p text:style-name="P1">حَصؔرونءِ</text:p>
        <text:p text:style-name="P1">حَضرَت</text:p>
        <text:p text:style-name="P1">حَق</text:p>
        <text:p text:style-name="P1">حَقءِ</text:p>
        <text:p text:style-name="P1">حَقدار</text:p>
        <text:p text:style-name="P1">حَقِیقَتءَ</text:p>
        <text:p text:style-name="P1">حَقّءَ</text:p>
        <text:p text:style-name="P1">حَقّءِ</text:p>
        <text:p text:style-name="P1">حَقّاں</text:p>
        <text:p text:style-name="P1">حَقِّیئیں</text:p>
        <text:p text:style-name="P1">حَقّیئیں</text:p>
        <text:p text:style-name="P1"><text:soft-page-break/>حَقّیں</text:p>
        <text:p text:style-name="P1">حَقّے</text:p>
        <text:p text:style-name="P1">حَقیئیں</text:p>
        <text:p text:style-name="P1">حَقیقَتءَ</text:p>
        <text:p text:style-name="P1">حَل</text:p>
        <text:p text:style-name="P1">حَلار</text:p>
        <text:p text:style-name="P1">حَلاریں</text:p>
        <text:p text:style-name="P1">حَلفِؔیءِ</text:p>
        <text:p text:style-name="P1">حَمد</text:p>
        <text:p text:style-name="P1">حَمدءَ</text:p>
        <text:p text:style-name="P1">حَمدا</text:p>
        <text:p text:style-name="P1">حَمدے</text:p>
        <text:p text:style-name="P1">حَملَہ</text:p>
        <text:p text:style-name="P1">حَملَہاں</text:p>
        <text:p text:style-name="P1">حَملہ</text:p>
        <text:p text:style-name="P1">حَنَنِیؔا</text:p>
        <text:p text:style-name="P1">حَنَنِیؔاءَ</text:p>
        <text:p text:style-name="P1">حَنَنِیؔاءِ</text:p>
        <text:p text:style-name="P1">حَنَنِیؔائے</text:p>
        <text:p text:style-name="P1">حَنّاؔ</text:p>
        <text:p text:style-name="P1">حَوؔا</text:p>
        <text:p text:style-name="P1">حَوؔاءَ</text:p>
        <text:p text:style-name="P1">حَوؔاءِ</text:p>
        <text:p text:style-name="P1">حَوالَہ</text:p>
        <text:p text:style-name="P1">حَوالَہءَ</text:p>
        <text:p text:style-name="P1">حَوض</text:p>
        <text:p text:style-name="P1">حَوضءَ</text:p>
        <text:p text:style-name="P1">حَوضءِ</text:p>
        <text:p text:style-name="P1">حَوضیءِ</text:p>
        <text:p text:style-name="P1">حَوضے</text:p>
        <text:p text:style-name="P1">حَکِیم</text:p>
        <text:p text:style-name="P1">حَکِیمءِ</text:p>
        <text:p text:style-name="P1">حَکِیمانی</text:p>
        <text:p text:style-name="P1">حَکِیمیءِ</text:p>
        <text:p text:style-name="P1">حَکِیمیں</text:p>
        <text:p text:style-name="P1">حَیؔ</text:p>
        <text:p text:style-name="P1">حَیاتءَ</text:p>
        <text:p text:style-name="P1">حَیاتءِ</text:p>
        <text:p text:style-name="P1">حَیثِیَت</text:p>
        <text:p text:style-name="P1">حَیثِیَتءَ</text:p>
        <text:p text:style-name="P1">حَیثِیَتیں</text:p>
        <text:p text:style-name="P1">حَیوانے</text:p>
        <text:p text:style-name="P1">حُتؔ</text:p>
        <text:p text:style-name="P1">حُرمَت</text:p>
        <text:p text:style-name="P1">حُشؔیم</text:p>
        <text:p text:style-name="P1">حُشک</text:p>
        <text:p text:style-name="P1">حُشکِیءَ</text:p>
        <text:p text:style-name="P1">حُشکِیءِ</text:p>
        <text:p text:style-name="P1">حُشکِیا</text:p>
        <text:p text:style-name="P1">حُشکی</text:p>
        <text:p text:style-name="P1">حُشکیں</text:p>
        <text:p text:style-name="P1">حُفِؔیم</text:p>
        <text:p text:style-name="P1">حُمِیر</text:p>
        <text:p text:style-name="P1">حُمِیرءَ</text:p>
        <text:p text:style-name="P1">حُمِیرءِ</text:p>
        <text:p text:style-name="P1">حُمِیریں</text:p>
        <text:p text:style-name="P1">حُمیریں</text:p>
        <text:p text:style-name="P1">حُوؔری</text:p>
        <text:p text:style-name="P1">حُکم</text:p>
        <text:p text:style-name="P1">حُکمءِ</text:p>
        <text:p text:style-name="P1">حُکمانِیءِ</text:p>
        <text:p text:style-name="P1">حُکمانی</text:p>
        <text:p text:style-name="P1">حُکُم</text:p>
        <text:p text:style-name="P1">حُکُمءَ</text:p>
        <text:p text:style-name="P1">حُکُمءِ</text:p>
        <text:p text:style-name="P1">حُکُما</text:p>
        <text:p text:style-name="P1">حُکُمانی</text:p>
        <text:p text:style-name="P1">حُکُماں</text:p>
        <text:p text:style-name="P1">حُکُمیءِ</text:p>
        <text:p text:style-name="P1">حُکُمے</text:p>
        <text:p text:style-name="P1">حُکُومَت</text:p>
        <text:p text:style-name="P1">حُکُومَتءَ</text:p>
        <text:p text:style-name="P1"><text:soft-page-break/>حُکُومَتءِ</text:p>
        <text:p text:style-name="P1">حُکُومَتے</text:p>
        <text:p text:style-name="P1">حِبؔر</text:p>
        <text:p text:style-name="P1">حِبؔرون</text:p>
        <text:p text:style-name="P1">حِبؔرونءِ</text:p>
        <text:p text:style-name="P1">حِتؔی</text:p>
        <text:p text:style-name="P1">حِتِیءِ</text:p>
        <text:p text:style-name="P1">حِرص</text:p>
        <text:p text:style-name="P1">حِرصءِ</text:p>
        <text:p text:style-name="P1">حِرصِیئیں</text:p>
        <text:p text:style-name="P1">حِرصی</text:p>
        <text:p text:style-name="P1">حِزؔقِیا</text:p>
        <text:p text:style-name="P1">حِزؔقِیاءَ</text:p>
        <text:p text:style-name="P1">حِزؔو</text:p>
        <text:p text:style-name="P1">حِساب</text:p>
        <text:p text:style-name="P1">حِسابءَ</text:p>
        <text:p text:style-name="P1">حِسابءِ</text:p>
        <text:p text:style-name="P1">حِسابا</text:p>
        <text:p text:style-name="P1">حِسابیں</text:p>
        <text:p text:style-name="P1">حِصّایا</text:p>
        <text:p text:style-name="P1">حِصَّہ</text:p>
        <text:p text:style-name="P1">حِصَّہءَ</text:p>
        <text:p text:style-name="P1">حِصَّہءِ</text:p>
        <text:p text:style-name="P1">حِصَّہاں</text:p>
        <text:p text:style-name="P1">حِصَّہے</text:p>
        <text:p text:style-name="P1">حِصّہ</text:p>
        <text:p text:style-name="P1">حِفاظَت</text:p>
        <text:p text:style-name="P1">حِلار</text:p>
        <text:p text:style-name="P1">حِلاریں</text:p>
        <text:p text:style-name="P1">حِکمَت</text:p>
        <text:p text:style-name="P1">حِکمَتءَ</text:p>
        <text:p text:style-name="P1">حِکمَتءِ</text:p>
        <text:p text:style-name="P1">حِکمَتا</text:p>
        <text:p text:style-name="P1">حِکمَتاں</text:p>
        <text:p text:style-name="P1">حِکمَتے</text:p>
        <text:p text:style-name="P1">حکم</text:p>
        <text:p text:style-name="P1">حکمءِ</text:p>
        <text:p text:style-name="P1">حیا</text:p>
        <text:p text:style-name="P1">حیاتِیءَ</text:p>
        <text:p text:style-name="P1">حیثیت</text:p>
        <text:p text:style-name="P1">حیران</text:p>
        <text:p text:style-name="P1">حیرانِیءِ</text:p>
        <text:p text:style-name="P1">حیوان</text:p>
        <text:p text:style-name="P1">حیوانانی</text:p>
        <text:p text:style-name="P1">خِؔیُس</text:p>
        <text:p text:style-name="P1">خادِم</text:p>
        <text:p text:style-name="P1">خاص</text:p>
        <text:p text:style-name="P1">خاصیں</text:p>
        <text:p text:style-name="P1">خاطر</text:p>
        <text:p text:style-name="P1">خاطرا</text:p>
        <text:p text:style-name="P1">خاطِرءَ</text:p>
        <text:p text:style-name="P1">خاطِرا</text:p>
        <text:p text:style-name="P1">خالق</text:p>
        <text:p text:style-name="P1">خالقءَ</text:p>
        <text:p text:style-name="P1">خالِص</text:p>
        <text:p text:style-name="P1">خالِق</text:p>
        <text:p text:style-name="P1">خالی</text:p>
        <text:p text:style-name="P1">خاموش</text:p>
        <text:p text:style-name="P1">خاموشِیءِ</text:p>
        <text:p text:style-name="P1">خاندان</text:p>
        <text:p text:style-name="P1">خاندانءَ</text:p>
        <text:p text:style-name="P1">خاندانءِ</text:p>
        <text:p text:style-name="P1">خاندانا</text:p>
        <text:p text:style-name="P1">خاندانانی</text:p>
        <text:p text:style-name="P1">خانداناں</text:p>
        <text:p text:style-name="P1">خانَہ</text:p>
        <text:p text:style-name="P1">خانَہءَ</text:p>
        <text:p text:style-name="P1">خانَہءِ</text:p>
        <text:p text:style-name="P1">خانَہانی</text:p>
        <text:p text:style-name="P1">خانَہاں</text:p>
        <text:p text:style-name="P1">خانَہیءَ</text:p>
        <text:p text:style-name="P1">خانَہیءِ</text:p>
        <text:p text:style-name="P1"><text:soft-page-break/>خانَہے</text:p>
        <text:p text:style-name="P1">خبر</text:p>
        <text:p text:style-name="P1">خبردار</text:p>
        <text:p text:style-name="P1">خراب</text:p>
        <text:p text:style-name="P1">خرابیں</text:p>
        <text:p text:style-name="P1">خرید</text:p>
        <text:p text:style-name="P1">خریدیں</text:p>
        <text:p text:style-name="P1">خزمتءَ</text:p>
        <text:p text:style-name="P1">خلاص</text:p>
        <text:p text:style-name="P1">خلاف</text:p>
        <text:p text:style-name="P1">خلوؔئیءِ</text:p>
        <text:p text:style-name="P1">خوؔبہ</text:p>
        <text:p text:style-name="P1">خوؔزاءِ</text:p>
        <text:p text:style-name="P1">خواہش</text:p>
        <text:p text:style-name="P1">خواہِش</text:p>
        <text:p text:style-name="P1">خواہِشءَ</text:p>
        <text:p text:style-name="P1">خواہِشانی</text:p>
        <text:p text:style-name="P1">خواہِشاں</text:p>
        <text:p text:style-name="P1">خواہِشے</text:p>
        <text:p text:style-name="P1">خوبصورت</text:p>
        <text:p text:style-name="P1">خوریءِ</text:p>
        <text:p text:style-name="P1">خَبر</text:p>
        <text:p text:style-name="P1">خَبرءِ</text:p>
        <text:p text:style-name="P1">خَبَر</text:p>
        <text:p text:style-name="P1">خَبَردار</text:p>
        <text:p text:style-name="P1">خَتَم</text:p>
        <text:p text:style-name="P1">خَرچ</text:p>
        <text:p text:style-name="P1">خَرچءَ</text:p>
        <text:p text:style-name="P1">خَرچءِ</text:p>
        <text:p text:style-name="P1">خَرچاں</text:p>
        <text:p text:style-name="P1">خَرید</text:p>
        <text:p text:style-name="P1">خَزانَہ</text:p>
        <text:p text:style-name="P1">خَزانَہءَ</text:p>
        <text:p text:style-name="P1">خَزانَہءِ</text:p>
        <text:p text:style-name="P1">خَزانَہا</text:p>
        <text:p text:style-name="P1">خَزانَہیءِ</text:p>
        <text:p text:style-name="P1">خَزانچی</text:p>
        <text:p text:style-name="P1">خَزانہءَ</text:p>
        <text:p text:style-name="P1">خَط</text:p>
        <text:p text:style-name="P1">خَطاءَ</text:p>
        <text:p text:style-name="P1">خَطائے</text:p>
        <text:p text:style-name="P1">خَطاکار</text:p>
        <text:p text:style-name="P1">خَطایاں</text:p>
        <text:p text:style-name="P1">خَطرَہ</text:p>
        <text:p text:style-name="P1">خَطرَہءِ</text:p>
        <text:p text:style-name="P1">خَطَرناک</text:p>
        <text:p text:style-name="P1">خَطَرَہ</text:p>
        <text:p text:style-name="P1">خَطَرَہءَ</text:p>
        <text:p text:style-name="P1">خَطَرَہءِ</text:p>
        <text:p text:style-name="P1">خَطَرَہانی</text:p>
        <text:p text:style-name="P1">خَطَرَہے</text:p>
        <text:p text:style-name="P1">خَطّءَ</text:p>
        <text:p text:style-name="P1">خَطّءِ</text:p>
        <text:p text:style-name="P1">خَطّانی</text:p>
        <text:p text:style-name="P1">خَطّاں</text:p>
        <text:p text:style-name="P1">خَطّیءَ</text:p>
        <text:p text:style-name="P1">خَطّیءِ</text:p>
        <text:p text:style-name="P1">خَطّے</text:p>
        <text:p text:style-name="P1">خَلاص</text:p>
        <text:p text:style-name="P1">خَلْوَتءَ</text:p>
        <text:p text:style-name="P1">خَچَرے</text:p>
        <text:p text:style-name="P1">خُدؔا</text:p>
        <text:p text:style-name="P1">خُدا</text:p>
        <text:p text:style-name="P1">خُداءَ</text:p>
        <text:p text:style-name="P1">خُداءَ​را</text:p>
        <text:p text:style-name="P1">خُداءَ​راہءَ</text:p>
        <text:p text:style-name="P1">خُداءِ</text:p>
        <text:p text:style-name="P1">خُدائِیءِ</text:p>
        <text:p text:style-name="P1">خُدائی</text:p>
        <text:p text:style-name="P1">خُدائیگ</text:p>
        <text:p text:style-name="P1">خُدائے</text:p>
        <text:p text:style-name="P1">خُدایا</text:p>
        <text:p text:style-name="P1"><text:soft-page-break/>خُدایانی</text:p>
        <text:p text:style-name="P1">خُدایاں</text:p>
        <text:p text:style-name="P1">خُرؔازِین</text:p>
        <text:p text:style-name="P1">خُرازِؔین</text:p>
        <text:p text:style-name="P1">خُوب</text:p>
        <text:p text:style-name="P1">خُوبصُورَت</text:p>
        <text:p text:style-name="P1">خُوبصُورَتی</text:p>
        <text:p text:style-name="P1">خُوبصُورَتیں</text:p>
        <text:p text:style-name="P1">خُوبی</text:p>
        <text:p text:style-name="P1">خُود</text:p>
        <text:p text:style-name="P1">خُودغَرض</text:p>
        <text:p text:style-name="P1">خُودغَرضی</text:p>
        <text:p text:style-name="P1">خُوش</text:p>
        <text:p text:style-name="P1">خُوشبُو</text:p>
        <text:p text:style-name="P1">خُکم</text:p>
        <text:p text:style-name="P1">خِتؔی</text:p>
        <text:p text:style-name="P1">خِداءَ</text:p>
        <text:p text:style-name="P1">خِذمَت</text:p>
        <text:p text:style-name="P1">خِذمَتءَ</text:p>
        <text:p text:style-name="P1">خِذمَتءِ</text:p>
        <text:p text:style-name="P1">خِذمَتا</text:p>
        <text:p text:style-name="P1">خِزمتءَ</text:p>
        <text:p text:style-name="P1">خِزمتءِ</text:p>
        <text:p text:style-name="P1">خِلاف</text:p>
        <text:p text:style-name="P1">خِلافی</text:p>
        <text:p text:style-name="P1">خِلافے</text:p>
        <text:p text:style-name="P1">خِیال</text:p>
        <text:p text:style-name="P1">خکم</text:p>
        <text:p text:style-name="P1">خیال</text:p>
        <text:p text:style-name="P1">خیالءَ</text:p>
        <text:p text:style-name="P1">خیالءِ</text:p>
        <text:p text:style-name="P1">خیالا</text:p>
        <text:p text:style-name="P1">خیالانی</text:p>
        <text:p text:style-name="P1">خیالاں</text:p>
        <text:p text:style-name="P1">خیالدارِیءَ</text:p>
        <text:p text:style-name="P1">خیالدارِیءِ</text:p>
        <text:p text:style-name="P1">خیالداری</text:p>
        <text:p text:style-name="P1">خیالِیءَ</text:p>
        <text:p text:style-name="P1">خیر</text:p>
        <text:p text:style-name="P1">خیرات</text:p>
        <text:p text:style-name="P1">خیراتانی</text:p>
        <text:p text:style-name="P1">خیراتاں</text:p>
        <text:p text:style-name="P1">خیراتے</text:p>
        <text:p text:style-name="P1">خیریتءِ</text:p>
        <text:p text:style-name="P1">دئیں</text:p>
        <text:p text:style-name="P1">داؔن</text:p>
        <text:p text:style-name="P1">داؔنءِ</text:p>
        <text:p text:style-name="P1">دائمءَ</text:p>
        <text:p text:style-name="P1">دائمءِ</text:p>
        <text:p text:style-name="P1">دائمی</text:p>
        <text:p text:style-name="P1">دائودؔ</text:p>
        <text:p text:style-name="P1">دائودؔءَ</text:p>
        <text:p text:style-name="P1">دائودؔءِ</text:p>
        <text:p text:style-name="P1">دائِمءَ</text:p>
        <text:p text:style-name="P1">دائِمءِ</text:p>
        <text:p text:style-name="P1">دائِما</text:p>
        <text:p text:style-name="P1">دائِمی</text:p>
        <text:p text:style-name="P1">دات</text:p>
        <text:p text:style-name="P1">دات،”مَن</text:p>
        <text:p text:style-name="P1">داتئَگ</text:p>
        <text:p text:style-name="P1">داتئَگا</text:p>
        <text:p text:style-name="P1">داتئَگاں</text:p>
        <text:p text:style-name="P1">داتئَگاں۔“/</text:p>
        <text:p text:style-name="P1">داتئَگا۔“/</text:p>
        <text:p text:style-name="P1">داتئَگتاں</text:p>
        <text:p text:style-name="P1">داتئَگَنتی</text:p>
        <text:p text:style-name="P1">داتئَگَنتے</text:p>
        <text:p text:style-name="P1">داتئَگِتاں</text:p>
        <text:p text:style-name="P1">داتئَگِتی</text:p>
        <text:p text:style-name="P1">داتئَگِتے</text:p>
        <text:p text:style-name="P1">داتئَگی</text:p>
        <text:p text:style-name="P1">داتئَگیناں</text:p>
        <text:p text:style-name="P1"><text:soft-page-break/>داتئَگیں</text:p>
        <text:p text:style-name="P1">داتئَگے</text:p>
        <text:p text:style-name="P1">داتا</text:p>
        <text:p text:style-name="P1">داتا؟“/</text:p>
        <text:p text:style-name="P1">داتاں</text:p>
        <text:p text:style-name="P1">داتنتی</text:p>
        <text:p text:style-name="P1">داتَنتی</text:p>
        <text:p text:style-name="P1">داتَنتے</text:p>
        <text:p text:style-name="P1">داتَگِتاں</text:p>
        <text:p text:style-name="P1">داتَگی</text:p>
        <text:p text:style-name="P1">داتَگیں</text:p>
        <text:p text:style-name="P1">داتِگِتاں</text:p>
        <text:p text:style-name="P1">داتگِتاں</text:p>
        <text:p text:style-name="P1">داتی</text:p>
        <text:p text:style-name="P1">داتی۔/</text:p>
        <text:p text:style-name="P1">داتی۔“/</text:p>
        <text:p text:style-name="P1">داتے</text:p>
        <text:p text:style-name="P1">دات۔/</text:p>
        <text:p text:style-name="P1">دات۔‘/</text:p>
        <text:p text:style-name="P1">دات۔“/</text:p>
        <text:p text:style-name="P1">داخل</text:p>
        <text:p text:style-name="P1">داد</text:p>
        <text:p text:style-name="P1">دار</text:p>
        <text:p text:style-name="P1">دارءَ</text:p>
        <text:p text:style-name="P1">دارءِ</text:p>
        <text:p text:style-name="P1">دارئَگ</text:p>
        <text:p text:style-name="P1">دارئَگ،/</text:p>
        <text:p text:style-name="P1">دارئَگءَ</text:p>
        <text:p text:style-name="P1">دارئَگءِ</text:p>
        <text:p text:style-name="P1">دارئَگی</text:p>
        <text:p text:style-name="P1">داران</text:p>
        <text:p text:style-name="P1">دارانی</text:p>
        <text:p text:style-name="P1">دارانی۔‘/</text:p>
        <text:p text:style-name="P1">داراں</text:p>
        <text:p text:style-name="P1">داراں۔‘/</text:p>
        <text:p text:style-name="P1">داروک</text:p>
        <text:p text:style-name="P1">داروکانی</text:p>
        <text:p text:style-name="P1">داروکاں</text:p>
        <text:p text:style-name="P1">دارَگءَ</text:p>
        <text:p text:style-name="P1">دارَگءِ</text:p>
        <text:p text:style-name="P1">دارَگی</text:p>
        <text:p text:style-name="P1">دارِیءَ</text:p>
        <text:p text:style-name="P1">دارِیءِ</text:p>
        <text:p text:style-name="P1">دارِیئے</text:p>
        <text:p text:style-name="P1">داری</text:p>
        <text:p text:style-name="P1">داریءِ</text:p>
        <text:p text:style-name="P1">داریں</text:p>
        <text:p text:style-name="P1">دارے</text:p>
        <text:p text:style-name="P1">داس</text:p>
        <text:p text:style-name="P1">داسءَ</text:p>
        <text:p text:style-name="P1">داسے</text:p>
        <text:p text:style-name="P1">داشت</text:p>
        <text:p text:style-name="P1">داشتئَگ</text:p>
        <text:p text:style-name="P1">داشتئَگا</text:p>
        <text:p text:style-name="P1">داشتئَگاں</text:p>
        <text:p text:style-name="P1">داشتئَگِتاں</text:p>
        <text:p text:style-name="P1">داشتئَگِتی</text:p>
        <text:p text:style-name="P1">داشتئَگِتے</text:p>
        <text:p text:style-name="P1">داشتئَگی</text:p>
        <text:p text:style-name="P1">داشتئَگے</text:p>
        <text:p text:style-name="P1">داشتا</text:p>
        <text:p text:style-name="P1">داشتاں</text:p>
        <text:p text:style-name="P1">داشتَنتی</text:p>
        <text:p text:style-name="P1">داشتَنتے</text:p>
        <text:p text:style-name="P1">داشتی</text:p>
        <text:p text:style-name="P1">داشتے</text:p>
        <text:p text:style-name="P1">داغیں</text:p>
        <text:p text:style-name="P1">دام</text:p>
        <text:p text:style-name="P1">دامءِ</text:p>
        <text:p text:style-name="P1">داماں</text:p>
        <text:p text:style-name="P1">دامَرِؔس</text:p>
        <text:p text:style-name="P1">دامَن</text:p>
        <text:p text:style-name="P1"><text:soft-page-break/>دامَنءَ</text:p>
        <text:p text:style-name="P1">دامَناں</text:p>
        <text:p text:style-name="P1">دامَنِیءِ</text:p>
        <text:p text:style-name="P1">دامَنیں</text:p>
        <text:p text:style-name="P1">دان</text:p>
        <text:p text:style-name="P1">دانؔی</text:p>
        <text:p text:style-name="P1">دانؔیال</text:p>
        <text:p text:style-name="P1">دانءَ</text:p>
        <text:p text:style-name="P1">دانءِ</text:p>
        <text:p text:style-name="P1">دانئَگ</text:p>
        <text:p text:style-name="P1">دانا</text:p>
        <text:p text:style-name="P1">دانائِیءَ</text:p>
        <text:p text:style-name="P1">دانائِیءِ</text:p>
        <text:p text:style-name="P1">دانائِیئے</text:p>
        <text:p text:style-name="P1">دانائی</text:p>
        <text:p text:style-name="P1">دانائیں</text:p>
        <text:p text:style-name="P1">دانائے</text:p>
        <text:p text:style-name="P1">دانانی</text:p>
        <text:p text:style-name="P1">داناں</text:p>
        <text:p text:style-name="P1">دانایاناں</text:p>
        <text:p text:style-name="P1">دانایانی</text:p>
        <text:p text:style-name="P1">دانایاں</text:p>
        <text:p text:style-name="P1">دانَگے</text:p>
        <text:p text:style-name="P1">دانِش</text:p>
        <text:p text:style-name="P1">دانِشوَر</text:p>
        <text:p text:style-name="P1">دانِشوَریں</text:p>
        <text:p text:style-name="P1">دانکِہ</text:p>
        <text:p text:style-name="P1">دانکہ</text:p>
        <text:p text:style-name="P1">دانیءِ</text:p>
        <text:p text:style-name="P1">دانے</text:p>
        <text:p text:style-name="P1">داُئودؔ</text:p>
        <text:p text:style-name="P1">داں</text:p>
        <text:p text:style-name="P1">داں۔‘/</text:p>
        <text:p text:style-name="P1">داں۔“/</text:p>
        <text:p text:style-name="P1">داینَت</text:p>
        <text:p text:style-name="P1">دجؔلہ</text:p>
        <text:p text:style-name="P1">در</text:p>
        <text:p text:style-name="P1">درآیئَگءِ</text:p>
        <text:p text:style-name="P1">دراج</text:p>
        <text:p text:style-name="P1">دراجِیءَ</text:p>
        <text:p text:style-name="P1">دراجِیءِ</text:p>
        <text:p text:style-name="P1">دراجی</text:p>
        <text:p text:style-name="P1">دراجیں</text:p>
        <text:p text:style-name="P1">درست</text:p>
        <text:p text:style-name="P1">درستاں</text:p>
        <text:p text:style-name="P1">درستیں</text:p>
        <text:p text:style-name="P1">درمیان</text:p>
        <text:p text:style-name="P1">دروغ</text:p>
        <text:p text:style-name="P1">درَچک</text:p>
        <text:p text:style-name="P1">درَچکے</text:p>
        <text:p text:style-name="P1">درُست</text:p>
        <text:p text:style-name="P1">درُستآئِیءِ</text:p>
        <text:p text:style-name="P1">درُستانی</text:p>
        <text:p text:style-name="P1">درُستاں</text:p>
        <text:p text:style-name="P1">درُستیں</text:p>
        <text:p text:style-name="P1">درِین</text:p>
        <text:p text:style-name="P1">درِینءَ</text:p>
        <text:p text:style-name="P1">درِینے</text:p>
        <text:p text:style-name="P1">درچک</text:p>
        <text:p text:style-name="P1">درچکءِ</text:p>
        <text:p text:style-name="P1">درچکیءَ</text:p>
        <text:p text:style-name="P1">دریاءَ</text:p>
        <text:p text:style-name="P1">دریاءِ</text:p>
        <text:p text:style-name="P1">دزموش</text:p>
        <text:p text:style-name="P1">دزگوار</text:p>
        <text:p text:style-name="P1">دشمنانی</text:p>
        <text:p text:style-name="P1">دشمَن</text:p>
        <text:p text:style-name="P1">دشمَنءِ</text:p>
        <text:p text:style-name="P1">دعا</text:p>
        <text:p text:style-name="P1">دعوتءِ</text:p>
        <text:p text:style-name="P1">دعوَت</text:p>
        <text:p text:style-name="P1">دعوَتے</text:p>
        <text:p text:style-name="P1"><text:soft-page-break/>دعویٰ</text:p>
        <text:p text:style-name="P1">دفن</text:p>
        <text:p text:style-name="P1">دل</text:p>
        <text:p text:style-name="P1">دلءَ</text:p>
        <text:p text:style-name="P1">دلءِ</text:p>
        <text:p text:style-name="P1">دلاں</text:p>
        <text:p text:style-name="P1">دمؔشق</text:p>
        <text:p text:style-name="P1">دمؔشقی</text:p>
        <text:p text:style-name="P1">دو</text:p>
        <text:p text:style-name="P1">دوؔان</text:p>
        <text:p text:style-name="P1">دوؔدانی</text:p>
        <text:p text:style-name="P1">دوؔمہ</text:p>
        <text:p text:style-name="P1">دوءِ</text:p>
        <text:p text:style-name="P1">دوئیناناں</text:p>
        <text:p text:style-name="P1">دوئینانی</text:p>
        <text:p text:style-name="P1">دوئیناں</text:p>
        <text:p text:style-name="P1">دوئیں</text:p>
        <text:p text:style-name="P1">دوازدَہ</text:p>
        <text:p text:style-name="P1">دوازدَہمی</text:p>
        <text:p text:style-name="P1">دوازدَہیناں</text:p>
        <text:p text:style-name="P1">دوازدَہیں</text:p>
        <text:p text:style-name="P1">دوازدہ</text:p>
        <text:p text:style-name="P1">دوت</text:p>
        <text:p text:style-name="P1">دوتکئَگِتاں</text:p>
        <text:p text:style-name="P1">دوتکئَگینے</text:p>
        <text:p text:style-name="P1">دوتکاں</text:p>
        <text:p text:style-name="P1">دور</text:p>
        <text:p text:style-name="P1">دورانءَ</text:p>
        <text:p text:style-name="P1">دورانا</text:p>
        <text:p text:style-name="P1">دورہ</text:p>
        <text:p text:style-name="P1">دوزَخءَ</text:p>
        <text:p text:style-name="P1">دوزَخءِ</text:p>
        <text:p text:style-name="P1">دوزَخِیءَ</text:p>
        <text:p text:style-name="P1">دوزَخی</text:p>
        <text:p text:style-name="P1">دوست</text:p>
        <text:p text:style-name="P1">دوستءِ</text:p>
        <text:p text:style-name="P1">دوستانی</text:p>
        <text:p text:style-name="P1">دوستاں</text:p>
        <text:p text:style-name="P1">دوستِیءَ</text:p>
        <text:p text:style-name="P1">دوستِیءِ</text:p>
        <text:p text:style-name="P1">دوستی</text:p>
        <text:p text:style-name="P1">دوستیءِ</text:p>
        <text:p text:style-name="P1">دوستیں</text:p>
        <text:p text:style-name="P1">دوشی</text:p>
        <text:p text:style-name="P1">دولَت</text:p>
        <text:p text:style-name="P1">دومِیءَ</text:p>
        <text:p text:style-name="P1">دومِیءَ​را</text:p>
        <text:p text:style-name="P1">دومِیءِ</text:p>
        <text:p text:style-name="P1">دومی</text:p>
        <text:p text:style-name="P1">دونی</text:p>
        <text:p text:style-name="P1">دوچئَگءِ</text:p>
        <text:p text:style-name="P1">دوچائینت</text:p>
        <text:p text:style-name="P1">دوچار</text:p>
        <text:p text:style-name="P1">دوچوک</text:p>
        <text:p text:style-name="P1">دوچِیئیں</text:p>
        <text:p text:style-name="P1">دَبائو</text:p>
        <text:p text:style-name="P1">دَبائینتئَگیں</text:p>
        <text:p text:style-name="P1">دَجّال</text:p>
        <text:p text:style-name="P1">دَجّالءَ</text:p>
        <text:p text:style-name="P1">دَجّالءِ</text:p>
        <text:p text:style-name="P1">دَخَل</text:p>
        <text:p text:style-name="P1">دَر</text:p>
        <text:p text:style-name="P1">دَرءَ</text:p>
        <text:p text:style-name="P1">دَرءِ</text:p>
        <text:p text:style-name="P1">دَرآیَگءَ</text:p>
        <text:p text:style-name="P1">دَرائِیئے</text:p>
        <text:p text:style-name="P1">دَرانی</text:p>
        <text:p text:style-name="P1">دَراَتک</text:p>
        <text:p text:style-name="P1">دَراَتکاں</text:p>
        <text:p text:style-name="P1">دَراں</text:p>
        <text:p text:style-name="P1">دَربار</text:p>
        <text:p text:style-name="P1">دَربارءَ</text:p>
        <text:p text:style-name="P1"><text:soft-page-break/>دَربارءِ</text:p>
        <text:p text:style-name="P1">دَربارا</text:p>
        <text:p text:style-name="P1">دَربارِیءَ</text:p>
        <text:p text:style-name="P1">دَربارِیءِ</text:p>
        <text:p text:style-name="P1">دَربارِیئیءَ</text:p>
        <text:p text:style-name="P1">دَربارِیئے</text:p>
        <text:p text:style-name="P1">دَربارِیا</text:p>
        <text:p text:style-name="P1">دَربارِیاناں</text:p>
        <text:p text:style-name="P1">دَربارِیانی</text:p>
        <text:p text:style-name="P1">دَربارِیاں</text:p>
        <text:p text:style-name="P1">دَرباری</text:p>
        <text:p text:style-name="P1">دَرجَہ</text:p>
        <text:p text:style-name="P1">دَرجَہءِ</text:p>
        <text:p text:style-name="P1">دَرجَہے</text:p>
        <text:p text:style-name="P1">دَرد</text:p>
        <text:p text:style-name="P1">دَردءَ</text:p>
        <text:p text:style-name="P1">دَردءِ</text:p>
        <text:p text:style-name="P1">دَرداں</text:p>
        <text:p text:style-name="P1">دَردناکیں</text:p>
        <text:p text:style-name="P1">دَرسریں</text:p>
        <text:p text:style-name="P1">دَرمان</text:p>
        <text:p text:style-name="P1">دَروازَگءِ</text:p>
        <text:p text:style-name="P1">دَرِیگءَ</text:p>
        <text:p text:style-name="P1">دَرِیگءِ</text:p>
        <text:p text:style-name="P1">دَرِیگیءَ</text:p>
        <text:p text:style-name="P1">دَرچک</text:p>
        <text:p text:style-name="P1">دَرچکءَ</text:p>
        <text:p text:style-name="P1">دَرچکءِ</text:p>
        <text:p text:style-name="P1">دَرکار</text:p>
        <text:p text:style-name="P1">دَرگاہ</text:p>
        <text:p text:style-name="P1">دَرگاہا</text:p>
        <text:p text:style-name="P1">دَرگاہاں</text:p>
        <text:p text:style-name="P1">دَریا</text:p>
        <text:p text:style-name="P1">دَریاءَ</text:p>
        <text:p text:style-name="P1">دَریاءَ​را</text:p>
        <text:p text:style-name="P1">دَریاءِ</text:p>
        <text:p text:style-name="P1">دَریائے</text:p>
        <text:p text:style-name="P1">دَریایا</text:p>
        <text:p text:style-name="P1">دَریایانی</text:p>
        <text:p text:style-name="P1">دَریایاں</text:p>
        <text:p text:style-name="P1">دَریں</text:p>
        <text:p text:style-name="P1">دَرے</text:p>
        <text:p text:style-name="P1">دَزمالءِ</text:p>
        <text:p text:style-name="P1">دَزمالیءَ</text:p>
        <text:p text:style-name="P1">دَزموشءَ</text:p>
        <text:p text:style-name="P1">دَزگوار</text:p>
        <text:p text:style-name="P1">دَست</text:p>
        <text:p text:style-name="P1">دَستءَ</text:p>
        <text:p text:style-name="P1">دَستءِ</text:p>
        <text:p text:style-name="P1">دَستا</text:p>
        <text:p text:style-name="P1">دَستانی</text:p>
        <text:p text:style-name="P1">دَستاں</text:p>
        <text:p text:style-name="P1">دَستِیءِ</text:p>
        <text:p text:style-name="P1">دَستی</text:p>
        <text:p text:style-name="P1">دَستیءَ</text:p>
        <text:p text:style-name="P1">دَستیں</text:p>
        <text:p text:style-name="P1">دَستے</text:p>
        <text:p text:style-name="P1">دَعوَت</text:p>
        <text:p text:style-name="P1">دَعوَتءَ</text:p>
        <text:p text:style-name="P1">دَعوَتءِ</text:p>
        <text:p text:style-name="P1">دَعوَتانی</text:p>
        <text:p text:style-name="P1">دَعوَتیءَ</text:p>
        <text:p text:style-name="P1">دَعوَتیئے</text:p>
        <text:p text:style-name="P1">دَعوَتے</text:p>
        <text:p text:style-name="P1">دَعوِیٰءَ</text:p>
        <text:p text:style-name="P1">دَعویدار</text:p>
        <text:p text:style-name="P1">دَعویدارءِ</text:p>
        <text:p text:style-name="P1">دَعویدارانی</text:p>
        <text:p text:style-name="P1">دَعویداراں</text:p>
        <text:p text:style-name="P1">دَعویٰ</text:p>
        <text:p text:style-name="P1">دَغا</text:p>
        <text:p text:style-name="P1">دَغاباز</text:p>
        <text:p text:style-name="P1"><text:soft-page-break/>دَفن</text:p>
        <text:p text:style-name="P1">دَفنءَ</text:p>
        <text:p text:style-name="P1">دَفَن</text:p>
        <text:p text:style-name="P1">دَلمَتِؔیَہ</text:p>
        <text:p text:style-name="P1">دَلمَنُوؔتَہ</text:p>
        <text:p text:style-name="P1">دَلوَت</text:p>
        <text:p text:style-name="P1">دَلوَتانی</text:p>
        <text:p text:style-name="P1">دَلوَتاں</text:p>
        <text:p text:style-name="P1">دَلْوَت</text:p>
        <text:p text:style-name="P1">دَلْوَتانی</text:p>
        <text:p text:style-name="P1">دَلْوَتاں</text:p>
        <text:p text:style-name="P1">دَلْوَتے</text:p>
        <text:p text:style-name="P1">دَم</text:p>
        <text:p text:style-name="P1">دَمان</text:p>
        <text:p text:style-name="P1">دَمانءَ</text:p>
        <text:p text:style-name="P1">دَمانا</text:p>
        <text:p text:style-name="P1">دَمانیءَ</text:p>
        <text:p text:style-name="P1">دَمَشؔق</text:p>
        <text:p text:style-name="P1">دَمَشؔقءِ</text:p>
        <text:p text:style-name="P1">دَنتان</text:p>
        <text:p text:style-name="P1">دَنتان،/</text:p>
        <text:p text:style-name="P1">دَنتانءِ</text:p>
        <text:p text:style-name="P1">دَنتانانی</text:p>
        <text:p text:style-name="P1">دَنتی</text:p>
        <text:p text:style-name="P1">دَنتے</text:p>
        <text:p text:style-name="P1">دَور</text:p>
        <text:p text:style-name="P1">دَورءَ</text:p>
        <text:p text:style-name="P1">دَورئے</text:p>
        <text:p text:style-name="P1">دَورا</text:p>
        <text:p text:style-name="P1">دَورانءَ</text:p>
        <text:p text:style-name="P1">دَورَہ</text:p>
        <text:p text:style-name="P1">دَورَہءَ</text:p>
        <text:p text:style-name="P1">دَورے</text:p>
        <text:p text:style-name="P1">دَولَت</text:p>
        <text:p text:style-name="P1">دَولَتءَ</text:p>
        <text:p text:style-name="P1">دَولَتاں</text:p>
        <text:p text:style-name="P1">دَپ</text:p>
        <text:p text:style-name="P1">دَپءَ</text:p>
        <text:p text:style-name="P1">دَپءِ</text:p>
        <text:p text:style-name="P1">دَپا</text:p>
        <text:p text:style-name="P1">دَپارءِ</text:p>
        <text:p text:style-name="P1">دَپارے</text:p>
        <text:p text:style-name="P1">دَپاں</text:p>
        <text:p text:style-name="P1">دَپِیگءِ</text:p>
        <text:p text:style-name="P1">دَپی</text:p>
        <text:p text:style-name="P1">دَپے</text:p>
        <text:p text:style-name="P1">دَہ</text:p>
        <text:p text:style-name="P1">دَہشَت</text:p>
        <text:p text:style-name="P1">دَہمی</text:p>
        <text:p text:style-name="P1">دَہیں</text:p>
        <text:p text:style-name="P1">دَیئَگ</text:p>
        <text:p text:style-name="P1">دَیئَگءِ</text:p>
        <text:p text:style-name="P1">دَیئَگا</text:p>
        <text:p text:style-name="P1">دَیاں</text:p>
        <text:p text:style-name="P1">دَین</text:p>
        <text:p text:style-name="P1">دَینءَ</text:p>
        <text:p text:style-name="P1">دُرا</text:p>
        <text:p text:style-name="P1">دُز</text:p>
        <text:p text:style-name="P1">دُزّانی</text:p>
        <text:p text:style-name="P1">دُزُّکائِیءَ</text:p>
        <text:p text:style-name="P1">دُزِّتئَگاں</text:p>
        <text:p text:style-name="P1">دُزِّتا</text:p>
        <text:p text:style-name="P1">دُزِّیءِ</text:p>
        <text:p text:style-name="P1">دُزّی</text:p>
        <text:p text:style-name="P1">دُزّے</text:p>
        <text:p text:style-name="P1">دُشمنی</text:p>
        <text:p text:style-name="P1">دُشمَن</text:p>
        <text:p text:style-name="P1">دُشمَنءَ</text:p>
        <text:p text:style-name="P1">دُشمَنءِ</text:p>
        <text:p text:style-name="P1">دُشمَنئَنی</text:p>
        <text:p text:style-name="P1">دُشمَنئَں</text:p>
        <text:p text:style-name="P1">دُشمَنانی</text:p>
        <text:p text:style-name="P1"><text:soft-page-break/>دُشمَناں</text:p>
        <text:p text:style-name="P1">دُشمَنِیءِ</text:p>
        <text:p text:style-name="P1">دُشمَنی</text:p>
        <text:p text:style-name="P1">دُعا</text:p>
        <text:p text:style-name="P1">دُعاءَ</text:p>
        <text:p text:style-name="P1">دُعاءِ</text:p>
        <text:p text:style-name="P1">دُعائے</text:p>
        <text:p text:style-name="P1">دُعاکُت</text:p>
        <text:p text:style-name="P1">دُعایا</text:p>
        <text:p text:style-name="P1">دُعایانی</text:p>
        <text:p text:style-name="P1">دُعایاں</text:p>
        <text:p text:style-name="P1">دُمب</text:p>
        <text:p text:style-name="P1">دُمبءَ</text:p>
        <text:p text:style-name="P1">دُمبا</text:p>
        <text:p text:style-name="P1">دُمبانی</text:p>
        <text:p text:style-name="P1">دُمباں</text:p>
        <text:p text:style-name="P1">دُنیا</text:p>
        <text:p text:style-name="P1">دُنیاءَ</text:p>
        <text:p text:style-name="P1">دُنیاءِ</text:p>
        <text:p text:style-name="P1">دُنیائی</text:p>
        <text:p text:style-name="P1">دُنیائیگ</text:p>
        <text:p text:style-name="P1">دُنیائے</text:p>
        <text:p text:style-name="P1">دُنیادار</text:p>
        <text:p text:style-name="P1">دُنیادارانی</text:p>
        <text:p text:style-name="P1">دُنیایا</text:p>
        <text:p text:style-name="P1">دُوؔتَنءَ</text:p>
        <text:p text:style-name="P1">دُوؔرا</text:p>
        <text:p text:style-name="P1">دُوؔرائے</text:p>
        <text:p text:style-name="P1">دُور</text:p>
        <text:p text:style-name="P1">دُچار</text:p>
        <text:p text:style-name="P1">دُکّانءَ</text:p>
        <text:p text:style-name="P1">دِرؔبَہ</text:p>
        <text:p text:style-name="P1">دِرت</text:p>
        <text:p text:style-name="P1">دِرتئَگیں</text:p>
        <text:p text:style-name="P1">دِرتاں</text:p>
        <text:p text:style-name="P1">دِرتا۔“/</text:p>
        <text:p text:style-name="P1">دِرتَنتی</text:p>
        <text:p text:style-name="P1">دِرتے</text:p>
        <text:p text:style-name="P1">دِرّئَگا</text:p>
        <text:p text:style-name="P1">دِرّئَگی</text:p>
        <text:p text:style-name="P1">دِرّوکیں</text:p>
        <text:p text:style-name="P1">دِرّی</text:p>
        <text:p text:style-name="P1">دِرّیں</text:p>
        <text:p text:style-name="P1">دِشتار</text:p>
        <text:p text:style-name="P1">دِشتارءَ</text:p>
        <text:p text:style-name="P1">دِشتارءِ</text:p>
        <text:p text:style-name="P1">دِشتارانی</text:p>
        <text:p text:style-name="P1">دِشتاراں</text:p>
        <text:p text:style-name="P1">دِل</text:p>
        <text:p text:style-name="P1">دِلءَ</text:p>
        <text:p text:style-name="P1">دِلءِ</text:p>
        <text:p text:style-name="P1">دِلا</text:p>
        <text:p text:style-name="P1">دِلانی</text:p>
        <text:p text:style-name="P1">دِلاپ</text:p>
        <text:p text:style-name="P1">دِلاں</text:p>
        <text:p text:style-name="P1">دِلجَم</text:p>
        <text:p text:style-name="P1">دِلِیءَ</text:p>
        <text:p text:style-name="P1">دِلِیءِ</text:p>
        <text:p text:style-name="P1">دِلیر</text:p>
        <text:p text:style-name="P1">دِلیرِیءِ</text:p>
        <text:p text:style-name="P1">دِلیں</text:p>
        <text:p text:style-name="P1">دِلے</text:p>
        <text:p text:style-name="P1">دِماغ</text:p>
        <text:p text:style-name="P1">دِماغاں</text:p>
        <text:p text:style-name="P1">دِماغے</text:p>
        <text:p text:style-name="P1">دِکؔلہ</text:p>
        <text:p text:style-name="P1">دِکَپُلِسؔ</text:p>
        <text:p text:style-name="P1">دِکَپُلِسؔءَ</text:p>
        <text:p text:style-name="P1">دِگر</text:p>
        <text:p text:style-name="P1">دِگرءَ</text:p>
        <text:p text:style-name="P1">دِگرءِ</text:p>
        <text:p text:style-name="P1">دِگرا</text:p>
        <text:p text:style-name="P1"><text:soft-page-break/>دِگریءَ</text:p>
        <text:p text:style-name="P1">دِگَر</text:p>
        <text:p text:style-name="P1">دِگَرءَ</text:p>
        <text:p text:style-name="P1">دِگَرءِ</text:p>
        <text:p text:style-name="P1">دِگَرا</text:p>
        <text:p text:style-name="P1">دِگَرانی</text:p>
        <text:p text:style-name="P1">دِگَراں</text:p>
        <text:p text:style-name="P1">دِگَریءَ</text:p>
        <text:p text:style-name="P1">دِگَریءِ</text:p>
        <text:p text:style-name="P1">دِگَرے</text:p>
        <text:p text:style-name="P1">دِگے</text:p>
        <text:p text:style-name="P1">دِیؔنہ</text:p>
        <text:p text:style-name="P1">دِیت</text:p>
        <text:p text:style-name="P1">دِیتءَ</text:p>
        <text:p text:style-name="P1">دِیتءِ</text:p>
        <text:p text:style-name="P1">دِیتاں</text:p>
        <text:p text:style-name="P1">دِیدارءِ</text:p>
        <text:p text:style-name="P1">دِیر</text:p>
        <text:p text:style-name="P1">دِیرءَ</text:p>
        <text:p text:style-name="P1">دِیریں</text:p>
        <text:p text:style-name="P1">دِیست</text:p>
        <text:p text:style-name="P1">دِیستئَگا</text:p>
        <text:p text:style-name="P1">دِیستئَگاں</text:p>
        <text:p text:style-name="P1">دِیستئَگَنتی</text:p>
        <text:p text:style-name="P1">دِیستئَگِتَنتی</text:p>
        <text:p text:style-name="P1">دِیستئَگِتَنتے</text:p>
        <text:p text:style-name="P1">دِیستئَگِتے</text:p>
        <text:p text:style-name="P1">دِیستئَگی</text:p>
        <text:p text:style-name="P1">دِیستئَگیں</text:p>
        <text:p text:style-name="P1">دِیستئَگے</text:p>
        <text:p text:style-name="P1">دِیستا</text:p>
        <text:p text:style-name="P1">دِیستاں</text:p>
        <text:p text:style-name="P1">دِیستَنتے</text:p>
        <text:p text:style-name="P1">دِیستی</text:p>
        <text:p text:style-name="P1">دِیستے</text:p>
        <text:p text:style-name="P1">دِیمِؔیترِیُس</text:p>
        <text:p text:style-name="P1">دِیمِؔیترِیُسءَ</text:p>
        <text:p text:style-name="P1">دِین</text:p>
        <text:p text:style-name="P1">دِینءَ</text:p>
        <text:p text:style-name="P1">دِینءِ</text:p>
        <text:p text:style-name="P1">دِینار</text:p>
        <text:p text:style-name="P1">دِینارءَ</text:p>
        <text:p text:style-name="P1">دِینارءِ</text:p>
        <text:p text:style-name="P1">دِینارے</text:p>
        <text:p text:style-name="P1">دِینانی</text:p>
        <text:p text:style-name="P1">دِیناں</text:p>
        <text:p text:style-name="P1">دِیندار</text:p>
        <text:p text:style-name="P1">دِینداراں</text:p>
        <text:p text:style-name="P1">دِیندارِیءِ</text:p>
        <text:p text:style-name="P1">دِینداری</text:p>
        <text:p text:style-name="P1">دِینداریں</text:p>
        <text:p text:style-name="P1">دِیندارے</text:p>
        <text:p text:style-name="P1">دِینی</text:p>
        <text:p text:style-name="P1">دِیوال</text:p>
        <text:p text:style-name="P1">دِیوالءِ</text:p>
        <text:p text:style-name="P1">دِیوالاں</text:p>
        <text:p text:style-name="P1">دِیوالے</text:p>
        <text:p text:style-name="P1">دِیوان</text:p>
        <text:p text:style-name="P1">دِیوانءَ</text:p>
        <text:p text:style-name="P1">دِیوانءِ</text:p>
        <text:p text:style-name="P1">دِیواناں</text:p>
        <text:p text:style-name="P1">دِیُترِؔفیس</text:p>
        <text:p text:style-name="P1">دِیُنُسِؔیُس</text:p>
        <text:p text:style-name="P1">دْروغ</text:p>
        <text:p text:style-name="P1">دْروغءَ</text:p>
        <text:p text:style-name="P1">دْروغیں</text:p>
        <text:p text:style-name="P1">دْرَچک</text:p>
        <text:p text:style-name="P1">دْرَچکءَ</text:p>
        <text:p text:style-name="P1">دْرَچکءَ​را</text:p>
        <text:p text:style-name="P1">دْرَچکءِ</text:p>
        <text:p text:style-name="P1">دْرَچکانی</text:p>
        <text:p text:style-name="P1">دْرَچکاں</text:p>
        <text:p text:style-name="P1"><text:soft-page-break/>دْرَچکیءَ</text:p>
        <text:p text:style-name="P1">دْرَچکیءِ</text:p>
        <text:p text:style-name="P1">دْرَچکے</text:p>
        <text:p text:style-name="P1">دْرُست</text:p>
        <text:p text:style-name="P1">دْرُستاناں</text:p>
        <text:p text:style-name="P1">دْرُستانی</text:p>
        <text:p text:style-name="P1">دْرُستاں</text:p>
        <text:p text:style-name="P1">دْرُستیں</text:p>
        <text:p text:style-name="P1">دْرُشئَگءَ</text:p>
        <text:p text:style-name="P1">دْرُشئَگءِ</text:p>
        <text:p text:style-name="P1">دْرُشاں</text:p>
        <text:p text:style-name="P1">دْرُشی</text:p>
        <text:p text:style-name="P1">دْرُشے</text:p>
        <text:p text:style-name="P1">دْرُوؔسِلَّہءَ</text:p>
        <text:p text:style-name="P1">دْرِک</text:p>
        <text:p text:style-name="P1">دْرِکّءَ</text:p>
        <text:p text:style-name="P1">دپ</text:p>
        <text:p text:style-name="P1">دپءَ</text:p>
        <text:p text:style-name="P1">دگرءَ</text:p>
        <text:p text:style-name="P1">دگرءِ</text:p>
        <text:p text:style-name="P1">دگرا</text:p>
        <text:p text:style-name="P1">دگرے</text:p>
        <text:p text:style-name="P1">دگے</text:p>
        <text:p text:style-name="P1">دھوبی</text:p>
        <text:p text:style-name="P1">دھوکا</text:p>
        <text:p text:style-name="P1">دھوکہ</text:p>
        <text:p text:style-name="P1">دھوکہءِ</text:p>
        <text:p text:style-name="P1">دھَتُورو</text:p>
        <text:p text:style-name="P1">دہ</text:p>
        <text:p text:style-name="P1">دہَمی</text:p>
        <text:p text:style-name="P1">دیؔدان</text:p>
        <text:p text:style-name="P1">دیؔدانءِ</text:p>
        <text:p text:style-name="P1">دیؔمَس</text:p>
        <text:p text:style-name="P1">دیؔمَسءَ</text:p>
        <text:p text:style-name="P1">دیؔنہ</text:p>
        <text:p text:style-name="P1">دیئَنتے</text:p>
        <text:p text:style-name="P1">دیئَگ</text:p>
        <text:p text:style-name="P1">دیئَگءَ</text:p>
        <text:p text:style-name="P1">دیئَگءَ​راضی</text:p>
        <text:p text:style-name="P1">دیئَگءِ</text:p>
        <text:p text:style-name="P1">دیئَگا</text:p>
        <text:p text:style-name="P1">دیئَگی</text:p>
        <text:p text:style-name="P1">دیئَگے</text:p>
        <text:p text:style-name="P1">دیئگا</text:p>
        <text:p text:style-name="P1">دیئگی</text:p>
        <text:p text:style-name="P1">دیئیں</text:p>
        <text:p text:style-name="P1">دیئے</text:p>
        <text:p text:style-name="P1">دیائینئَگءَ</text:p>
        <text:p text:style-name="P1">دیائیناں</text:p>
        <text:p text:style-name="P1">دیائینت</text:p>
        <text:p text:style-name="P1">دیائینتئَگا</text:p>
        <text:p text:style-name="P1">دیائینتئَگِتاں</text:p>
        <text:p text:style-name="P1">دیائینی</text:p>
        <text:p text:style-name="P1">دیان</text:p>
        <text:p text:style-name="P1">دیانَت</text:p>
        <text:p text:style-name="P1">دیانی</text:p>
        <text:p text:style-name="P1">دیاں</text:p>
        <text:p text:style-name="P1">دیاں،/</text:p>
        <text:p text:style-name="P1">دیاں۔‘/</text:p>
        <text:p text:style-name="P1">دیاں۔‘“/</text:p>
        <text:p text:style-name="P1">دیاں۔“/</text:p>
        <text:p text:style-name="P1">دیاں۔“‘/</text:p>
        <text:p text:style-name="P1">دیت</text:p>
        <text:p text:style-name="P1">دیدارءَ</text:p>
        <text:p text:style-name="P1">دیر</text:p>
        <text:p text:style-name="P1">دیرءَ</text:p>
        <text:p text:style-name="P1">دیرءِ</text:p>
        <text:p text:style-name="P1">دیرا</text:p>
        <text:p text:style-name="P1">دیست</text:p>
        <text:p text:style-name="P1">دیستا</text:p>
        <text:p text:style-name="P1">دیستاں</text:p>
        <text:p text:style-name="P1">دیستَگ</text:p>
        <text:p text:style-name="P1"><text:soft-page-break/>دیستگ</text:p>
        <text:p text:style-name="P1">دیستی</text:p>
        <text:p text:style-name="P1">دیم</text:p>
        <text:p text:style-name="P1">دیمءَ</text:p>
        <text:p text:style-name="P1">دیمءِ</text:p>
        <text:p text:style-name="P1">دیما</text:p>
        <text:p text:style-name="P1">دیماں</text:p>
        <text:p text:style-name="P1">دیمترا</text:p>
        <text:p text:style-name="P1">دیمتَرا</text:p>
        <text:p text:style-name="P1">دیمتِرءَ</text:p>
        <text:p text:style-name="P1">دیمتِرءِ</text:p>
        <text:p text:style-name="P1">دیمتِرا</text:p>
        <text:p text:style-name="P1">دیمی</text:p>
        <text:p text:style-name="P1">دیمے</text:p>
        <text:p text:style-name="P1">دینبوگ</text:p>
        <text:p text:style-name="P1">دیوتا</text:p>
        <text:p text:style-name="P1">دیوتانی</text:p>
        <text:p text:style-name="P1">دیوتایانی</text:p>
        <text:p text:style-name="P1">دیوِیءِ</text:p>
        <text:p text:style-name="P1">دیوک</text:p>
        <text:p text:style-name="P1">دیوکءَ</text:p>
        <text:p text:style-name="P1">دیوکءَ​را</text:p>
        <text:p text:style-name="P1">دیوکءِ</text:p>
        <text:p text:style-name="P1">دیوکاں</text:p>
        <text:p text:style-name="P1">دیوکیں</text:p>
        <text:p text:style-name="P1">دیوکے</text:p>
        <text:p text:style-name="P1">دیَگ</text:p>
        <text:p text:style-name="P1">ذات</text:p>
        <text:p text:style-name="P1">ذاتءِ</text:p>
        <text:p text:style-name="P1">ذاتا</text:p>
        <text:p text:style-name="P1">ذمہ</text:p>
        <text:p text:style-name="P1">ذَخیرہ</text:p>
        <text:p text:style-name="P1">ذُوُ</text:p>
        <text:p text:style-name="P1">ذِلَّت</text:p>
        <text:p text:style-name="P1">ذِمَّہ</text:p>
        <text:p text:style-name="P1">ذِمّہءَ</text:p>
        <text:p text:style-name="P1">ذِکر</text:p>
        <text:p text:style-name="P1">ذِکرءَ</text:p>
        <text:p text:style-name="P1">ذِکَت</text:p>
        <text:p text:style-name="P1">ذِکَر</text:p>
        <text:p text:style-name="P1">ذکِر</text:p>
        <text:p text:style-name="P1">رؔاحاب</text:p>
        <text:p text:style-name="P1">راؔخِل</text:p>
        <text:p text:style-name="P1">راؔخِلءَ</text:p>
        <text:p text:style-name="P1">راؔخِلءَ​را</text:p>
        <text:p text:style-name="P1">راؔخِلءِ</text:p>
        <text:p text:style-name="P1">رائِج</text:p>
        <text:p text:style-name="P1">رائِیءِ</text:p>
        <text:p text:style-name="P1">راج</text:p>
        <text:p text:style-name="P1">راجءَ</text:p>
        <text:p text:style-name="P1">راحؔاب</text:p>
        <text:p text:style-name="P1">راخِؔل</text:p>
        <text:p text:style-name="P1">راخِلءَ</text:p>
        <text:p text:style-name="P1">راز</text:p>
        <text:p text:style-name="P1">رازءَ</text:p>
        <text:p text:style-name="P1">رازءِ</text:p>
        <text:p text:style-name="P1">رازا</text:p>
        <text:p text:style-name="P1">رازانی</text:p>
        <text:p text:style-name="P1">رازاں</text:p>
        <text:p text:style-name="P1">رازیں</text:p>
        <text:p text:style-name="P1">رازے</text:p>
        <text:p text:style-name="P1">راست</text:p>
        <text:p text:style-name="P1">راستِیءَ</text:p>
        <text:p text:style-name="P1">راستِیءِ</text:p>
        <text:p text:style-name="P1">راستِیئے</text:p>
        <text:p text:style-name="P1">راستی</text:p>
        <text:p text:style-name="P1">راستیں</text:p>
        <text:p text:style-name="P1">راضی</text:p>
        <text:p text:style-name="P1">راعُوؔت</text:p>
        <text:p text:style-name="P1">رانءِ</text:p>
        <text:p text:style-name="P1">رانِیءِ</text:p>
        <text:p text:style-name="P1">رانی</text:p>
        <text:p text:style-name="P1"><text:soft-page-break/>راہ</text:p>
        <text:p text:style-name="P1">راہءَ</text:p>
        <text:p text:style-name="P1">راہءِ</text:p>
        <text:p text:style-name="P1">راہا</text:p>
        <text:p text:style-name="P1">راہانی</text:p>
        <text:p text:style-name="P1">راہاں</text:p>
        <text:p text:style-name="P1">راہیءَ</text:p>
        <text:p text:style-name="P1">راہے</text:p>
        <text:p text:style-name="P1">رب</text:p>
        <text:p text:style-name="P1">ربءَ</text:p>
        <text:p text:style-name="P1">ربءِ</text:p>
        <text:p text:style-name="P1">رحؔوبوت</text:p>
        <text:p text:style-name="P1">رحم</text:p>
        <text:p text:style-name="P1">رد</text:p>
        <text:p text:style-name="P1">ردکار</text:p>
        <text:p text:style-name="P1">ردیاں</text:p>
        <text:p text:style-name="P1">ردیں</text:p>
        <text:p text:style-name="P1">رسئَگءَ</text:p>
        <text:p text:style-name="P1">رست</text:p>
        <text:p text:style-name="P1">رستاں</text:p>
        <text:p text:style-name="P1">رسی</text:p>
        <text:p text:style-name="P1">رسینتا</text:p>
        <text:p text:style-name="P1">رسے</text:p>
        <text:p text:style-name="P1">رضا</text:p>
        <text:p text:style-name="P1">رضاءَ</text:p>
        <text:p text:style-name="P1">رضاءِ</text:p>
        <text:p text:style-name="P1">رطچءَ</text:p>
        <text:p text:style-name="P1">رعؔماہ</text:p>
        <text:p text:style-name="P1">رعؔماہءِ</text:p>
        <text:p text:style-name="P1">رعؔو</text:p>
        <text:p text:style-name="P1">رعؔوءَ</text:p>
        <text:p text:style-name="P1">رعؔوءِ</text:p>
        <text:p text:style-name="P1">رعؔوایل</text:p>
        <text:p text:style-name="P1">رعؔوایلءِ</text:p>
        <text:p text:style-name="P1">رعیت</text:p>
        <text:p text:style-name="P1">رعیتءَ</text:p>
        <text:p text:style-name="P1">رعیتءَ​را</text:p>
        <text:p text:style-name="P1">رمگ</text:p>
        <text:p text:style-name="P1">رمگءَ</text:p>
        <text:p text:style-name="P1">رنج</text:p>
        <text:p text:style-name="P1">رنگ</text:p>
        <text:p text:style-name="P1">رنگے</text:p>
        <text:p text:style-name="P1">رو</text:p>
        <text:p text:style-name="P1">روؔبن</text:p>
        <text:p text:style-name="P1">روؔبنءِ</text:p>
        <text:p text:style-name="P1">روؔبِن</text:p>
        <text:p text:style-name="P1">روؔدَہ</text:p>
        <text:p text:style-name="P1">روؔس</text:p>
        <text:p text:style-name="P1">روؔمہءَ</text:p>
        <text:p text:style-name="P1">روئَگءَ</text:p>
        <text:p text:style-name="P1">روئی</text:p>
        <text:p text:style-name="P1">رواجءِ</text:p>
        <text:p text:style-name="P1">روان</text:p>
        <text:p text:style-name="P1">رواں</text:p>
        <text:p text:style-name="P1">روبایاں</text:p>
        <text:p text:style-name="P1">روت</text:p>
        <text:p text:style-name="P1">روتئَگ</text:p>
        <text:p text:style-name="P1">روتئَگءِ</text:p>
        <text:p text:style-name="P1">روتئَگانی</text:p>
        <text:p text:style-name="P1">روتئَگاں</text:p>
        <text:p text:style-name="P1">روتَگاں</text:p>
        <text:p text:style-name="P1">رود</text:p>
        <text:p text:style-name="P1">رودءِ</text:p>
        <text:p text:style-name="P1">رودینت</text:p>
        <text:p text:style-name="P1">رودینتا</text:p>
        <text:p text:style-name="P1">رودینتی</text:p>
        <text:p text:style-name="P1">رودینوک</text:p>
        <text:p text:style-name="P1">رودینی</text:p>
        <text:p text:style-name="P1">رودے</text:p>
        <text:p text:style-name="P1">روز</text:p>
        <text:p text:style-name="P1">روزءَ</text:p>
        <text:p text:style-name="P1">روزءِ</text:p>
        <text:p text:style-name="P1"><text:soft-page-break/>روزاں</text:p>
        <text:p text:style-name="P1">روزِیءَ</text:p>
        <text:p text:style-name="P1">روزِیءِ</text:p>
        <text:p text:style-name="P1">روزگار</text:p>
        <text:p text:style-name="P1">روزی</text:p>
        <text:p text:style-name="P1">روشنا</text:p>
        <text:p text:style-name="P1">روشنائِیءَ</text:p>
        <text:p text:style-name="P1">روشنائِیءِ</text:p>
        <text:p text:style-name="P1">روشنائِیئے</text:p>
        <text:p text:style-name="P1">روشنائِیا</text:p>
        <text:p text:style-name="P1">روشنائی</text:p>
        <text:p text:style-name="P1">روشَنیں</text:p>
        <text:p text:style-name="P1">رون</text:p>
        <text:p text:style-name="P1">رونءِ</text:p>
        <text:p text:style-name="P1">روپی</text:p>
        <text:p text:style-name="P1">روچ</text:p>
        <text:p text:style-name="P1">روچءَ</text:p>
        <text:p text:style-name="P1">روچءَ​را</text:p>
        <text:p text:style-name="P1">روچءِ</text:p>
        <text:p text:style-name="P1">روچئَگ</text:p>
        <text:p text:style-name="P1">روچا</text:p>
        <text:p text:style-name="P1">روچانی</text:p>
        <text:p text:style-name="P1">روچاں</text:p>
        <text:p text:style-name="P1">روچَگ</text:p>
        <text:p text:style-name="P1">روچی</text:p>
        <text:p text:style-name="P1">روچیءَ</text:p>
        <text:p text:style-name="P1">روچیءِ</text:p>
        <text:p text:style-name="P1">روچیئے</text:p>
        <text:p text:style-name="P1">روچیگ</text:p>
        <text:p text:style-name="P1">روچے</text:p>
        <text:p text:style-name="P1">روک</text:p>
        <text:p text:style-name="P1">روکءَ</text:p>
        <text:p text:style-name="P1">روکا</text:p>
        <text:p text:style-name="P1">روکیں</text:p>
        <text:p text:style-name="P1">روے</text:p>
        <text:p text:style-name="P1">رَئونءِ</text:p>
        <text:p text:style-name="P1">رَب</text:p>
        <text:p text:style-name="P1">رَبّءَ</text:p>
        <text:p text:style-name="P1">رَبّءِ</text:p>
        <text:p text:style-name="P1">رَبّا</text:p>
        <text:p text:style-name="P1">رَبُّ</text:p>
        <text:p text:style-name="P1">رَبُّونی</text:p>
        <text:p text:style-name="P1">رَبّی</text:p>
        <text:p text:style-name="P1">رَبّیگ</text:p>
        <text:p text:style-name="P1">رَبّے</text:p>
        <text:p text:style-name="P1">رَحم</text:p>
        <text:p text:style-name="P1">رَحمءَ</text:p>
        <text:p text:style-name="P1">رَحمءِ</text:p>
        <text:p text:style-name="P1">رَحمان</text:p>
        <text:p text:style-name="P1">رَحمَت</text:p>
        <text:p text:style-name="P1">رَحمَتءَ</text:p>
        <text:p text:style-name="P1">رَحمَتا</text:p>
        <text:p text:style-name="P1">رَحمَتاں</text:p>
        <text:p text:style-name="P1">رَحمَتے</text:p>
        <text:p text:style-name="P1">رَحِیم</text:p>
        <text:p text:style-name="P1">رَد</text:p>
        <text:p text:style-name="P1">رَدِیءَ</text:p>
        <text:p text:style-name="P1">رَدِیءِ</text:p>
        <text:p text:style-name="P1">رَدکار</text:p>
        <text:p text:style-name="P1">رَدکارانی</text:p>
        <text:p text:style-name="P1">رَدکاراں</text:p>
        <text:p text:style-name="P1">رَدکاریءِ</text:p>
        <text:p text:style-name="P1">رَدکاریں</text:p>
        <text:p text:style-name="P1">رَدکارے</text:p>
        <text:p text:style-name="P1">رَدی</text:p>
        <text:p text:style-name="P1">رَدیں</text:p>
        <text:p text:style-name="P1">رَدے</text:p>
        <text:p text:style-name="P1">رَسئَگ</text:p>
        <text:p text:style-name="P1">رَسئَگءَ</text:p>
        <text:p text:style-name="P1">رَسئَگءِ</text:p>
        <text:p text:style-name="P1">رَسئَگا</text:p>
        <text:p text:style-name="P1">رَسئَگی</text:p>
        <text:p text:style-name="P1"><text:soft-page-break/>رَساں</text:p>
        <text:p text:style-name="P1">رَساں۔‘“/</text:p>
        <text:p text:style-name="P1">رَساں۔“/</text:p>
        <text:p text:style-name="P1">رَست</text:p>
        <text:p text:style-name="P1">رَستئَگاں</text:p>
        <text:p text:style-name="P1">رَستا</text:p>
        <text:p text:style-name="P1">رَستاں</text:p>
        <text:p text:style-name="P1">رَسَم</text:p>
        <text:p text:style-name="P1">رَسَگ</text:p>
        <text:p text:style-name="P1">رَسَگءَ</text:p>
        <text:p text:style-name="P1">رَسُوخ</text:p>
        <text:p text:style-name="P1">رَسِت</text:p>
        <text:p text:style-name="P1">رَسِتئَگا</text:p>
        <text:p text:style-name="P1">رَسِتئَگاں</text:p>
        <text:p text:style-name="P1">رَسِتئَگاں۔“/</text:p>
        <text:p text:style-name="P1">رَسِتئَگِتاں</text:p>
        <text:p text:style-name="P1">رَسِتئَگیں</text:p>
        <text:p text:style-name="P1">رَسِتئَگے</text:p>
        <text:p text:style-name="P1">رَسِتا</text:p>
        <text:p text:style-name="P1">رَسِتاں</text:p>
        <text:p text:style-name="P1">رَسِتی</text:p>
        <text:p text:style-name="P1">رَسِتیں</text:p>
        <text:p text:style-name="P1">رَسِتے</text:p>
        <text:p text:style-name="P1">رَسِیتی</text:p>
        <text:p text:style-name="P1">رَسِیتے</text:p>
        <text:p text:style-name="P1">رَسی</text:p>
        <text:p text:style-name="P1">رَسینئَگءَ</text:p>
        <text:p text:style-name="P1">رَسینئَگی</text:p>
        <text:p text:style-name="P1">رَسیناں</text:p>
        <text:p text:style-name="P1">رَسینت</text:p>
        <text:p text:style-name="P1">رَسینتئَگا</text:p>
        <text:p text:style-name="P1">رَسینتئَگاں</text:p>
        <text:p text:style-name="P1">رَسینتا</text:p>
        <text:p text:style-name="P1">رَسینتاں</text:p>
        <text:p text:style-name="P1">رَسینتی</text:p>
        <text:p text:style-name="P1">رَسینتے</text:p>
        <text:p text:style-name="P1">رَسینوک</text:p>
        <text:p text:style-name="P1">رَسینوکانی</text:p>
        <text:p text:style-name="P1">رَسینوکیں</text:p>
        <text:p text:style-name="P1">رَسینی</text:p>
        <text:p text:style-name="P1">رَسینیں</text:p>
        <text:p text:style-name="P1">رَسینے</text:p>
        <text:p text:style-name="P1">رَسیں</text:p>
        <text:p text:style-name="P1">رَسے</text:p>
        <text:p text:style-name="P1">رَضا</text:p>
        <text:p text:style-name="P1">رَضاءَ</text:p>
        <text:p text:style-name="P1">رَضاءِ</text:p>
        <text:p text:style-name="P1">رَضائے</text:p>
        <text:p text:style-name="P1">رَضامَند</text:p>
        <text:p text:style-name="P1">رَضایا</text:p>
        <text:p text:style-name="P1">رَعؔمسیس</text:p>
        <text:p text:style-name="P1">رَعُوؔ</text:p>
        <text:p text:style-name="P1">رَعُوؔءِ</text:p>
        <text:p text:style-name="P1">رَعِیَّت</text:p>
        <text:p text:style-name="P1">رَعِیَّتءِ</text:p>
        <text:p text:style-name="P1">رَعیَّت</text:p>
        <text:p text:style-name="P1">رَفتارءِ</text:p>
        <text:p text:style-name="P1">رَمئَگ</text:p>
        <text:p text:style-name="P1">رَمئَگءَ</text:p>
        <text:p text:style-name="P1">رَمئَگءِ</text:p>
        <text:p text:style-name="P1">رَمئَگاں</text:p>
        <text:p text:style-name="P1">رَمئَگے</text:p>
        <text:p text:style-name="P1">رَمَگ</text:p>
        <text:p text:style-name="P1">رَمَگءَ</text:p>
        <text:p text:style-name="P1">رَمَگا</text:p>
        <text:p text:style-name="P1">رَمَگانی</text:p>
        <text:p text:style-name="P1">رَمَگاں</text:p>
        <text:p text:style-name="P1">رَنج</text:p>
        <text:p text:style-name="P1">رَنجءَ</text:p>
        <text:p text:style-name="P1">رَنجءِ</text:p>
        <text:p text:style-name="P1">رَنجِیءَ</text:p>
        <text:p text:style-name="P1">رَنجیں</text:p>
        <text:p text:style-name="P1"><text:soft-page-break/>رَند</text:p>
        <text:p text:style-name="P1">رَندءَ</text:p>
        <text:p text:style-name="P1">رَندءِ</text:p>
        <text:p text:style-name="P1">رَندا</text:p>
        <text:p text:style-name="P1">رَندے</text:p>
        <text:p text:style-name="P1">رَنگ</text:p>
        <text:p text:style-name="P1">رَنگءَ</text:p>
        <text:p text:style-name="P1">رَنگءِ</text:p>
        <text:p text:style-name="P1">رَنگا</text:p>
        <text:p text:style-name="P1">رَنگیں</text:p>
        <text:p text:style-name="P1">رَنگے</text:p>
        <text:p text:style-name="P1">رَو</text:p>
        <text:p text:style-name="P1">رَوئوک</text:p>
        <text:p text:style-name="P1">رَوئَگ</text:p>
        <text:p text:style-name="P1">رَوئَگءَ</text:p>
        <text:p text:style-name="P1">رَوئَگءِ</text:p>
        <text:p text:style-name="P1">رَوئَگا</text:p>
        <text:p text:style-name="P1">رَوئَگی</text:p>
        <text:p text:style-name="P1">رَوئَگے</text:p>
        <text:p text:style-name="P1">رَواج</text:p>
        <text:p text:style-name="P1">رَواجءَ</text:p>
        <text:p text:style-name="P1">رَواجءِ</text:p>
        <text:p text:style-name="P1">رَواجانی</text:p>
        <text:p text:style-name="P1">رَواجاں</text:p>
        <text:p text:style-name="P1">رَوان</text:p>
        <text:p text:style-name="P1">رَوانءَ</text:p>
        <text:p text:style-name="P1">رَواں</text:p>
        <text:p text:style-name="P1">رَواہ</text:p>
        <text:p text:style-name="P1">رَوَگ</text:p>
        <text:p text:style-name="P1">رَوَگءَ</text:p>
        <text:p text:style-name="P1">رَوَگءِ</text:p>
        <text:p text:style-name="P1">رَوَگا</text:p>
        <text:p text:style-name="P1">رَوکاں</text:p>
        <text:p text:style-name="P1">رَویں</text:p>
        <text:p text:style-name="P1">رَوے</text:p>
        <text:p text:style-name="P1">رَگ</text:p>
        <text:p text:style-name="P1">رَگءَ</text:p>
        <text:p text:style-name="P1">رَگا</text:p>
        <text:p text:style-name="P1">رَگے</text:p>
        <text:p text:style-name="P1">رَہبَر</text:p>
        <text:p text:style-name="P1">رَہبَر/</text:p>
        <text:p text:style-name="P1">رَہبَرءِ</text:p>
        <text:p text:style-name="P1">رَہبَری</text:p>
        <text:p text:style-name="P1">رَہبَرے</text:p>
        <text:p text:style-name="P1">رَہنُمائی</text:p>
        <text:p text:style-name="P1">رَہَنءِ</text:p>
        <text:p text:style-name="P1">رُتبَہ</text:p>
        <text:p text:style-name="P1">رُتبَہءَ</text:p>
        <text:p text:style-name="P1">رُتبَہءِ</text:p>
        <text:p text:style-name="P1">رُتبَہا</text:p>
        <text:p text:style-name="P1">رُخصت</text:p>
        <text:p text:style-name="P1">رُخصَت</text:p>
        <text:p text:style-name="P1">رُخصُت</text:p>
        <text:p text:style-name="P1">رُدئَگءَ</text:p>
        <text:p text:style-name="P1">رُدئَگءِ</text:p>
        <text:p text:style-name="P1">رُدئَگا</text:p>
        <text:p text:style-name="P1">رُدان</text:p>
        <text:p text:style-name="P1">رُدانا</text:p>
        <text:p text:style-name="P1">رُداں</text:p>
        <text:p text:style-name="P1">رُدُسؔ</text:p>
        <text:p text:style-name="P1">رُدی</text:p>
        <text:p text:style-name="P1">رُست</text:p>
        <text:p text:style-name="P1">رُستئَگ</text:p>
        <text:p text:style-name="P1">رُستئَگا</text:p>
        <text:p text:style-name="P1">رُستئَگاں</text:p>
        <text:p text:style-name="P1">رُستئَگِتاں</text:p>
        <text:p text:style-name="P1">رُستئَگیں</text:p>
        <text:p text:style-name="P1">رُستا</text:p>
        <text:p text:style-name="P1">رُستاں</text:p>
        <text:p text:style-name="P1">رُسوا</text:p>
        <text:p text:style-name="P1">رُسوائِیءَ</text:p>
        <text:p text:style-name="P1">رُسوائی</text:p>
        <text:p text:style-name="P1"><text:soft-page-break/>رُعپ</text:p>
        <text:p text:style-name="P1">رُعپدار</text:p>
        <text:p text:style-name="P1">رُمبان</text:p>
        <text:p text:style-name="P1">رُمبانءَ</text:p>
        <text:p text:style-name="P1">رُنئَگ</text:p>
        <text:p text:style-name="P1">رُنئَگءَ</text:p>
        <text:p text:style-name="P1">رُنئَگءِ</text:p>
        <text:p text:style-name="P1">رُناں</text:p>
        <text:p text:style-name="P1">رُنوک</text:p>
        <text:p text:style-name="P1">رُنوکءَ</text:p>
        <text:p text:style-name="P1">رُنوکانی</text:p>
        <text:p text:style-name="P1">رُنوکاں</text:p>
        <text:p text:style-name="P1">رُنی</text:p>
        <text:p text:style-name="P1">رُنے</text:p>
        <text:p text:style-name="P1">رُوؔاقی</text:p>
        <text:p text:style-name="P1">رُوؔبن</text:p>
        <text:p text:style-name="P1">رُوؔبِن</text:p>
        <text:p text:style-name="P1">رُوؔبِنءَ</text:p>
        <text:p text:style-name="P1">رُوؔبِنءِ</text:p>
        <text:p text:style-name="P1">رُوؔفُسءَ</text:p>
        <text:p text:style-name="P1">رُوؔفُسءِ</text:p>
        <text:p text:style-name="P1">رُوؔم</text:p>
        <text:p text:style-name="P1">رُوؔمءَ</text:p>
        <text:p text:style-name="P1">رُوؔمءِ</text:p>
        <text:p text:style-name="P1">رُوؔمِیانی</text:p>
        <text:p text:style-name="P1">رُوؔمی</text:p>
        <text:p text:style-name="P1">رُوح</text:p>
        <text:p text:style-name="P1">رُوحءَ</text:p>
        <text:p text:style-name="P1">رُوحا</text:p>
        <text:p text:style-name="P1">رُوحانِیَت</text:p>
        <text:p text:style-name="P1">رُوحانی</text:p>
        <text:p text:style-name="P1">رُوحُ</text:p>
        <text:p text:style-name="P1">رُوحیءَ</text:p>
        <text:p text:style-name="P1">رُوحے</text:p>
        <text:p text:style-name="P1">رُوشَندان</text:p>
        <text:p text:style-name="P1">رُوشَندانءِ</text:p>
        <text:p text:style-name="P1">رُومال</text:p>
        <text:p text:style-name="P1">رُومالیءِ</text:p>
        <text:p text:style-name="P1">رُومالے</text:p>
        <text:p text:style-name="P1">رُپتئَگیں</text:p>
        <text:p text:style-name="P1">رُکُن</text:p>
        <text:p text:style-name="P1">رُکُناناں</text:p>
        <text:p text:style-name="P1">رُکُناں</text:p>
        <text:p text:style-name="P1">رُکُنے</text:p>
        <text:p text:style-name="P1">رِؔبقہءَ</text:p>
        <text:p text:style-name="P1">رِؔبِقَہءَ​را</text:p>
        <text:p text:style-name="P1">رِؔبِقَہءِ</text:p>
        <text:p text:style-name="P1">رِؔحُبُعام</text:p>
        <text:p text:style-name="P1">رِؔحُبُعامءَ</text:p>
        <text:p text:style-name="P1">رِبؔقَہءِ</text:p>
        <text:p text:style-name="P1">رِبؔقہ</text:p>
        <text:p text:style-name="P1">رِبؔقہءَ</text:p>
        <text:p text:style-name="P1">رِبؔقہءَ​را</text:p>
        <text:p text:style-name="P1">رِبؔقہءِ</text:p>
        <text:p text:style-name="P1">رِحؔوبوت</text:p>
        <text:p text:style-name="P1">رِزق</text:p>
        <text:p text:style-name="P1">رِسؔن</text:p>
        <text:p text:style-name="P1">رِشوَت</text:p>
        <text:p text:style-name="P1">رِفؔائیم</text:p>
        <text:p text:style-name="P1">رِچئَگءَ</text:p>
        <text:p text:style-name="P1">رِچاں</text:p>
        <text:p text:style-name="P1">رِیؔفت</text:p>
        <text:p text:style-name="P1">رہنمائی</text:p>
        <text:p text:style-name="P1">ریؔسا</text:p>
        <text:p text:style-name="P1">ریؔساءِ</text:p>
        <text:p text:style-name="P1">ریؔگِیُم</text:p>
        <text:p text:style-name="P1">ریتک</text:p>
        <text:p text:style-name="P1">ریتکئَگی</text:p>
        <text:p text:style-name="P1">ریتکئَگیں</text:p>
        <text:p text:style-name="P1">ریتکا</text:p>
        <text:p text:style-name="P1">ریتکی</text:p>
        <text:p text:style-name="P1">ریش</text:p>
        <text:p text:style-name="P1"><text:soft-page-break/>ریشءِ</text:p>
        <text:p text:style-name="P1">ریشاں</text:p>
        <text:p text:style-name="P1">ریشمی</text:p>
        <text:p text:style-name="P1">ریَک</text:p>
        <text:p text:style-name="P1">ریَکءِ</text:p>
        <text:p text:style-name="P1">ریچ</text:p>
        <text:p text:style-name="P1">ریچئَگءَ</text:p>
        <text:p text:style-name="P1">ریچئَگءِ</text:p>
        <text:p text:style-name="P1">ریچانی</text:p>
        <text:p text:style-name="P1">ریچاں</text:p>
        <text:p text:style-name="P1">ریڑ</text:p>
        <text:p text:style-name="P1">ریک</text:p>
        <text:p text:style-name="P1">ریکءِ</text:p>
        <text:p text:style-name="P1">ریکانی</text:p>
        <text:p text:style-name="P1">ریکاں</text:p>
        <text:p text:style-name="P1">ریگِستانءِ</text:p>
        <text:p text:style-name="P1">زاؔرح</text:p>
        <text:p text:style-name="P1">زاؔمران</text:p>
        <text:p text:style-name="P1">زاتَگیں</text:p>
        <text:p text:style-name="P1">زاتک</text:p>
        <text:p text:style-name="P1">زار</text:p>
        <text:p text:style-name="P1">زارَؔح</text:p>
        <text:p text:style-name="P1">زارءَ</text:p>
        <text:p text:style-name="P1">زارءِ</text:p>
        <text:p text:style-name="P1">زارا</text:p>
        <text:p text:style-name="P1">زاراں</text:p>
        <text:p text:style-name="P1">زاری</text:p>
        <text:p text:style-name="P1">زاریں</text:p>
        <text:p text:style-name="P1">زام</text:p>
        <text:p text:style-name="P1">زانئَگ</text:p>
        <text:p text:style-name="P1">زانئَگءَ</text:p>
        <text:p text:style-name="P1">زانئَگءِ</text:p>
        <text:p text:style-name="P1">زانئَگے</text:p>
        <text:p text:style-name="P1">زاناں</text:p>
        <text:p text:style-name="P1">زانت</text:p>
        <text:p text:style-name="P1">زانتئَگا</text:p>
        <text:p text:style-name="P1">زانتئَگاں۔“/</text:p>
        <text:p text:style-name="P1">زانتئَگِتاں</text:p>
        <text:p text:style-name="P1">زانتئَگِتی</text:p>
        <text:p text:style-name="P1">زانتئَگِتے</text:p>
        <text:p text:style-name="P1">زانتئَگیں</text:p>
        <text:p text:style-name="P1">زانتا</text:p>
        <text:p text:style-name="P1">زانتاں</text:p>
        <text:p text:style-name="P1">زانتی</text:p>
        <text:p text:style-name="P1">زانتے</text:p>
        <text:p text:style-name="P1">زانوک</text:p>
        <text:p text:style-name="P1">زانوکاں</text:p>
        <text:p text:style-name="P1">زانَگ</text:p>
        <text:p text:style-name="P1">زانیں</text:p>
        <text:p text:style-name="P1">زانے</text:p>
        <text:p text:style-name="P1">زاں</text:p>
        <text:p text:style-name="P1">زاہ</text:p>
        <text:p text:style-name="P1">زاہءِ</text:p>
        <text:p text:style-name="P1">زبُؔولُون</text:p>
        <text:p text:style-name="P1">زبُؔولُونءِ</text:p>
        <text:p text:style-name="P1">زبانءَ</text:p>
        <text:p text:style-name="P1">زر</text:p>
        <text:p text:style-name="P1">زرت</text:p>
        <text:p text:style-name="P1">زرتاں</text:p>
        <text:p text:style-name="P1">زردار</text:p>
        <text:p text:style-name="P1">زمانَہءَ</text:p>
        <text:p text:style-name="P1">زمانَہءِ</text:p>
        <text:p text:style-name="P1">زمِینا</text:p>
        <text:p text:style-name="P1">زوؔزی</text:p>
        <text:p text:style-name="P1">زوت</text:p>
        <text:p text:style-name="P1">زور</text:p>
        <text:p text:style-name="P1">زور؟“/</text:p>
        <text:p text:style-name="P1">زورءَ</text:p>
        <text:p text:style-name="P1">زورءِ</text:p>
        <text:p text:style-name="P1">زورا</text:p>
        <text:p text:style-name="P1">زورانسَری</text:p>
        <text:p text:style-name="P1">زوراک</text:p>
        <text:p text:style-name="P1"><text:soft-page-break/>زوراکِیءَ</text:p>
        <text:p text:style-name="P1">زوراکی</text:p>
        <text:p text:style-name="P1">زوراکیں</text:p>
        <text:p text:style-name="P1">زوراں</text:p>
        <text:p text:style-name="P1">زوریں</text:p>
        <text:p text:style-name="P1">زَبؔولون</text:p>
        <text:p text:style-name="P1">زَبدؔی</text:p>
        <text:p text:style-name="P1">زَبردَستی</text:p>
        <text:p text:style-name="P1">زَبَدِؔیءِ</text:p>
        <text:p text:style-name="P1">زَبُوؔلُون</text:p>
        <text:p text:style-name="P1">زَبُوؔلُونءِ</text:p>
        <text:p text:style-name="P1">زَبُور</text:p>
        <text:p text:style-name="P1">زَبُورءَ</text:p>
        <text:p text:style-name="P1">زَبُورءِ</text:p>
        <text:p text:style-name="P1">زَحم</text:p>
        <text:p text:style-name="P1">زَحمءَ</text:p>
        <text:p text:style-name="P1">زَحمءِ</text:p>
        <text:p text:style-name="P1">زَحماں</text:p>
        <text:p text:style-name="P1">زَحمے</text:p>
        <text:p text:style-name="P1">زَر</text:p>
        <text:p text:style-name="P1">زَرخیزیں</text:p>
        <text:p text:style-name="P1">زَرد</text:p>
        <text:p text:style-name="P1">زَرداریں</text:p>
        <text:p text:style-name="P1">زَرُبؔابَل</text:p>
        <text:p text:style-name="P1">زَرُبؔابَلءَ</text:p>
        <text:p text:style-name="P1">زَرُبؔابَلءِ</text:p>
        <text:p text:style-name="P1">زَرّءَ</text:p>
        <text:p text:style-name="P1">زَرّءِ</text:p>
        <text:p text:style-name="P1">زَرّانی</text:p>
        <text:p text:style-name="P1">زَرّانے</text:p>
        <text:p text:style-name="P1">زَرّاں</text:p>
        <text:p text:style-name="P1">زَرّے</text:p>
        <text:p text:style-name="P1">زَرگِر</text:p>
        <text:p text:style-name="P1">زَرگِرے</text:p>
        <text:p text:style-name="P1">زَمانَہ</text:p>
        <text:p text:style-name="P1">زَمانَہءَ</text:p>
        <text:p text:style-name="P1">زَمانَہءِ</text:p>
        <text:p text:style-name="P1">زَمانَہانی</text:p>
        <text:p text:style-name="P1">زَمانَہاں</text:p>
        <text:p text:style-name="P1">زَمانَہیءَ</text:p>
        <text:p text:style-name="P1">زَمانَہے</text:p>
        <text:p text:style-name="P1">زَمانہءَ</text:p>
        <text:p text:style-name="P1">زَمزِیل</text:p>
        <text:p text:style-name="P1">زَمزِیلاں</text:p>
        <text:p text:style-name="P1">زَمزِیلے</text:p>
        <text:p text:style-name="P1">زَمُرَّد</text:p>
        <text:p text:style-name="P1">زَمِین</text:p>
        <text:p text:style-name="P1">زَمِینء</text:p>
        <text:p text:style-name="P1">زَمِینءَ</text:p>
        <text:p text:style-name="P1">زَمِینءِ</text:p>
        <text:p text:style-name="P1">زَمِینا</text:p>
        <text:p text:style-name="P1">زَمِینانی</text:p>
        <text:p text:style-name="P1">زَمِیناں</text:p>
        <text:p text:style-name="P1">زَمِیندارءِ</text:p>
        <text:p text:style-name="P1">زَمِیندارے</text:p>
        <text:p text:style-name="P1">زَمِینیءَ</text:p>
        <text:p text:style-name="P1">زَمِینیءِ</text:p>
        <text:p text:style-name="P1">زَمِینے</text:p>
        <text:p text:style-name="P1">زَندَگِیءَ</text:p>
        <text:p text:style-name="P1">زَندَگی</text:p>
        <text:p text:style-name="P1">زَنڈیں</text:p>
        <text:p text:style-name="P1">زَنگ</text:p>
        <text:p text:style-name="P1">زَوال</text:p>
        <text:p text:style-name="P1">زَکرِؔیا</text:p>
        <text:p text:style-name="P1">زَکرِؔیاءَ</text:p>
        <text:p text:style-name="P1">زَکرِؔیاءِ</text:p>
        <text:p text:style-name="P1">زَکّائِیؔءِ</text:p>
        <text:p text:style-name="P1">زَکّائیؔ</text:p>
        <text:p text:style-name="P1">زَہت</text:p>
        <text:p text:style-name="P1">زَہرءَ</text:p>
        <text:p text:style-name="P1">زَہرءِ</text:p>
        <text:p text:style-name="P1">زَہریں</text:p>
        <text:p text:style-name="P1"><text:soft-page-break/>زَہِیر</text:p>
        <text:p text:style-name="P1">زَیؔتُون</text:p>
        <text:p text:style-name="P1">زَیتُون</text:p>
        <text:p text:style-name="P1">زَیتُونءِ</text:p>
        <text:p text:style-name="P1">زُبان</text:p>
        <text:p text:style-name="P1">زُبانءَ</text:p>
        <text:p text:style-name="P1">زُبانءِ</text:p>
        <text:p text:style-name="P1">زُبانا</text:p>
        <text:p text:style-name="P1">زُبانانی</text:p>
        <text:p text:style-name="P1">زُباناں</text:p>
        <text:p text:style-name="P1">زُبانی</text:p>
        <text:p text:style-name="P1">زُبانیءَ</text:p>
        <text:p text:style-name="P1">زُبانے</text:p>
        <text:p text:style-name="P1">زُحؔل</text:p>
        <text:p text:style-name="P1">زُرت</text:p>
        <text:p text:style-name="P1">زُرتئَگا</text:p>
        <text:p text:style-name="P1">زُرتئَگاں</text:p>
        <text:p text:style-name="P1">زُرتئَگے</text:p>
        <text:p text:style-name="P1">زُرتا</text:p>
        <text:p text:style-name="P1">زُرتاں</text:p>
        <text:p text:style-name="P1">زُرتَنتی</text:p>
        <text:p text:style-name="P1">زُرتَگاں</text:p>
        <text:p text:style-name="P1">زُرتگ</text:p>
        <text:p text:style-name="P1">زُرتی</text:p>
        <text:p text:style-name="P1">زُرتے</text:p>
        <text:p text:style-name="P1">زُوت</text:p>
        <text:p text:style-name="P1">زِلؔفاہ</text:p>
        <text:p text:style-name="P1">زِلؔفاہءَ</text:p>
        <text:p text:style-name="P1">زِلؔفہ</text:p>
        <text:p text:style-name="P1">زِلؔفہءَ</text:p>
        <text:p text:style-name="P1">زِلؔفہءِ</text:p>
        <text:p text:style-name="P1">زِلفؔاہءِ</text:p>
        <text:p text:style-name="P1">زِلفہءَ</text:p>
        <text:p text:style-name="P1">زِمِستان</text:p>
        <text:p text:style-name="P1">زِمِستانءَ</text:p>
        <text:p text:style-name="P1">زِمِستانءِ</text:p>
        <text:p text:style-name="P1">زِنا</text:p>
        <text:p text:style-name="P1">زِناءَ</text:p>
        <text:p text:style-name="P1">زِناءِ</text:p>
        <text:p text:style-name="P1">زِناکار</text:p>
        <text:p text:style-name="P1">زِناکاراں</text:p>
        <text:p text:style-name="P1">زِناکاری</text:p>
        <text:p text:style-name="P1">زِند</text:p>
        <text:p text:style-name="P1">زِندءِ</text:p>
        <text:p text:style-name="P1">زِندئَگ</text:p>
        <text:p text:style-name="P1">زِندئَگینءَ</text:p>
        <text:p text:style-name="P1">زِندئَگینانی</text:p>
        <text:p text:style-name="P1">زِندئَگیں</text:p>
        <text:p text:style-name="P1">زِندَگ</text:p>
        <text:p text:style-name="P1">زِندَگو</text:p>
        <text:p text:style-name="P1">زِندَگِیءَ</text:p>
        <text:p text:style-name="P1">زِندَگِیءِ</text:p>
        <text:p text:style-name="P1">زِندَگِیا</text:p>
        <text:p text:style-name="P1">زِندَگِیاں</text:p>
        <text:p text:style-name="P1">زِندَگی</text:p>
        <text:p text:style-name="P1">زِندَگینانی</text:p>
        <text:p text:style-name="P1">زِندَگیں</text:p>
        <text:p text:style-name="P1">زِندَہ</text:p>
        <text:p text:style-name="P1">زِیادہ</text:p>
        <text:p text:style-name="P1">زِیرئَگ</text:p>
        <text:p text:style-name="P1">زِیرئَگءَ</text:p>
        <text:p text:style-name="P1">زِیرئَگءِ</text:p>
        <text:p text:style-name="P1">زِیراں</text:p>
        <text:p text:style-name="P1">زِیروکءَ</text:p>
        <text:p text:style-name="P1">زِیری</text:p>
        <text:p text:style-name="P1">زِیرے</text:p>
        <text:p text:style-name="P1">زِیمءِ</text:p>
        <text:p text:style-name="P1">زِیمانی</text:p>
        <text:p text:style-name="P1">زِیمے</text:p>
        <text:p text:style-name="P1">زِیکیں</text:p>
        <text:p text:style-name="P1">زی</text:p>
        <text:p text:style-name="P1">زیؔناس</text:p>
        <text:p text:style-name="P1"><text:soft-page-break/>زیادَہ</text:p>
        <text:p text:style-name="P1">زیب</text:p>
        <text:p text:style-name="P1">زیبا</text:p>
        <text:p text:style-name="P1">زیبائِیءِ</text:p>
        <text:p text:style-name="P1">زیبائیں</text:p>
        <text:p text:style-name="P1">زیتون</text:p>
        <text:p text:style-name="P1">زیرئَگ</text:p>
        <text:p text:style-name="P1">زیرئَگءَ</text:p>
        <text:p text:style-name="P1">زیرئَگءِ</text:p>
        <text:p text:style-name="P1">زیراں</text:p>
        <text:p text:style-name="P1">زیرے</text:p>
        <text:p text:style-name="P1">زیمل</text:p>
        <text:p text:style-name="P1">زیور</text:p>
        <text:p text:style-name="P1">سؔائول</text:p>
        <text:p text:style-name="P1">سؔائولُس</text:p>
        <text:p text:style-name="P1">سؔائولُسءَ</text:p>
        <text:p text:style-name="P1">سؔائولُسءِ</text:p>
        <text:p text:style-name="P1">سؔارَہ</text:p>
        <text:p text:style-name="P1">سؔارَہءَ</text:p>
        <text:p text:style-name="P1">سؔارَہءِ</text:p>
        <text:p text:style-name="P1">سؔامُس</text:p>
        <text:p text:style-name="P1">سِؔکَندَر</text:p>
        <text:p text:style-name="P1">سِؔکَندَرءَ</text:p>
        <text:p text:style-name="P1">ساؔئول</text:p>
        <text:p text:style-name="P1">ساؔرائِیءَ</text:p>
        <text:p text:style-name="P1">ساؔرائِیءَ​را</text:p>
        <text:p text:style-name="P1">ساؔرائِیءِ</text:p>
        <text:p text:style-name="P1">ساؔرائی</text:p>
        <text:p text:style-name="P1">ساؔرہ</text:p>
        <text:p text:style-name="P1">ساؔرہءَ</text:p>
        <text:p text:style-name="P1">ساؔرہءَ​را</text:p>
        <text:p text:style-name="P1">ساؔرہءِ</text:p>
        <text:p text:style-name="P1">سائِگ</text:p>
        <text:p text:style-name="P1">سائِگءَ</text:p>
        <text:p text:style-name="P1">سائِگا</text:p>
        <text:p text:style-name="P1">سائِگے</text:p>
        <text:p text:style-name="P1">سائینئَگ</text:p>
        <text:p text:style-name="P1">سائیناں</text:p>
        <text:p text:style-name="P1">سائینت</text:p>
        <text:p text:style-name="P1">ساد</text:p>
        <text:p text:style-name="P1">سادءِ</text:p>
        <text:p text:style-name="P1">ساداں</text:p>
        <text:p text:style-name="P1">سادَہ</text:p>
        <text:p text:style-name="P1">سادَہیں</text:p>
        <text:p text:style-name="P1">سادیءَ</text:p>
        <text:p text:style-name="P1">سار</text:p>
        <text:p text:style-name="P1">سارؔدیس</text:p>
        <text:p text:style-name="P1">سارا</text:p>
        <text:p text:style-name="P1">سارہ</text:p>
        <text:p text:style-name="P1">ساز</text:p>
        <text:p text:style-name="P1">سازءِ</text:p>
        <text:p text:style-name="P1">سازانی</text:p>
        <text:p text:style-name="P1">سازش</text:p>
        <text:p text:style-name="P1">سازِش</text:p>
        <text:p text:style-name="P1">سازِشءَ</text:p>
        <text:p text:style-name="P1">سازِشءِ</text:p>
        <text:p text:style-name="P1">سازِشاں</text:p>
        <text:p text:style-name="P1">سازگِر</text:p>
        <text:p text:style-name="P1">سازگِراں</text:p>
        <text:p text:style-name="P1">ساعت</text:p>
        <text:p text:style-name="P1">ساعتءَ</text:p>
        <text:p text:style-name="P1">ساعتءِ</text:p>
        <text:p text:style-name="P1">ساعتا</text:p>
        <text:p text:style-name="P1">ساعتیءَ</text:p>
        <text:p text:style-name="P1">ساعتے</text:p>
        <text:p text:style-name="P1">سال</text:p>
        <text:p text:style-name="P1">سالءَ</text:p>
        <text:p text:style-name="P1">سالءِ</text:p>
        <text:p text:style-name="P1">سالا</text:p>
        <text:p text:style-name="P1">سالانی</text:p>
        <text:p text:style-name="P1">سالاں</text:p>
        <text:p text:style-name="P1">سالونک</text:p>
        <text:p text:style-name="P1"><text:soft-page-break/>سالونکءَ</text:p>
        <text:p text:style-name="P1">سالونکءَ​را</text:p>
        <text:p text:style-name="P1">سالونکءِ</text:p>
        <text:p text:style-name="P1">سالونکے</text:p>
        <text:p text:style-name="P1">سالگِرَہءِ</text:p>
        <text:p text:style-name="P1">سالگِرہءَ</text:p>
        <text:p text:style-name="P1">سالی</text:p>
        <text:p text:style-name="P1">سالیءِ</text:p>
        <text:p text:style-name="P1">سالیگ</text:p>
        <text:p text:style-name="P1">سالے</text:p>
        <text:p text:style-name="P1">سامؔارِیءِ</text:p>
        <text:p text:style-name="P1">سامؔارِیانی</text:p>
        <text:p text:style-name="P1">سامؔارِیاں</text:p>
        <text:p text:style-name="P1">سامؔارِیَہ</text:p>
        <text:p text:style-name="P1">سامؔارِیَہءِ</text:p>
        <text:p text:style-name="P1">سامؔاری</text:p>
        <text:p text:style-name="P1">سامان</text:p>
        <text:p text:style-name="P1">سامانءِ</text:p>
        <text:p text:style-name="P1">سامانانی</text:p>
        <text:p text:style-name="P1">ساماناں</text:p>
        <text:p text:style-name="P1">ساماناںءَ</text:p>
        <text:p text:style-name="P1">سانگ</text:p>
        <text:p text:style-name="P1">سانگءَ</text:p>
        <text:p text:style-name="P1">سانگءِ</text:p>
        <text:p text:style-name="P1">ساڑینی</text:p>
        <text:p text:style-name="P1">ساھدار</text:p>
        <text:p text:style-name="P1">ساھدارءِ</text:p>
        <text:p text:style-name="P1">ساھدارانی</text:p>
        <text:p text:style-name="P1">ساھداراں</text:p>
        <text:p text:style-name="P1">ساھداریءِ</text:p>
        <text:p text:style-name="P1">ساہ</text:p>
        <text:p text:style-name="P1">ساہءَ</text:p>
        <text:p text:style-name="P1">ساہءِ</text:p>
        <text:p text:style-name="P1">ساہا</text:p>
        <text:p text:style-name="P1">ساہدار</text:p>
        <text:p text:style-name="P1">ساہدارءَ</text:p>
        <text:p text:style-name="P1">ساہدارءِ</text:p>
        <text:p text:style-name="P1">ساہدارانی</text:p>
        <text:p text:style-name="P1">ساہداراں</text:p>
        <text:p text:style-name="P1">ساہے</text:p>
        <text:p text:style-name="P1">سبؔا</text:p>
        <text:p text:style-name="P1">سبؔان</text:p>
        <text:p text:style-name="P1">سبؔتہ</text:p>
        <text:p text:style-name="P1">سبؔتیَکہ</text:p>
        <text:p text:style-name="P1">سبب</text:p>
        <text:p text:style-name="P1">سببءَ</text:p>
        <text:p text:style-name="P1">سبز</text:p>
        <text:p text:style-name="P1">سبزی</text:p>
        <text:p text:style-name="P1">ستونءِ</text:p>
        <text:p text:style-name="P1">ستُونءِ</text:p>
        <text:p text:style-name="P1">سجائِیءَ</text:p>
        <text:p text:style-name="P1">سجائیں</text:p>
        <text:p text:style-name="P1">سجدہ</text:p>
        <text:p text:style-name="P1">سجدہءَ</text:p>
        <text:p text:style-name="P1">سدؔوم</text:p>
        <text:p text:style-name="P1">سر</text:p>
        <text:p text:style-name="P1">سرؔوج</text:p>
        <text:p text:style-name="P1">سرؔوجءَ</text:p>
        <text:p text:style-name="P1">سرؔوجءِ</text:p>
        <text:p text:style-name="P1">سرا</text:p>
        <text:p text:style-name="P1">سرحد</text:p>
        <text:p text:style-name="P1">سرحدءَ</text:p>
        <text:p text:style-name="P1">سردار</text:p>
        <text:p text:style-name="P1">سردارانی</text:p>
        <text:p text:style-name="P1">سردارے</text:p>
        <text:p text:style-name="P1">سرزَمِینءَ</text:p>
        <text:p text:style-name="P1">سرسبز</text:p>
        <text:p text:style-name="P1">سرسبزیں</text:p>
        <text:p text:style-name="P1">سرپد</text:p>
        <text:p text:style-name="P1">سری</text:p>
        <text:p text:style-name="P1">سزا</text:p>
        <text:p text:style-name="P1">سزاءَ</text:p>
        <text:p text:style-name="P1"><text:soft-page-break/>سعسید</text:p>
        <text:p text:style-name="P1">سفارشءَ</text:p>
        <text:p text:style-name="P1">سفرءِ</text:p>
        <text:p text:style-name="P1">سفَر</text:p>
        <text:p text:style-name="P1">سفَرءَ</text:p>
        <text:p text:style-name="P1">سفَرءِ</text:p>
        <text:p text:style-name="P1">سلامت</text:p>
        <text:p text:style-name="P1">سلاہ</text:p>
        <text:p text:style-name="P1">سمؔہ</text:p>
        <text:p text:style-name="P1">سمجھت</text:p>
        <text:p text:style-name="P1">سمجھتاں</text:p>
        <text:p text:style-name="P1">سمجھے</text:p>
        <text:p text:style-name="P1">سنگ</text:p>
        <text:p text:style-name="P1">سوؔرکُوسَہ</text:p>
        <text:p text:style-name="P1">سوؔستھِنیس</text:p>
        <text:p text:style-name="P1">سوؔسِپَطرُسءِ</text:p>
        <text:p text:style-name="P1">سوؔق</text:p>
        <text:p text:style-name="P1">سوؔپَترُس</text:p>
        <text:p text:style-name="P1">سوا</text:p>
        <text:p text:style-name="P1">سوائے</text:p>
        <text:p text:style-name="P1">سوار</text:p>
        <text:p text:style-name="P1">سوارانی</text:p>
        <text:p text:style-name="P1">سوارِیءِ</text:p>
        <text:p text:style-name="P1">سواریں</text:p>
        <text:p text:style-name="P1">سوال</text:p>
        <text:p text:style-name="P1">سوالا</text:p>
        <text:p text:style-name="P1">سوالے</text:p>
        <text:p text:style-name="P1">سوبَت</text:p>
        <text:p text:style-name="P1">سوتک</text:p>
        <text:p text:style-name="P1">سوتکئَگِتاں</text:p>
        <text:p text:style-name="P1">سوتکاں</text:p>
        <text:p text:style-name="P1">سوج</text:p>
        <text:p text:style-name="P1">سوجءِ</text:p>
        <text:p text:style-name="P1">سوداگری</text:p>
        <text:p text:style-name="P1">سوداگِرانی</text:p>
        <text:p text:style-name="P1">سوداگِراں</text:p>
        <text:p text:style-name="P1">سور</text:p>
        <text:p text:style-name="P1">سوریں</text:p>
        <text:p text:style-name="P1">سوغات</text:p>
        <text:p text:style-name="P1">سونچ</text:p>
        <text:p text:style-name="P1">سونچءَ</text:p>
        <text:p text:style-name="P1">سونچئَگءَ</text:p>
        <text:p text:style-name="P1">سونچئَگا</text:p>
        <text:p text:style-name="P1">سونچان</text:p>
        <text:p text:style-name="P1">سونچاں</text:p>
        <text:p text:style-name="P1">سونچتا</text:p>
        <text:p text:style-name="P1">سونچِت</text:p>
        <text:p text:style-name="P1">سونچِتئَگا</text:p>
        <text:p text:style-name="P1">سونچی</text:p>
        <text:p text:style-name="P1">سونچیں</text:p>
        <text:p text:style-name="P1">سونچے</text:p>
        <text:p text:style-name="P1">سوچئَگ</text:p>
        <text:p text:style-name="P1">سوچئَگءَ</text:p>
        <text:p text:style-name="P1">سوچئَگءِ</text:p>
        <text:p text:style-name="P1">سوچئَگے</text:p>
        <text:p text:style-name="P1">سوچاں</text:p>
        <text:p text:style-name="P1">سوچُکِیءَ</text:p>
        <text:p text:style-name="P1">سوچُکِیءِ</text:p>
        <text:p text:style-name="P1">سوچُکی</text:p>
        <text:p text:style-name="P1">سوچی</text:p>
        <text:p text:style-name="P1">سوگند</text:p>
        <text:p text:style-name="P1">سوگُندءَ</text:p>
        <text:p text:style-name="P1">سوگِند</text:p>
        <text:p text:style-name="P1">سوگِندءَ</text:p>
        <text:p text:style-name="P1">سوگِندءِ</text:p>
        <text:p text:style-name="P1">سَئمِیءَ​را</text:p>
        <text:p text:style-name="P1">سَئمی</text:p>
        <text:p text:style-name="P1">سَئون</text:p>
        <text:p text:style-name="P1">سَئوناں</text:p>
        <text:p text:style-name="P1">سَئی</text:p>
        <text:p text:style-name="P1">سَئیءَ</text:p>
        <text:p text:style-name="P1">سَئیءِ</text:p>
        <text:p text:style-name="P1"><text:soft-page-break/>سَئیناں</text:p>
        <text:p text:style-name="P1">سَئیں</text:p>
        <text:p text:style-name="P1">سَئے</text:p>
        <text:p text:style-name="P1">سَببءَ</text:p>
        <text:p text:style-name="P1">سَبز</text:p>
        <text:p text:style-name="P1">سَبزِیءِ</text:p>
        <text:p text:style-name="P1">سَبزِیئے</text:p>
        <text:p text:style-name="P1">سَبزی</text:p>
        <text:p text:style-name="P1">سَبزیں</text:p>
        <text:p text:style-name="P1">سَبَب</text:p>
        <text:p text:style-name="P1">سَبَبءَ</text:p>
        <text:p text:style-name="P1">سَبَبا</text:p>
        <text:p text:style-name="P1">سَبَبیءَ</text:p>
        <text:p text:style-name="P1">سَبَتءِ</text:p>
        <text:p text:style-name="P1">سَبَتے</text:p>
        <text:p text:style-name="P1">سَبَختَنی؟“/</text:p>
        <text:p text:style-name="P1">سَبَعے</text:p>
        <text:p text:style-name="P1">سَبَق</text:p>
        <text:p text:style-name="P1">سَبھالاں</text:p>
        <text:p text:style-name="P1">سَجائیں</text:p>
        <text:p text:style-name="P1">سَجّائیں</text:p>
        <text:p text:style-name="P1">سَخاوَت</text:p>
        <text:p text:style-name="P1">سَخاوَتءَ</text:p>
        <text:p text:style-name="P1">سَخاوَتءِ</text:p>
        <text:p text:style-name="P1">سَخِیئیں</text:p>
        <text:p text:style-name="P1">سَخی</text:p>
        <text:p text:style-name="P1">سَد</text:p>
        <text:p text:style-name="P1">سَداپ</text:p>
        <text:p text:style-name="P1">سَدرَک</text:p>
        <text:p text:style-name="P1">سَدمی</text:p>
        <text:p text:style-name="P1">سَدُوؔم</text:p>
        <text:p text:style-name="P1">سَر</text:p>
        <text:p text:style-name="P1">سَرؔگیُس</text:p>
        <text:p text:style-name="P1">سَرءَ</text:p>
        <text:p text:style-name="P1">سَرءِ</text:p>
        <text:p text:style-name="P1">سَرا</text:p>
        <text:p text:style-name="P1">سَراروکیں</text:p>
        <text:p text:style-name="P1">سَراں</text:p>
        <text:p text:style-name="P1">سَربُرے</text:p>
        <text:p text:style-name="P1">سَرجاہے</text:p>
        <text:p text:style-name="P1">سَرجَم</text:p>
        <text:p text:style-name="P1">سَرجَمیں</text:p>
        <text:p text:style-name="P1">سَرد</text:p>
        <text:p text:style-name="P1">سَردار</text:p>
        <text:p text:style-name="P1">سَردارءَ</text:p>
        <text:p text:style-name="P1">سَردارءِ</text:p>
        <text:p text:style-name="P1">سَردارانی</text:p>
        <text:p text:style-name="P1">سَرداراں</text:p>
        <text:p text:style-name="P1">سَرداری</text:p>
        <text:p text:style-name="P1">سَرداریءَ</text:p>
        <text:p text:style-name="P1">سَرداریءِ</text:p>
        <text:p text:style-name="P1">سَردارے</text:p>
        <text:p text:style-name="P1">سَردِیءَ</text:p>
        <text:p text:style-name="P1">سَردِیءِ</text:p>
        <text:p text:style-name="P1">سَردیں</text:p>
        <text:p text:style-name="P1">سَرونءَ</text:p>
        <text:p text:style-name="P1">سَرُوؔج</text:p>
        <text:p text:style-name="P1">سَرُوؔجءِ</text:p>
        <text:p text:style-name="P1">سَرُونءَ</text:p>
        <text:p text:style-name="P1">سَرُک</text:p>
        <text:p text:style-name="P1">سَرِیگے</text:p>
        <text:p text:style-name="P1">سَرپَد</text:p>
        <text:p text:style-name="P1">سَرکَش</text:p>
        <text:p text:style-name="P1">سَری</text:p>
        <text:p text:style-name="P1">سَرے</text:p>
        <text:p text:style-name="P1">سَزا</text:p>
        <text:p text:style-name="P1">سَزاءَ</text:p>
        <text:p text:style-name="P1">سَزاءِ</text:p>
        <text:p text:style-name="P1">سَزایا</text:p>
        <text:p text:style-name="P1">سَفر</text:p>
        <text:p text:style-name="P1">سَفرءَ</text:p>
        <text:p text:style-name="P1">سَفَر</text:p>
        <text:p text:style-name="P1"><text:soft-page-break/>سَفَرءَ</text:p>
        <text:p text:style-name="P1">سَفَرءِ</text:p>
        <text:p text:style-name="P1">سَفَرا</text:p>
        <text:p text:style-name="P1">سَلِؔیم</text:p>
        <text:p text:style-name="P1">سَلاؔم</text:p>
        <text:p text:style-name="P1">سَلاطِین</text:p>
        <text:p text:style-name="P1">سَلام</text:p>
        <text:p text:style-name="P1">سَلامِؔیس</text:p>
        <text:p text:style-name="P1">سَلامءِ</text:p>
        <text:p text:style-name="P1">سَلاماں</text:p>
        <text:p text:style-name="P1">سَلامتا</text:p>
        <text:p text:style-name="P1">سَلامَت</text:p>
        <text:p text:style-name="P1">سَلامَتؔ</text:p>
        <text:p text:style-name="P1">سَلامَتا</text:p>
        <text:p text:style-name="P1">سَلامَتِیءَ</text:p>
        <text:p text:style-name="P1">سَلامَتِیءِ</text:p>
        <text:p text:style-name="P1">سَلامَتِیئے</text:p>
        <text:p text:style-name="P1">سَلامَتِّیءِ</text:p>
        <text:p text:style-name="P1">سَلامَتیا</text:p>
        <text:p text:style-name="P1">سَلامَتے</text:p>
        <text:p text:style-name="P1">سَلمؔون</text:p>
        <text:p text:style-name="P1">سَلمؔونءَ</text:p>
        <text:p text:style-name="P1">سَلمؔونءِ</text:p>
        <text:p text:style-name="P1">سَلمؔونے</text:p>
        <text:p text:style-name="P1">سَلوؔمِیءَ</text:p>
        <text:p text:style-name="P1">سَلوؔمی</text:p>
        <text:p text:style-name="P1">سَما</text:p>
        <text:p text:style-name="P1">سَمات</text:p>
        <text:p text:style-name="P1">سَماتءِ</text:p>
        <text:p text:style-name="P1">سَمبَہِتئَگا</text:p>
        <text:p text:style-name="P1">سَمبَہِتئَگِتاں</text:p>
        <text:p text:style-name="P1">سَمبَہِتئَگِتے</text:p>
        <text:p text:style-name="P1">سَمبَہِتا</text:p>
        <text:p text:style-name="P1">سَمبَہینئَگءِ</text:p>
        <text:p text:style-name="P1">سَمبَہینے</text:p>
        <text:p text:style-name="P1">سَمجِھت</text:p>
        <text:p text:style-name="P1">سَمجھائینتاں</text:p>
        <text:p text:style-name="P1">سَمجھاں</text:p>
        <text:p text:style-name="P1">سَمجھاں۔“/</text:p>
        <text:p text:style-name="P1">سَمجھِت</text:p>
        <text:p text:style-name="P1">سَمجھِتئَگا</text:p>
        <text:p text:style-name="P1">سَمجھِتا</text:p>
        <text:p text:style-name="P1">سَمجھی</text:p>
        <text:p text:style-name="P1">سَمجھے</text:p>
        <text:p text:style-name="P1">سَمَجھءِ</text:p>
        <text:p text:style-name="P1">سَمُترؔاکے</text:p>
        <text:p text:style-name="P1">سَمُرؔنَہ</text:p>
        <text:p text:style-name="P1">سَنبھالئَگ</text:p>
        <text:p text:style-name="P1">سَنبھالئَگءَ</text:p>
        <text:p text:style-name="P1">سَنبھالئَگءِ</text:p>
        <text:p text:style-name="P1">سَنبھالئَگا</text:p>
        <text:p text:style-name="P1">سَنبھالاں</text:p>
        <text:p text:style-name="P1">سَنبھالوک</text:p>
        <text:p text:style-name="P1">سَنبھالوکءَ</text:p>
        <text:p text:style-name="P1">سَنبھالوکانی</text:p>
        <text:p text:style-name="P1">سَنبھالوکے</text:p>
        <text:p text:style-name="P1">سَنبھالَگے</text:p>
        <text:p text:style-name="P1">سَنبھالِت</text:p>
        <text:p text:style-name="P1">سَنبھالِتا</text:p>
        <text:p text:style-name="P1">سَنبھالِتاں</text:p>
        <text:p text:style-name="P1">سَنبھالِتَگاں</text:p>
        <text:p text:style-name="P1">سَنبھالِیءِ</text:p>
        <text:p text:style-name="P1">سَنبھالِیتے</text:p>
        <text:p text:style-name="P1">سَنبھالی</text:p>
        <text:p text:style-name="P1">سَنبھالے</text:p>
        <text:p text:style-name="P1">سَنٹ</text:p>
        <text:p text:style-name="P1">سَنٹیں</text:p>
        <text:p text:style-name="P1">سَنگَت</text:p>
        <text:p text:style-name="P1">سَنگَتاں</text:p>
        <text:p text:style-name="P1">سَوؔی</text:p>
        <text:p text:style-name="P1">سَوائے</text:p>
        <text:p text:style-name="P1">سَوار</text:p>
        <text:p text:style-name="P1"><text:soft-page-break/>سَوارءَ</text:p>
        <text:p text:style-name="P1">سَوارانی</text:p>
        <text:p text:style-name="P1">سَوارے</text:p>
        <text:p text:style-name="P1">سَوداگِر</text:p>
        <text:p text:style-name="P1">سَوداگِرانی</text:p>
        <text:p text:style-name="P1">سَوداگِراں</text:p>
        <text:p text:style-name="P1">سَوداگِرِیءَ</text:p>
        <text:p text:style-name="P1">سَوداگِرِیءِ</text:p>
        <text:p text:style-name="P1">سَوداگِری</text:p>
        <text:p text:style-name="P1">سَوداگِرے</text:p>
        <text:p text:style-name="P1">سَولا</text:p>
        <text:p text:style-name="P1">سَولائِیءِ</text:p>
        <text:p text:style-name="P1">سَولائیں</text:p>
        <text:p text:style-name="P1">سَچ</text:p>
        <text:p text:style-name="P1">سَچّا</text:p>
        <text:p text:style-name="P1">سَچّائِیءِ</text:p>
        <text:p text:style-name="P1">سَچّائیں</text:p>
        <text:p text:style-name="P1">سَڑئَگءَ</text:p>
        <text:p text:style-name="P1">سَڑئَگا</text:p>
        <text:p text:style-name="P1">سَڑان</text:p>
        <text:p text:style-name="P1">سَڑاں</text:p>
        <text:p text:style-name="P1">سَڑوکیں</text:p>
        <text:p text:style-name="P1">سَڑَک</text:p>
        <text:p text:style-name="P1">سَڑِت</text:p>
        <text:p text:style-name="P1">سَڑِتئَگیں</text:p>
        <text:p text:style-name="P1">سَڑی</text:p>
        <text:p text:style-name="P1">سَک</text:p>
        <text:p text:style-name="P1">سَکراتءَ</text:p>
        <text:p text:style-name="P1">سَکراتءِ</text:p>
        <text:p text:style-name="P1">سَکّءَ</text:p>
        <text:p text:style-name="P1">سَکِّیءَ</text:p>
        <text:p text:style-name="P1">سَکِّیءِ</text:p>
        <text:p text:style-name="P1">سَکِّیئے</text:p>
        <text:p text:style-name="P1">سَکِّیانی</text:p>
        <text:p text:style-name="P1">سَکِّیاں</text:p>
        <text:p text:style-name="P1">سَکّی</text:p>
        <text:p text:style-name="P1">سَکّیں</text:p>
        <text:p text:style-name="P1">سَگَگءَ</text:p>
        <text:p text:style-name="P1">سَگّئَگ</text:p>
        <text:p text:style-name="P1">سَگّئَگءَ</text:p>
        <text:p text:style-name="P1">سَگّئَگءِ</text:p>
        <text:p text:style-name="P1">سَگّئَگِیئیں</text:p>
        <text:p text:style-name="P1">سَگّئَگی</text:p>
        <text:p text:style-name="P1">سَگّاں</text:p>
        <text:p text:style-name="P1">سَگّاں۔“/</text:p>
        <text:p text:style-name="P1">سَگِّت</text:p>
        <text:p text:style-name="P1">سَگِّتئَگاں</text:p>
        <text:p text:style-name="P1">سَگِّتئَگے</text:p>
        <text:p text:style-name="P1">سَگِّتا</text:p>
        <text:p text:style-name="P1">سَگِّتَنتی۔“/</text:p>
        <text:p text:style-name="P1">سَگِّتی</text:p>
        <text:p text:style-name="P1">سَگِّتے</text:p>
        <text:p text:style-name="P1">سَگّی</text:p>
        <text:p text:style-name="P1">سَگّیں</text:p>
        <text:p text:style-name="P1">سَگّے</text:p>
        <text:p text:style-name="P1">سَھنبالِتاں</text:p>
        <text:p text:style-name="P1">سَہُولَتءِ</text:p>
        <text:p text:style-name="P1">سَہُولِیَتءِ</text:p>
        <text:p text:style-name="P1">سَیل</text:p>
        <text:p text:style-name="P1">سَیلاب</text:p>
        <text:p text:style-name="P1">سَیلابءَ</text:p>
        <text:p text:style-name="P1">سَیلابءِ</text:p>
        <text:p text:style-name="P1">سَیمی</text:p>
        <text:p text:style-name="P1">سُؔدوم</text:p>
        <text:p text:style-name="P1">سُئوَر</text:p>
        <text:p text:style-name="P1">سُئوَرانی</text:p>
        <text:p text:style-name="P1">سُئوَراں</text:p>
        <text:p text:style-name="P1">سُبارَگ</text:p>
        <text:p text:style-name="P1">سُبارَگے</text:p>
        <text:p text:style-name="P1">سُبُک</text:p>
        <text:p text:style-name="P1">سُبُکِیءِ</text:p>
        <text:p text:style-name="P1">سُتُون</text:p>
        <text:p text:style-name="P1"><text:soft-page-break/>سُتُونءِ</text:p>
        <text:p text:style-name="P1">سُتک</text:p>
        <text:p text:style-name="P1">سُتکاں</text:p>
        <text:p text:style-name="P1">سُجدَہ</text:p>
        <text:p text:style-name="P1">سُجدَہءَ</text:p>
        <text:p text:style-name="P1">سُدؔوم</text:p>
        <text:p text:style-name="P1">سُدھ</text:p>
        <text:p text:style-name="P1">سُدھارینئَگ</text:p>
        <text:p text:style-name="P1">سُر</text:p>
        <text:p text:style-name="P1">سُرءَ</text:p>
        <text:p text:style-name="P1">سُرئَگءِ</text:p>
        <text:p text:style-name="P1">سُرنا</text:p>
        <text:p text:style-name="P1">سُرود</text:p>
        <text:p text:style-name="P1">سُرِت</text:p>
        <text:p text:style-name="P1">سُرِّیاں</text:p>
        <text:p text:style-name="P1">سُرّی</text:p>
        <text:p text:style-name="P1">سُرینئَگ</text:p>
        <text:p text:style-name="P1">سُرینئَگءَ</text:p>
        <text:p text:style-name="P1">سُریناں۔“/</text:p>
        <text:p text:style-name="P1">سُرینت</text:p>
        <text:p text:style-name="P1">سُرینتَنتی</text:p>
        <text:p text:style-name="P1">سُرینی</text:p>
        <text:p text:style-name="P1">سُرے</text:p>
        <text:p text:style-name="P1">سُزُگُسؔ</text:p>
        <text:p text:style-name="P1">سُسُّر</text:p>
        <text:p text:style-name="P1">سُلؔیمانی</text:p>
        <text:p text:style-name="P1">سُلُوک</text:p>
        <text:p text:style-name="P1">سُلیؔمان</text:p>
        <text:p text:style-name="P1">سُلیؔمانءَ</text:p>
        <text:p text:style-name="P1">سُلیمانی</text:p>
        <text:p text:style-name="P1">سُمے</text:p>
        <text:p text:style-name="P1">سُنبُل</text:p>
        <text:p text:style-name="P1">سُنتُخؔیءَ</text:p>
        <text:p text:style-name="P1">سُنّت</text:p>
        <text:p text:style-name="P1">سُنّتءَ</text:p>
        <text:p text:style-name="P1">سُنَّت</text:p>
        <text:p text:style-name="P1">سُنَّتءَ</text:p>
        <text:p text:style-name="P1">سُنَّتءِ</text:p>
        <text:p text:style-name="P1">سُنَّتانی</text:p>
        <text:p text:style-name="P1">سُنَّتی</text:p>
        <text:p text:style-name="P1">سُنَّتیں</text:p>
        <text:p text:style-name="P1">سُوؔخار</text:p>
        <text:p text:style-name="P1">سُوؔسَنّاہ</text:p>
        <text:p text:style-name="P1">سُوؔنی</text:p>
        <text:p text:style-name="P1">سُوتار</text:p>
        <text:p text:style-name="P1">سُوتارءِ</text:p>
        <text:p text:style-name="P1">سُوتکاں</text:p>
        <text:p text:style-name="P1">سُونچِتی</text:p>
        <text:p text:style-name="P1">سُوّا</text:p>
        <text:p text:style-name="P1">سُٹُکے</text:p>
        <text:p text:style-name="P1">سُچئَگءَ</text:p>
        <text:p text:style-name="P1">سُچئَگءِ</text:p>
        <text:p text:style-name="P1">سُچاں</text:p>
        <text:p text:style-name="P1">سُچی</text:p>
        <text:p text:style-name="P1">سُکؔات</text:p>
        <text:p text:style-name="P1">سُکؔاتءَ</text:p>
        <text:p text:style-name="P1">سُکُون</text:p>
        <text:p text:style-name="P1">سُکُونءَ</text:p>
        <text:p text:style-name="P1">سُکُونءِ</text:p>
        <text:p text:style-name="P1">سُکّان</text:p>
        <text:p text:style-name="P1">سُکّانیءَ</text:p>
        <text:p text:style-name="P1">سُہبءَ</text:p>
        <text:p text:style-name="P1">سُہر</text:p>
        <text:p text:style-name="P1">سُہرءِ</text:p>
        <text:p text:style-name="P1">سُہُب</text:p>
        <text:p text:style-name="P1">سُہُبءَ</text:p>
        <text:p text:style-name="P1">سُہُبءِ</text:p>
        <text:p text:style-name="P1">سُہُر</text:p>
        <text:p text:style-name="P1">سُہُرءَ</text:p>
        <text:p text:style-name="P1">سُہُرءُ</text:p>
        <text:p text:style-name="P1">سُہُرءِ</text:p>
        <text:p text:style-name="P1">سُہُرا</text:p>
        <text:p text:style-name="P1"><text:soft-page-break/>سُہُرانی</text:p>
        <text:p text:style-name="P1">سُہُریگ</text:p>
        <text:p text:style-name="P1">سُہُرے</text:p>
        <text:p text:style-name="P1">سِؔلَح</text:p>
        <text:p text:style-name="P1">سِؔلَحءِ</text:p>
        <text:p text:style-name="P1">سِؔم</text:p>
        <text:p text:style-name="P1">سِؔمءِ</text:p>
        <text:p text:style-name="P1">سِؔکَندَر</text:p>
        <text:p text:style-name="P1">سِؔکُم</text:p>
        <text:p text:style-name="P1">سِؔکُندُس</text:p>
        <text:p text:style-name="P1">سِبؔا</text:p>
        <text:p text:style-name="P1">سِبؔع</text:p>
        <text:p text:style-name="P1">سِتؔنہ</text:p>
        <text:p text:style-name="P1">سِجدہ</text:p>
        <text:p text:style-name="P1">سِدؔیم</text:p>
        <text:p text:style-name="P1">سِدئَگی</text:p>
        <text:p text:style-name="P1">سِرِؔد</text:p>
        <text:p text:style-name="P1">سِرؔہ</text:p>
        <text:p text:style-name="P1">سِرینءَ</text:p>
        <text:p text:style-name="P1">سِست</text:p>
        <text:p text:style-name="P1">سِستی</text:p>
        <text:p text:style-name="P1">سِفارِش</text:p>
        <text:p text:style-name="P1">سِفارِشی</text:p>
        <text:p text:style-name="P1">سِلؔح</text:p>
        <text:p text:style-name="P1">سِلؔحءَ</text:p>
        <text:p text:style-name="P1">سِلؔحءِ</text:p>
        <text:p text:style-name="P1">سِلؔف</text:p>
        <text:p text:style-name="P1">سِلاہ</text:p>
        <text:p text:style-name="P1">سِلاہانی</text:p>
        <text:p text:style-name="P1">سِلاہاں</text:p>
        <text:p text:style-name="P1">سِلسِلَہ</text:p>
        <text:p text:style-name="P1">سِلسِلَہءَ</text:p>
        <text:p text:style-name="P1">سِلسِلَہءِ</text:p>
        <text:p text:style-name="P1">سِلسِلَہے</text:p>
        <text:p text:style-name="P1">سِمؔ</text:p>
        <text:p text:style-name="P1">سِمؔءَ</text:p>
        <text:p text:style-name="P1">سِمؔءِ</text:p>
        <text:p text:style-name="P1">سِمؔرون</text:p>
        <text:p text:style-name="P1">سِمءَ​را</text:p>
        <text:p text:style-name="P1">سِندئَگ</text:p>
        <text:p text:style-name="P1">سِندئَگءَ</text:p>
        <text:p text:style-name="P1">سِندئَگءِ</text:p>
        <text:p text:style-name="P1">سِنگ</text:p>
        <text:p text:style-name="P1">سِنگءَ</text:p>
        <text:p text:style-name="P1">سِنگءِ</text:p>
        <text:p text:style-name="P1">سِنگانی</text:p>
        <text:p text:style-name="P1">سِنگاں</text:p>
        <text:p text:style-name="P1">سِنگسار</text:p>
        <text:p text:style-name="P1">سِنگِ</text:p>
        <text:p text:style-name="P1">سِنگیءَ</text:p>
        <text:p text:style-name="P1">سِنگیگ</text:p>
        <text:p text:style-name="P1">سِنگے</text:p>
        <text:p text:style-name="P1">سِوؔی</text:p>
        <text:p text:style-name="P1">سِوائے</text:p>
        <text:p text:style-name="P1">سِپاہ</text:p>
        <text:p text:style-name="P1">سِپاہِیءِ</text:p>
        <text:p text:style-name="P1">سِپاہِیئیءَ</text:p>
        <text:p text:style-name="P1">سِپاہِیئے</text:p>
        <text:p text:style-name="P1">سِپاہِیاناں</text:p>
        <text:p text:style-name="P1">سِپاہِیانی</text:p>
        <text:p text:style-name="P1">سِپاہِیاں</text:p>
        <text:p text:style-name="P1">سِپاہی</text:p>
        <text:p text:style-name="P1">سِکؔم</text:p>
        <text:p text:style-name="P1">سِکؔمءَ</text:p>
        <text:p text:style-name="P1">سِکؔمءِ</text:p>
        <text:p text:style-name="P1">سِکمءِ</text:p>
        <text:p text:style-name="P1">سِکوؔا</text:p>
        <text:p text:style-name="P1">سِکَّم</text:p>
        <text:p text:style-name="P1">سِکَّمءَ</text:p>
        <text:p text:style-name="P1">سِکَّہے</text:p>
        <text:p text:style-name="P1">سِکّھئَگ</text:p>
        <text:p text:style-name="P1">سِکّھئَگءَ</text:p>
        <text:p text:style-name="P1"><text:soft-page-break/>سِکّھئَگے</text:p>
        <text:p text:style-name="P1">سِکّھارینئَگے</text:p>
        <text:p text:style-name="P1">سِکّھِتئَگا</text:p>
        <text:p text:style-name="P1">سِکّھِتئَگاں</text:p>
        <text:p text:style-name="P1">سِکّھِتا</text:p>
        <text:p text:style-name="P1">سِکّھِتاں</text:p>
        <text:p text:style-name="P1">سِکّھِتی</text:p>
        <text:p text:style-name="P1">سِکّھی</text:p>
        <text:p text:style-name="P1">سِکّہ</text:p>
        <text:p text:style-name="P1">سِکّہءَ</text:p>
        <text:p text:style-name="P1">سِیؔحون</text:p>
        <text:p text:style-name="P1">سِیؔلاس</text:p>
        <text:p text:style-name="P1">سِیؔلاسءَ</text:p>
        <text:p text:style-name="P1">سِیؔلاسءِ</text:p>
        <text:p text:style-name="P1">سِیؔنا</text:p>
        <text:p text:style-name="P1">سِیؔناءِ</text:p>
        <text:p text:style-name="P1">سِیئیں</text:p>
        <text:p text:style-name="P1">سِیر</text:p>
        <text:p text:style-name="P1">سِیرءَ</text:p>
        <text:p text:style-name="P1">سِیرءِ</text:p>
        <text:p text:style-name="P1">سِیریءَ</text:p>
        <text:p text:style-name="P1">سِیریءِ</text:p>
        <text:p text:style-name="P1">سِیرے</text:p>
        <text:p text:style-name="P1">سِینَہ</text:p>
        <text:p text:style-name="P1">سِینَہءَ</text:p>
        <text:p text:style-name="P1">سِینَہاں</text:p>
        <text:p text:style-name="P1">سِیُمی</text:p>
        <text:p text:style-name="P1">سِیُّمی</text:p>
        <text:p text:style-name="P1">سِیچِنیءِ</text:p>
        <text:p text:style-name="P1">سِیڑھِیانی</text:p>
        <text:p text:style-name="P1">سِیگ</text:p>
        <text:p text:style-name="P1">سک</text:p>
        <text:p text:style-name="P1">سکِیءَ</text:p>
        <text:p text:style-name="P1">سکِیءِ</text:p>
        <text:p text:style-name="P1">سگئَگءَ</text:p>
        <text:p text:style-name="P1">سگت</text:p>
        <text:p text:style-name="P1">سی</text:p>
        <text:p text:style-name="P1">سیؔالتِیئیل</text:p>
        <text:p text:style-name="P1">سیؔالتِیئیلءَ</text:p>
        <text:p text:style-name="P1">سیؔالتِیئیلءِ</text:p>
        <text:p text:style-name="P1">سیؔت</text:p>
        <text:p text:style-name="P1">سیؔتءَ</text:p>
        <text:p text:style-name="P1">سیؔتءِ</text:p>
        <text:p text:style-name="P1">سیؔلُوکِیَہ</text:p>
        <text:p text:style-name="P1">سیؔلہ</text:p>
        <text:p text:style-name="P1">سیؔمسَن</text:p>
        <text:p text:style-name="P1">سیؔنی</text:p>
        <text:p text:style-name="P1">سیاد</text:p>
        <text:p text:style-name="P1">سیادءِ</text:p>
        <text:p text:style-name="P1">سیادانی</text:p>
        <text:p text:style-name="P1">سیاداں</text:p>
        <text:p text:style-name="P1">سیادِیءَ</text:p>
        <text:p text:style-name="P1">سیادے</text:p>
        <text:p text:style-name="P1">سیاہ</text:p>
        <text:p text:style-name="P1">سیاہِیں</text:p>
        <text:p text:style-name="P1">سیاہیں</text:p>
        <text:p text:style-name="P1">سیر</text:p>
        <text:p text:style-name="P1">سیرءَ</text:p>
        <text:p text:style-name="P1">سیرءِ</text:p>
        <text:p text:style-name="P1">سیراپ</text:p>
        <text:p text:style-name="P1">سیرِیءَ</text:p>
        <text:p text:style-name="P1">سیرِیا</text:p>
        <text:p text:style-name="P1">سیریں</text:p>
        <text:p text:style-name="P1">سیل</text:p>
        <text:p text:style-name="P1">سیلاب</text:p>
        <text:p text:style-name="P1">سیلابءِ</text:p>
        <text:p text:style-name="P1">سیلابے</text:p>
        <text:p text:style-name="P1">سینزدہ</text:p>
        <text:p text:style-name="P1">سینزدہَمی</text:p>
        <text:p text:style-name="P1">سیڑھِیءَ</text:p>
        <text:p text:style-name="P1">سیڑھِیءِ</text:p>
        <text:p text:style-name="P1">شؔام</text:p>
        <text:p text:style-name="P1"><text:soft-page-break/>شاؔم</text:p>
        <text:p text:style-name="P1">شاباش</text:p>
        <text:p text:style-name="P1">شاخ</text:p>
        <text:p text:style-name="P1">شاخانی</text:p>
        <text:p text:style-name="P1">شاخیءَ</text:p>
        <text:p text:style-name="P1">شادمانی</text:p>
        <text:p text:style-name="P1">شارؔون</text:p>
        <text:p text:style-name="P1">شاعِراں</text:p>
        <text:p text:style-name="P1">شالا</text:p>
        <text:p text:style-name="P1">شالِیؔم</text:p>
        <text:p text:style-name="P1">شام</text:p>
        <text:p text:style-name="P1">شامؔ</text:p>
        <text:p text:style-name="P1">شامءَ</text:p>
        <text:p text:style-name="P1">شامءِ</text:p>
        <text:p text:style-name="P1">شامات</text:p>
        <text:p text:style-name="P1">شاماتے</text:p>
        <text:p text:style-name="P1">شان</text:p>
        <text:p text:style-name="P1">شانءَ</text:p>
        <text:p text:style-name="P1">شانءِ</text:p>
        <text:p text:style-name="P1">شانئَگاں</text:p>
        <text:p text:style-name="P1">شانا</text:p>
        <text:p text:style-name="P1">شانتلے</text:p>
        <text:p text:style-name="P1">شانتُل</text:p>
        <text:p text:style-name="P1">شاندار</text:p>
        <text:p text:style-name="P1">شانداریں</text:p>
        <text:p text:style-name="P1">شانزدہ</text:p>
        <text:p text:style-name="P1">شانک</text:p>
        <text:p text:style-name="P1">شانگ</text:p>
        <text:p text:style-name="P1">شانیں</text:p>
        <text:p text:style-name="P1">شانے</text:p>
        <text:p text:style-name="P1">شاگِردیءِ</text:p>
        <text:p text:style-name="P1">شاہ</text:p>
        <text:p text:style-name="P1">شاہد</text:p>
        <text:p text:style-name="P1">شاہِد</text:p>
        <text:p text:style-name="P1">شاہِدانی</text:p>
        <text:p text:style-name="P1">شاہِداں</text:p>
        <text:p text:style-name="P1">شاہِدِیءَ</text:p>
        <text:p text:style-name="P1">شاہِدِیءِ</text:p>
        <text:p text:style-name="P1">شاہِدِیئے</text:p>
        <text:p text:style-name="P1">شاہِدی</text:p>
        <text:p text:style-name="P1">شاہی</text:p>
        <text:p text:style-name="P1">شت</text:p>
        <text:p text:style-name="P1">شتاں</text:p>
        <text:p text:style-name="P1">شتی</text:p>
        <text:p text:style-name="P1">شخص</text:p>
        <text:p text:style-name="P1">شخصانی</text:p>
        <text:p text:style-name="P1">شخصاں</text:p>
        <text:p text:style-name="P1">شخصے</text:p>
        <text:p text:style-name="P1">شر</text:p>
        <text:p text:style-name="P1">شرتر</text:p>
        <text:p text:style-name="P1">شرتریں</text:p>
        <text:p text:style-name="P1">شرمائینئَگءَ</text:p>
        <text:p text:style-name="P1">شروع</text:p>
        <text:p text:style-name="P1">شرِیءِ</text:p>
        <text:p text:style-name="P1">شریدار</text:p>
        <text:p text:style-name="P1">شریدارے</text:p>
        <text:p text:style-name="P1">شریعت</text:p>
        <text:p text:style-name="P1">شریں</text:p>
        <text:p text:style-name="P1">شست</text:p>
        <text:p text:style-name="P1">شش</text:p>
        <text:p text:style-name="P1">شعؔیر</text:p>
        <text:p text:style-name="P1">شغؔار۔۔۔۔۔ءَ</text:p>
        <text:p text:style-name="P1">شفا</text:p>
        <text:p text:style-name="P1">شفاعتءَ</text:p>
        <text:p text:style-name="P1">شمؔعُونءِ</text:p>
        <text:p text:style-name="P1">شما</text:p>
        <text:p text:style-name="P1">شمال</text:p>
        <text:p text:style-name="P1">شمالءَ</text:p>
        <text:p text:style-name="P1">شمشتنتی</text:p>
        <text:p text:style-name="P1">شموشی</text:p>
        <text:p text:style-name="P1">شمے</text:p>
        <text:p text:style-name="P1">شنؔعار</text:p>
        <text:p text:style-name="P1"><text:soft-page-break/>شوؔر</text:p>
        <text:p text:style-name="P1">شوانئَگ</text:p>
        <text:p text:style-name="P1">شوانئَگءَ</text:p>
        <text:p text:style-name="P1">شوانئَگءِ</text:p>
        <text:p text:style-name="P1">شوانئَگاں</text:p>
        <text:p text:style-name="P1">شوانئَگیں</text:p>
        <text:p text:style-name="P1">شوانئَگے</text:p>
        <text:p text:style-name="P1">شوانَگ</text:p>
        <text:p text:style-name="P1">شوانَگاں</text:p>
        <text:p text:style-name="P1">شوانَگے</text:p>
        <text:p text:style-name="P1">شودئَگ</text:p>
        <text:p text:style-name="P1">شودئَگءَ</text:p>
        <text:p text:style-name="P1">شودئَگءِ</text:p>
        <text:p text:style-name="P1">شودان</text:p>
        <text:p text:style-name="P1">شودانءَ</text:p>
        <text:p text:style-name="P1">شوداں</text:p>
        <text:p text:style-name="P1">شودَگے</text:p>
        <text:p text:style-name="P1">شودِیءِ</text:p>
        <text:p text:style-name="P1">شودی</text:p>
        <text:p text:style-name="P1">شودے</text:p>
        <text:p text:style-name="P1">شور</text:p>
        <text:p text:style-name="P1">شورءَ</text:p>
        <text:p text:style-name="P1">شورے</text:p>
        <text:p text:style-name="P1">شوکَت</text:p>
        <text:p text:style-name="P1">شوکَتءَ</text:p>
        <text:p text:style-name="P1">شوکَتءِ</text:p>
        <text:p text:style-name="P1">شوکَتے</text:p>
        <text:p text:style-name="P1">شوہاز</text:p>
        <text:p text:style-name="P1">شوہازءَ</text:p>
        <text:p text:style-name="P1">شَئور</text:p>
        <text:p text:style-name="P1">شَئورءَ</text:p>
        <text:p text:style-name="P1">شَئوراں</text:p>
        <text:p text:style-name="P1">شَخص</text:p>
        <text:p text:style-name="P1">شَخصءَ</text:p>
        <text:p text:style-name="P1">شَخصانی</text:p>
        <text:p text:style-name="P1">شَخصے</text:p>
        <text:p text:style-name="P1">شَداچہ</text:p>
        <text:p text:style-name="P1">شَر</text:p>
        <text:p text:style-name="P1">شَراب</text:p>
        <text:p text:style-name="P1">شَرابءِ</text:p>
        <text:p text:style-name="P1">شَرابِیاں</text:p>
        <text:p text:style-name="P1">شَرابی</text:p>
        <text:p text:style-name="P1">شَرتِر</text:p>
        <text:p text:style-name="P1">شَرتِریں</text:p>
        <text:p text:style-name="P1">شَرط</text:p>
        <text:p text:style-name="P1">شَرطاں</text:p>
        <text:p text:style-name="P1">شَرطے</text:p>
        <text:p text:style-name="P1">شَرف</text:p>
        <text:p text:style-name="P1">شَرم</text:p>
        <text:p text:style-name="P1">شَرمءَ</text:p>
        <text:p text:style-name="P1">شَرمءِ</text:p>
        <text:p text:style-name="P1">شَرمی</text:p>
        <text:p text:style-name="P1">شَرمیں</text:p>
        <text:p text:style-name="P1">شَرَف</text:p>
        <text:p text:style-name="P1">شَرَفدار</text:p>
        <text:p text:style-name="P1">شَرَفداریں</text:p>
        <text:p text:style-name="P1">شَرِیءِ</text:p>
        <text:p text:style-name="P1">شَرِیدار</text:p>
        <text:p text:style-name="P1">شَرِیداری</text:p>
        <text:p text:style-name="P1">شَرِیعَت</text:p>
        <text:p text:style-name="P1">شَرِیعَتءَ</text:p>
        <text:p text:style-name="P1">شَرِیعَتءِ</text:p>
        <text:p text:style-name="P1">شَرِیعَتے</text:p>
        <text:p text:style-name="P1">شَرِیف</text:p>
        <text:p text:style-name="P1">شَرِیک</text:p>
        <text:p text:style-name="P1">شَرِّیءَ</text:p>
        <text:p text:style-name="P1">شَرِّیءِ</text:p>
        <text:p text:style-name="P1">شَرِّیئے</text:p>
        <text:p text:style-name="P1">شَرِّیا</text:p>
        <text:p text:style-name="P1">شَرّی</text:p>
        <text:p text:style-name="P1">شَرّیں</text:p>
        <text:p text:style-name="P1">شَری</text:p>
        <text:p text:style-name="P1"><text:soft-page-break/>شَریں</text:p>
        <text:p text:style-name="P1">شَست</text:p>
        <text:p text:style-name="P1">شَش</text:p>
        <text:p text:style-name="P1">شَشمی</text:p>
        <text:p text:style-name="P1">شَشیں</text:p>
        <text:p text:style-name="P1">شَضَر</text:p>
        <text:p text:style-name="P1">شَعِؔیر</text:p>
        <text:p text:style-name="P1">شَعِؔیرءَ</text:p>
        <text:p text:style-name="P1">شَعِر</text:p>
        <text:p text:style-name="P1">شَعِرءِ</text:p>
        <text:p text:style-name="P1">شَعِرانی</text:p>
        <text:p text:style-name="P1">شَعِرے</text:p>
        <text:p text:style-name="P1">شَعِیرءَ</text:p>
        <text:p text:style-name="P1">شَفاعت</text:p>
        <text:p text:style-name="P1">شَفاعتءَ</text:p>
        <text:p text:style-name="P1">شَمؔعون</text:p>
        <text:p text:style-name="P1">شَمؔعونءِ</text:p>
        <text:p text:style-name="P1">شَمؔعُون</text:p>
        <text:p text:style-name="P1">شَمؔعُونءَ</text:p>
        <text:p text:style-name="P1">شَمؔعُونءَ​را</text:p>
        <text:p text:style-name="P1">شَمؔعُونءِ</text:p>
        <text:p text:style-name="P1">شَمُشت</text:p>
        <text:p text:style-name="P1">شَمُشتئَگے</text:p>
        <text:p text:style-name="P1">شَمُشتا</text:p>
        <text:p text:style-name="P1">شَمُشتاں</text:p>
        <text:p text:style-name="P1">شَمُشی</text:p>
        <text:p text:style-name="P1">شَمُوؔئیل</text:p>
        <text:p text:style-name="P1">شَنبَہ</text:p>
        <text:p text:style-name="P1">شَنبَہءِ</text:p>
        <text:p text:style-name="P1">شَوق</text:p>
        <text:p text:style-name="P1">شَپ</text:p>
        <text:p text:style-name="P1">شَپءَ</text:p>
        <text:p text:style-name="P1">شَپءِ</text:p>
        <text:p text:style-name="P1">شَپا</text:p>
        <text:p text:style-name="P1">شَپانک</text:p>
        <text:p text:style-name="P1">شَپانکانی</text:p>
        <text:p text:style-name="P1">شَپانکی</text:p>
        <text:p text:style-name="P1">شَپی</text:p>
        <text:p text:style-name="P1">شَپے</text:p>
        <text:p text:style-name="P1">شَک</text:p>
        <text:p text:style-name="P1">شَکِینءَ</text:p>
        <text:p text:style-name="P1">شَکّءَ</text:p>
        <text:p text:style-name="P1">شَکّءِ</text:p>
        <text:p text:style-name="P1">شَکِّیئیں</text:p>
        <text:p text:style-name="P1">شَکّی</text:p>
        <text:p text:style-name="P1">شَھر</text:p>
        <text:p text:style-name="P1">شَھرا</text:p>
        <text:p text:style-name="P1">شَھرے</text:p>
        <text:p text:style-name="P1">شَہ</text:p>
        <text:p text:style-name="P1">شَہر</text:p>
        <text:p text:style-name="P1">شَہرءَ</text:p>
        <text:p text:style-name="P1">شَہرءِ</text:p>
        <text:p text:style-name="P1">شَہرانی</text:p>
        <text:p text:style-name="P1">شَہراں</text:p>
        <text:p text:style-name="P1">شَہریءَ</text:p>
        <text:p text:style-name="P1">شَہریءِ</text:p>
        <text:p text:style-name="P1">شَہرے</text:p>
        <text:p text:style-name="P1">شَہَر</text:p>
        <text:p text:style-name="P1">شَہَرءَ</text:p>
        <text:p text:style-name="P1">شَہَرءِ</text:p>
        <text:p text:style-name="P1">شَہَرا</text:p>
        <text:p text:style-name="P1">شَہَرانی</text:p>
        <text:p text:style-name="P1">شَہَراں</text:p>
        <text:p text:style-name="P1">شَہَرِیئیءَ</text:p>
        <text:p text:style-name="P1">شَہَرِیئے</text:p>
        <text:p text:style-name="P1">شَہَرِیاں</text:p>
        <text:p text:style-name="P1">شَہَری</text:p>
        <text:p text:style-name="P1">شَہَریءَ</text:p>
        <text:p text:style-name="P1">شَہَریءِ</text:p>
        <text:p text:style-name="P1">شَہَرے</text:p>
        <text:p text:style-name="P1">شَہِنشاہ</text:p>
        <text:p text:style-name="P1">شَہِنشاہءَ</text:p>
        <text:p text:style-name="P1"><text:soft-page-break/>شَہِنشاہءِ</text:p>
        <text:p text:style-name="P1">شَہِنشاہِیءِ</text:p>
        <text:p text:style-name="P1">شَہِنشاہی</text:p>
        <text:p text:style-name="P1">شَہِنشاہیگ</text:p>
        <text:p text:style-name="P1">شَہِید</text:p>
        <text:p text:style-name="P1">شَہِیدانی</text:p>
        <text:p text:style-name="P1">شَہِیدِیءِ</text:p>
        <text:p text:style-name="P1">شُت</text:p>
        <text:p text:style-name="P1">شُتئَگ</text:p>
        <text:p text:style-name="P1">شُتئَگا</text:p>
        <text:p text:style-name="P1">شُتئَگاں</text:p>
        <text:p text:style-name="P1">شُتئَگِتاں</text:p>
        <text:p text:style-name="P1">شُتئَگِتے</text:p>
        <text:p text:style-name="P1">شُتئَگیں</text:p>
        <text:p text:style-name="P1">شُتئَگے</text:p>
        <text:p text:style-name="P1">شُتا</text:p>
        <text:p text:style-name="P1">شُتاں</text:p>
        <text:p text:style-name="P1">شُتَگ</text:p>
        <text:p text:style-name="P1">شُتَگے</text:p>
        <text:p text:style-name="P1">شُتکہ</text:p>
        <text:p text:style-name="P1">شُتی</text:p>
        <text:p text:style-name="P1">شُتیں</text:p>
        <text:p text:style-name="P1">شُتے</text:p>
        <text:p text:style-name="P1">شُد</text:p>
        <text:p text:style-name="P1">شُدءَ</text:p>
        <text:p text:style-name="P1">شُدا</text:p>
        <text:p text:style-name="P1">شُداچہ</text:p>
        <text:p text:style-name="P1">شُدِیگ</text:p>
        <text:p text:style-name="P1">شُدِیگانی</text:p>
        <text:p text:style-name="P1">شُدیَک</text:p>
        <text:p text:style-name="P1">شُروع</text:p>
        <text:p text:style-name="P1">شُرُوع</text:p>
        <text:p text:style-name="P1">شُرُوعءَ</text:p>
        <text:p text:style-name="P1">شُرُوعءِ</text:p>
        <text:p text:style-name="P1">شُرُوعا</text:p>
        <text:p text:style-name="P1">شُرُوعات</text:p>
        <text:p text:style-name="P1">شُشت</text:p>
        <text:p text:style-name="P1">شُشتئَگاں</text:p>
        <text:p text:style-name="P1">شُشتئَگیں</text:p>
        <text:p text:style-name="P1">شُشتاں</text:p>
        <text:p text:style-name="P1">شُشتَنتی</text:p>
        <text:p text:style-name="P1">شُما</text:p>
        <text:p text:style-name="P1">شُمار</text:p>
        <text:p text:style-name="P1">شُمارءَ</text:p>
        <text:p text:style-name="P1">شُمارا</text:p>
        <text:p text:style-name="P1">شُمارِیءِ</text:p>
        <text:p text:style-name="P1">شُماری</text:p>
        <text:p text:style-name="P1">شُمے</text:p>
        <text:p text:style-name="P1">شُکُر</text:p>
        <text:p text:style-name="P1">شُکُرءَ</text:p>
        <text:p text:style-name="P1">شُکُرا</text:p>
        <text:p text:style-name="P1">شُکُرانَہ</text:p>
        <text:p text:style-name="P1">شُکُرانَہاں</text:p>
        <text:p text:style-name="P1">شُکُرگُزار</text:p>
        <text:p text:style-name="P1">شِرچِت</text:p>
        <text:p text:style-name="P1">شِرچی</text:p>
        <text:p text:style-name="P1">شِرچیناں</text:p>
        <text:p text:style-name="P1">شِرچینی</text:p>
        <text:p text:style-name="P1">شِرک</text:p>
        <text:p text:style-name="P1">شِرکءِ</text:p>
        <text:p text:style-name="P1">شِرکیں</text:p>
        <text:p text:style-name="P1">شِفا</text:p>
        <text:p text:style-name="P1">شِفاعت</text:p>
        <text:p text:style-name="P1">شِفاعَت</text:p>
        <text:p text:style-name="P1">شِلِنگ</text:p>
        <text:p text:style-name="P1">شِمؔعِیءِ</text:p>
        <text:p text:style-name="P1">شِمؔعی</text:p>
        <text:p text:style-name="P1">شِمؔیبر</text:p>
        <text:p text:style-name="P1">شِمالی</text:p>
        <text:p text:style-name="P1">شِنؔاب</text:p>
        <text:p text:style-name="P1">شِنؔار</text:p>
        <text:p text:style-name="P1">شِنِک</text:p>
        <text:p text:style-name="P1"><text:soft-page-break/>شِنِکانی</text:p>
        <text:p text:style-name="P1">شِنِکاں</text:p>
        <text:p text:style-name="P1">شِنِکّاں</text:p>
        <text:p text:style-name="P1">شِنِکے</text:p>
        <text:p text:style-name="P1">شِنْگ</text:p>
        <text:p text:style-name="P1">شِنک</text:p>
        <text:p text:style-name="P1">شِنگ</text:p>
        <text:p text:style-name="P1">شِپانک</text:p>
        <text:p text:style-name="P1">شِپانکاناں</text:p>
        <text:p text:style-name="P1">شِپانکانی</text:p>
        <text:p text:style-name="P1">شِپانکاں</text:p>
        <text:p text:style-name="P1">شِپانکے</text:p>
        <text:p text:style-name="P1">شِکار</text:p>
        <text:p text:style-name="P1">شِکارءِ</text:p>
        <text:p text:style-name="P1">شِکارِیءِ</text:p>
        <text:p text:style-name="P1">شِکایَت</text:p>
        <text:p text:style-name="P1">شِکرُوءِ</text:p>
        <text:p text:style-name="P1">شِکرُوئیءِ</text:p>
        <text:p text:style-name="P1">شِکَست</text:p>
        <text:p text:style-name="P1">شِکِست</text:p>
        <text:p text:style-name="P1">شِکِل</text:p>
        <text:p text:style-name="P1">شِکْرُوئے</text:p>
        <text:p text:style-name="P1">شِگان</text:p>
        <text:p text:style-name="P1">شِگاناں</text:p>
        <text:p text:style-name="P1">شِیؔث</text:p>
        <text:p text:style-name="P1">شِیؔثءِ</text:p>
        <text:p text:style-name="P1">شِیؔلوخ</text:p>
        <text:p text:style-name="P1">شِیؔلوخءِ</text:p>
        <text:p text:style-name="P1">شِیدی</text:p>
        <text:p text:style-name="P1">شِیر</text:p>
        <text:p text:style-name="P1">شِیرئَگ</text:p>
        <text:p text:style-name="P1">شِیرئَگءَ</text:p>
        <text:p text:style-name="P1">شِیرئَگءِ</text:p>
        <text:p text:style-name="P1">شِیرئَگاں</text:p>
        <text:p text:style-name="P1">شِیراں</text:p>
        <text:p text:style-name="P1">شِیرَگ</text:p>
        <text:p text:style-name="P1">شِیرَگے</text:p>
        <text:p text:style-name="P1">شِیرکِن</text:p>
        <text:p text:style-name="P1">شِیشئَگءِ</text:p>
        <text:p text:style-name="P1">شِیلوخ‘ءِ</text:p>
        <text:p text:style-name="P1">شک</text:p>
        <text:p text:style-name="P1">شکار</text:p>
        <text:p text:style-name="P1">شکارءَ</text:p>
        <text:p text:style-name="P1">شکارءِ</text:p>
        <text:p text:style-name="P1">شکست</text:p>
        <text:p text:style-name="P1">شکِر</text:p>
        <text:p text:style-name="P1">شہر</text:p>
        <text:p text:style-name="P1">شہرءَ</text:p>
        <text:p text:style-name="P1">شہرءِ</text:p>
        <text:p text:style-name="P1">شہرانی</text:p>
        <text:p text:style-name="P1">شہراں</text:p>
        <text:p text:style-name="P1">شہرے</text:p>
        <text:p text:style-name="P1">شہزادی</text:p>
        <text:p text:style-name="P1">شیؔطان</text:p>
        <text:p text:style-name="P1">شیؔطانءَ</text:p>
        <text:p text:style-name="P1">شیؔطانءِ</text:p>
        <text:p text:style-name="P1">شیر</text:p>
        <text:p text:style-name="P1">شیرءَ</text:p>
        <text:p text:style-name="P1">شیرءِ</text:p>
        <text:p text:style-name="P1">شیرانی</text:p>
        <text:p text:style-name="P1">شیرَگ</text:p>
        <text:p text:style-name="P1">شیرگ</text:p>
        <text:p text:style-name="P1">شیرگءِ</text:p>
        <text:p text:style-name="P1">شیرگاں</text:p>
        <text:p text:style-name="P1">شیریءِ</text:p>
        <text:p text:style-name="P1">شیطانیں</text:p>
        <text:p text:style-name="P1">شیطانے</text:p>
        <text:p text:style-name="P1">صاؔدِقءَ</text:p>
        <text:p text:style-name="P1">صاؔدِقءَ​را</text:p>
        <text:p text:style-name="P1">صادِؔق</text:p>
        <text:p text:style-name="P1">صادِؔقءَ</text:p>
        <text:p text:style-name="P1">صادِؔقءَ​را</text:p>
        <text:p text:style-name="P1"><text:soft-page-break/>صادِؔقءِ</text:p>
        <text:p text:style-name="P1">صارؔفَت</text:p>
        <text:p text:style-name="P1">صاف</text:p>
        <text:p text:style-name="P1">صافءَ</text:p>
        <text:p text:style-name="P1">صبؔعونءِ</text:p>
        <text:p text:style-name="P1">صح</text:p>
        <text:p text:style-name="P1">صحیح</text:p>
        <text:p text:style-name="P1">صرف</text:p>
        <text:p text:style-name="P1">صغؔر</text:p>
        <text:p text:style-name="P1">صغؔیر</text:p>
        <text:p text:style-name="P1">صفؔو</text:p>
        <text:p text:style-name="P1">صفؔیان</text:p>
        <text:p text:style-name="P1">صفات</text:p>
        <text:p text:style-name="P1">صفت</text:p>
        <text:p text:style-name="P1">صلاحیت</text:p>
        <text:p text:style-name="P1">صمؔاری</text:p>
        <text:p text:style-name="P1">صنوبرءِ</text:p>
        <text:p text:style-name="P1">صوبہ</text:p>
        <text:p text:style-name="P1">صوبہءَ</text:p>
        <text:p text:style-name="P1">صوبہانِیءِ</text:p>
        <text:p text:style-name="P1">صَبَر</text:p>
        <text:p text:style-name="P1">صَبَرءَ</text:p>
        <text:p text:style-name="P1">صَبَرءِ</text:p>
        <text:p text:style-name="P1">صَبَرے</text:p>
        <text:p text:style-name="P1">صَحابِیءَ</text:p>
        <text:p text:style-name="P1">صَحابِیءَ​را</text:p>
        <text:p text:style-name="P1">صَحابِیءِ</text:p>
        <text:p text:style-name="P1">صَحابِیئے</text:p>
        <text:p text:style-name="P1">صَحابی</text:p>
        <text:p text:style-name="P1">صَحِیح</text:p>
        <text:p text:style-name="P1">صَحِیحیں</text:p>
        <text:p text:style-name="P1">صَحِیفَہ</text:p>
        <text:p text:style-name="P1">صَحِیفَہءَ</text:p>
        <text:p text:style-name="P1">صَحِیفَہءِ</text:p>
        <text:p text:style-name="P1">صَحِیفَہانی</text:p>
        <text:p text:style-name="P1">صَحِیفَہاں</text:p>
        <text:p text:style-name="P1">صَد</text:p>
        <text:p text:style-name="P1">صَدؔوق</text:p>
        <text:p text:style-name="P1">صَدؔوقءَ</text:p>
        <text:p text:style-name="P1">صَدءَ</text:p>
        <text:p text:style-name="P1">صَدقَہءَ</text:p>
        <text:p text:style-name="P1">صَدُمی</text:p>
        <text:p text:style-name="P1">صَدُوؔقِیاں</text:p>
        <text:p text:style-name="P1">صَدُوؔقی</text:p>
        <text:p text:style-name="P1">صَفا</text:p>
        <text:p text:style-name="P1">صَفائِیءَ</text:p>
        <text:p text:style-name="P1">صَفائِیءِ</text:p>
        <text:p text:style-name="P1">صَفائِیئے</text:p>
        <text:p text:style-name="P1">صَفائی</text:p>
        <text:p text:style-name="P1">صَفائیں</text:p>
        <text:p text:style-name="P1">صَفِیؔرَہ</text:p>
        <text:p text:style-name="P1">صَفِیؔرَہءِ</text:p>
        <text:p text:style-name="P1">صَلاح</text:p>
        <text:p text:style-name="P1">صَلاحءَ</text:p>
        <text:p text:style-name="P1">صَلاحے</text:p>
        <text:p text:style-name="P1">صَلَح</text:p>
        <text:p text:style-name="P1">صَلِیب</text:p>
        <text:p text:style-name="P1">صَلِیبءَ</text:p>
        <text:p text:style-name="P1">صَلِیبءِ</text:p>
        <text:p text:style-name="P1">صَلِیبانی</text:p>
        <text:p text:style-name="P1">صَلِیباں</text:p>
        <text:p text:style-name="P1">صَیؔدا</text:p>
        <text:p text:style-name="P1">صَیدؔا</text:p>
        <text:p text:style-name="P1">صَیدؔاءَ</text:p>
        <text:p text:style-name="P1">صَیدؔاءِ</text:p>
        <text:p text:style-name="P1">صَیدا</text:p>
        <text:p text:style-name="P1">صُحؔر</text:p>
        <text:p text:style-name="P1">صُحب</text:p>
        <text:p text:style-name="P1">صُحبءَ</text:p>
        <text:p text:style-name="P1">صُحبءِ</text:p>
        <text:p text:style-name="P1">صُحبا</text:p>
        <text:p text:style-name="P1">صُحبَت</text:p>
        <text:p text:style-name="P1"><text:soft-page-break/>صُحبَتءِ</text:p>
        <text:p text:style-name="P1">صُحبے</text:p>
        <text:p text:style-name="P1">صُوؔر</text:p>
        <text:p text:style-name="P1">صُوؔرءَ</text:p>
        <text:p text:style-name="P1">صُوبَہ</text:p>
        <text:p text:style-name="P1">صُوبَہءَ</text:p>
        <text:p text:style-name="P1">صُوبَہءِ</text:p>
        <text:p text:style-name="P1">صُوبَہانی</text:p>
        <text:p text:style-name="P1">صُوبَہاں</text:p>
        <text:p text:style-name="P1">صُوبَہے</text:p>
        <text:p text:style-name="P1">صُوبیدار</text:p>
        <text:p text:style-name="P1">صُوبیدارءَ</text:p>
        <text:p text:style-name="P1">صُوبیدارءَ​را</text:p>
        <text:p text:style-name="P1">صُوبیدارءِ</text:p>
        <text:p text:style-name="P1">صُوبیداریءَ</text:p>
        <text:p text:style-name="P1">صُوبیداریءَ​را</text:p>
        <text:p text:style-name="P1">صُوبیداریءِ</text:p>
        <text:p text:style-name="P1">صُوبیدارے</text:p>
        <text:p text:style-name="P1">صُور</text:p>
        <text:p text:style-name="P1">صُورءَ</text:p>
        <text:p text:style-name="P1">صُورءِ</text:p>
        <text:p text:style-name="P1">صُورَت</text:p>
        <text:p text:style-name="P1">صُورَتءَ</text:p>
        <text:p text:style-name="P1">صُورَتءِ</text:p>
        <text:p text:style-name="P1">صُورَتیءَ</text:p>
        <text:p text:style-name="P1">صُورَتے</text:p>
        <text:p text:style-name="P1">صُورے</text:p>
        <text:p text:style-name="P1">صِبؔوئیم</text:p>
        <text:p text:style-name="P1">صِدق</text:p>
        <text:p text:style-name="P1">صِدقیں</text:p>
        <text:p text:style-name="P1">صِرف</text:p>
        <text:p text:style-name="P1">صِفؔنات</text:p>
        <text:p text:style-name="P1">صِفات</text:p>
        <text:p text:style-name="P1">صِفاتاں</text:p>
        <text:p text:style-name="P1">صِفَت</text:p>
        <text:p text:style-name="P1">صِفَتے</text:p>
        <text:p text:style-name="P1">صِیؔہون</text:p>
        <text:p text:style-name="P1">صِیؔہونءِ</text:p>
        <text:p text:style-name="P1">صیؔدا</text:p>
        <text:p text:style-name="P1">ضائِع</text:p>
        <text:p text:style-name="P1">ضامِن</text:p>
        <text:p text:style-name="P1">ضایع</text:p>
        <text:p text:style-name="P1">ضبؔیان</text:p>
        <text:p text:style-name="P1">ضرور</text:p>
        <text:p text:style-name="P1">ضرورت</text:p>
        <text:p text:style-name="P1">ضرورَت</text:p>
        <text:p text:style-name="P1">ضرورَتءِ</text:p>
        <text:p text:style-name="P1">ضروری</text:p>
        <text:p text:style-name="P1">ضرُور</text:p>
        <text:p text:style-name="P1">ضلؔہءَ</text:p>
        <text:p text:style-name="P1">ضَرورَت</text:p>
        <text:p text:style-name="P1">ضَرُور</text:p>
        <text:p text:style-name="P1">ضَرُورَت</text:p>
        <text:p text:style-name="P1">ضَرُورَتءِ</text:p>
        <text:p text:style-name="P1">ضَرُورَتاں</text:p>
        <text:p text:style-name="P1">ضَرُوری</text:p>
        <text:p text:style-name="P1">ضَمانَتءِ</text:p>
        <text:p text:style-name="P1">ضَمِیر</text:p>
        <text:p text:style-name="P1">ضَمِیرءَ</text:p>
        <text:p text:style-name="P1">ضَمِیرءِ</text:p>
        <text:p text:style-name="P1">ضَمِیرا</text:p>
        <text:p text:style-name="P1">ضَمِیراں</text:p>
        <text:p text:style-name="P1">ضِدِّیئیں</text:p>
        <text:p text:style-name="P1">طاقت</text:p>
        <text:p text:style-name="P1">طاقتور</text:p>
        <text:p text:style-name="P1">طاقتوریں</text:p>
        <text:p text:style-name="P1">طاقَت</text:p>
        <text:p text:style-name="P1">طاقَتءَ</text:p>
        <text:p text:style-name="P1">طاقَتءِ</text:p>
        <text:p text:style-name="P1">طاقَتوَر</text:p>
        <text:p text:style-name="P1">طاقَتوَریں</text:p>
        <text:p text:style-name="P1">طاقَتیءِ</text:p>
        <text:p text:style-name="P1"><text:soft-page-break/>طاقَتے</text:p>
        <text:p text:style-name="P1">طب</text:p>
        <text:p text:style-name="P1">طبؔع</text:p>
        <text:p text:style-name="P1">طبق</text:p>
        <text:p text:style-name="P1">طورءَ</text:p>
        <text:p text:style-name="P1">طورا</text:p>
        <text:p text:style-name="P1">طَب</text:p>
        <text:p text:style-name="P1">طَبءَ</text:p>
        <text:p text:style-name="P1">طَبءِ</text:p>
        <text:p text:style-name="P1">طَبا</text:p>
        <text:p text:style-name="P1">طَبَقءِ</text:p>
        <text:p text:style-name="P1">طَبے</text:p>
        <text:p text:style-name="P1">طَرَف</text:p>
        <text:p text:style-name="P1">طَرَفدار</text:p>
        <text:p text:style-name="P1">طَرَفدارِیءَ</text:p>
        <text:p text:style-name="P1">طَرَفداری</text:p>
        <text:p text:style-name="P1">طَرِیقَہ</text:p>
        <text:p text:style-name="P1">طَرِیقَہءَ</text:p>
        <text:p text:style-name="P1">طَرِیقَہاں</text:p>
        <text:p text:style-name="P1">طَرِیقَہے</text:p>
        <text:p text:style-name="P1">طُوفان</text:p>
        <text:p text:style-name="P1">طُوفانءَ</text:p>
        <text:p text:style-name="P1">طُوفانءِ</text:p>
        <text:p text:style-name="P1">طُوفانا</text:p>
        <text:p text:style-name="P1">طُوفانیں</text:p>
        <text:p text:style-name="P1">طُوفانے</text:p>
        <text:p text:style-name="P1">طِطِؔیُس</text:p>
        <text:p text:style-name="P1">طِطوؔس</text:p>
        <text:p text:style-name="P1">طِطوؔسءَ</text:p>
        <text:p text:style-name="P1">طِطوؔسءَ​را</text:p>
        <text:p text:style-name="P1">طِطوؔسءِ</text:p>
        <text:p text:style-name="P1">ظالِم</text:p>
        <text:p text:style-name="P1">ظالِمیں</text:p>
        <text:p text:style-name="P1">ظاھِر</text:p>
        <text:p text:style-name="P1">ظاہِر</text:p>
        <text:p text:style-name="P1">ظاہِرِیءَ</text:p>
        <text:p text:style-name="P1">ظاہِری</text:p>
        <text:p text:style-name="P1">ظلم</text:p>
        <text:p text:style-name="P1">ظُلم</text:p>
        <text:p text:style-name="P1">ظُلُم</text:p>
        <text:p text:style-name="P1">عؔطارَد</text:p>
        <text:p text:style-name="P1">عِؔمّانُو</text:p>
        <text:p text:style-name="P1">عاجَزی</text:p>
        <text:p text:style-name="P1">عاجِز</text:p>
        <text:p text:style-name="P1">عاجِزِیءِ</text:p>
        <text:p text:style-name="P1">عاجِزی</text:p>
        <text:p text:style-name="P1">عادَت</text:p>
        <text:p text:style-name="P1">عادَتءَ</text:p>
        <text:p text:style-name="P1">عادَتءِ</text:p>
        <text:p text:style-name="P1">عازؔور</text:p>
        <text:p text:style-name="P1">عازؔورءَ</text:p>
        <text:p text:style-name="P1">عاقِبَت</text:p>
        <text:p text:style-name="P1">عاقِل</text:p>
        <text:p text:style-name="P1">عاقِلیں</text:p>
        <text:p text:style-name="P1">عاقِلے</text:p>
        <text:p text:style-name="P1">عالِم</text:p>
        <text:p text:style-name="P1">عالِمؔاس</text:p>
        <text:p text:style-name="P1">عالِمءَ</text:p>
        <text:p text:style-name="P1">عالِماناں</text:p>
        <text:p text:style-name="P1">عالِمانی</text:p>
        <text:p text:style-name="P1">عالِماں</text:p>
        <text:p text:style-name="P1">عالِمیءَ</text:p>
        <text:p text:style-name="P1">عالِمیءِ</text:p>
        <text:p text:style-name="P1">عالِمے</text:p>
        <text:p text:style-name="P1">عام</text:p>
        <text:p text:style-name="P1">عامُوؔس</text:p>
        <text:p text:style-name="P1">عامُوؔسءَ</text:p>
        <text:p text:style-name="P1">عامُوؔسءِ</text:p>
        <text:p text:style-name="P1">عبادت</text:p>
        <text:p text:style-name="P1">عبرانو</text:p>
        <text:p text:style-name="P1">عدؔن</text:p>
        <text:p text:style-name="P1">عدّؔہ</text:p>
        <text:p text:style-name="P1"><text:soft-page-break/>عدؔہ</text:p>
        <text:p text:style-name="P1">عدؔہءَ</text:p>
        <text:p text:style-name="P1">عداوت</text:p>
        <text:p text:style-name="P1">عدن</text:p>
        <text:p text:style-name="P1">عدّؔہ</text:p>
        <text:p text:style-name="P1">عدّؔہءَ</text:p>
        <text:p text:style-name="P1">عرؔقی</text:p>
        <text:p text:style-name="P1">عرض</text:p>
        <text:p text:style-name="P1">عرضءَ</text:p>
        <text:p text:style-name="P1">عرضءِ</text:p>
        <text:p text:style-name="P1">عرضے</text:p>
        <text:p text:style-name="P1">عزت</text:p>
        <text:p text:style-name="P1">عفَرا</text:p>
        <text:p text:style-name="P1">عفَرون</text:p>
        <text:p text:style-name="P1">عفَرونءَ</text:p>
        <text:p text:style-name="P1">عفَرونءَ​را</text:p>
        <text:p text:style-name="P1">عفَرونءِ</text:p>
        <text:p text:style-name="P1">علاقہ</text:p>
        <text:p text:style-name="P1">علاقہءَ</text:p>
        <text:p text:style-name="P1">علاقہءِ</text:p>
        <text:p text:style-name="P1">علاقہاں</text:p>
        <text:p text:style-name="P1">علاوہ</text:p>
        <text:p text:style-name="P1">علیکُم</text:p>
        <text:p text:style-name="P1">عمؔالِیق</text:p>
        <text:p text:style-name="P1">عمؔالیق</text:p>
        <text:p text:style-name="P1">عمؔالیقہ</text:p>
        <text:p text:style-name="P1">عمؔورہ</text:p>
        <text:p text:style-name="P1">عمر</text:p>
        <text:p text:style-name="P1">عمل</text:p>
        <text:p text:style-name="P1">عنؔامی</text:p>
        <text:p text:style-name="P1">عنؔہءِ</text:p>
        <text:p text:style-name="P1">عوؔبَل</text:p>
        <text:p text:style-name="P1">عوؔبید</text:p>
        <text:p text:style-name="P1">عوؔبیدءَ</text:p>
        <text:p text:style-name="P1">عوؔبیدءِ</text:p>
        <text:p text:style-name="P1">عوؔج</text:p>
        <text:p text:style-name="P1">عوؔض</text:p>
        <text:p text:style-name="P1">عَبؔد</text:p>
        <text:p text:style-name="P1">عَجبیں</text:p>
        <text:p text:style-name="P1">عَجَب</text:p>
        <text:p text:style-name="P1">عَجَبیں</text:p>
        <text:p text:style-name="P1">عَدؔن</text:p>
        <text:p text:style-name="P1">عَدؔنءَ</text:p>
        <text:p text:style-name="P1">عَدالَتءَ</text:p>
        <text:p text:style-name="P1">عَدالَتءِ</text:p>
        <text:p text:style-name="P1">عَدالَتاں</text:p>
        <text:p text:style-name="P1">عَدَد</text:p>
        <text:p text:style-name="P1">عَدَدءَ</text:p>
        <text:p text:style-name="P1">عَذاب</text:p>
        <text:p text:style-name="P1">عَذابءَ</text:p>
        <text:p text:style-name="P1">عَذابءِ</text:p>
        <text:p text:style-name="P1">عَذاباں</text:p>
        <text:p text:style-name="P1">عَذابیں</text:p>
        <text:p text:style-name="P1">عَرشِ</text:p>
        <text:p text:style-name="P1">عَرض</text:p>
        <text:p text:style-name="P1">عَرضءَ</text:p>
        <text:p text:style-name="P1">عَرضءِ</text:p>
        <text:p text:style-name="P1">عَرضا</text:p>
        <text:p text:style-name="P1">عَرضاں</text:p>
        <text:p text:style-name="P1">عَرَبؔ</text:p>
        <text:p text:style-name="P1">عَرَبِسؔتانءَ</text:p>
        <text:p text:style-name="P1">عَرَبِسؔتانءِ</text:p>
        <text:p text:style-name="P1">عَزَرِؔیا</text:p>
        <text:p text:style-name="P1">عَزَرِؔیائے</text:p>
        <text:p text:style-name="P1">عَزَرِؔیایا</text:p>
        <text:p text:style-name="P1">عَزِیز</text:p>
        <text:p text:style-name="P1">عَزِیزاں</text:p>
        <text:p text:style-name="P1">عَزِیزیں</text:p>
        <text:p text:style-name="P1">عَصا</text:p>
        <text:p text:style-name="P1">عَصاءَ</text:p>
        <text:p text:style-name="P1">عَصاءِ</text:p>
        <text:p text:style-name="P1">عَصائیءَ</text:p>
        <text:p text:style-name="P1"><text:soft-page-break/>عَصائے</text:p>
        <text:p text:style-name="P1">عَصایا</text:p>
        <text:p text:style-name="P1">عَصُرءِ</text:p>
        <text:p text:style-name="P1">عَظِیم</text:p>
        <text:p text:style-name="P1">عَظِیمءَ</text:p>
        <text:p text:style-name="P1">عَظِیمءِ</text:p>
        <text:p text:style-name="P1">عَظِیما</text:p>
        <text:p text:style-name="P1">عَقَل</text:p>
        <text:p text:style-name="P1">عَقَلءَ</text:p>
        <text:p text:style-name="P1">عَقَلءِ</text:p>
        <text:p text:style-name="P1">عَقَلمَند</text:p>
        <text:p text:style-name="P1">عَقِیدَہ</text:p>
        <text:p text:style-name="P1">عَقِیدَہءِ</text:p>
        <text:p text:style-name="P1">عَقِیق</text:p>
        <text:p text:style-name="P1">عَلیکُم</text:p>
        <text:p text:style-name="P1">عَمؔورہ</text:p>
        <text:p text:style-name="P1">عَمَل</text:p>
        <text:p text:style-name="P1">عَمَلاں</text:p>
        <text:p text:style-name="P1">عَمُوؔرَہ</text:p>
        <text:p text:style-name="P1">عَنطَر</text:p>
        <text:p text:style-name="P1">عَنطَرءَ</text:p>
        <text:p text:style-name="P1">عَنطَرءِ</text:p>
        <text:p text:style-name="P1">عَِید</text:p>
        <text:p text:style-name="P1">عَِیدءَ</text:p>
        <text:p text:style-name="P1">عَِیدءِ</text:p>
        <text:p text:style-name="P1">عَِیدے</text:p>
        <text:p text:style-name="P1">عَھِدنامَھے</text:p>
        <text:p text:style-name="P1">عَہِدے</text:p>
        <text:p text:style-name="P1">عَیاشِیءَ</text:p>
        <text:p text:style-name="P1">عَیاشی</text:p>
        <text:p text:style-name="P1">عَیاشیں</text:p>
        <text:p text:style-name="P1">عَیب</text:p>
        <text:p text:style-name="P1">عَیبءَ</text:p>
        <text:p text:style-name="P1">عَیباں</text:p>
        <text:p text:style-name="P1">عَیبدار</text:p>
        <text:p text:style-name="P1">عَیبیں</text:p>
        <text:p text:style-name="P1">عَیش</text:p>
        <text:p text:style-name="P1">عَیشءِ</text:p>
        <text:p text:style-name="P1">عَیشانی</text:p>
        <text:p text:style-name="P1">عُزِّیؔا</text:p>
        <text:p text:style-name="P1">عُزِّیؔاءَ</text:p>
        <text:p text:style-name="P1">عُشر</text:p>
        <text:p text:style-name="P1">عُشُر</text:p>
        <text:p text:style-name="P1">عُمر</text:p>
        <text:p text:style-name="P1">عُمرءَ</text:p>
        <text:p text:style-name="P1">عُمرءِ</text:p>
        <text:p text:style-name="P1">عُمرِیءَ</text:p>
        <text:p text:style-name="P1">عُمرِیءِ</text:p>
        <text:p text:style-name="P1">عُمریں</text:p>
        <text:p text:style-name="P1">عُمرے</text:p>
        <text:p text:style-name="P1">عُمَر</text:p>
        <text:p text:style-name="P1">عُمُر</text:p>
        <text:p text:style-name="P1">عُمُرءَ</text:p>
        <text:p text:style-name="P1">عُمُراں</text:p>
        <text:p text:style-name="P1">عُمُریں</text:p>
        <text:p text:style-name="P1">عِبؔر</text:p>
        <text:p text:style-name="P1">عِبؔرءَ</text:p>
        <text:p text:style-name="P1">عِبؔرءِ</text:p>
        <text:p text:style-name="P1">عِبؔرانی</text:p>
        <text:p text:style-name="P1">عِبادَت</text:p>
        <text:p text:style-name="P1">عِبادَتءَ</text:p>
        <text:p text:style-name="P1">عِبادَتءِ</text:p>
        <text:p text:style-name="P1">عِبادَتا</text:p>
        <text:p text:style-name="P1">عِبادَتیگ</text:p>
        <text:p text:style-name="P1">عِبادَتے</text:p>
        <text:p text:style-name="P1">عِبرانِیءِ</text:p>
        <text:p text:style-name="P1">عِبرانِیئے</text:p>
        <text:p text:style-name="P1">عِبرانِیانی</text:p>
        <text:p text:style-name="P1">عِبرانی</text:p>
        <text:p text:style-name="P1">عِبرَت</text:p>
        <text:p text:style-name="P1">عِزَّت</text:p>
        <text:p text:style-name="P1">عِزَّتءَ</text:p>
        <text:p text:style-name="P1"><text:soft-page-break/>عِزَّتءِ</text:p>
        <text:p text:style-name="P1">عِزَّتدار</text:p>
        <text:p text:style-name="P1">عِزَّتدارے</text:p>
        <text:p text:style-name="P1">عِزَّتِیءِ</text:p>
        <text:p text:style-name="P1">عِزَّتی</text:p>
        <text:p text:style-name="P1">عِزَّتے</text:p>
        <text:p text:style-name="P1">عِسؔق</text:p>
        <text:p text:style-name="P1">عِشرَت</text:p>
        <text:p text:style-name="P1">عِشرَتءَ</text:p>
        <text:p text:style-name="P1">عِفؔرون</text:p>
        <text:p text:style-name="P1">عِلاج</text:p>
        <text:p text:style-name="P1">عِلاجءَ</text:p>
        <text:p text:style-name="P1">عِلاجءِ</text:p>
        <text:p text:style-name="P1">عِلاقَہ</text:p>
        <text:p text:style-name="P1">عِلاقَہءَ</text:p>
        <text:p text:style-name="P1">عِلاقَہءِ</text:p>
        <text:p text:style-name="P1">عِلاقَہانی</text:p>
        <text:p text:style-name="P1">عِلاقَہاں</text:p>
        <text:p text:style-name="P1">عِلاقہءَ</text:p>
        <text:p text:style-name="P1">عِلم</text:p>
        <text:p text:style-name="P1">عِلمءَ</text:p>
        <text:p text:style-name="P1">عِلمءِ</text:p>
        <text:p text:style-name="P1">عِلما</text:p>
        <text:p text:style-name="P1">عِلمے</text:p>
        <text:p text:style-name="P1">عِمِؔینداب</text:p>
        <text:p text:style-name="P1">عِمِؔیندابءِ</text:p>
        <text:p text:style-name="P1">عِمِؔیندابءَ</text:p>
        <text:p text:style-name="P1">عِنیاہ</text:p>
        <text:p text:style-name="P1">عِنیاہءِ</text:p>
        <text:p text:style-name="P1">عِیؔر</text:p>
        <text:p text:style-name="P1">عِیؔرءِ</text:p>
        <text:p text:style-name="P1">عِیؔسائیگ</text:p>
        <text:p text:style-name="P1">عِیؔسِیٰءَ</text:p>
        <text:p text:style-name="P1">عِیؔسِیٰءَ​را</text:p>
        <text:p text:style-name="P1">عِیؔسِیٰءِ</text:p>
        <text:p text:style-name="P1">عِیؔسیٰ</text:p>
        <text:p text:style-name="P1">عِیسائی</text:p>
        <text:p text:style-name="P1">عِیلَت</text:p>
        <text:p text:style-name="P1">عہدہ</text:p>
        <text:p text:style-name="P1">عہدہءَ</text:p>
        <text:p text:style-name="P1">عیؔ</text:p>
        <text:p text:style-name="P1">عیؔر</text:p>
        <text:p text:style-name="P1">عیؔراد</text:p>
        <text:p text:style-name="P1">عیؔرادءَ</text:p>
        <text:p text:style-name="P1">عیؔری</text:p>
        <text:p text:style-name="P1">عیؔفاہ</text:p>
        <text:p text:style-name="P1">عیؔلام</text:p>
        <text:p text:style-name="P1">عیؔلامی</text:p>
        <text:p text:style-name="P1">عیؔنون</text:p>
        <text:p text:style-name="P1">عیب</text:p>
        <text:p text:style-name="P1">عیداں</text:p>
        <text:p text:style-name="P1">عیر</text:p>
        <text:p text:style-name="P1">عیّار</text:p>
        <text:p text:style-name="P1">غار</text:p>
        <text:p text:style-name="P1">غارءَ</text:p>
        <text:p text:style-name="P1">غارءِ</text:p>
        <text:p text:style-name="P1">غاریءِ</text:p>
        <text:p text:style-name="P1">غارے</text:p>
        <text:p text:style-name="P1">غزؔہءَ</text:p>
        <text:p text:style-name="P1">غلام</text:p>
        <text:p text:style-name="P1">غلامءَ</text:p>
        <text:p text:style-name="P1">غلامی</text:p>
        <text:p text:style-name="P1">غلامیءَ​را</text:p>
        <text:p text:style-name="P1">غلطیں</text:p>
        <text:p text:style-name="P1">غنیمتءَ</text:p>
        <text:p text:style-name="P1">غنیمتءِ</text:p>
        <text:p text:style-name="P1">غَؔزَّہ</text:p>
        <text:p text:style-name="P1">غَدّار</text:p>
        <text:p text:style-name="P1">غَدّارءِ</text:p>
        <text:p text:style-name="P1">غَدّارانی</text:p>
        <text:p text:style-name="P1">غَدّارے</text:p>
        <text:p text:style-name="P1">غَذاب</text:p>
        <text:p text:style-name="P1"><text:soft-page-break/>غَرض</text:p>
        <text:p text:style-name="P1">غَرضی</text:p>
        <text:p text:style-name="P1">غَرق</text:p>
        <text:p text:style-name="P1">غَرِیب</text:p>
        <text:p text:style-name="P1">غَرِیبءَ</text:p>
        <text:p text:style-name="P1">غَرِیبانی</text:p>
        <text:p text:style-name="P1">غَرِیباں</text:p>
        <text:p text:style-name="P1">غَرِیبِیءَ</text:p>
        <text:p text:style-name="P1">غَرِیبِیءِ</text:p>
        <text:p text:style-name="P1">غَرِیبیں</text:p>
        <text:p text:style-name="P1">غَصا</text:p>
        <text:p text:style-name="P1">غَضَب</text:p>
        <text:p text:style-name="P1">غَضَبءَ</text:p>
        <text:p text:style-name="P1">غَضَبءِ</text:p>
        <text:p text:style-name="P1">غَلطِیءِ</text:p>
        <text:p text:style-name="P1">غَلطِیاں</text:p>
        <text:p text:style-name="P1">غَلطی</text:p>
        <text:p text:style-name="P1">غَلَط</text:p>
        <text:p text:style-name="P1">غَلَطیں</text:p>
        <text:p text:style-name="P1">غَلَّہ</text:p>
        <text:p text:style-name="P1">غَلَّہءِ</text:p>
        <text:p text:style-name="P1">غَلَّہاں</text:p>
        <text:p text:style-name="P1">غَم</text:p>
        <text:p text:style-name="P1">غَمءَ</text:p>
        <text:p text:style-name="P1">غَمءِ</text:p>
        <text:p text:style-name="P1">غَما</text:p>
        <text:p text:style-name="P1">غَماں</text:p>
        <text:p text:style-name="P1">غَمگِین</text:p>
        <text:p text:style-name="P1">غَمے</text:p>
        <text:p text:style-name="P1">غَنِیمَتءِ</text:p>
        <text:p text:style-name="P1">غَیب</text:p>
        <text:p text:style-name="P1">غَیبی</text:p>
        <text:p text:style-name="P1">غَیبے</text:p>
        <text:p text:style-name="P1">غُربَت</text:p>
        <text:p text:style-name="P1">غُرُور</text:p>
        <text:p text:style-name="P1">غُسُل</text:p>
        <text:p text:style-name="P1">غُسُلءِ</text:p>
        <text:p text:style-name="P1">غُلام</text:p>
        <text:p text:style-name="P1">غُلامءَ</text:p>
        <text:p text:style-name="P1">غُلامءَ​را</text:p>
        <text:p text:style-name="P1">غُلامءِ</text:p>
        <text:p text:style-name="P1">غُلاماناں</text:p>
        <text:p text:style-name="P1">غُلامانی</text:p>
        <text:p text:style-name="P1">غُلاماں</text:p>
        <text:p text:style-name="P1">غُلامِیءَ</text:p>
        <text:p text:style-name="P1">غُلامِیا</text:p>
        <text:p text:style-name="P1">غُلامی</text:p>
        <text:p text:style-name="P1">غُلامیءِ</text:p>
        <text:p text:style-name="P1">غُلامے</text:p>
        <text:p text:style-name="P1">غُنڈَہ</text:p>
        <text:p text:style-name="P1">غِیبَت</text:p>
        <text:p text:style-name="P1">غیب</text:p>
        <text:p text:style-name="P1">غیر</text:p>
        <text:p text:style-name="P1">غیرانی</text:p>
        <text:p text:style-name="P1">فاؔران</text:p>
        <text:p text:style-name="P1">فاؔرص</text:p>
        <text:p text:style-name="P1">فاؔرصءِ</text:p>
        <text:p text:style-name="P1">فائِدَہ</text:p>
        <text:p text:style-name="P1">فائِدَہءَ</text:p>
        <text:p text:style-name="P1">فائِدَہءِ</text:p>
        <text:p text:style-name="P1">فائِدَہیں</text:p>
        <text:p text:style-name="P1">فارِؔصءِ</text:p>
        <text:p text:style-name="P1">فاران</text:p>
        <text:p text:style-name="P1">فارِؔص</text:p>
        <text:p text:style-name="P1">فارِؔصءَ</text:p>
        <text:p text:style-name="P1">فاشق</text:p>
        <text:p text:style-name="P1">فال</text:p>
        <text:p text:style-name="P1">فانی</text:p>
        <text:p text:style-name="P1">فتؔروسی</text:p>
        <text:p text:style-name="P1">فتح</text:p>
        <text:p text:style-name="P1">فدّؔان</text:p>
        <text:p text:style-name="P1">فراموش</text:p>
        <text:p text:style-name="P1"><text:soft-page-break/>فرشتہ</text:p>
        <text:p text:style-name="P1">فرشتہءَ</text:p>
        <text:p text:style-name="P1">فرمائینت</text:p>
        <text:p text:style-name="P1">فرُوؔگِیَہ</text:p>
        <text:p text:style-name="P1">فصلے</text:p>
        <text:p text:style-name="P1">فعنیح</text:p>
        <text:p text:style-name="P1">فلؔج</text:p>
        <text:p text:style-name="P1">فلؔجءَ</text:p>
        <text:p text:style-name="P1">فلؔجءِ</text:p>
        <text:p text:style-name="P1">فلؔسطین</text:p>
        <text:p text:style-name="P1">فلؔسطینءَ</text:p>
        <text:p text:style-name="P1">فلُؔو</text:p>
        <text:p text:style-name="P1">فلیؔگون</text:p>
        <text:p text:style-name="P1">فوؔط</text:p>
        <text:p text:style-name="P1">فوؔطیفِرعءِ</text:p>
        <text:p text:style-name="P1">فوج</text:p>
        <text:p text:style-name="P1">فوجءَ</text:p>
        <text:p text:style-name="P1">فوجءِ</text:p>
        <text:p text:style-name="P1">فوجانی</text:p>
        <text:p text:style-name="P1">فوجاں</text:p>
        <text:p text:style-name="P1">فوجی</text:p>
        <text:p text:style-name="P1">فوجے</text:p>
        <text:p text:style-name="P1">فوراً</text:p>
        <text:p text:style-name="P1">فَتویٰ</text:p>
        <text:p text:style-name="P1">فَتَحءِ</text:p>
        <text:p text:style-name="P1">فَتِح</text:p>
        <text:p text:style-name="P1">فَرؔات</text:p>
        <text:p text:style-name="P1">فَرؔاتءِ</text:p>
        <text:p text:style-name="P1">فَرِؔیسِیءَ</text:p>
        <text:p text:style-name="P1">فَرِؔیسِیءَ​را</text:p>
        <text:p text:style-name="P1">فَرِؔیسِیءِ</text:p>
        <text:p text:style-name="P1">فَرِؔیسِیاں</text:p>
        <text:p text:style-name="P1">فَرِؔیسی</text:p>
        <text:p text:style-name="P1">فَرات</text:p>
        <text:p text:style-name="P1">فَراموش</text:p>
        <text:p text:style-name="P1">فَرزی</text:p>
        <text:p text:style-name="P1">فَرشءَ</text:p>
        <text:p text:style-name="P1">فَرشے</text:p>
        <text:p text:style-name="P1">فَرض</text:p>
        <text:p text:style-name="P1">فَرضءَ</text:p>
        <text:p text:style-name="P1">فَرضءِ</text:p>
        <text:p text:style-name="P1">فَرضانی</text:p>
        <text:p text:style-name="P1">فَرضاں</text:p>
        <text:p text:style-name="P1">فَرعون</text:p>
        <text:p text:style-name="P1">فَرعونءَ</text:p>
        <text:p text:style-name="P1">فَرعونءِ</text:p>
        <text:p text:style-name="P1">فَرق</text:p>
        <text:p text:style-name="P1">فَرقے</text:p>
        <text:p text:style-name="P1">فَرلانگ</text:p>
        <text:p text:style-name="P1">فَرمائِینت</text:p>
        <text:p text:style-name="P1">فَرمائیت</text:p>
        <text:p text:style-name="P1">فَرمائینئَگءَ</text:p>
        <text:p text:style-name="P1">فَرمائینان</text:p>
        <text:p text:style-name="P1">فَرمائینت</text:p>
        <text:p text:style-name="P1">فَرمائینتئَگاں</text:p>
        <text:p text:style-name="P1">فَرمائینتئَگی</text:p>
        <text:p text:style-name="P1">فَرمائینتا</text:p>
        <text:p text:style-name="P1">فَرمائینتاکہ</text:p>
        <text:p text:style-name="P1">فَرمائینتی</text:p>
        <text:p text:style-name="P1">فَرمائینی</text:p>
        <text:p text:style-name="P1">فَرمان</text:p>
        <text:p text:style-name="P1">فَرمانءِ</text:p>
        <text:p text:style-name="P1">فَرِشتَہ</text:p>
        <text:p text:style-name="P1">فَرِشتَہءَ</text:p>
        <text:p text:style-name="P1">فَرِشتَہءَ​را</text:p>
        <text:p text:style-name="P1">فَرِشتَہءِ</text:p>
        <text:p text:style-name="P1">فَرِشتَہاناں</text:p>
        <text:p text:style-name="P1">فَرِشتَہانی</text:p>
        <text:p text:style-name="P1">فَرِشتَہاں</text:p>
        <text:p text:style-name="P1">فَرِشتَہیءَ</text:p>
        <text:p text:style-name="P1">فَرِشتَہیءِ</text:p>
        <text:p text:style-name="P1">فَرِشتَہے</text:p>
        <text:p text:style-name="P1"><text:soft-page-break/>فَرِشتہ</text:p>
        <text:p text:style-name="P1">فَرِشتہءَ</text:p>
        <text:p text:style-name="P1">فَرِشتہءِ</text:p>
        <text:p text:style-name="P1">فَرِشتہاں</text:p>
        <text:p text:style-name="P1">فَرِیؔسِیئے</text:p>
        <text:p text:style-name="P1">فَرِیؔسِیاں</text:p>
        <text:p text:style-name="P1">فَرِیؔسی</text:p>
        <text:p text:style-name="P1">فَریاد</text:p>
        <text:p text:style-name="P1">فَریادءَ</text:p>
        <text:p text:style-name="P1">فَریادا</text:p>
        <text:p text:style-name="P1">فَساد</text:p>
        <text:p text:style-name="P1">فَسادءِ</text:p>
        <text:p text:style-name="P1">فَصل</text:p>
        <text:p text:style-name="P1">فَصلءَ</text:p>
        <text:p text:style-name="P1">فَصلءِ</text:p>
        <text:p text:style-name="P1">فَضَل</text:p>
        <text:p text:style-name="P1">فَضَلءَ</text:p>
        <text:p text:style-name="P1">فَضَلءِ</text:p>
        <text:p text:style-name="P1">فَضَلا</text:p>
        <text:p text:style-name="P1">فَضُول</text:p>
        <text:p text:style-name="P1">فَضُولءَ</text:p>
        <text:p text:style-name="P1">فَضُولیں</text:p>
        <text:p text:style-name="P1">فَضیلت</text:p>
        <text:p text:style-name="P1">فَعِلی</text:p>
        <text:p text:style-name="P1">فَقَط</text:p>
        <text:p text:style-name="P1">فَقِیرے</text:p>
        <text:p text:style-name="P1">فَلانا</text:p>
        <text:p text:style-name="P1">فَلانِیءِ</text:p>
        <text:p text:style-name="P1">فَلسَفَہ</text:p>
        <text:p text:style-name="P1">فَلسَفِیانی</text:p>
        <text:p text:style-name="P1">فَلسَفِیاں</text:p>
        <text:p text:style-name="P1">فَلَجؔ</text:p>
        <text:p text:style-name="P1">فَلَجؔءِ</text:p>
        <text:p text:style-name="P1">فَلَسؔطِینے</text:p>
        <text:p text:style-name="P1">فَنا</text:p>
        <text:p text:style-name="P1">فَنوؔئیل</text:p>
        <text:p text:style-name="P1">فَوجءِ</text:p>
        <text:p text:style-name="P1">فَگے</text:p>
        <text:p text:style-name="P1">فَیصَلَہ</text:p>
        <text:p text:style-name="P1">فَیصَلَہءَ</text:p>
        <text:p text:style-name="P1">فَیصَلَہءِ</text:p>
        <text:p text:style-name="P1">فَیصَلَہا</text:p>
        <text:p text:style-name="P1">فَیصَلَہانی</text:p>
        <text:p text:style-name="P1">فَیصَلَہاں</text:p>
        <text:p text:style-name="P1">فَیصَلَہے</text:p>
        <text:p text:style-name="P1">فُرتُناتوؔس</text:p>
        <text:p text:style-name="P1">فُرصَتءِ</text:p>
        <text:p text:style-name="P1">فُضُول</text:p>
        <text:p text:style-name="P1">فُضُولءَ</text:p>
        <text:p text:style-name="P1">فُضُولیں</text:p>
        <text:p text:style-name="P1">فُوؔطِیفرعءِ</text:p>
        <text:p text:style-name="P1">فُوؔوہ</text:p>
        <text:p text:style-name="P1">فُوؔگِلُس</text:p>
        <text:p text:style-name="P1">فِؔلِپُّس</text:p>
        <text:p text:style-name="P1">فِرؔعونءَ</text:p>
        <text:p text:style-name="P1">فِرؔعونءِ</text:p>
        <text:p text:style-name="P1">فِرؔعُون</text:p>
        <text:p text:style-name="P1">فِرؔعُونءَ</text:p>
        <text:p text:style-name="P1">فِرؔعُونءَ​را</text:p>
        <text:p text:style-name="P1">فِرؔعُونءِ</text:p>
        <text:p text:style-name="P1">فِرقَہ</text:p>
        <text:p text:style-name="P1">فِرقَہءِ</text:p>
        <text:p text:style-name="P1">فِرقَہانی</text:p>
        <text:p text:style-name="P1">فِرقَہیءِ</text:p>
        <text:p text:style-name="P1">فِرقَہیگ</text:p>
        <text:p text:style-name="P1">فِطری</text:p>
        <text:p text:style-name="P1">فِلؔستی</text:p>
        <text:p text:style-name="P1">فِلؔستیانی</text:p>
        <text:p text:style-name="P1">فِلؔستیاں</text:p>
        <text:p text:style-name="P1">فِلِؔپُّس</text:p>
        <text:p text:style-name="P1">فِلِؔپُّسءَ</text:p>
        <text:p text:style-name="P1">فِلِؔپُّسءَ​را</text:p>
        <text:p text:style-name="P1"><text:soft-page-break/>فِلِؔپُّسءِ</text:p>
        <text:p text:style-name="P1">فِلادِؔلفِیَہ</text:p>
        <text:p text:style-name="P1">فِلانا</text:p>
        <text:p text:style-name="P1">فِلسطینی</text:p>
        <text:p text:style-name="P1">فِلُلُگوؔس</text:p>
        <text:p text:style-name="P1">فِلِؔپُّس</text:p>
        <text:p text:style-name="P1">فِلِؔپُّسءِ</text:p>
        <text:p text:style-name="P1">فِلِپّی</text:p>
        <text:p text:style-name="P1">فِلِپّیؔ</text:p>
        <text:p text:style-name="P1">فِلیؔتوس</text:p>
        <text:p text:style-name="P1">فِلیؔمون</text:p>
        <text:p text:style-name="P1">فِلیؔمونءِ</text:p>
        <text:p text:style-name="P1">فِکرانی</text:p>
        <text:p text:style-name="P1">فِکَر</text:p>
        <text:p text:style-name="P1">فِکَرءَ</text:p>
        <text:p text:style-name="P1">فِکَرا</text:p>
        <text:p text:style-name="P1">فِکَراں</text:p>
        <text:p text:style-name="P1">فِکَرمَند</text:p>
        <text:p text:style-name="P1">فِکَرِیءَ</text:p>
        <text:p text:style-name="P1">فِیؔبیءِ</text:p>
        <text:p text:style-name="P1">فِیؔنِکیس</text:p>
        <text:p text:style-name="P1">فِیؔنیکے</text:p>
        <text:p text:style-name="P1">فِیکُل</text:p>
        <text:p text:style-name="P1">فکر</text:p>
        <text:p text:style-name="P1">فیؔنی</text:p>
        <text:p text:style-name="P1">فیروزی</text:p>
        <text:p text:style-name="P1">فیسؔتوس</text:p>
        <text:p text:style-name="P1">فیسؔتوسءَ</text:p>
        <text:p text:style-name="P1">فیسؔتوسءَ​را</text:p>
        <text:p text:style-name="P1">فیسؔون</text:p>
        <text:p text:style-name="P1">فیستوس</text:p>
        <text:p text:style-name="P1">فیصلہ</text:p>
        <text:p text:style-name="P1">فیصلہءِ</text:p>
        <text:p text:style-name="P1">فیلِکوؔس</text:p>
        <text:p text:style-name="P1">فیلِکوؔسءَ</text:p>
        <text:p text:style-name="P1">فیلِکوؔسءِ</text:p>
        <text:p text:style-name="P1">فیَکلءِ</text:p>
        <text:p text:style-name="P1">قاؔبیل</text:p>
        <text:p text:style-name="P1">قاؔبیلءَ</text:p>
        <text:p text:style-name="P1">قاؔبیلءَ​را</text:p>
        <text:p text:style-name="P1">قاؔبیلءِ</text:p>
        <text:p text:style-name="P1">قاؔدش</text:p>
        <text:p text:style-name="P1">قائم</text:p>
        <text:p text:style-name="P1">قائِم</text:p>
        <text:p text:style-name="P1">قابُو</text:p>
        <text:p text:style-name="P1">قابُوءَ</text:p>
        <text:p text:style-name="P1">قابِیؔلءَ</text:p>
        <text:p text:style-name="P1">قابِیؔلءِ</text:p>
        <text:p text:style-name="P1">قادر</text:p>
        <text:p text:style-name="P1">قادریں</text:p>
        <text:p text:style-name="P1">قادِر</text:p>
        <text:p text:style-name="P1">قادِریں</text:p>
        <text:p text:style-name="P1">قاصِد</text:p>
        <text:p text:style-name="P1">قاصِداناں</text:p>
        <text:p text:style-name="P1">قاصِداں</text:p>
        <text:p text:style-name="P1">قاصِدے</text:p>
        <text:p text:style-name="P1">قاضِیءَ</text:p>
        <text:p text:style-name="P1">قاضِیءِ</text:p>
        <text:p text:style-name="P1">قاضِیئے</text:p>
        <text:p text:style-name="P1">قاضِیاناں</text:p>
        <text:p text:style-name="P1">قاضِیانی</text:p>
        <text:p text:style-name="P1">قاضِیاں</text:p>
        <text:p text:style-name="P1">قاضی</text:p>
        <text:p text:style-name="P1">قانؔا</text:p>
        <text:p text:style-name="P1">قانؔاءَ</text:p>
        <text:p text:style-name="P1">قانُون</text:p>
        <text:p text:style-name="P1">قانُونءَ</text:p>
        <text:p text:style-name="P1">قانُونءِ</text:p>
        <text:p text:style-name="P1">قبر</text:p>
        <text:p text:style-name="P1">قبرءِ</text:p>
        <text:p text:style-name="P1">قبرستان</text:p>
        <text:p text:style-name="P1">قبرستانءِ</text:p>
        <text:p text:style-name="P1"><text:soft-page-break/>قبرَستانءَ</text:p>
        <text:p text:style-name="P1">قبضہ</text:p>
        <text:p text:style-name="P1">قبول</text:p>
        <text:p text:style-name="P1">قبُول</text:p>
        <text:p text:style-name="P1">قرار</text:p>
        <text:p text:style-name="P1">قربان</text:p>
        <text:p text:style-name="P1">قرنیم</text:p>
        <text:p text:style-name="P1">قریتیم</text:p>
        <text:p text:style-name="P1">قسم</text:p>
        <text:p text:style-name="P1">قسمءِ</text:p>
        <text:p text:style-name="P1">قسمے</text:p>
        <text:p text:style-name="P1">قصور</text:p>
        <text:p text:style-name="P1">قصورءَ</text:p>
        <text:p text:style-name="P1">قطؔورہ</text:p>
        <text:p text:style-name="P1">قطؔورہءِ</text:p>
        <text:p text:style-name="P1">قلعہانی</text:p>
        <text:p text:style-name="P1">قلم</text:p>
        <text:p text:style-name="P1">قنؔز</text:p>
        <text:p text:style-name="P1">قوؔرح</text:p>
        <text:p text:style-name="P1">قوؔرَحءَ</text:p>
        <text:p text:style-name="P1">قوؔرَحءِ</text:p>
        <text:p text:style-name="P1">قوؔرَحے</text:p>
        <text:p text:style-name="P1">قوؔسام</text:p>
        <text:p text:style-name="P1">قوؔسامءِ</text:p>
        <text:p text:style-name="P1">قورح</text:p>
        <text:p text:style-name="P1">قول</text:p>
        <text:p text:style-name="P1">قولاں</text:p>
        <text:p text:style-name="P1">قوم</text:p>
        <text:p text:style-name="P1">قومءَ</text:p>
        <text:p text:style-name="P1">قومءَ​را</text:p>
        <text:p text:style-name="P1">قومءِ</text:p>
        <text:p text:style-name="P1">قومانِیگ</text:p>
        <text:p text:style-name="P1">قومانی</text:p>
        <text:p text:style-name="P1">قوماں</text:p>
        <text:p text:style-name="P1">قومیءِ</text:p>
        <text:p text:style-name="P1">قومیگ</text:p>
        <text:p text:style-name="P1">قومیں</text:p>
        <text:p text:style-name="P1">قومے</text:p>
        <text:p text:style-name="P1">قَبؔرَص</text:p>
        <text:p text:style-name="P1">قَبرءَ</text:p>
        <text:p text:style-name="P1">قَبرِستان</text:p>
        <text:p text:style-name="P1">قَبض</text:p>
        <text:p text:style-name="P1">قَبضَہ</text:p>
        <text:p text:style-name="P1">قَبضَہءَ</text:p>
        <text:p text:style-name="P1">قَبَر</text:p>
        <text:p text:style-name="P1">قَبَرءَ</text:p>
        <text:p text:style-name="P1">قَبَرءِ</text:p>
        <text:p text:style-name="P1">قَبَرا</text:p>
        <text:p text:style-name="P1">قَبَرانی</text:p>
        <text:p text:style-name="P1">قَبَراں</text:p>
        <text:p text:style-name="P1">قَبَرِستان</text:p>
        <text:p text:style-name="P1">قَبَرِستانءَ</text:p>
        <text:p text:style-name="P1">قَبَرِستانیءَ</text:p>
        <text:p text:style-name="P1">قَبَرِستانے</text:p>
        <text:p text:style-name="P1">قَبَریءَ</text:p>
        <text:p text:style-name="P1">قَبَریءِ</text:p>
        <text:p text:style-name="P1">قَبَرے</text:p>
        <text:p text:style-name="P1">قَبُول</text:p>
        <text:p text:style-name="P1">قَبُولءِ</text:p>
        <text:p text:style-name="P1">قَبِیلَہ</text:p>
        <text:p text:style-name="P1">قَبِیلَہءَ</text:p>
        <text:p text:style-name="P1">قَبِیلَہءِ</text:p>
        <text:p text:style-name="P1">قَبِیلَہانِیگ</text:p>
        <text:p text:style-name="P1">قَبِیلَہانی</text:p>
        <text:p text:style-name="P1">قَبِیلَہاں</text:p>
        <text:p text:style-name="P1">قَبِیلَہیگ</text:p>
        <text:p text:style-name="P1">قَبِیلہانی</text:p>
        <text:p text:style-name="P1">قَحبئَگ</text:p>
        <text:p text:style-name="P1">قَحبئَگءَ</text:p>
        <text:p text:style-name="P1">قَحبئَگاں</text:p>
        <text:p text:style-name="P1">قَحبئَگیءَ</text:p>
        <text:p text:style-name="P1">قَحبئَگیءِ</text:p>
        <text:p text:style-name="P1"><text:soft-page-break/>قَحبئَگے</text:p>
        <text:p text:style-name="P1">قَدؔمونی</text:p>
        <text:p text:style-name="P1">قَدَر</text:p>
        <text:p text:style-name="P1">قَدَرءَ</text:p>
        <text:p text:style-name="P1">قَدَرءِ</text:p>
        <text:p text:style-name="P1">قَدَرا</text:p>
        <text:p text:style-name="P1">قَدَریں</text:p>
        <text:p text:style-name="P1">قَدَرے</text:p>
        <text:p text:style-name="P1">قَدّءَ</text:p>
        <text:p text:style-name="P1">قَدّءِ</text:p>
        <text:p text:style-name="P1">قَدّا</text:p>
        <text:p text:style-name="P1">قَرار</text:p>
        <text:p text:style-name="P1">قَسم</text:p>
        <text:p text:style-name="P1">قَصُور</text:p>
        <text:p text:style-name="P1">قَصُورءَ</text:p>
        <text:p text:style-name="P1">قَصُورءِ</text:p>
        <text:p text:style-name="P1">قَصُوراں</text:p>
        <text:p text:style-name="P1">قَصُوروار</text:p>
        <text:p text:style-name="P1">قَصُوروارانی</text:p>
        <text:p text:style-name="P1">قَصُورواریں</text:p>
        <text:p text:style-name="P1">قَصُورِیءِ</text:p>
        <text:p text:style-name="P1">قَصُوری</text:p>
        <text:p text:style-name="P1">قَصُوریءِ</text:p>
        <text:p text:style-name="P1">قَصُوریں</text:p>
        <text:p text:style-name="P1">قَصُورے</text:p>
        <text:p text:style-name="P1">قَلمی</text:p>
        <text:p text:style-name="P1">قَلَم</text:p>
        <text:p text:style-name="P1">قَول</text:p>
        <text:p text:style-name="P1">قَولا</text:p>
        <text:p text:style-name="P1">قَولاں</text:p>
        <text:p text:style-name="P1">قَومیگ</text:p>
        <text:p text:style-name="P1">قَہر</text:p>
        <text:p text:style-name="P1">قَہرءَ</text:p>
        <text:p text:style-name="P1">قَہَر</text:p>
        <text:p text:style-name="P1">قَہَرءَ</text:p>
        <text:p text:style-name="P1">قَہَرءِ</text:p>
        <text:p text:style-name="P1">قَیؔصَرِیَہ</text:p>
        <text:p text:style-name="P1">قَید</text:p>
        <text:p text:style-name="P1">قَیدءَ</text:p>
        <text:p text:style-name="P1">قَیدءِ</text:p>
        <text:p text:style-name="P1">قَیدِیءَ</text:p>
        <text:p text:style-name="P1">قَیدِیئے</text:p>
        <text:p text:style-name="P1">قَیدِیانی</text:p>
        <text:p text:style-name="P1">قَیدِیاں</text:p>
        <text:p text:style-name="P1">قَیدی</text:p>
        <text:p text:style-name="P1">قُبُل</text:p>
        <text:p text:style-name="P1">قُدرَت</text:p>
        <text:p text:style-name="P1">قُدرَتءَ</text:p>
        <text:p text:style-name="P1">قُدرَتءِ</text:p>
        <text:p text:style-name="P1">قُدرَتا</text:p>
        <text:p text:style-name="P1">قُدُّوس</text:p>
        <text:p text:style-name="P1">قُربان</text:p>
        <text:p text:style-name="P1">قُربانئِیءِ</text:p>
        <text:p text:style-name="P1">قُربانِیءَ</text:p>
        <text:p text:style-name="P1">قُربانِیءِ</text:p>
        <text:p text:style-name="P1">قُربانِیئے</text:p>
        <text:p text:style-name="P1">قُربانِیا</text:p>
        <text:p text:style-name="P1">قُربانِیانی</text:p>
        <text:p text:style-name="P1">قُربانِیاں</text:p>
        <text:p text:style-name="P1">قُربانی</text:p>
        <text:p text:style-name="P1">قُصور</text:p>
        <text:p text:style-name="P1">قُصوروار</text:p>
        <text:p text:style-name="P1">قُوم</text:p>
        <text:p text:style-name="P1">قِدؔرون</text:p>
        <text:p text:style-name="P1">قِسمءِ</text:p>
        <text:p text:style-name="P1">قِسمَت</text:p>
        <text:p text:style-name="P1">قِسمَتءَ</text:p>
        <text:p text:style-name="P1">قِسَم</text:p>
        <text:p text:style-name="P1">قِسَمءِ</text:p>
        <text:p text:style-name="P1">قِسَمے</text:p>
        <text:p text:style-name="P1">قِصَّہ</text:p>
        <text:p text:style-name="P1">قِصَّہاں</text:p>
        <text:p text:style-name="P1"><text:soft-page-break/>قِلّعَہ</text:p>
        <text:p text:style-name="P1">قِلّعَہءَ</text:p>
        <text:p text:style-name="P1">قِلّعَہءِ</text:p>
        <text:p text:style-name="P1">قِلّعَہاں</text:p>
        <text:p text:style-name="P1">قِنؔزی</text:p>
        <text:p text:style-name="P1">قِہؔات</text:p>
        <text:p text:style-name="P1">قِیؔسءِ</text:p>
        <text:p text:style-name="P1">قِیامَت</text:p>
        <text:p text:style-name="P1">قِیامَتءَ</text:p>
        <text:p text:style-name="P1">قِیامَتءِ</text:p>
        <text:p text:style-name="P1">قِیمَت</text:p>
        <text:p text:style-name="P1">قِیمَتءَ</text:p>
        <text:p text:style-name="P1">قِیمَتءِ</text:p>
        <text:p text:style-name="P1">قِیمَتِیئے</text:p>
        <text:p text:style-name="P1">قِیمَتی</text:p>
        <text:p text:style-name="P1">قِیمَتیں</text:p>
        <text:p text:style-name="P1">قیؔدار</text:p>
        <text:p text:style-name="P1">قیؔنان</text:p>
        <text:p text:style-name="P1">قیؔنانءِ</text:p>
        <text:p text:style-name="P1">قیؔنانی</text:p>
        <text:p text:style-name="P1">قید</text:p>
        <text:p text:style-name="P1">قیدِیءِ</text:p>
        <text:p text:style-name="P1">قیدی</text:p>
        <text:p text:style-name="P1">قیدیاں</text:p>
        <text:p text:style-name="P1">قیمت</text:p>
        <text:p text:style-name="P1">قیمتءَ</text:p>
        <text:p text:style-name="P1">قیمتی</text:p>
        <text:p text:style-name="P1">لاؔبن</text:p>
        <text:p text:style-name="P1">لاؔبنءَ</text:p>
        <text:p text:style-name="P1">لاؔبنءَ​را</text:p>
        <text:p text:style-name="P1">لاؔبنءِ</text:p>
        <text:p text:style-name="P1">لاؔوی</text:p>
        <text:p text:style-name="P1">لائق</text:p>
        <text:p text:style-name="P1">لائِق</text:p>
        <text:p text:style-name="P1">لائِقِیءِ</text:p>
        <text:p text:style-name="P1">لائِقی</text:p>
        <text:p text:style-name="P1">لائِقیں</text:p>
        <text:p text:style-name="P1">لاتینانی</text:p>
        <text:p text:style-name="P1">لاتیناں</text:p>
        <text:p text:style-name="P1">لاتیں</text:p>
        <text:p text:style-name="P1">لازِم</text:p>
        <text:p text:style-name="P1">لاش</text:p>
        <text:p text:style-name="P1">لاشءَ</text:p>
        <text:p text:style-name="P1">لاشءِ</text:p>
        <text:p text:style-name="P1">لاشانی</text:p>
        <text:p text:style-name="P1">لاشاں</text:p>
        <text:p text:style-name="P1">لاطِیؔنی</text:p>
        <text:p text:style-name="P1">لالا</text:p>
        <text:p text:style-name="P1">لالِچ</text:p>
        <text:p text:style-name="P1">لالِچءَ</text:p>
        <text:p text:style-name="P1">لالِچی</text:p>
        <text:p text:style-name="P1">لانک</text:p>
        <text:p text:style-name="P1">لانکءَ</text:p>
        <text:p text:style-name="P1">لاوِؔیءَ</text:p>
        <text:p text:style-name="P1">لاوِؔیءِ</text:p>
        <text:p text:style-name="P1">لاوؔی</text:p>
        <text:p text:style-name="P1">لاٹَری</text:p>
        <text:p text:style-name="P1">لاپ</text:p>
        <text:p text:style-name="P1">لاپءَ</text:p>
        <text:p text:style-name="P1">لاپءِ</text:p>
        <text:p text:style-name="P1">لاپا</text:p>
        <text:p text:style-name="P1">لاپاں</text:p>
        <text:p text:style-name="P1">لاپَرواہ</text:p>
        <text:p text:style-name="P1">لاپی</text:p>
        <text:p text:style-name="P1">لاپے</text:p>
        <text:p text:style-name="P1">لاگَریں</text:p>
        <text:p text:style-name="P1">لحاظءَ</text:p>
        <text:p text:style-name="P1">لحم</text:p>
        <text:p text:style-name="P1">لس</text:p>
        <text:p text:style-name="P1">لسؔع</text:p>
        <text:p text:style-name="P1">لشکِرءَ</text:p>
        <text:p text:style-name="P1">لشکِرءِ</text:p>
        <text:p text:style-name="P1"><text:soft-page-break/>لطؔوسی</text:p>
        <text:p text:style-name="P1">لعنت</text:p>
        <text:p text:style-name="P1">لعنَتی</text:p>
        <text:p text:style-name="P1">لقؔطان</text:p>
        <text:p text:style-name="P1">لقؔطانءِ</text:p>
        <text:p text:style-name="P1">لقب</text:p>
        <text:p text:style-name="P1">لمؔک</text:p>
        <text:p text:style-name="P1">لمؔکءَ</text:p>
        <text:p text:style-name="P1">لمؔکءِ</text:p>
        <text:p text:style-name="P1">لوؔئِسءَ</text:p>
        <text:p text:style-name="P1">لوؔدی</text:p>
        <text:p text:style-name="P1">لوؔطان</text:p>
        <text:p text:style-name="P1">لوؔمی</text:p>
        <text:p text:style-name="P1">لوز</text:p>
        <text:p text:style-name="P1">لونجان</text:p>
        <text:p text:style-name="P1">لونسُک</text:p>
        <text:p text:style-name="P1">لوٹ</text:p>
        <text:p text:style-name="P1">لوٹئَگ</text:p>
        <text:p text:style-name="P1">لوٹئَگءَ</text:p>
        <text:p text:style-name="P1">لوٹائین</text:p>
        <text:p text:style-name="P1">لوٹائینئَگءَ</text:p>
        <text:p text:style-name="P1">لوٹائیناں</text:p>
        <text:p text:style-name="P1">لوٹائینت</text:p>
        <text:p text:style-name="P1">لوٹائینتئَگاں</text:p>
        <text:p text:style-name="P1">لوٹائینتئَگِتاں</text:p>
        <text:p text:style-name="P1">لوٹائینتا</text:p>
        <text:p text:style-name="P1">لوٹائینتاں</text:p>
        <text:p text:style-name="P1">لوٹائینتنتی</text:p>
        <text:p text:style-name="P1">لوٹائینتَنتی</text:p>
        <text:p text:style-name="P1">لوٹائینتی</text:p>
        <text:p text:style-name="P1">لوٹائینتے</text:p>
        <text:p text:style-name="P1">لوٹائینت۔“/</text:p>
        <text:p text:style-name="P1">لوٹائینَگءِ</text:p>
        <text:p text:style-name="P1">لوٹائینی</text:p>
        <text:p text:style-name="P1">لوٹاں</text:p>
        <text:p text:style-name="P1">لوٹوک</text:p>
        <text:p text:style-name="P1">لوٹوکءَ</text:p>
        <text:p text:style-name="P1">لوٹَگءِ</text:p>
        <text:p text:style-name="P1">لوٹِت</text:p>
        <text:p text:style-name="P1">لوٹِتئَگ</text:p>
        <text:p text:style-name="P1">لوٹِتئَگا</text:p>
        <text:p text:style-name="P1">لوٹِتئَگِتی</text:p>
        <text:p text:style-name="P1">لوٹِتا</text:p>
        <text:p text:style-name="P1">لوٹِتاں</text:p>
        <text:p text:style-name="P1">لوٹِتَنتے</text:p>
        <text:p text:style-name="P1">لوٹِتگ</text:p>
        <text:p text:style-name="P1">لوٹِتی</text:p>
        <text:p text:style-name="P1">لوٹِتے</text:p>
        <text:p text:style-name="P1">لوٹی</text:p>
        <text:p text:style-name="P1">لوٹیں</text:p>
        <text:p text:style-name="P1">لوٹی۔‘/</text:p>
        <text:p text:style-name="P1">لوٹی۔“/</text:p>
        <text:p text:style-name="P1">لوٹے</text:p>
        <text:p text:style-name="P1">لوپ</text:p>
        <text:p text:style-name="P1">لوگ</text:p>
        <text:p text:style-name="P1">لوگءَ</text:p>
        <text:p text:style-name="P1">لوگءِ</text:p>
        <text:p text:style-name="P1">لوگا</text:p>
        <text:p text:style-name="P1">لوگانی</text:p>
        <text:p text:style-name="P1">لوگاں</text:p>
        <text:p text:style-name="P1">لوگِیءَ</text:p>
        <text:p text:style-name="P1">لوگِیءِ</text:p>
        <text:p text:style-name="P1">لوگِیئے</text:p>
        <text:p text:style-name="P1">لوگِیانی</text:p>
        <text:p text:style-name="P1">لوگی</text:p>
        <text:p text:style-name="P1">لوگیءَ</text:p>
        <text:p text:style-name="P1">لوگیءِ</text:p>
        <text:p text:style-name="P1">لوگے</text:p>
        <text:p text:style-name="P1">لَج</text:p>
        <text:p text:style-name="P1">لَحَم</text:p>
        <text:p text:style-name="P1">لَحَمءَ</text:p>
        <text:p text:style-name="P1">لَحَمءِ</text:p>
        <text:p text:style-name="P1"><text:soft-page-break/>لَرزءَ</text:p>
        <text:p text:style-name="P1">لَرزئَگءَ</text:p>
        <text:p text:style-name="P1">لَرزئَگا</text:p>
        <text:p text:style-name="P1">لَرزان</text:p>
        <text:p text:style-name="P1">لَرزانءَ</text:p>
        <text:p text:style-name="P1">لَرزاں</text:p>
        <text:p text:style-name="P1">لَرزَگءَ</text:p>
        <text:p text:style-name="P1">لَرزِت</text:p>
        <text:p text:style-name="P1">لَرزِتئَگِتاں</text:p>
        <text:p text:style-name="P1">لَرزِتاں</text:p>
        <text:p text:style-name="P1">لَرزی</text:p>
        <text:p text:style-name="P1">لَسِؔیَہ</text:p>
        <text:p text:style-name="P1">لَشکَر</text:p>
        <text:p text:style-name="P1">لَشکَرءِ</text:p>
        <text:p text:style-name="P1">لَشکَراں</text:p>
        <text:p text:style-name="P1">لَشکَرے</text:p>
        <text:p text:style-name="P1">لَعؔزَر</text:p>
        <text:p text:style-name="P1">لَعؔزَرءَ</text:p>
        <text:p text:style-name="P1">لَعؔزَرءِ</text:p>
        <text:p text:style-name="P1">لَعنَت</text:p>
        <text:p text:style-name="P1">لَعنَتءَ</text:p>
        <text:p text:style-name="P1">لَعنَتءِ</text:p>
        <text:p text:style-name="P1">لَعنَتِیئے</text:p>
        <text:p text:style-name="P1">لَعنَتِیئے۔“/</text:p>
        <text:p text:style-name="P1">لَعنَتِیاں</text:p>
        <text:p text:style-name="P1">لَعنَتی</text:p>
        <text:p text:style-name="P1">لَفظ</text:p>
        <text:p text:style-name="P1">لَفظءِ</text:p>
        <text:p text:style-name="P1">لَفظانی</text:p>
        <text:p text:style-name="P1">لَفظاں</text:p>
        <text:p text:style-name="P1">لَفظی</text:p>
        <text:p text:style-name="P1">لَقَب</text:p>
        <text:p text:style-name="P1">لَقَبءَ</text:p>
        <text:p text:style-name="P1">لَقَبءِ</text:p>
        <text:p text:style-name="P1">لَقَباں</text:p>
        <text:p text:style-name="P1">لَقَبے</text:p>
        <text:p text:style-name="P1">لَقْوَہءَ</text:p>
        <text:p text:style-name="P1">لَقْوَہءِ</text:p>
        <text:p text:style-name="P1">لَمؔکءَ</text:p>
        <text:p text:style-name="P1">لَما</text:p>
        <text:p text:style-name="P1">لَمَکؔ</text:p>
        <text:p text:style-name="P1">لَمَکؔءِ</text:p>
        <text:p text:style-name="P1">لَنْگ</text:p>
        <text:p text:style-name="P1">لَنکُک</text:p>
        <text:p text:style-name="P1">لَنکُکءَ</text:p>
        <text:p text:style-name="P1">لَنگ</text:p>
        <text:p text:style-name="P1">لَنگءَ</text:p>
        <text:p text:style-name="P1">لَنگءَ​را</text:p>
        <text:p text:style-name="P1">لَنگاں</text:p>
        <text:p text:style-name="P1">لَنگَر</text:p>
        <text:p text:style-name="P1">لَنگِیءَ</text:p>
        <text:p text:style-name="P1">لَنگیءَ</text:p>
        <text:p text:style-name="P1">لَنگے</text:p>
        <text:p text:style-name="P1">لَودِؔیکیَہ</text:p>
        <text:p text:style-name="P1">لَٹ</text:p>
        <text:p text:style-name="P1">لَٹّءَ</text:p>
        <text:p text:style-name="P1">لَٹّءِ</text:p>
        <text:p text:style-name="P1">لَٹّا</text:p>
        <text:p text:style-name="P1">لَٹّاں</text:p>
        <text:p text:style-name="P1">لَٹّے</text:p>
        <text:p text:style-name="P1">لَڈ</text:p>
        <text:p text:style-name="P1">لَڈِّت</text:p>
        <text:p text:style-name="P1">لَڈِّتاں</text:p>
        <text:p text:style-name="P1">لَڈّئَگ</text:p>
        <text:p text:style-name="P1">لَڈّاں</text:p>
        <text:p text:style-name="P1">لَڈّتاں</text:p>
        <text:p text:style-name="P1">لَڈّتی</text:p>
        <text:p text:style-name="P1">لَڈِّت</text:p>
        <text:p text:style-name="P1">لَڈِّتاں</text:p>
        <text:p text:style-name="P1">لَڈِّتگ</text:p>
        <text:p text:style-name="P1">لَک</text:p>
        <text:p text:style-name="P1">لَکّھانی</text:p>
        <text:p text:style-name="P1"><text:soft-page-break/>لَکھ</text:p>
        <text:p text:style-name="P1">لَگائینتَگِتاں</text:p>
        <text:p text:style-name="P1">لَگائینتی</text:p>
        <text:p text:style-name="P1">لَگاشت</text:p>
        <text:p text:style-name="P1">لَگاشتی</text:p>
        <text:p text:style-name="P1">لَگام</text:p>
        <text:p text:style-name="P1">لَگامءِ</text:p>
        <text:p text:style-name="P1">لَگَت</text:p>
        <text:p text:style-name="P1">لَگِت</text:p>
        <text:p text:style-name="P1">لَگِتاں</text:p>
        <text:p text:style-name="P1">لَگِتّاں</text:p>
        <text:p text:style-name="P1">لَگِّت</text:p>
        <text:p text:style-name="P1">لَگِّتاں</text:p>
        <text:p text:style-name="P1">لَگّئَگءَ</text:p>
        <text:p text:style-name="P1">لَگّئَگءِ</text:p>
        <text:p text:style-name="P1">لَگّائینتئَگاں</text:p>
        <text:p text:style-name="P1">لَگّائینتا</text:p>
        <text:p text:style-name="P1">لَگّاں</text:p>
        <text:p text:style-name="P1">لَگِّت</text:p>
        <text:p text:style-name="P1">لَگِّتئَگا</text:p>
        <text:p text:style-name="P1">لَگِّتئَگِتاں</text:p>
        <text:p text:style-name="P1">لَگِّتئَگِتی</text:p>
        <text:p text:style-name="P1">لَگِّتئَگِتے</text:p>
        <text:p text:style-name="P1">لَگِّتئَگے</text:p>
        <text:p text:style-name="P1">لَگِّتا</text:p>
        <text:p text:style-name="P1">لَگِّتاں</text:p>
        <text:p text:style-name="P1">لَگِّتاں۔“/</text:p>
        <text:p text:style-name="P1">لَگِّتَنتی</text:p>
        <text:p text:style-name="P1">لَگِّتی</text:p>
        <text:p text:style-name="P1">لَگِّتیں</text:p>
        <text:p text:style-name="P1">لَگِّیتی</text:p>
        <text:p text:style-name="P1">لَگِّیتے</text:p>
        <text:p text:style-name="P1">لَگّی</text:p>
        <text:p text:style-name="P1">لَگّے</text:p>
        <text:p text:style-name="P1">لَگی</text:p>
        <text:p text:style-name="P1">لَین</text:p>
        <text:p text:style-name="P1">لُدِؔیَہ</text:p>
        <text:p text:style-name="P1">لُدِؔیَہءِ</text:p>
        <text:p text:style-name="P1">لُدَّہؔ</text:p>
        <text:p text:style-name="P1">لُسؔترَہ</text:p>
        <text:p text:style-name="P1">لُنٹانی</text:p>
        <text:p text:style-name="P1">لُنڈ</text:p>
        <text:p text:style-name="P1">لُوؔز</text:p>
        <text:p text:style-name="P1">لُوؔط</text:p>
        <text:p text:style-name="P1">لُوؔطءَ</text:p>
        <text:p text:style-name="P1">لُوؔطءَ​را</text:p>
        <text:p text:style-name="P1">لُوؔطءِ</text:p>
        <text:p text:style-name="P1">لُوؔقا</text:p>
        <text:p text:style-name="P1">لُوؔقاءَ</text:p>
        <text:p text:style-name="P1">لُوؔقاءِ</text:p>
        <text:p text:style-name="P1">لُوؔکائونِیَہ</text:p>
        <text:p text:style-name="P1">لُوؔکائونی</text:p>
        <text:p text:style-name="P1">لُوؔکِیَہ</text:p>
        <text:p text:style-name="P1">لُوؔکِیُس</text:p>
        <text:p text:style-name="P1">لُوؔکیُس</text:p>
        <text:p text:style-name="P1">لُوسِؔیاس</text:p>
        <text:p text:style-name="P1">لُوسِیاس</text:p>
        <text:p text:style-name="P1">لُوٹ</text:p>
        <text:p text:style-name="P1">لُوگ</text:p>
        <text:p text:style-name="P1">لُوگءَ</text:p>
        <text:p text:style-name="P1">لُوگءِ</text:p>
        <text:p text:style-name="P1">لُوگبانُک</text:p>
        <text:p text:style-name="P1">لُوگبانُکءَ</text:p>
        <text:p text:style-name="P1">لُوگبانُکءِ</text:p>
        <text:p text:style-name="P1">لُوگواجہ</text:p>
        <text:p text:style-name="P1">لُوگِیءَ</text:p>
        <text:p text:style-name="P1">لُوگِیءِ</text:p>
        <text:p text:style-name="P1">لُوگِیئَگءَ</text:p>
        <text:p text:style-name="P1">لُوگِیاناں</text:p>
        <text:p text:style-name="P1">لُوگِیانی</text:p>
        <text:p text:style-name="P1">لُوگِیاں</text:p>
        <text:p text:style-name="P1">لُوگِیدے</text:p>
        <text:p text:style-name="P1"><text:soft-page-break/>لُوگِیوب</text:p>
        <text:p text:style-name="P1">لُوگِیوبءِ</text:p>
        <text:p text:style-name="P1">لُوگِیگ</text:p>
        <text:p text:style-name="P1">لُوگِیگءَ</text:p>
        <text:p text:style-name="P1">لُوگِیگءِ</text:p>
        <text:p text:style-name="P1">لُوگِیگلءَ</text:p>
        <text:p text:style-name="P1">لُوگِیگی</text:p>
        <text:p text:style-name="P1">لُوگِییءِ</text:p>
        <text:p text:style-name="P1">لُوگِیین</text:p>
        <text:p text:style-name="P1">لُوگِیینے</text:p>
        <text:p text:style-name="P1">لُوگِییں</text:p>
        <text:p text:style-name="P1">لُوگِیے</text:p>
        <text:p text:style-name="P1">لُوگی</text:p>
        <text:p text:style-name="P1">لُوگیاں</text:p>
        <text:p text:style-name="P1">لُوگے</text:p>
        <text:p text:style-name="P1">لُٹ</text:p>
        <text:p text:style-name="P1">لُٹِّت</text:p>
        <text:p text:style-name="P1">لُٹّاں</text:p>
        <text:p text:style-name="P1">لُٹّے</text:p>
        <text:p text:style-name="P1">لُک</text:p>
        <text:p text:style-name="P1">لُکّیں</text:p>
        <text:p text:style-name="P1">لِبز</text:p>
        <text:p text:style-name="P1">لِحاظءَ</text:p>
        <text:p text:style-name="P1">لِحاظا</text:p>
        <text:p text:style-name="P1">لِحاظانِندارینَگ</text:p>
        <text:p text:style-name="P1">لِسؔانِیاس</text:p>
        <text:p text:style-name="P1">لِلَّہ</text:p>
        <text:p text:style-name="P1">لِلِّکءَ</text:p>
        <text:p text:style-name="P1">لِلِّکءِ</text:p>
        <text:p text:style-name="P1">لِچِتئَگیں</text:p>
        <text:p text:style-name="P1">لِچِتا</text:p>
        <text:p text:style-name="P1">لِچِتی</text:p>
        <text:p text:style-name="P1">لِکّھئَگ</text:p>
        <text:p text:style-name="P1">لِکّھئَگا</text:p>
        <text:p text:style-name="P1">لِکّھَت</text:p>
        <text:p text:style-name="P1">لِکّھَتا</text:p>
        <text:p text:style-name="P1">لِکّھَتے</text:p>
        <text:p text:style-name="P1">لِکّھِت</text:p>
        <text:p text:style-name="P1">لِکّھِتئَگاں</text:p>
        <text:p text:style-name="P1">لِکّھِتا</text:p>
        <text:p text:style-name="P1">لِیؔاہ</text:p>
        <text:p text:style-name="P1">لِیؔاہءَ</text:p>
        <text:p text:style-name="P1">لِیؔاہءَ​را</text:p>
        <text:p text:style-name="P1">لِیؔاہءَ​چہ</text:p>
        <text:p text:style-name="P1">لِیؔاہءِ</text:p>
        <text:p text:style-name="P1">لِیؔبیا</text:p>
        <text:p text:style-name="P1">لِیؔنُس</text:p>
        <text:p text:style-name="P1">لِیاؔہءِ</text:p>
        <text:p text:style-name="P1">لِیاہءَ</text:p>
        <text:p text:style-name="P1">لِیلُک</text:p>
        <text:p text:style-name="P1">لپاشءِ</text:p>
        <text:p text:style-name="P1">لپاشی</text:p>
        <text:p text:style-name="P1">لکہ</text:p>
        <text:p text:style-name="P1">لگائینت</text:p>
        <text:p text:style-name="P1">لگائینتئَگتاں</text:p>
        <text:p text:style-name="P1">لگائینتاں</text:p>
        <text:p text:style-name="P1">لگائینتی</text:p>
        <text:p text:style-name="P1">لگت</text:p>
        <text:p text:style-name="P1">لگتاں</text:p>
        <text:p text:style-name="P1">لہؔابی</text:p>
        <text:p text:style-name="P1">لیؔاہ</text:p>
        <text:p text:style-name="P1">لیب</text:p>
        <text:p text:style-name="P1">لیبءَ</text:p>
        <text:p text:style-name="P1">لیبے</text:p>
        <text:p text:style-name="P1">لیس</text:p>
        <text:p text:style-name="P1">لیٹی</text:p>
        <text:p text:style-name="P1">مِؔصَر</text:p>
        <text:p text:style-name="P1">مئل</text:p>
        <text:p text:style-name="P1">مئے</text:p>
        <text:p text:style-name="P1">ما</text:p>
        <text:p text:style-name="P1">ماؔجُوج</text:p>
        <text:p text:style-name="P1">ماؔدی</text:p>
        <text:p text:style-name="P1"><text:soft-page-break/>ماؔر</text:p>
        <text:p text:style-name="P1">ماؔرءَ​را</text:p>
        <text:p text:style-name="P1">ماؔرا</text:p>
        <text:p text:style-name="P1">مات</text:p>
        <text:p text:style-name="P1">ماتءَ</text:p>
        <text:p text:style-name="P1">ماتءَ​را</text:p>
        <text:p text:style-name="P1">ماتءِ</text:p>
        <text:p text:style-name="P1">ماتو</text:p>
        <text:p text:style-name="P1">ماتوءَ</text:p>
        <text:p text:style-name="P1">ماتوءِ</text:p>
        <text:p text:style-name="P1">ماتُم</text:p>
        <text:p text:style-name="P1">ماتُمءِ</text:p>
        <text:p text:style-name="P1">ماتی</text:p>
        <text:p text:style-name="P1">ماتے</text:p>
        <text:p text:style-name="P1">ماجُوؔجءَ</text:p>
        <text:p text:style-name="P1">مادؔی</text:p>
        <text:p text:style-name="P1">مادئَگیں</text:p>
        <text:p text:style-name="P1">مادَگیں</text:p>
        <text:p text:style-name="P1">مادگ</text:p>
        <text:p text:style-name="P1">مار</text:p>
        <text:p text:style-name="P1">مارءِ</text:p>
        <text:p text:style-name="P1">مارا</text:p>
        <text:p text:style-name="P1">مارانی</text:p>
        <text:p text:style-name="P1">مارِیءِ</text:p>
        <text:p text:style-name="P1">ماری</text:p>
        <text:p text:style-name="P1">ماریءَ</text:p>
        <text:p text:style-name="P1">مارے</text:p>
        <text:p text:style-name="P1">ماعؔت</text:p>
        <text:p text:style-name="P1">ماعؔتءِ</text:p>
        <text:p text:style-name="P1">مال</text:p>
        <text:p text:style-name="P1">مالءَ</text:p>
        <text:p text:style-name="P1">مالءِ</text:p>
        <text:p text:style-name="P1">مالانی</text:p>
        <text:p text:style-name="P1">مالاں</text:p>
        <text:p text:style-name="P1">مالدار</text:p>
        <text:p text:style-name="P1">مالداراں</text:p>
        <text:p text:style-name="P1">مالداریں</text:p>
        <text:p text:style-name="P1">مالو</text:p>
        <text:p text:style-name="P1">مالِ</text:p>
        <text:p text:style-name="P1">مالِک</text:p>
        <text:p text:style-name="P1">مالِکءَ</text:p>
        <text:p text:style-name="P1">مالِکءَ​را</text:p>
        <text:p text:style-name="P1">مالِکءِ</text:p>
        <text:p text:style-name="P1">مالِکانی</text:p>
        <text:p text:style-name="P1">مالِکاں</text:p>
        <text:p text:style-name="P1">مالِکیءَ</text:p>
        <text:p text:style-name="P1">مالِکے</text:p>
        <text:p text:style-name="P1">مالٹؔا</text:p>
        <text:p text:style-name="P1">مالٹؔاءِ</text:p>
        <text:p text:style-name="P1">مالی</text:p>
        <text:p text:style-name="P1">مالیں</text:p>
        <text:p text:style-name="P1">ماما</text:p>
        <text:p text:style-name="P1">مان</text:p>
        <text:p text:style-name="P1">مانئَگ</text:p>
        <text:p text:style-name="P1">مانا</text:p>
        <text:p text:style-name="P1">مانشانئَگءَ</text:p>
        <text:p text:style-name="P1">مانَگ</text:p>
        <text:p text:style-name="P1">ماپ</text:p>
        <text:p text:style-name="P1">ماپءَ</text:p>
        <text:p text:style-name="P1">ماڑِیءَ</text:p>
        <text:p text:style-name="P1">ماڑِیءِ</text:p>
        <text:p text:style-name="P1">ماڑِیئے</text:p>
        <text:p text:style-name="P1">ماڑِیانی</text:p>
        <text:p text:style-name="P1">ماڑی</text:p>
        <text:p text:style-name="P1">ماں</text:p>
        <text:p text:style-name="P1">ماھِیگارا</text:p>
        <text:p text:style-name="P1">ماھِیگے</text:p>
        <text:p text:style-name="P1">ماہ</text:p>
        <text:p text:style-name="P1">ماہءَ</text:p>
        <text:p text:style-name="P1">ماہءِ</text:p>
        <text:p text:style-name="P1">ماہر</text:p>
        <text:p text:style-name="P1">ماہِیگ</text:p>
        <text:p text:style-name="P1"><text:soft-page-break/>ماہِیگءَ</text:p>
        <text:p text:style-name="P1">ماہِیگءِ</text:p>
        <text:p text:style-name="P1">ماہِیگاں</text:p>
        <text:p text:style-name="P1">ماہِیگے</text:p>
        <text:p text:style-name="P1">ماہی</text:p>
        <text:p text:style-name="P1">ماہیءَ</text:p>
        <text:p text:style-name="P1">ماہیگ</text:p>
        <text:p text:style-name="P1">مبؔا</text:p>
        <text:p text:style-name="P1">مبر</text:p>
        <text:p text:style-name="P1">مبیاں</text:p>
        <text:p text:style-name="P1">متؔوسلح</text:p>
        <text:p text:style-name="P1">متؔوسلحءِ</text:p>
        <text:p text:style-name="P1">متؔوسیال</text:p>
        <text:p text:style-name="P1">متؔوسیالءَ</text:p>
        <text:p text:style-name="P1">متاعءِ</text:p>
        <text:p text:style-name="P1">متاعانی</text:p>
        <text:p text:style-name="P1">مترس</text:p>
        <text:p text:style-name="P1">مثقالءِ</text:p>
        <text:p text:style-name="P1">مجلسءَ</text:p>
        <text:p text:style-name="P1">مجلسءِ</text:p>
        <text:p text:style-name="P1">محؔنائیم</text:p>
        <text:p text:style-name="P1">محؔویال</text:p>
        <text:p text:style-name="P1">محؔویالءَ</text:p>
        <text:p text:style-name="P1">محرُوم</text:p>
        <text:p text:style-name="P1">محسوس</text:p>
        <text:p text:style-name="P1">محسُوس</text:p>
        <text:p text:style-name="P1">محلءَ</text:p>
        <text:p text:style-name="P1">محنت</text:p>
        <text:p text:style-name="P1">محنَت</text:p>
        <text:p text:style-name="P1">مختلف</text:p>
        <text:p text:style-name="P1">مخلوقانی</text:p>
        <text:p text:style-name="P1">مدارے</text:p>
        <text:p text:style-name="P1">مدام</text:p>
        <text:p text:style-name="P1">مدت</text:p>
        <text:p text:style-name="P1">مدتءَ</text:p>
        <text:p text:style-name="P1">مددگار</text:p>
        <text:p text:style-name="P1">مدے</text:p>
        <text:p text:style-name="P1">مرئَگ</text:p>
        <text:p text:style-name="P1">مرئَگءَ</text:p>
        <text:p text:style-name="P1">مرد</text:p>
        <text:p text:style-name="P1">مردءَ</text:p>
        <text:p text:style-name="P1">مردءَ​را</text:p>
        <text:p text:style-name="P1">مردءِ</text:p>
        <text:p text:style-name="P1">مرداں</text:p>
        <text:p text:style-name="P1">مردین</text:p>
        <text:p text:style-name="P1">مردیں</text:p>
        <text:p text:style-name="P1">مرچی</text:p>
        <text:p text:style-name="P1">مرچیگیں</text:p>
        <text:p text:style-name="P1">مرگءِ</text:p>
        <text:p text:style-name="P1">مرگے</text:p>
        <text:p text:style-name="P1">مرے</text:p>
        <text:p text:style-name="P1">مزن</text:p>
        <text:p text:style-name="P1">مزنیں</text:p>
        <text:p text:style-name="P1">مسؔوپِتامیہ•</text:p>
        <text:p text:style-name="P1">مسئلہءِ</text:p>
        <text:p text:style-name="P1">مسافَر</text:p>
        <text:p text:style-name="P1">مستر</text:p>
        <text:p text:style-name="P1">مسترفیَکلءِ</text:p>
        <text:p text:style-name="P1">مستری</text:p>
        <text:p text:style-name="P1">مستریں</text:p>
        <text:p text:style-name="P1">مصیبت</text:p>
        <text:p text:style-name="P1">معؔکہ</text:p>
        <text:p text:style-name="P1">معاف</text:p>
        <text:p text:style-name="P1">معافِیئے</text:p>
        <text:p text:style-name="P1">معافی</text:p>
        <text:p text:style-name="P1">معاملَہ</text:p>
        <text:p text:style-name="P1">معاملَہءَ</text:p>
        <text:p text:style-name="P1">معاملَہءِ</text:p>
        <text:p text:style-name="P1">معاملَہانی</text:p>
        <text:p text:style-name="P1">معاملَہے</text:p>
        <text:p text:style-name="P1">معاملہءَ</text:p>
        <text:p text:style-name="P1">معاملہاں</text:p>
        <text:p text:style-name="P1"><text:soft-page-break/>معلوم</text:p>
        <text:p text:style-name="P1">معلُوم</text:p>
        <text:p text:style-name="P1">معلُومدار</text:p>
        <text:p text:style-name="P1">معنی</text:p>
        <text:p text:style-name="P1">مغعاہِدہ</text:p>
        <text:p text:style-name="P1">مفت</text:p>
        <text:p text:style-name="P1">مقرر</text:p>
        <text:p text:style-name="P1">مقرریں</text:p>
        <text:p text:style-name="P1">مقسَد</text:p>
        <text:p text:style-name="P1">مقصد</text:p>
        <text:p text:style-name="P1">مقصَدءَ</text:p>
        <text:p text:style-name="P1">ملؔکی</text:p>
        <text:p text:style-name="P1">ملوٹی</text:p>
        <text:p text:style-name="P1">ملُوگِیاں</text:p>
        <text:p text:style-name="P1">ممؔرے</text:p>
        <text:p text:style-name="P1">منؔسِّیءَ</text:p>
        <text:p text:style-name="P1">منؔسِّیءِ</text:p>
        <text:p text:style-name="P1">منؔسّی</text:p>
        <text:p text:style-name="P1">منارا</text:p>
        <text:p text:style-name="P1">منسِّیءِ</text:p>
        <text:p text:style-name="P1">منَسُوؔن</text:p>
        <text:p text:style-name="P1">موؔآب</text:p>
        <text:p text:style-name="P1">موؔآبی</text:p>
        <text:p text:style-name="P1">موؔرہ</text:p>
        <text:p text:style-name="P1">موؔریاہ</text:p>
        <text:p text:style-name="P1">موتءِ</text:p>
        <text:p text:style-name="P1">مور</text:p>
        <text:p text:style-name="P1">مورے</text:p>
        <text:p text:style-name="P1">موسم</text:p>
        <text:p text:style-name="P1">موسُم</text:p>
        <text:p text:style-name="P1">موسُمءَ</text:p>
        <text:p text:style-name="P1">موسُمءِ</text:p>
        <text:p text:style-name="P1">موسُما</text:p>
        <text:p text:style-name="P1">موقع</text:p>
        <text:p text:style-name="P1">موقعہ</text:p>
        <text:p text:style-name="P1">موقَع</text:p>
        <text:p text:style-name="P1">موقَعءَ</text:p>
        <text:p text:style-name="P1">موقَعاں</text:p>
        <text:p text:style-name="P1">موقَعے</text:p>
        <text:p text:style-name="P1">مولد</text:p>
        <text:p text:style-name="P1">مولدءَ</text:p>
        <text:p text:style-name="P1">مولدے</text:p>
        <text:p text:style-name="P1">مولِد</text:p>
        <text:p text:style-name="P1">مولِدءَ</text:p>
        <text:p text:style-name="P1">مولِدءِ</text:p>
        <text:p text:style-name="P1">مولِدانی</text:p>
        <text:p text:style-name="P1">مولِداں</text:p>
        <text:p text:style-name="P1">مولِدیءَ</text:p>
        <text:p text:style-name="P1">مولِدیں</text:p>
        <text:p text:style-name="P1">مولِدے</text:p>
        <text:p text:style-name="P1">مومے</text:p>
        <text:p text:style-name="P1">مَئِل</text:p>
        <text:p text:style-name="P1">مَئِلّاں</text:p>
        <text:p text:style-name="P1">مَئِلّیں</text:p>
        <text:p text:style-name="P1">مَئِلّے</text:p>
        <text:p text:style-name="P1">مَئیگ</text:p>
        <text:p text:style-name="P1">مَئے</text:p>
        <text:p text:style-name="P1">مَبئے</text:p>
        <text:p text:style-name="P1">مَبَئے</text:p>
        <text:p text:style-name="P1">مَبَندے</text:p>
        <text:p text:style-name="P1">مَبَچّائینتیں</text:p>
        <text:p text:style-name="P1">مَبِیتیں</text:p>
        <text:p text:style-name="P1">مَبی</text:p>
        <text:p text:style-name="P1">مَبیئیں</text:p>
        <text:p text:style-name="P1">مَبیئے</text:p>
        <text:p text:style-name="P1">مَبیئے۔“/</text:p>
        <text:p text:style-name="P1">مَبیاں</text:p>
        <text:p text:style-name="P1">مَبی۔‘/</text:p>
        <text:p text:style-name="P1">مَبی۔‘“/</text:p>
        <text:p text:style-name="P1">مَتاع</text:p>
        <text:p text:style-name="P1">مَتاعءَ</text:p>
        <text:p text:style-name="P1">مَتاعءِ</text:p>
        <text:p text:style-name="P1"><text:soft-page-break/>مَتاعاں</text:p>
        <text:p text:style-name="P1">مَتَرّین</text:p>
        <text:p text:style-name="P1">مَتَچاں</text:p>
        <text:p text:style-name="P1">مَتُرس</text:p>
        <text:p text:style-name="P1">مَتُرسیں</text:p>
        <text:p text:style-name="P1">مَتُرسے</text:p>
        <text:p text:style-name="P1">مَتُوؔسَلَح</text:p>
        <text:p text:style-name="P1">مَتُوؔسَلَحءِ</text:p>
        <text:p text:style-name="P1">مَتّاتؔ</text:p>
        <text:p text:style-name="P1">مَتّاتؔءِ</text:p>
        <text:p text:style-name="P1">مَتّانؔ</text:p>
        <text:p text:style-name="P1">مَتّانؔءَ</text:p>
        <text:p text:style-name="P1">مَتّتؔا</text:p>
        <text:p text:style-name="P1">مَتّتؔاءِ</text:p>
        <text:p text:style-name="P1">مَتَّتِیؔا</text:p>
        <text:p text:style-name="P1">مَتَّتِیؔاءِ</text:p>
        <text:p text:style-name="P1">مَتِّیؔءَ</text:p>
        <text:p text:style-name="P1">مَتِّیؔا</text:p>
        <text:p text:style-name="P1">مَتِّیؔاءِ</text:p>
        <text:p text:style-name="P1">مَتّیؔ</text:p>
        <text:p text:style-name="P1">مَثلاً</text:p>
        <text:p text:style-name="P1">مَجاں</text:p>
        <text:p text:style-name="P1">مَجبُور</text:p>
        <text:p text:style-name="P1">مَجبُورِیءَ</text:p>
        <text:p text:style-name="P1">مَجبُورِیءِ</text:p>
        <text:p text:style-name="P1">مَجَناں</text:p>
        <text:p text:style-name="P1">مَجَنیں</text:p>
        <text:p text:style-name="P1">مَجَنے</text:p>
        <text:p text:style-name="P1">مَجگاں</text:p>
        <text:p text:style-name="P1">مَحسُوس</text:p>
        <text:p text:style-name="P1">مَحصُول</text:p>
        <text:p text:style-name="P1">مَحفِل</text:p>
        <text:p text:style-name="P1">مَحلُوق</text:p>
        <text:p text:style-name="P1">مَحلُوقا</text:p>
        <text:p text:style-name="P1">مَحلُوقے</text:p>
        <text:p text:style-name="P1">مَحَلا</text:p>
        <text:p text:style-name="P1">مَحَلَتے</text:p>
        <text:p text:style-name="P1">مَحِنَت</text:p>
        <text:p text:style-name="P1">مَحِنَتءَ</text:p>
        <text:p text:style-name="P1">مَحِنَتءِ</text:p>
        <text:p text:style-name="P1">مَخلوق</text:p>
        <text:p text:style-name="P1">مَخلُوق</text:p>
        <text:p text:style-name="P1">مَخلُوقءَ</text:p>
        <text:p text:style-name="P1">مَخلُوقءِ</text:p>
        <text:p text:style-name="P1">مَخلُوقاں</text:p>
        <text:p text:style-name="P1">مَخلُوقے</text:p>
        <text:p text:style-name="P1">مَدئَگ</text:p>
        <text:p text:style-name="P1">مَدئَگاناں</text:p>
        <text:p text:style-name="P1">مَدئَگانی</text:p>
        <text:p text:style-name="P1">مَداتیناں</text:p>
        <text:p text:style-name="P1">مَداتیں</text:p>
        <text:p text:style-name="P1">مَدار</text:p>
        <text:p text:style-name="P1">مَداری</text:p>
        <text:p text:style-name="P1">مَدارے</text:p>
        <text:p text:style-name="P1">مَداشتیناں</text:p>
        <text:p text:style-name="P1">مَداشتیں</text:p>
        <text:p text:style-name="P1">مَداں</text:p>
        <text:p text:style-name="P1">مَداں۔‘/</text:p>
        <text:p text:style-name="P1">مَدَت</text:p>
        <text:p text:style-name="P1">مَدَتءَ</text:p>
        <text:p text:style-name="P1">مَدَتءِ</text:p>
        <text:p text:style-name="P1">مَدَد</text:p>
        <text:p text:style-name="P1">مَدُزّاں</text:p>
        <text:p text:style-name="P1">مَدیئی</text:p>
        <text:p text:style-name="P1">مَدیئیں</text:p>
        <text:p text:style-name="P1">مَدیئے</text:p>
        <text:p text:style-name="P1">مَدیاں</text:p>
        <text:p text:style-name="P1">مَدے</text:p>
        <text:p text:style-name="P1">مَدے،/</text:p>
        <text:p text:style-name="P1">مَرؔتھا</text:p>
        <text:p text:style-name="P1">مَرؔتھاءَ</text:p>
        <text:p text:style-name="P1">مَرؔقَس</text:p>
        <text:p text:style-name="P1"><text:soft-page-break/>مَرؔقَسءَ</text:p>
        <text:p text:style-name="P1">مَرِؔیخ</text:p>
        <text:p text:style-name="P1">مَرؔیَم</text:p>
        <text:p text:style-name="P1">مَرؔیَمءَ</text:p>
        <text:p text:style-name="P1">مَرؔیَمءَ​را</text:p>
        <text:p text:style-name="P1">مَرؔیَمءِ</text:p>
        <text:p text:style-name="P1">مَرد</text:p>
        <text:p text:style-name="P1">مَردءَ</text:p>
        <text:p text:style-name="P1">مَردءِ</text:p>
        <text:p text:style-name="P1">مَرداں</text:p>
        <text:p text:style-name="P1">مَردُم</text:p>
        <text:p text:style-name="P1">مَردُمءَ</text:p>
        <text:p text:style-name="P1">مَردُمءَ​را</text:p>
        <text:p text:style-name="P1">مَردُمءِ</text:p>
        <text:p text:style-name="P1">مَردُما</text:p>
        <text:p text:style-name="P1">مَردُماناں</text:p>
        <text:p text:style-name="P1">مَردُمانی</text:p>
        <text:p text:style-name="P1">مَردُماں</text:p>
        <text:p text:style-name="P1">مَردُمیءَ</text:p>
        <text:p text:style-name="P1">مَردُمیءَ​را</text:p>
        <text:p text:style-name="P1">مَردُمیءِ</text:p>
        <text:p text:style-name="P1">مَردُمے</text:p>
        <text:p text:style-name="P1">مَردی</text:p>
        <text:p text:style-name="P1">مَردین</text:p>
        <text:p text:style-name="P1">مَردینءِ</text:p>
        <text:p text:style-name="P1">مَردیناں</text:p>
        <text:p text:style-name="P1">مَردینیءَ</text:p>
        <text:p text:style-name="P1">مَردینے</text:p>
        <text:p text:style-name="P1">مَردیں</text:p>
        <text:p text:style-name="P1">مَردے</text:p>
        <text:p text:style-name="P1">مَرضِیءَ</text:p>
        <text:p text:style-name="P1">مَرضی</text:p>
        <text:p text:style-name="P1">مَرقَس</text:p>
        <text:p text:style-name="P1">مَرقَسءَ</text:p>
        <text:p text:style-name="P1">مَرمَرءِ</text:p>
        <text:p text:style-name="P1">مَرو</text:p>
        <text:p text:style-name="P1">مَروارِد</text:p>
        <text:p text:style-name="P1">مَرَسِتیں</text:p>
        <text:p text:style-name="P1">مَرَسی</text:p>
        <text:p text:style-name="P1">مَرَنجین</text:p>
        <text:p text:style-name="P1">مَرَو</text:p>
        <text:p text:style-name="P1">مَرَواں</text:p>
        <text:p text:style-name="P1">مَرَویں</text:p>
        <text:p text:style-name="P1">مَرَوے</text:p>
        <text:p text:style-name="P1">مَرِیءِ</text:p>
        <text:p text:style-name="P1">مَرِیض</text:p>
        <text:p text:style-name="P1">مَرچاں</text:p>
        <text:p text:style-name="P1">مَرچِیگءِ</text:p>
        <text:p text:style-name="P1">مَرچِیگیں</text:p>
        <text:p text:style-name="P1">مَرچی</text:p>
        <text:p text:style-name="P1">مَرگ</text:p>
        <text:p text:style-name="P1">مَرگءَ</text:p>
        <text:p text:style-name="P1">مَرگءِ</text:p>
        <text:p text:style-name="P1">مَرگا</text:p>
        <text:p text:style-name="P1">مَرگے</text:p>
        <text:p text:style-name="P1">مَزائے</text:p>
        <text:p text:style-name="P1">مَزاناں</text:p>
        <text:p text:style-name="P1">مَزانتیں</text:p>
        <text:p text:style-name="P1">مَزانے</text:p>
        <text:p text:style-name="P1">مَزدُور</text:p>
        <text:p text:style-name="P1">مَزدُوراناں</text:p>
        <text:p text:style-name="P1">مَزدُورانی</text:p>
        <text:p text:style-name="P1">مَزدُوراں</text:p>
        <text:p text:style-name="P1">مَزدُورِیءِ</text:p>
        <text:p text:style-name="P1">مَزدُوری</text:p>
        <text:p text:style-name="P1">مَزدُوریءَ</text:p>
        <text:p text:style-name="P1">مَزدُورے</text:p>
        <text:p text:style-name="P1">مَزنیں</text:p>
        <text:p text:style-name="P1">مَزَن</text:p>
        <text:p text:style-name="P1">مَزَناں</text:p>
        <text:p text:style-name="P1">مَزَنِیءَ</text:p>
        <text:p text:style-name="P1">مَزَنِیءِ</text:p>
        <text:p text:style-name="P1"><text:soft-page-break/>مَزَنِیئے</text:p>
        <text:p text:style-name="P1">مَزَنِیا</text:p>
        <text:p text:style-name="P1">مَزَنی</text:p>
        <text:p text:style-name="P1">مَزَنیں</text:p>
        <text:p text:style-name="P1">مَزِیر</text:p>
        <text:p text:style-name="P1">مَزِیراں</text:p>
        <text:p text:style-name="P1">مَزِیرے</text:p>
        <text:p text:style-name="P1">مَزیرے</text:p>
        <text:p text:style-name="P1">مَسؔ</text:p>
        <text:p text:style-name="P1">مَسءَ</text:p>
        <text:p text:style-name="P1">مَسئَلَہ</text:p>
        <text:p text:style-name="P1">مَسئَلَہءَ</text:p>
        <text:p text:style-name="P1">مَسئَلَہءِ</text:p>
        <text:p text:style-name="P1">مَسئَلَہانی</text:p>
        <text:p text:style-name="P1">مَسئَلَہاں</text:p>
        <text:p text:style-name="P1">مَسئَلَہے</text:p>
        <text:p text:style-name="P1">مَسالا</text:p>
        <text:p text:style-name="P1">مَست</text:p>
        <text:p text:style-name="P1">مَستریں</text:p>
        <text:p text:style-name="P1">مَستریڻ</text:p>
        <text:p text:style-name="P1">مَسترے</text:p>
        <text:p text:style-name="P1">مَستِر</text:p>
        <text:p text:style-name="P1">مَستِرءَ</text:p>
        <text:p text:style-name="P1">مَستِرءَ​را</text:p>
        <text:p text:style-name="P1">مَستِرءِ</text:p>
        <text:p text:style-name="P1">مَستِرا</text:p>
        <text:p text:style-name="P1">مَستِراناں</text:p>
        <text:p text:style-name="P1">مَستِرانی</text:p>
        <text:p text:style-name="P1">مَستِراں</text:p>
        <text:p text:style-name="P1">مَستِرِیءَ</text:p>
        <text:p text:style-name="P1">مَستِری</text:p>
        <text:p text:style-name="P1">مَستِریءِ</text:p>
        <text:p text:style-name="P1">مَستِریئے</text:p>
        <text:p text:style-name="P1">مَستِرینیءِ</text:p>
        <text:p text:style-name="P1">مَستِریں</text:p>
        <text:p text:style-name="P1">مَستِرے</text:p>
        <text:p text:style-name="P1">مَستِیءَ</text:p>
        <text:p text:style-name="P1">مَستیں</text:p>
        <text:p text:style-name="P1">مَسونچی</text:p>
        <text:p text:style-name="P1">مَسَالہ</text:p>
        <text:p text:style-name="P1">مَسَمبَہیناں</text:p>
        <text:p text:style-name="P1">مَسَمجھے</text:p>
        <text:p text:style-name="P1">مَسَگّاں</text:p>
        <text:p text:style-name="P1">مَسّؔا</text:p>
        <text:p text:style-name="P1">مَشرِق</text:p>
        <text:p text:style-name="P1">مَشرِقءِ</text:p>
        <text:p text:style-name="P1">مَشعَل</text:p>
        <text:p text:style-name="P1">مَشوداں</text:p>
        <text:p text:style-name="P1">مَشُمُشے</text:p>
        <text:p text:style-name="P1">مَشک</text:p>
        <text:p text:style-name="P1">مَشکءِ</text:p>
        <text:p text:style-name="P1">مَشکانی</text:p>
        <text:p text:style-name="P1">مَشکاں</text:p>
        <text:p text:style-name="P1">مَشکَرائِیءَ</text:p>
        <text:p text:style-name="P1">مَشکے</text:p>
        <text:p text:style-name="P1">مَشہُور</text:p>
        <text:p text:style-name="P1">مَشہُوریں</text:p>
        <text:p text:style-name="P1">مَضبُوط</text:p>
        <text:p text:style-name="P1">مَضرِیم</text:p>
        <text:p text:style-name="P1">مَطلَب</text:p>
        <text:p text:style-name="P1">مَعصُوم</text:p>
        <text:p text:style-name="P1">مَعصُومیں</text:p>
        <text:p text:style-name="P1">مَعلُوم</text:p>
        <text:p text:style-name="P1">مَعنائے</text:p>
        <text:p text:style-name="P1">مَعنایا</text:p>
        <text:p text:style-name="P1">مَعنایاں</text:p>
        <text:p text:style-name="P1">مَعنی</text:p>
        <text:p text:style-name="P1">مَغرُور</text:p>
        <text:p text:style-name="P1">مَغرُورانی</text:p>
        <text:p text:style-name="P1">مَغرُوری</text:p>
        <text:p text:style-name="P1">مَغرُوریں</text:p>
        <text:p text:style-name="P1">مَغرِب</text:p>
        <text:p text:style-name="P1"><text:soft-page-break/>مَغرِبءَ</text:p>
        <text:p text:style-name="P1">مَغرِبءِ</text:p>
        <text:p text:style-name="P1">مَقدَس</text:p>
        <text:p text:style-name="P1">مَقدَسءَ</text:p>
        <text:p text:style-name="P1">مَقصَد</text:p>
        <text:p text:style-name="P1">مَقصَدءَ</text:p>
        <text:p text:style-name="P1">مَقصَدءِ</text:p>
        <text:p text:style-name="P1">مَقصَدیں</text:p>
        <text:p text:style-name="P1">مَل</text:p>
        <text:p text:style-name="P1">مَلؔخوس</text:p>
        <text:p text:style-name="P1">مَلاؔکی</text:p>
        <text:p text:style-name="P1">مَلائِکَت</text:p>
        <text:p text:style-name="P1">مَلائِکَتاں</text:p>
        <text:p text:style-name="P1">مَلائِکَتے</text:p>
        <text:p text:style-name="P1">مَلامَت</text:p>
        <text:p text:style-name="P1">مَلامَتاں</text:p>
        <text:p text:style-name="P1">مَلمَلءِ</text:p>
        <text:p text:style-name="P1">مَلوٹِتے</text:p>
        <text:p text:style-name="P1">مَلوٹی</text:p>
        <text:p text:style-name="P1">مَلوٹے</text:p>
        <text:p text:style-name="P1">مَلَگّی</text:p>
        <text:p text:style-name="P1">مَلِکءَ</text:p>
        <text:p text:style-name="P1">مَلِکے</text:p>
        <text:p text:style-name="P1">مَلّءَ</text:p>
        <text:p text:style-name="P1">مَلّءِ</text:p>
        <text:p text:style-name="P1">مَلکُ</text:p>
        <text:p text:style-name="P1">مَلکِیؔءِ</text:p>
        <text:p text:style-name="P1">مَلکیؔ</text:p>
        <text:p text:style-name="P1">مَمؔرے</text:p>
        <text:p text:style-name="P1">مَمَنّے</text:p>
        <text:p text:style-name="P1">مَمُرتیں</text:p>
        <text:p text:style-name="P1">مَمِراں</text:p>
        <text:p text:style-name="P1">مَمِری</text:p>
        <text:p text:style-name="P1">مَمِریں</text:p>
        <text:p text:style-name="P1">مَمّءِ</text:p>
        <text:p text:style-name="P1">مَن</text:p>
        <text:p text:style-name="P1">مَنؔسّی</text:p>
        <text:p text:style-name="P1">مَنءَ</text:p>
        <text:p text:style-name="P1">مَنءَ​را</text:p>
        <text:p text:style-name="P1">مَنآئِیءَ</text:p>
        <text:p text:style-name="P1">مَنئَگ</text:p>
        <text:p text:style-name="P1">مَنا</text:p>
        <text:p text:style-name="P1">مَنارا</text:p>
        <text:p text:style-name="P1">مَناچہ</text:p>
        <text:p text:style-name="P1">مَناہؔین</text:p>
        <text:p text:style-name="P1">مَنت</text:p>
        <text:p text:style-name="P1">مَنتینت</text:p>
        <text:p text:style-name="P1">مَنتینِیتی</text:p>
        <text:p text:style-name="P1">مَنجَلیءِ</text:p>
        <text:p text:style-name="P1">مَند</text:p>
        <text:p text:style-name="P1">مَنداں</text:p>
        <text:p text:style-name="P1">مَندیں</text:p>
        <text:p text:style-name="P1">مَنزِلءَ</text:p>
        <text:p text:style-name="P1">مَنزِلءِ</text:p>
        <text:p text:style-name="P1">مَنسُوخ</text:p>
        <text:p text:style-name="P1">مَنصَب</text:p>
        <text:p text:style-name="P1">مَنصَبءَ</text:p>
        <text:p text:style-name="P1">مَنصَبءِ</text:p>
        <text:p text:style-name="P1">مَنصَبدارانی</text:p>
        <text:p text:style-name="P1">مَنصَبداراں</text:p>
        <text:p text:style-name="P1">مَنصُوبہ</text:p>
        <text:p text:style-name="P1">مَنع</text:p>
        <text:p text:style-name="P1">مَنَسِّیؔءَ</text:p>
        <text:p text:style-name="P1">مَنَسِّیؔءِ</text:p>
        <text:p text:style-name="P1">مَنَسّیؔ</text:p>
        <text:p text:style-name="P1">مَنَع</text:p>
        <text:p text:style-name="P1">مَنُرُنڈیں</text:p>
        <text:p text:style-name="P1">مَنُرُنڈے</text:p>
        <text:p text:style-name="P1">مَنِند</text:p>
        <text:p text:style-name="P1">مَنِندی۔‘/</text:p>
        <text:p text:style-name="P1">مَنِیگ</text:p>
        <text:p text:style-name="P1">مَنّئَگ</text:p>
        <text:p text:style-name="P1"><text:soft-page-break/>مَنّئَگءَ</text:p>
        <text:p text:style-name="P1">مَنّئَگءِ</text:p>
        <text:p text:style-name="P1">مَنّاں</text:p>
        <text:p text:style-name="P1">مَنّاں۔“/</text:p>
        <text:p text:style-name="P1">مَنّوک</text:p>
        <text:p text:style-name="P1">مَنَّت</text:p>
        <text:p text:style-name="P1">مَنِّت</text:p>
        <text:p text:style-name="P1">مَنِّتئَگا</text:p>
        <text:p text:style-name="P1">مَنِّتئَگِتاں</text:p>
        <text:p text:style-name="P1">مَنِّتا</text:p>
        <text:p text:style-name="P1">مَنِّتا؟“/</text:p>
        <text:p text:style-name="P1">مَنِّتاں</text:p>
        <text:p text:style-name="P1">مَنِّتی</text:p>
        <text:p text:style-name="P1">مَنِّتے</text:p>
        <text:p text:style-name="P1">مَنّی</text:p>
        <text:p text:style-name="P1">مَنّیں</text:p>
        <text:p text:style-name="P1">مَنّی۔‘“/</text:p>
        <text:p text:style-name="P1">مَنّے</text:p>
        <text:p text:style-name="P1">مَنی</text:p>
        <text:p text:style-name="P1">مَوارت</text:p>
        <text:p text:style-name="P1">مَوتءِ</text:p>
        <text:p text:style-name="P1">مَوج</text:p>
        <text:p text:style-name="P1">مَوجءَ</text:p>
        <text:p text:style-name="P1">مَوجءِ</text:p>
        <text:p text:style-name="P1">مَوقَع</text:p>
        <text:p text:style-name="P1">مَوقَعءَ</text:p>
        <text:p text:style-name="P1">مَوَر</text:p>
        <text:p text:style-name="P1">مَوَراں</text:p>
        <text:p text:style-name="P1">مَوَریں</text:p>
        <text:p text:style-name="P1">مَوَرے</text:p>
        <text:p text:style-name="P1">مَِیَّت</text:p>
        <text:p text:style-name="P1">مَِیَّتءَ</text:p>
        <text:p text:style-name="P1">مَِیَّتءِ</text:p>
        <text:p text:style-name="P1">مَِیَّتا</text:p>
        <text:p text:style-name="P1">مَٹ</text:p>
        <text:p text:style-name="P1">مَٹّانی</text:p>
        <text:p text:style-name="P1">مَٹّاں</text:p>
        <text:p text:style-name="P1">مَٹّیءَ</text:p>
        <text:p text:style-name="P1">مَپروشی</text:p>
        <text:p text:style-name="P1">مَپرُشاں</text:p>
        <text:p text:style-name="P1">مَپرُشی</text:p>
        <text:p text:style-name="P1">مَچاری</text:p>
        <text:p text:style-name="P1">مَچارے</text:p>
        <text:p text:style-name="P1">مَچّءِ</text:p>
        <text:p text:style-name="P1">مَچّاں</text:p>
        <text:p text:style-name="P1">مَچّھَرءَ</text:p>
        <text:p text:style-name="P1">مَچّی</text:p>
        <text:p text:style-name="P1">مَڈَکّاں</text:p>
        <text:p text:style-name="P1">مَڑئَگ</text:p>
        <text:p text:style-name="P1">مَڑئَگءَ</text:p>
        <text:p text:style-name="P1">مَکؔفیلہ</text:p>
        <text:p text:style-name="P1">مَکاں</text:p>
        <text:p text:style-name="P1">مَکاں،“/</text:p>
        <text:p text:style-name="P1">مَکاں۔“/</text:p>
        <text:p text:style-name="P1">مَکرُوہ</text:p>
        <text:p text:style-name="P1">مَکَر</text:p>
        <text:p text:style-name="P1">مَکَش</text:p>
        <text:p text:style-name="P1">مَکَشّاں</text:p>
        <text:p text:style-name="P1">مَکَشّی</text:p>
        <text:p text:style-name="P1">مَکَشّے</text:p>
        <text:p text:style-name="P1">مَکَنائین</text:p>
        <text:p text:style-name="P1">مَکَنائینی</text:p>
        <text:p text:style-name="P1">مَکَنانی</text:p>
        <text:p text:style-name="P1">مَکَناں</text:p>
        <text:p text:style-name="P1">مَکَنتی</text:p>
        <text:p text:style-name="P1">مَکَنیں</text:p>
        <text:p text:style-name="P1">مَکَنے</text:p>
        <text:p text:style-name="P1">مَکَنے،“/</text:p>
        <text:p text:style-name="P1">مَکَنے۔/</text:p>
        <text:p text:style-name="P1">مَکَنے۔‘/</text:p>
        <text:p text:style-name="P1">مَکَنے۔“/</text:p>
        <text:p text:style-name="P1">مَکَپاں</text:p>
        <text:p text:style-name="P1"><text:soft-page-break/>مَکَپی</text:p>
        <text:p text:style-name="P1">مَکَپیں</text:p>
        <text:p text:style-name="P1">مَکَپے</text:p>
        <text:p text:style-name="P1">مَکُتیں</text:p>
        <text:p text:style-name="P1">مَکُش</text:p>
        <text:p text:style-name="P1">مَکُشی</text:p>
        <text:p text:style-name="P1">مَکُشیں</text:p>
        <text:p text:style-name="P1">مَکِؔدُنِیَہ</text:p>
        <text:p text:style-name="P1">مَکِؔدُنِیَہءَ</text:p>
        <text:p text:style-name="P1">مَکِؔدُنیَہ</text:p>
        <text:p text:style-name="P1">مَکّار</text:p>
        <text:p text:style-name="P1">مَکّارِیءَ</text:p>
        <text:p text:style-name="P1">مَکّارِیءِ</text:p>
        <text:p text:style-name="P1">مَکّاری</text:p>
        <text:p text:style-name="P1">مَگؔدَلا</text:p>
        <text:p text:style-name="P1">مَگؔدَلاءِ</text:p>
        <text:p text:style-name="P1">مَگؔدَلائی</text:p>
        <text:p text:style-name="P1">مَگدَؔلائِیءِ</text:p>
        <text:p text:style-name="P1">مَگدَؔلائی</text:p>
        <text:p text:style-name="P1">مَگدَلائی</text:p>
        <text:p text:style-name="P1">مَگریوے</text:p>
        <text:p text:style-name="P1">مَگرے</text:p>
        <text:p text:style-name="P1">مَگواری</text:p>
        <text:p text:style-name="P1">مَگوازیناں</text:p>
        <text:p text:style-name="P1">مَگوازینے</text:p>
        <text:p text:style-name="P1">مَگَدَنؔ</text:p>
        <text:p text:style-name="P1">مَگَلّین</text:p>
        <text:p text:style-name="P1">مَگُش</text:p>
        <text:p text:style-name="P1">مَگُشاں</text:p>
        <text:p text:style-name="P1">مَگُشی</text:p>
        <text:p text:style-name="P1">مَگُشیں</text:p>
        <text:p text:style-name="P1">مَگُشے</text:p>
        <text:p text:style-name="P1">مَگِر</text:p>
        <text:p text:style-name="P1">مَگِری</text:p>
        <text:p text:style-name="P1">مَگِرے</text:p>
        <text:p text:style-name="P1">مَگِنداں</text:p>
        <text:p text:style-name="P1">مَگِندی</text:p>
        <text:p text:style-name="P1">مَگِین</text:p>
        <text:p text:style-name="P1">مَگِینءَ</text:p>
        <text:p text:style-name="P1">مَگِینءِ</text:p>
        <text:p text:style-name="P1">مَںی</text:p>
        <text:p text:style-name="P1">مَھربان</text:p>
        <text:p text:style-name="P1">مَھربانِیئے</text:p>
        <text:p text:style-name="P1">مَہ</text:p>
        <text:p text:style-name="P1">مَہؔلَت</text:p>
        <text:p text:style-name="P1">مَہؔلَلیل</text:p>
        <text:p text:style-name="P1">مَہؔلَلیلءِ</text:p>
        <text:p text:style-name="P1">مَہربانی</text:p>
        <text:p text:style-name="P1">مَہلُوک</text:p>
        <text:p text:style-name="P1">مَہلُوکءَ</text:p>
        <text:p text:style-name="P1">مَہلُوکءَ​را</text:p>
        <text:p text:style-name="P1">مَہلُوکءِ</text:p>
        <text:p text:style-name="P1">مَہمان</text:p>
        <text:p text:style-name="P1">مَہمانانی</text:p>
        <text:p text:style-name="P1">مَہماناں</text:p>
        <text:p text:style-name="P1">مَہمانِیءَ</text:p>
        <text:p text:style-name="P1">مَہمانِیئے</text:p>
        <text:p text:style-name="P1">مَہمانی</text:p>
        <text:p text:style-name="P1">مَہمانیئے</text:p>
        <text:p text:style-name="P1">مَہمانے</text:p>
        <text:p text:style-name="P1">مَہَٹّیں</text:p>
        <text:p text:style-name="P1">مَہِربان</text:p>
        <text:p text:style-name="P1">مَہِربانِیءَ</text:p>
        <text:p text:style-name="P1">مَہِربانی</text:p>
        <text:p text:style-name="P1">مَیائے</text:p>
        <text:p text:style-name="P1">مَیار</text:p>
        <text:p text:style-name="P1">مَیاری</text:p>
        <text:p text:style-name="P1">مَیازمائینیں</text:p>
        <text:p text:style-name="P1">مَیازمائین۔‘/</text:p>
        <text:p text:style-name="P1">مَیازمائین۔‘“/</text:p>
        <text:p text:style-name="P1">مَیایاں</text:p>
        <text:p text:style-name="P1">مَیدانءَ</text:p>
        <text:p text:style-name="P1"><text:soft-page-break/>مَیدانا</text:p>
        <text:p text:style-name="P1">مَیدَہ</text:p>
        <text:p text:style-name="P1">مَیَتکیناں</text:p>
        <text:p text:style-name="P1">مَیَتکینیں</text:p>
        <text:p text:style-name="P1">مَیَّتیءَ</text:p>
        <text:p text:style-name="P1">مَیّت</text:p>
        <text:p text:style-name="P1">مَیّتءَ</text:p>
        <text:p text:style-name="P1">مَیّتءِ</text:p>
        <text:p text:style-name="P1">مَیَّت</text:p>
        <text:p text:style-name="P1">مَیَّتءَ</text:p>
        <text:p text:style-name="P1">مَیَّتءَ​را</text:p>
        <text:p text:style-name="P1">مُبارِک</text:p>
        <text:p text:style-name="P1">مُبارِکی</text:p>
        <text:p text:style-name="P1">مُبارِکیں</text:p>
        <text:p text:style-name="P1">مُج</text:p>
        <text:p text:style-name="P1">مُجءَ</text:p>
        <text:p text:style-name="P1">مُجرِماں</text:p>
        <text:p text:style-name="P1">مُحؔللیال</text:p>
        <text:p text:style-name="P1">مُحؔللیالءِ</text:p>
        <text:p text:style-name="P1">مُحتاج</text:p>
        <text:p text:style-name="P1">مُحتاجانی</text:p>
        <text:p text:style-name="P1">مُحتاجاں</text:p>
        <text:p text:style-name="P1">مُحکُم</text:p>
        <text:p text:style-name="P1">مُحکُمیں</text:p>
        <text:p text:style-name="P1">مُخالِفَت</text:p>
        <text:p text:style-name="P1">مُختار</text:p>
        <text:p text:style-name="P1">مُختلف</text:p>
        <text:p text:style-name="P1">مُختَصَر</text:p>
        <text:p text:style-name="P1">مُختَلِف</text:p>
        <text:p text:style-name="P1">مُدام</text:p>
        <text:p text:style-name="P1">مُدتیءَ</text:p>
        <text:p text:style-name="P1">مُدَّت</text:p>
        <text:p text:style-name="P1">مُدَّتءَ</text:p>
        <text:p text:style-name="P1">مُر</text:p>
        <text:p text:style-name="P1">مُراداں</text:p>
        <text:p text:style-name="P1">مُرت</text:p>
        <text:p text:style-name="P1">مُرتئَگا</text:p>
        <text:p text:style-name="P1">مُرتئَگاں</text:p>
        <text:p text:style-name="P1">مُرتئَگاں۔“/</text:p>
        <text:p text:style-name="P1">مُرتئَگِتاں</text:p>
        <text:p text:style-name="P1">مُرتئَگیں</text:p>
        <text:p text:style-name="P1">مُرتا</text:p>
        <text:p text:style-name="P1">مُرتاں</text:p>
        <text:p text:style-name="P1">مُردئَگ</text:p>
        <text:p text:style-name="P1">مُردئَگءِ</text:p>
        <text:p text:style-name="P1">مُردئَگانی</text:p>
        <text:p text:style-name="P1">مُردئَگاں</text:p>
        <text:p text:style-name="P1">مُردئَگے</text:p>
        <text:p text:style-name="P1">مُردَگ</text:p>
        <text:p text:style-name="P1">مُردَگانی</text:p>
        <text:p text:style-name="P1">مُرغ</text:p>
        <text:p text:style-name="P1">مُرغاں</text:p>
        <text:p text:style-name="P1">مُروارِد</text:p>
        <text:p text:style-name="P1">مُروارِدءَ</text:p>
        <text:p text:style-name="P1">مُروارِدءِ</text:p>
        <text:p text:style-name="P1">مُروارِدانی</text:p>
        <text:p text:style-name="P1">مُروارِداں</text:p>
        <text:p text:style-name="P1">مُرِید</text:p>
        <text:p text:style-name="P1">مُرِیدانی</text:p>
        <text:p text:style-name="P1">مُرّ</text:p>
        <text:p text:style-name="P1">مُرگ</text:p>
        <text:p text:style-name="P1">مُرگاں</text:p>
        <text:p text:style-name="P1">مُز</text:p>
        <text:p text:style-name="P1">مُسافرِیءِ</text:p>
        <text:p text:style-name="P1">مُسافَرِیا</text:p>
        <text:p text:style-name="P1">مُسافِر</text:p>
        <text:p text:style-name="P1">مُسافِرانی</text:p>
        <text:p text:style-name="P1">مُسافِرِیءَ</text:p>
        <text:p text:style-name="P1">مُسافِری</text:p>
        <text:p text:style-name="P1">مُشؔتَرِیءِ</text:p>
        <text:p text:style-name="P1">مُشؔتَری</text:p>
        <text:p text:style-name="P1">مُشئَگ</text:p>
        <text:p text:style-name="P1"><text:soft-page-break/>مُشئَگءِ</text:p>
        <text:p text:style-name="P1">مُشاں</text:p>
        <text:p text:style-name="P1">مُشت</text:p>
        <text:p text:style-name="P1">مُشوکیں</text:p>
        <text:p text:style-name="P1">مُشِیر</text:p>
        <text:p text:style-name="P1">مُشِیراں</text:p>
        <text:p text:style-name="P1">مُشکل</text:p>
        <text:p text:style-name="P1">مُشکِل</text:p>
        <text:p text:style-name="P1">مُصِیبَت</text:p>
        <text:p text:style-name="P1">مُصِیبَتءَ</text:p>
        <text:p text:style-name="P1">مُصِیبَتءِ</text:p>
        <text:p text:style-name="P1">مُصِیبَتا</text:p>
        <text:p text:style-name="P1">مُصِیبَتانی</text:p>
        <text:p text:style-name="P1">مُصِیبَتاں</text:p>
        <text:p text:style-name="P1">مُصِیبَتے</text:p>
        <text:p text:style-name="P1">مُطابِق</text:p>
        <text:p text:style-name="P1">مُطابِقءَ</text:p>
        <text:p text:style-name="P1">مُعاف</text:p>
        <text:p text:style-name="P1">مُعاہدہ</text:p>
        <text:p text:style-name="P1">مُعاہِدَہ</text:p>
        <text:p text:style-name="P1">مُعاہِدَہءَ</text:p>
        <text:p text:style-name="P1">مُعاہِدَہءِ</text:p>
        <text:p text:style-name="P1">مُعاہِدَہانی</text:p>
        <text:p text:style-name="P1">مُعاہِدَہے</text:p>
        <text:p text:style-name="P1">مُعاہِدہ</text:p>
        <text:p text:style-name="P1">مُعاہِدہءِ</text:p>
        <text:p text:style-name="P1">مُعجِزَہ</text:p>
        <text:p text:style-name="P1">مُعجِزَہءَ</text:p>
        <text:p text:style-name="P1">مُعجِزَہانی</text:p>
        <text:p text:style-name="P1">مُعجِزَہاں</text:p>
        <text:p text:style-name="P1">مُعجِزَہے</text:p>
        <text:p text:style-name="P1">مُعَلَّم</text:p>
        <text:p text:style-name="P1">مُفِؔیم</text:p>
        <text:p text:style-name="P1">مُفت</text:p>
        <text:p text:style-name="P1">مُفتءَ</text:p>
        <text:p text:style-name="P1">مُقابِلَہ</text:p>
        <text:p text:style-name="P1">مُقابِلَہءَ</text:p>
        <text:p text:style-name="P1">مُقابِلَہءِ</text:p>
        <text:p text:style-name="P1">مُقابِلَہا</text:p>
        <text:p text:style-name="P1">مُقرر</text:p>
        <text:p text:style-name="P1">مُقرَّر</text:p>
        <text:p text:style-name="P1">مُقَرّر</text:p>
        <text:p text:style-name="P1">مُقَرَّر</text:p>
        <text:p text:style-name="P1">مُقَرَّریں</text:p>
        <text:p text:style-name="P1">مُقَّرَر</text:p>
        <text:p text:style-name="P1">مُلک</text:p>
        <text:p text:style-name="P1">مُلکءَ</text:p>
        <text:p text:style-name="P1">مُلکءَ​را</text:p>
        <text:p text:style-name="P1">مُلکءِ</text:p>
        <text:p text:style-name="P1">مُلکا</text:p>
        <text:p text:style-name="P1">مُلکانی</text:p>
        <text:p text:style-name="P1">مُلکاں</text:p>
        <text:p text:style-name="P1">مُلکاہءَ</text:p>
        <text:p text:style-name="P1">مُلکاہءِ</text:p>
        <text:p text:style-name="P1">مُلکِیءِ</text:p>
        <text:p text:style-name="P1">مُلکہ</text:p>
        <text:p text:style-name="P1">مُلکہءَ</text:p>
        <text:p text:style-name="P1">مُلکہءِ</text:p>
        <text:p text:style-name="P1">مُلکی</text:p>
        <text:p text:style-name="P1">مُلکیءَ</text:p>
        <text:p text:style-name="P1">مُلکیءِ</text:p>
        <text:p text:style-name="P1">مُلکیت</text:p>
        <text:p text:style-name="P1">مُلکے</text:p>
        <text:p text:style-name="P1">مُنؔسّی</text:p>
        <text:p text:style-name="P1">مُناسِب</text:p>
        <text:p text:style-name="P1">مُنافِق</text:p>
        <text:p text:style-name="P1">مُنافِقانی</text:p>
        <text:p text:style-name="P1">مُنافِقاں</text:p>
        <text:p text:style-name="P1">مُنافِقِیءَ</text:p>
        <text:p text:style-name="P1">مُنافِقی</text:p>
        <text:p text:style-name="P1">مُنافِقیں</text:p>
        <text:p text:style-name="P1">مُنافِقے</text:p>
        <text:p text:style-name="P1"><text:soft-page-break/>مُنجھائینئَگءَ</text:p>
        <text:p text:style-name="P1">مُندرِیک</text:p>
        <text:p text:style-name="P1">مُندرِیکے</text:p>
        <text:p text:style-name="P1">مُنشِیءَ</text:p>
        <text:p text:style-name="P1">مُنشِیءِ</text:p>
        <text:p text:style-name="P1">مُنشِیئے</text:p>
        <text:p text:style-name="P1">مُنشی</text:p>
        <text:p text:style-name="P1">مُنڈ</text:p>
        <text:p text:style-name="P1">مُنکِر</text:p>
        <text:p text:style-name="P1">مُنکِرانی</text:p>
        <text:p text:style-name="P1">مُنکِرے</text:p>
        <text:p text:style-name="P1">مُوؔرَہ</text:p>
        <text:p text:style-name="P1">مُوؔسایا</text:p>
        <text:p text:style-name="P1">مُوؔسِیَہ</text:p>
        <text:p text:style-name="P1">مُوؔسِیٰءَ</text:p>
        <text:p text:style-name="P1">مُوؔسِیٰءَ​را</text:p>
        <text:p text:style-name="P1">مُوؔسِیٰءِ</text:p>
        <text:p text:style-name="P1">مُوؔسیٰ</text:p>
        <text:p text:style-name="P1">مُولِد</text:p>
        <text:p text:style-name="P1">مُولِدانی</text:p>
        <text:p text:style-name="P1">مُچّی</text:p>
        <text:p text:style-name="P1">مُڑِتئَگاں</text:p>
        <text:p text:style-name="P1">مُکَمَّل</text:p>
        <text:p text:style-name="P1">مُہر</text:p>
        <text:p text:style-name="P1">مُہلت</text:p>
        <text:p text:style-name="P1">مُہلَت</text:p>
        <text:p text:style-name="P1">مُہُر</text:p>
        <text:p text:style-name="P1">مُہُرءَ</text:p>
        <text:p text:style-name="P1">مُہُرءِ</text:p>
        <text:p text:style-name="P1">مُہُرانی</text:p>
        <text:p text:style-name="P1">مُہُراں</text:p>
        <text:p text:style-name="P1">مُہُرے</text:p>
        <text:p text:style-name="P1">مِؔصَر</text:p>
        <text:p text:style-name="P1">مِؔصَرءَ</text:p>
        <text:p text:style-name="P1">مِؔصَرءِ</text:p>
        <text:p text:style-name="P1">مِؔصَرِیئے</text:p>
        <text:p text:style-name="P1">مِؔصَرِیانی</text:p>
        <text:p text:style-name="P1">مِؔصَری</text:p>
        <text:p text:style-name="P1">مِؔصَرے</text:p>
        <text:p text:style-name="P1">مِؔلکوم</text:p>
        <text:p text:style-name="P1">مِؔنّا</text:p>
        <text:p text:style-name="P1">مِؔنّاءِ</text:p>
        <text:p text:style-name="P1">مِبؔسام</text:p>
        <text:p text:style-name="P1">مِتُلیؔنے</text:p>
        <text:p text:style-name="P1">مِثال</text:p>
        <text:p text:style-name="P1">مِثالءَ</text:p>
        <text:p text:style-name="P1">مِثالءِ</text:p>
        <text:p text:style-name="P1">مِثالانی</text:p>
        <text:p text:style-name="P1">مِثالاں</text:p>
        <text:p text:style-name="P1">مِثالے</text:p>
        <text:p text:style-name="P1">مِدؔان</text:p>
        <text:p text:style-name="P1">مِدؔیان</text:p>
        <text:p text:style-name="P1">مِدؔیانءِ</text:p>
        <text:p text:style-name="P1">مِرؔاری</text:p>
        <text:p text:style-name="P1">مِرئَگ</text:p>
        <text:p text:style-name="P1">مِرئَگءَ</text:p>
        <text:p text:style-name="P1">مِرئَگءِ</text:p>
        <text:p text:style-name="P1">مِرئَگا</text:p>
        <text:p text:style-name="P1">مِرئَگی</text:p>
        <text:p text:style-name="P1">مِراں</text:p>
        <text:p text:style-name="P1">مِروکیں</text:p>
        <text:p text:style-name="P1">مِرَگءَ</text:p>
        <text:p text:style-name="P1">مِرَگءَ​چہ</text:p>
        <text:p text:style-name="P1">مِرَگی</text:p>
        <text:p text:style-name="P1">مِری</text:p>
        <text:p text:style-name="P1">مِری،/</text:p>
        <text:p text:style-name="P1">مِریں</text:p>
        <text:p text:style-name="P1">مِرے</text:p>
        <text:p text:style-name="P1">مِزمان</text:p>
        <text:p text:style-name="P1">مِزمانانی</text:p>
        <text:p text:style-name="P1">مِزّؔہ</text:p>
        <text:p text:style-name="P1">مِسؔک</text:p>
        <text:p text:style-name="P1"><text:soft-page-break/>مِستاگی</text:p>
        <text:p text:style-name="P1">مِشؔما</text:p>
        <text:p text:style-name="P1">مِصؔر</text:p>
        <text:p text:style-name="P1">مِصؔرءَ</text:p>
        <text:p text:style-name="P1">مِصؔرءَ​چہ</text:p>
        <text:p text:style-name="P1">مِصؔرءِ</text:p>
        <text:p text:style-name="P1">مِصؔرا</text:p>
        <text:p text:style-name="P1">مِصؔراچہ</text:p>
        <text:p text:style-name="P1">مِصؔرمُلکءِ</text:p>
        <text:p text:style-name="P1">مِصؔرِیانی</text:p>
        <text:p text:style-name="P1">مِصؔرِیاں</text:p>
        <text:p text:style-name="P1">مِصؔرِیاںی</text:p>
        <text:p text:style-name="P1">مِصؔری</text:p>
        <text:p text:style-name="P1">مِصؔریانی</text:p>
        <text:p text:style-name="P1">مِصؔریاں</text:p>
        <text:p text:style-name="P1">مِصفات</text:p>
        <text:p text:style-name="P1">مِضعؔار</text:p>
        <text:p text:style-name="P1">مِلئَگءَ</text:p>
        <text:p text:style-name="P1">مِلئَگءِ</text:p>
        <text:p text:style-name="P1">مِلِّتاں</text:p>
        <text:p text:style-name="P1">مِلّئَگ</text:p>
        <text:p text:style-name="P1">مِلّئَگءَ</text:p>
        <text:p text:style-name="P1">مِلّائیناں</text:p>
        <text:p text:style-name="P1">مِلّائینتئَگیں</text:p>
        <text:p text:style-name="P1">مِلّائینتاں</text:p>
        <text:p text:style-name="P1">مِلّاں</text:p>
        <text:p text:style-name="P1">مِلّتا</text:p>
        <text:p text:style-name="P1">مِلّتِاں</text:p>
        <text:p text:style-name="P1">مِلَّگا</text:p>
        <text:p text:style-name="P1">مِلِّت</text:p>
        <text:p text:style-name="P1">مِلِّتا</text:p>
        <text:p text:style-name="P1">مِلِّتاں</text:p>
        <text:p text:style-name="P1">مِلِّتَگاں</text:p>
        <text:p text:style-name="P1">مِلّی</text:p>
        <text:p text:style-name="P1">مِلکَت</text:p>
        <text:p text:style-name="P1">مِلکَتءَ</text:p>
        <text:p text:style-name="P1">مِلکَتءِ</text:p>
        <text:p text:style-name="P1">مِلکَتاں</text:p>
        <text:p text:style-name="P1">مِلکِت</text:p>
        <text:p text:style-name="P1">مِلکِیَت</text:p>
        <text:p text:style-name="P1">مِلیؔا</text:p>
        <text:p text:style-name="P1">مِلیؔاءِ</text:p>
        <text:p text:style-name="P1">مِنَّت</text:p>
        <text:p text:style-name="P1">مِنَّتوار</text:p>
        <text:p text:style-name="P1">مِچِیا</text:p>
        <text:p text:style-name="P1">مِچیں</text:p>
        <text:p text:style-name="P1">مِڑئَگ</text:p>
        <text:p text:style-name="P1">مِڑئَگءَ</text:p>
        <text:p text:style-name="P1">مِڑئَگءِ</text:p>
        <text:p text:style-name="P1">مِڑاں</text:p>
        <text:p text:style-name="P1">مِڑتاں</text:p>
        <text:p text:style-name="P1">مِڑوک</text:p>
        <text:p text:style-name="P1">مِڑوکے</text:p>
        <text:p text:style-name="P1">مِڑِت</text:p>
        <text:p text:style-name="P1">مِڑِتئَگِتاں</text:p>
        <text:p text:style-name="P1">مِڑِتگے</text:p>
        <text:p text:style-name="P1">مِڑی</text:p>
        <text:p text:style-name="P1">مِک</text:p>
        <text:p text:style-name="P1">مِہَربان</text:p>
        <text:p text:style-name="P1">مِہَربانی</text:p>
        <text:p text:style-name="P1">مِیؔسا</text:p>
        <text:p text:style-name="P1">مِیؔسَک</text:p>
        <text:p text:style-name="P1">مِیؔکا</text:p>
        <text:p text:style-name="P1">مِیؔکائیل</text:p>
        <text:p text:style-name="P1">مِیؔکائیلءَ</text:p>
        <text:p text:style-name="P1">مِید</text:p>
        <text:p text:style-name="P1">مِیدانی</text:p>
        <text:p text:style-name="P1">مِیداں</text:p>
        <text:p text:style-name="P1">مِیدیءَ</text:p>
        <text:p text:style-name="P1">مِیدے</text:p>
        <text:p text:style-name="P1">مِیراث</text:p>
        <text:p text:style-name="P1">مِیراثءَ</text:p>
        <text:p text:style-name="P1"><text:soft-page-break/>مِیراثءِ</text:p>
        <text:p text:style-name="P1">مِیشاں</text:p>
        <text:p text:style-name="P1">مِیل</text:p>
        <text:p text:style-name="P1">مِیلءَ</text:p>
        <text:p text:style-name="P1">مِیلیؔتوس</text:p>
        <text:p text:style-name="P1">مِیلیءِ</text:p>
        <text:p text:style-name="P1">مِینارءِ</text:p>
        <text:p text:style-name="P1">مکؔفیلہ</text:p>
        <text:p text:style-name="P1">مکؔیرءِ</text:p>
        <text:p text:style-name="P1">مکاں</text:p>
        <text:p text:style-name="P1">مکلط</text:p>
        <text:p text:style-name="P1">مکنے</text:p>
        <text:p text:style-name="P1">مکُتیں</text:p>
        <text:p text:style-name="P1">مکُشی</text:p>
        <text:p text:style-name="P1">مگشے</text:p>
        <text:p text:style-name="P1">مہر</text:p>
        <text:p text:style-name="P1">مہربان</text:p>
        <text:p text:style-name="P1">مہربانی</text:p>
        <text:p text:style-name="P1">میؔش</text:p>
        <text:p text:style-name="P1">میؔشانی</text:p>
        <text:p text:style-name="P1">میؔشاں</text:p>
        <text:p text:style-name="P1">میار</text:p>
        <text:p text:style-name="P1">میتئَگ</text:p>
        <text:p text:style-name="P1">میتئَگءَ</text:p>
        <text:p text:style-name="P1">میتئَگءِ</text:p>
        <text:p text:style-name="P1">میتئَگانی</text:p>
        <text:p text:style-name="P1">میتئَگاں</text:p>
        <text:p text:style-name="P1">میتئَگیءَ</text:p>
        <text:p text:style-name="P1">میتئَگیءِ</text:p>
        <text:p text:style-name="P1">میتگءِ</text:p>
        <text:p text:style-name="P1">مید</text:p>
        <text:p text:style-name="P1">میدان</text:p>
        <text:p text:style-name="P1">میدانءَ</text:p>
        <text:p text:style-name="P1">میدانا</text:p>
        <text:p text:style-name="P1">میدانیءَ</text:p>
        <text:p text:style-name="P1">میراث</text:p>
        <text:p text:style-name="P1">میراثءَ</text:p>
        <text:p text:style-name="P1">میراثءِ</text:p>
        <text:p text:style-name="P1">میز</text:p>
        <text:p text:style-name="P1">میش</text:p>
        <text:p text:style-name="P1">میشءَ</text:p>
        <text:p text:style-name="P1">میشءِ</text:p>
        <text:p text:style-name="P1">میشانی</text:p>
        <text:p text:style-name="P1">میشاں</text:p>
        <text:p text:style-name="P1">میشے</text:p>
        <text:p text:style-name="P1">میلَب</text:p>
        <text:p text:style-name="P1">میم</text:p>
        <text:p text:style-name="P1">مین</text:p>
        <text:p text:style-name="P1">مینار</text:p>
        <text:p text:style-name="P1">مینارءِ</text:p>
        <text:p text:style-name="P1">میوا</text:p>
        <text:p text:style-name="P1">میوائے</text:p>
        <text:p text:style-name="P1">میوَہاں</text:p>
        <text:p text:style-name="P1">میوہ</text:p>
        <text:p text:style-name="P1">میوہءَ</text:p>
        <text:p text:style-name="P1">میوہءِ</text:p>
        <text:p text:style-name="P1">میوہاں</text:p>
        <text:p text:style-name="P1">میچینئَگءَ</text:p>
        <text:p text:style-name="P1">میچیناں</text:p>
        <text:p text:style-name="P1">میچینتی</text:p>
        <text:p text:style-name="P1">میچینتے</text:p>
        <text:p text:style-name="P1">میچینی</text:p>
        <text:p text:style-name="P1">نؔاتَن</text:p>
        <text:p text:style-name="P1">نؔاتَنءِ</text:p>
        <text:p text:style-name="P1">نا</text:p>
        <text:p text:style-name="P1">نائِب</text:p>
        <text:p text:style-name="P1">نائِبءَ</text:p>
        <text:p text:style-name="P1">نائِبءَ​را</text:p>
        <text:p text:style-name="P1">نائِبءِ</text:p>
        <text:p text:style-name="P1">نائِبیگ</text:p>
        <text:p text:style-name="P1">نائِیؔن</text:p>
        <text:p text:style-name="P1">نااُمیت</text:p>
        <text:p text:style-name="P1"><text:soft-page-break/>نااُمیداں</text:p>
        <text:p text:style-name="P1">نااِنصافِیءِ</text:p>
        <text:p text:style-name="P1">نااِنصافی</text:p>
        <text:p text:style-name="P1">ناتوامیں</text:p>
        <text:p text:style-name="P1">ناتِفاق</text:p>
        <text:p text:style-name="P1">ناتِفاقی</text:p>
        <text:p text:style-name="P1">ناجائِز</text:p>
        <text:p text:style-name="P1">ناجائِزیں</text:p>
        <text:p text:style-name="P1">ناحُدا</text:p>
        <text:p text:style-name="P1">ناحُوؔم</text:p>
        <text:p text:style-name="P1">ناحُوؔمءِ</text:p>
        <text:p text:style-name="P1">نادان</text:p>
        <text:p text:style-name="P1">نادانانی</text:p>
        <text:p text:style-name="P1">ناداناں</text:p>
        <text:p text:style-name="P1">نادانِیءَ</text:p>
        <text:p text:style-name="P1">نادانی</text:p>
        <text:p text:style-name="P1">نادانیءِ</text:p>
        <text:p text:style-name="P1">نادانیں</text:p>
        <text:p text:style-name="P1">نادُرا</text:p>
        <text:p text:style-name="P1">نادُراءَ</text:p>
        <text:p text:style-name="P1">نادُراءَ​را</text:p>
        <text:p text:style-name="P1">نادُراءِ</text:p>
        <text:p text:style-name="P1">نادُرائِیءَ</text:p>
        <text:p text:style-name="P1">نادُرائِیءِ</text:p>
        <text:p text:style-name="P1">نادُرائِیاں</text:p>
        <text:p text:style-name="P1">نادُرائی</text:p>
        <text:p text:style-name="P1">نادُرائیءَ</text:p>
        <text:p text:style-name="P1">نادُرائے</text:p>
        <text:p text:style-name="P1">نادُرایانی</text:p>
        <text:p text:style-name="P1">نادُرایاں</text:p>
        <text:p text:style-name="P1">نادیناں</text:p>
        <text:p text:style-name="P1">نادینت</text:p>
        <text:p text:style-name="P1">نادینتا</text:p>
        <text:p text:style-name="P1">نادینتاں</text:p>
        <text:p text:style-name="P1">نادینتی</text:p>
        <text:p text:style-name="P1">ناراض</text:p>
        <text:p text:style-name="P1">ناراضی</text:p>
        <text:p text:style-name="P1">نارُشتءَ</text:p>
        <text:p text:style-name="P1">نارکیؔسوسءِ</text:p>
        <text:p text:style-name="P1">نارینئَگءَ</text:p>
        <text:p text:style-name="P1">نارینئَگا</text:p>
        <text:p text:style-name="P1">نارینیں</text:p>
        <text:p text:style-name="P1">ناز</text:p>
        <text:p text:style-name="P1">نازءَ</text:p>
        <text:p text:style-name="P1">نازءِ</text:p>
        <text:p text:style-name="P1">نازاں</text:p>
        <text:p text:style-name="P1">نازرُک</text:p>
        <text:p text:style-name="P1">نازرُکیں</text:p>
        <text:p text:style-name="P1">نازل</text:p>
        <text:p text:style-name="P1">نازِل</text:p>
        <text:p text:style-name="P1">نازینئَگءَ</text:p>
        <text:p text:style-name="P1">نازینئَگءِ</text:p>
        <text:p text:style-name="P1">نازینان</text:p>
        <text:p text:style-name="P1">نازیناں</text:p>
        <text:p text:style-name="P1">نازیناں۔“/</text:p>
        <text:p text:style-name="P1">ناسَرپَد</text:p>
        <text:p text:style-name="P1">ناسَرپَدیں</text:p>
        <text:p text:style-name="P1">ناسَمجھ</text:p>
        <text:p text:style-name="P1">ناسُور</text:p>
        <text:p text:style-name="P1">ناسُورءِ</text:p>
        <text:p text:style-name="P1">ناسُورانی</text:p>
        <text:p text:style-name="P1">ناشُکُر</text:p>
        <text:p text:style-name="P1">ناصؔرَت</text:p>
        <text:p text:style-name="P1">ناصؔرَتءَ</text:p>
        <text:p text:style-name="P1">ناصؔرَتِیءَ</text:p>
        <text:p text:style-name="P1">ناصؔرَتِیءِ</text:p>
        <text:p text:style-name="P1">ناصؔرَتی</text:p>
        <text:p text:style-name="P1">ناصرَتِیءَ</text:p>
        <text:p text:style-name="P1">ناصرَتِیءِ</text:p>
        <text:p text:style-name="P1">ناصرَتی</text:p>
        <text:p text:style-name="P1">نافَرمان</text:p>
        <text:p text:style-name="P1">نافَرمانانی</text:p>
        <text:p text:style-name="P1"><text:soft-page-break/>نافَرماناں</text:p>
        <text:p text:style-name="P1">نافَرمانِیءَ</text:p>
        <text:p text:style-name="P1">نافَرمانِیءِ</text:p>
        <text:p text:style-name="P1">نافَرمانِیانی</text:p>
        <text:p text:style-name="P1">نافَرمانِیاں</text:p>
        <text:p text:style-name="P1">نافَرمانی</text:p>
        <text:p text:style-name="P1">نافَرمانیں</text:p>
        <text:p text:style-name="P1">نالئَگا</text:p>
        <text:p text:style-name="P1">نالائِقیں</text:p>
        <text:p text:style-name="P1">نام</text:p>
        <text:p text:style-name="P1">نامءَ</text:p>
        <text:p text:style-name="P1">نامءِ</text:p>
        <text:p text:style-name="P1">ناما</text:p>
        <text:p text:style-name="P1">نامانی</text:p>
        <text:p text:style-name="P1">نامدار</text:p>
        <text:p text:style-name="P1">نامداریں</text:p>
        <text:p text:style-name="P1">نامزَد</text:p>
        <text:p text:style-name="P1">نامَرد</text:p>
        <text:p text:style-name="P1">نامَعلُوم</text:p>
        <text:p text:style-name="P1">نامَہ</text:p>
        <text:p text:style-name="P1">نامَہءِ</text:p>
        <text:p text:style-name="P1">نامَہانی</text:p>
        <text:p text:style-name="P1">نامَہے</text:p>
        <text:p text:style-name="P1">نامُمکِن</text:p>
        <text:p text:style-name="P1">نامُکَمِّل</text:p>
        <text:p text:style-name="P1">نامِیءِ</text:p>
        <text:p text:style-name="P1">نامہ</text:p>
        <text:p text:style-name="P1">نامہءَ</text:p>
        <text:p text:style-name="P1">نامیں</text:p>
        <text:p text:style-name="P1">نامے</text:p>
        <text:p text:style-name="P1">نان</text:p>
        <text:p text:style-name="P1">نانءَ</text:p>
        <text:p text:style-name="P1">نانءِ</text:p>
        <text:p text:style-name="P1">نانا</text:p>
        <text:p text:style-name="P1">نانانی</text:p>
        <text:p text:style-name="P1">ناناں</text:p>
        <text:p text:style-name="P1">نانے</text:p>
        <text:p text:style-name="P1">ناوانِندَہ</text:p>
        <text:p text:style-name="P1">ناوَش</text:p>
        <text:p text:style-name="P1">ناٹِکی</text:p>
        <text:p text:style-name="P1">ناپاک</text:p>
        <text:p text:style-name="P1">ناپاکی</text:p>
        <text:p text:style-name="P1">ناپاکیں</text:p>
        <text:p text:style-name="P1">ناچ</text:p>
        <text:p text:style-name="P1">ناچءَ</text:p>
        <text:p text:style-name="P1">ناچءِ</text:p>
        <text:p text:style-name="P1">ناچاکی</text:p>
        <text:p text:style-name="P1">ناچِیز</text:p>
        <text:p text:style-name="P1">ناکام</text:p>
        <text:p text:style-name="P1">ناکامِلیں</text:p>
        <text:p text:style-name="P1">ناکو</text:p>
        <text:p text:style-name="P1">ناکُوزَتک</text:p>
        <text:p text:style-name="P1">ناہارِیءَ</text:p>
        <text:p text:style-name="P1">ناہاری</text:p>
        <text:p text:style-name="P1">ناہُدا</text:p>
        <text:p text:style-name="P1">نبی</text:p>
        <text:p text:style-name="P1">نتھ</text:p>
        <text:p text:style-name="P1">نتیجہ</text:p>
        <text:p text:style-name="P1">نحؔت</text:p>
        <text:p text:style-name="P1">نحؔور</text:p>
        <text:p text:style-name="P1">نحؔورءَ</text:p>
        <text:p text:style-name="P1">نحؔورءِ</text:p>
        <text:p text:style-name="P1">نر</text:p>
        <text:p text:style-name="P1">نزیَک</text:p>
        <text:p text:style-name="P1">نزیَکءَ</text:p>
        <text:p text:style-name="P1">نسب</text:p>
        <text:p text:style-name="P1">نسل</text:p>
        <text:p text:style-name="P1">نسلءَ</text:p>
        <text:p text:style-name="P1">نسلءِ</text:p>
        <text:p text:style-name="P1">نشت</text:p>
        <text:p text:style-name="P1">نشتئَگ</text:p>
        <text:p text:style-name="P1">نشہ</text:p>
        <text:p text:style-name="P1"><text:soft-page-break/>نظرءَ</text:p>
        <text:p text:style-name="P1">نعؔمان</text:p>
        <text:p text:style-name="P1">نعؔمہ</text:p>
        <text:p text:style-name="P1">نفؔتوحی</text:p>
        <text:p text:style-name="P1">نفؔیس</text:p>
        <text:p text:style-name="P1">نفَرت</text:p>
        <text:p text:style-name="P1">نفَرتءَ</text:p>
        <text:p text:style-name="P1">نماسگ</text:p>
        <text:p text:style-name="P1">نمونَہ</text:p>
        <text:p text:style-name="P1">نمَرود</text:p>
        <text:p text:style-name="P1">نند</text:p>
        <text:p text:style-name="P1">نندئَگ</text:p>
        <text:p text:style-name="P1">نندئَگءَ</text:p>
        <text:p text:style-name="P1">نندئَگءِ</text:p>
        <text:p text:style-name="P1">ننداں</text:p>
        <text:p text:style-name="P1">نندوک</text:p>
        <text:p text:style-name="P1">نندی</text:p>
        <text:p text:style-name="P1">ننگار</text:p>
        <text:p text:style-name="P1">نو</text:p>
        <text:p text:style-name="P1">نوؔد</text:p>
        <text:p text:style-name="P1">نوؔگا</text:p>
        <text:p text:style-name="P1">نوؔگاءِ</text:p>
        <text:p text:style-name="P1">نوءَ</text:p>
        <text:p text:style-name="P1">نوئیں</text:p>
        <text:p text:style-name="P1">نود</text:p>
        <text:p text:style-name="P1">نوزدَہمی</text:p>
        <text:p text:style-name="P1">نوزدہ</text:p>
        <text:p text:style-name="P1">نووؔحءِ</text:p>
        <text:p text:style-name="P1">نوک</text:p>
        <text:p text:style-name="P1">نوکر</text:p>
        <text:p text:style-name="P1">نوکراں</text:p>
        <text:p text:style-name="P1">نوکرے</text:p>
        <text:p text:style-name="P1">نوکَر</text:p>
        <text:p text:style-name="P1">نوکَراں</text:p>
        <text:p text:style-name="P1">نوکِر</text:p>
        <text:p text:style-name="P1">نوکِرءَ</text:p>
        <text:p text:style-name="P1">نوکِرءِ</text:p>
        <text:p text:style-name="P1">نوکِرّاناں</text:p>
        <text:p text:style-name="P1">نوکِرّانی</text:p>
        <text:p text:style-name="P1">نوکِرّاں</text:p>
        <text:p text:style-name="P1">نوکی</text:p>
        <text:p text:style-name="P1">نوکیناں</text:p>
        <text:p text:style-name="P1">نوکیں</text:p>
        <text:p text:style-name="P1">نَئے</text:p>
        <text:p text:style-name="P1">نَبُوؔکَدنَضَر</text:p>
        <text:p text:style-name="P1">نَبُوؔکَدنَضَرا</text:p>
        <text:p text:style-name="P1">نَبُوؔکَدنَضَرے</text:p>
        <text:p text:style-name="P1">نَبُوؔکَدنِضَرا</text:p>
        <text:p text:style-name="P1">نَبِیءَ</text:p>
        <text:p text:style-name="P1">نَبِیءَ​را</text:p>
        <text:p text:style-name="P1">نَبِیءِ</text:p>
        <text:p text:style-name="P1">نَبِیئیءَ</text:p>
        <text:p text:style-name="P1">نَبِیئیءِ</text:p>
        <text:p text:style-name="P1">نَبِیئے</text:p>
        <text:p text:style-name="P1">نَبِیا</text:p>
        <text:p text:style-name="P1">نَبِیانی</text:p>
        <text:p text:style-name="P1">نَبِیاں</text:p>
        <text:p text:style-name="P1">نَبی</text:p>
        <text:p text:style-name="P1">نَتَنؔ</text:p>
        <text:p text:style-name="P1">نَتِیجَہ</text:p>
        <text:p text:style-name="P1">نَتِیجَہءِ</text:p>
        <text:p text:style-name="P1">نَتھءِ</text:p>
        <text:p text:style-name="P1">نَجُو</text:p>
        <text:p text:style-name="P1">نَجُوا</text:p>
        <text:p text:style-name="P1">نَجُومِیانی</text:p>
        <text:p text:style-name="P1">نَجُومی</text:p>
        <text:p text:style-name="P1">نَحؔسون</text:p>
        <text:p text:style-name="P1">نَحؔسونءَ</text:p>
        <text:p text:style-name="P1">نَحؔسونءِ</text:p>
        <text:p text:style-name="P1">نَحُؔورءِ</text:p>
        <text:p text:style-name="P1">نَحُوؔر</text:p>
        <text:p text:style-name="P1">نَحُوؔرءِ</text:p>
        <text:p text:style-name="P1"><text:soft-page-break/>نَرم</text:p>
        <text:p text:style-name="P1">نَرمِیءِ</text:p>
        <text:p text:style-name="P1">نَرمی</text:p>
        <text:p text:style-name="P1">نَرمیں</text:p>
        <text:p text:style-name="P1">نَریں</text:p>
        <text:p text:style-name="P1">نَزرانَہاں</text:p>
        <text:p text:style-name="P1">نَزِّیک</text:p>
        <text:p text:style-name="P1">نَزِّیکءَ</text:p>
        <text:p text:style-name="P1">نَزِّیکا</text:p>
        <text:p text:style-name="P1">نَزِّیکتِر</text:p>
        <text:p text:style-name="P1">نَزّیک</text:p>
        <text:p text:style-name="P1">نَزّیکءَ</text:p>
        <text:p text:style-name="P1">نَزیکءَ</text:p>
        <text:p text:style-name="P1">نَسءَ</text:p>
        <text:p text:style-name="P1">نَسل</text:p>
        <text:p text:style-name="P1">نَسلءَ</text:p>
        <text:p text:style-name="P1">نَسلءِ</text:p>
        <text:p text:style-name="P1">نَسَب</text:p>
        <text:p text:style-name="P1">نَسَل</text:p>
        <text:p text:style-name="P1">نَسَلءَ</text:p>
        <text:p text:style-name="P1">نَسَلءِ</text:p>
        <text:p text:style-name="P1">نَسَلا</text:p>
        <text:p text:style-name="P1">نَسَلیئیگ</text:p>
        <text:p text:style-name="P1">نَسَلیگ</text:p>
        <text:p text:style-name="P1">نَسِیب</text:p>
        <text:p text:style-name="P1">نَشَہ</text:p>
        <text:p text:style-name="P1">نَصِیحَت</text:p>
        <text:p text:style-name="P1">نَصِیحَتءَ</text:p>
        <text:p text:style-name="P1">نَصِیحَتءِ</text:p>
        <text:p text:style-name="P1">نَصِیحَتاں</text:p>
        <text:p text:style-name="P1">نَظرءَ</text:p>
        <text:p text:style-name="P1">نَظرا</text:p>
        <text:p text:style-name="P1">نَظَر</text:p>
        <text:p text:style-name="P1">نَظَرءَ</text:p>
        <text:p text:style-name="P1">نَظَرءِ</text:p>
        <text:p text:style-name="P1">نَظَرا</text:p>
        <text:p text:style-name="P1">نَظَربَند</text:p>
        <text:p text:style-name="P1">نَظَردارِیءَ</text:p>
        <text:p text:style-name="P1">نَظَرداری</text:p>
        <text:p text:style-name="P1">نَعرَہ</text:p>
        <text:p text:style-name="P1">نَعرَہءَ</text:p>
        <text:p text:style-name="P1">نَعمؔان</text:p>
        <text:p text:style-name="P1">نَعِمَتاں</text:p>
        <text:p text:style-name="P1">نَف</text:p>
        <text:p text:style-name="P1">نَفؔتالِیءِ</text:p>
        <text:p text:style-name="P1">نَفؔتالی</text:p>
        <text:p text:style-name="P1">نَفتَگ</text:p>
        <text:p text:style-name="P1">نَفرَت</text:p>
        <text:p text:style-name="P1">نَفرَتءَ</text:p>
        <text:p text:style-name="P1">نَفس</text:p>
        <text:p text:style-name="P1">نَفسءَ</text:p>
        <text:p text:style-name="P1">نَفسءِ</text:p>
        <text:p text:style-name="P1">نَفسانی</text:p>
        <text:p text:style-name="P1">نَفَلی</text:p>
        <text:p text:style-name="P1">نَقش</text:p>
        <text:p text:style-name="P1">نَقشَہ</text:p>
        <text:p text:style-name="P1">نَقَل</text:p>
        <text:p text:style-name="P1">نَقَلی</text:p>
        <text:p text:style-name="P1">نَمب</text:p>
        <text:p text:style-name="P1">نَمبءِ</text:p>
        <text:p text:style-name="P1">نَمباں</text:p>
        <text:p text:style-name="P1">نَمُونَہ</text:p>
        <text:p text:style-name="P1">نَمُونَہءَ</text:p>
        <text:p text:style-name="P1">نَمُونَہءِ</text:p>
        <text:p text:style-name="P1">نَمُونَہے</text:p>
        <text:p text:style-name="P1">نَنگار</text:p>
        <text:p text:style-name="P1">نَواز</text:p>
        <text:p text:style-name="P1">نَوازی</text:p>
        <text:p text:style-name="P1">نَوَد</text:p>
        <text:p text:style-name="P1">نَوکَر</text:p>
        <text:p text:style-name="P1">نَوکَرءَ</text:p>
        <text:p text:style-name="P1">نَوکَرا</text:p>
        <text:p text:style-name="P1"><text:soft-page-break/>نَوکَراناں</text:p>
        <text:p text:style-name="P1">نَوکَرانی</text:p>
        <text:p text:style-name="P1">نَوکَراں</text:p>
        <text:p text:style-name="P1">نَوکَری</text:p>
        <text:p text:style-name="P1">نَوکَرے</text:p>
        <text:p text:style-name="P1">نَپ</text:p>
        <text:p text:style-name="P1">نَہ</text:p>
        <text:p text:style-name="P1">نَہِرانی</text:p>
        <text:p text:style-name="P1">نُرُنڈئَگ</text:p>
        <text:p text:style-name="P1">نُرُنڈئَگءَ</text:p>
        <text:p text:style-name="P1">نُرُنڈاں</text:p>
        <text:p text:style-name="P1">نُرُنڈِت</text:p>
        <text:p text:style-name="P1">نُقص</text:p>
        <text:p text:style-name="P1">نُقصءَ</text:p>
        <text:p text:style-name="P1">نُقصءِ</text:p>
        <text:p text:style-name="P1">نُقصان</text:p>
        <text:p text:style-name="P1">نُقصانءَ</text:p>
        <text:p text:style-name="P1">نُقصاں</text:p>
        <text:p text:style-name="P1">نُقصے</text:p>
        <text:p text:style-name="P1">نُقطَہیءِ</text:p>
        <text:p text:style-name="P1">نُقطَہے</text:p>
        <text:p text:style-name="P1">نُمائِندَہ</text:p>
        <text:p text:style-name="P1">نُنُّک</text:p>
        <text:p text:style-name="P1">نُنُّکءَ</text:p>
        <text:p text:style-name="P1">نُنُّکءِ</text:p>
        <text:p text:style-name="P1">نُنُّکاں</text:p>
        <text:p text:style-name="P1">نُنُّکے</text:p>
        <text:p text:style-name="P1">نُوؔح</text:p>
        <text:p text:style-name="P1">نُوؔحءَ</text:p>
        <text:p text:style-name="P1">نُوؔحءَ​را</text:p>
        <text:p text:style-name="P1">نُوؔحءِ</text:p>
        <text:p text:style-name="P1">نُوؔخءَ</text:p>
        <text:p text:style-name="P1">نُور</text:p>
        <text:p text:style-name="P1">نُورءَ</text:p>
        <text:p text:style-name="P1">نُورءِ</text:p>
        <text:p text:style-name="P1">نُورا</text:p>
        <text:p text:style-name="P1">نُورِیئیں</text:p>
        <text:p text:style-name="P1">نُورِیانی</text:p>
        <text:p text:style-name="P1">نُوری</text:p>
        <text:p text:style-name="P1">نُورے</text:p>
        <text:p text:style-name="P1">نُومؔفا</text:p>
        <text:p text:style-name="P1">نُک</text:p>
        <text:p text:style-name="P1">نُکتَہ</text:p>
        <text:p text:style-name="P1">نُہمی</text:p>
        <text:p text:style-name="P1">نِبؔایوت</text:p>
        <text:p text:style-name="P1">نِبؔایوتءِ</text:p>
        <text:p text:style-name="P1">نِبِشتَہ</text:p>
        <text:p text:style-name="P1">نِجِؔب</text:p>
        <text:p text:style-name="P1">نِجات</text:p>
        <text:p text:style-name="P1">نِجاتءَ</text:p>
        <text:p text:style-name="P1">نِجاتءِ</text:p>
        <text:p text:style-name="P1">نِجاتا</text:p>
        <text:p text:style-name="P1">نِجاتے</text:p>
        <text:p text:style-name="P1">نِجُومِیانی</text:p>
        <text:p text:style-name="P1">نِجُومِیاں</text:p>
        <text:p text:style-name="P1">نِجُومی</text:p>
        <text:p text:style-name="P1">نِجِؔب</text:p>
        <text:p text:style-name="P1">نِجِؔبءَ</text:p>
        <text:p text:style-name="P1">نِزور</text:p>
        <text:p text:style-name="P1">نِزورِیءَ</text:p>
        <text:p text:style-name="P1">نِزورِیءِ</text:p>
        <text:p text:style-name="P1">نِزورِیا</text:p>
        <text:p text:style-name="P1">نِزورِیانی</text:p>
        <text:p text:style-name="P1">نِزورِیاں</text:p>
        <text:p text:style-name="P1">نِزوری</text:p>
        <text:p text:style-name="P1">نِزوریں</text:p>
        <text:p text:style-name="P1">نِزُورِیءَ</text:p>
        <text:p text:style-name="P1">نِزُوری</text:p>
        <text:p text:style-name="P1">نِشار</text:p>
        <text:p text:style-name="P1">نِشارءِ</text:p>
        <text:p text:style-name="P1">نِشاراں</text:p>
        <text:p text:style-name="P1">نِشان</text:p>
        <text:p text:style-name="P1"><text:soft-page-break/>نِشانءَ</text:p>
        <text:p text:style-name="P1">نِشانءِ</text:p>
        <text:p text:style-name="P1">نِشانانی</text:p>
        <text:p text:style-name="P1">نِشانِیءَ</text:p>
        <text:p text:style-name="P1">نِشانِیءِ</text:p>
        <text:p text:style-name="P1">نِشانِیئے</text:p>
        <text:p text:style-name="P1">نِشانِیانی</text:p>
        <text:p text:style-name="P1">نِشانِیاں</text:p>
        <text:p text:style-name="P1">نِشانی</text:p>
        <text:p text:style-name="P1">نِشانیئے</text:p>
        <text:p text:style-name="P1">نِشانیں</text:p>
        <text:p text:style-name="P1">نِشانے</text:p>
        <text:p text:style-name="P1">نِشت</text:p>
        <text:p text:style-name="P1">نِشتئَگ</text:p>
        <text:p text:style-name="P1">نِشتئَگا</text:p>
        <text:p text:style-name="P1">نِشتئَگاں</text:p>
        <text:p text:style-name="P1">نِشتئَگتاں</text:p>
        <text:p text:style-name="P1">نِشتئَگِتاں</text:p>
        <text:p text:style-name="P1">نِشتئَگیں</text:p>
        <text:p text:style-name="P1">نِشتئَگے</text:p>
        <text:p text:style-name="P1">نِشتا</text:p>
        <text:p text:style-name="P1">نِشتاں</text:p>
        <text:p text:style-name="P1">نِشتَئگِتاں</text:p>
        <text:p text:style-name="P1">نِشتَگ</text:p>
        <text:p text:style-name="P1">نِشتیں</text:p>
        <text:p text:style-name="P1">نِظارَہ</text:p>
        <text:p text:style-name="P1">نِظَر</text:p>
        <text:p text:style-name="P1">نِظَرا</text:p>
        <text:p text:style-name="P1">نِظَرے</text:p>
        <text:p text:style-name="P1">نِعمَت</text:p>
        <text:p text:style-name="P1">نِعمَتانی</text:p>
        <text:p text:style-name="P1">نِعمَتاں</text:p>
        <text:p text:style-name="P1">نِقصان</text:p>
        <text:p text:style-name="P1">نِماسئَگ</text:p>
        <text:p text:style-name="P1">نِماسئَگانی</text:p>
        <text:p text:style-name="P1">نِماسَگ</text:p>
        <text:p text:style-name="P1">نِماسگءِ</text:p>
        <text:p text:style-name="P1">نِماسگاں</text:p>
        <text:p text:style-name="P1">نِمَک</text:p>
        <text:p text:style-name="P1">نِمُّون</text:p>
        <text:p text:style-name="P1">نِمُّونءَ</text:p>
        <text:p text:style-name="P1">نِند</text:p>
        <text:p text:style-name="P1">نِندئَگ</text:p>
        <text:p text:style-name="P1">نِندئَگءَ</text:p>
        <text:p text:style-name="P1">نِندئَگءَ​راہ</text:p>
        <text:p text:style-name="P1">نِندئَگءِ</text:p>
        <text:p text:style-name="P1">نِنداریتا</text:p>
        <text:p text:style-name="P1">نِندارینئَگ</text:p>
        <text:p text:style-name="P1">نِنداریناگ</text:p>
        <text:p text:style-name="P1">نِنداریناں۔‘/</text:p>
        <text:p text:style-name="P1">نِندارینت</text:p>
        <text:p text:style-name="P1">نِندارینتئَگا</text:p>
        <text:p text:style-name="P1">نِندارینتا</text:p>
        <text:p text:style-name="P1">نِندارینتَنتے</text:p>
        <text:p text:style-name="P1">نِندارینتی</text:p>
        <text:p text:style-name="P1">نِندارینی</text:p>
        <text:p text:style-name="P1">نِنداں</text:p>
        <text:p text:style-name="P1">نِنداں۔/</text:p>
        <text:p text:style-name="P1">نِندوک</text:p>
        <text:p text:style-name="P1">نِندوکاں</text:p>
        <text:p text:style-name="P1">نِندوکیں</text:p>
        <text:p text:style-name="P1">نِندوکے</text:p>
        <text:p text:style-name="P1">نِندَگ</text:p>
        <text:p text:style-name="P1">نِندَگءَ</text:p>
        <text:p text:style-name="P1">نِندَگءِ</text:p>
        <text:p text:style-name="P1">نِندی</text:p>
        <text:p text:style-name="P1">نِندے</text:p>
        <text:p text:style-name="P1">نِپادءَ</text:p>
        <text:p text:style-name="P1">نِکاح</text:p>
        <text:p text:style-name="P1">نِکاحءَ</text:p>
        <text:p text:style-name="P1">نِکوؔلی</text:p>
        <text:p text:style-name="P1">نِکینک</text:p>
        <text:p text:style-name="P1"><text:soft-page-break/>نِگیزءِ</text:p>
        <text:p text:style-name="P1">نِیؔل</text:p>
        <text:p text:style-name="P1">نِیؔنوَھا</text:p>
        <text:p text:style-name="P1">نِیؔنوَھے</text:p>
        <text:p text:style-name="P1">نِیؔنوَہ</text:p>
        <text:p text:style-name="P1">نِیؔکانور</text:p>
        <text:p text:style-name="P1">نِیؔکُدیمُس</text:p>
        <text:p text:style-name="P1">نِیؔکُدیمُسءَ</text:p>
        <text:p text:style-name="P1">نِیؔکُدیمُسءِ</text:p>
        <text:p text:style-name="P1">نِیؔکُلائوس</text:p>
        <text:p text:style-name="P1">نِیؔکُپُلِس</text:p>
        <text:p text:style-name="P1">نِیل</text:p>
        <text:p text:style-name="P1">نِیلَم</text:p>
        <text:p text:style-name="P1">نِینؔوَھے</text:p>
        <text:p text:style-name="P1">نِیَّت</text:p>
        <text:p text:style-name="P1">نِیَّتءَ</text:p>
        <text:p text:style-name="P1">نِیَّتِیءِ</text:p>
        <text:p text:style-name="P1">نِیَّتی</text:p>
        <text:p text:style-name="P1">نکاح</text:p>
        <text:p text:style-name="P1">نگہبانی</text:p>
        <text:p text:style-name="P1">نہ</text:p>
        <text:p text:style-name="P1">نی</text:p>
        <text:p text:style-name="P1">نیؔاپُلِس</text:p>
        <text:p text:style-name="P1">نیؔرِیءِ</text:p>
        <text:p text:style-name="P1">نیؔری</text:p>
        <text:p text:style-name="P1">نیؔریُس</text:p>
        <text:p text:style-name="P1">نیؔنوہ</text:p>
        <text:p text:style-name="P1">نیامءَ</text:p>
        <text:p text:style-name="P1">نیت</text:p>
        <text:p text:style-name="P1">نیتءَ</text:p>
        <text:p text:style-name="P1">نیزَہ</text:p>
        <text:p text:style-name="P1">نیزَہے</text:p>
        <text:p text:style-name="P1">نیست</text:p>
        <text:p text:style-name="P1">نیستاں</text:p>
        <text:p text:style-name="P1">نیم</text:p>
        <text:p text:style-name="P1">نیمءَ</text:p>
        <text:p text:style-name="P1">نیمئَگ</text:p>
        <text:p text:style-name="P1">نیمئَگءَ</text:p>
        <text:p text:style-name="P1">نیمئَگءِ</text:p>
        <text:p text:style-name="P1">نیمئَگاں</text:p>
        <text:p text:style-name="P1">نیمئَگیءَ</text:p>
        <text:p text:style-name="P1">نیمئَگیگ</text:p>
        <text:p text:style-name="P1">نیمئَگے</text:p>
        <text:p text:style-name="P1">نیمَگءَ</text:p>
        <text:p text:style-name="P1">نیمَگا</text:p>
        <text:p text:style-name="P1">نیمَگیا</text:p>
        <text:p text:style-name="P1">نیمَگیگ</text:p>
        <text:p text:style-name="P1">نیمگ</text:p>
        <text:p text:style-name="P1">نیَک</text:p>
        <text:p text:style-name="P1">نیَکاں</text:p>
        <text:p text:style-name="P1">نیَکیں</text:p>
        <text:p text:style-name="P1">نیک</text:p>
        <text:p text:style-name="P1">نیکانی</text:p>
        <text:p text:style-name="P1">نیکاں</text:p>
        <text:p text:style-name="P1">نیکِیءِ</text:p>
        <text:p text:style-name="P1">نیکی</text:p>
        <text:p text:style-name="P1">نیکیءِ</text:p>
        <text:p text:style-name="P1">نیکیں</text:p>
        <text:p text:style-name="P1">و</text:p>
        <text:p text:style-name="P1">وا</text:p>
        <text:p text:style-name="P1">واب</text:p>
        <text:p text:style-name="P1">وابءَ</text:p>
        <text:p text:style-name="P1">وابءِ</text:p>
        <text:p text:style-name="P1">وابا</text:p>
        <text:p text:style-name="P1">واباناں</text:p>
        <text:p text:style-name="P1">وابانی</text:p>
        <text:p text:style-name="P1">واباں</text:p>
        <text:p text:style-name="P1">وابی</text:p>
        <text:p text:style-name="P1">وابیءَ</text:p>
        <text:p text:style-name="P1">وابے</text:p>
        <text:p text:style-name="P1">واجا</text:p>
        <text:p text:style-name="P1">واجَہ</text:p>
        <text:p text:style-name="P1"><text:soft-page-break/>واجَہءَ</text:p>
        <text:p text:style-name="P1">واجَہءَ​را</text:p>
        <text:p text:style-name="P1">واجَہءِ</text:p>
        <text:p text:style-name="P1">واجَہانی</text:p>
        <text:p text:style-name="P1">واجَہاں</text:p>
        <text:p text:style-name="P1">واجَہیءَ</text:p>
        <text:p text:style-name="P1">واجَہے</text:p>
        <text:p text:style-name="P1">واجِب</text:p>
        <text:p text:style-name="P1">واجِبیں</text:p>
        <text:p text:style-name="P1">واجہ</text:p>
        <text:p text:style-name="P1">واجہءَ</text:p>
        <text:p text:style-name="P1">واجہءَ​را</text:p>
        <text:p text:style-name="P1">واجہءِ</text:p>
        <text:p text:style-name="P1">واجہاں</text:p>
        <text:p text:style-name="P1">واجہی</text:p>
        <text:p text:style-name="P1">واد</text:p>
        <text:p text:style-name="P1">وادءِ</text:p>
        <text:p text:style-name="P1">وادِیءَ</text:p>
        <text:p text:style-name="P1">وادِیءِ</text:p>
        <text:p text:style-name="P1">وادی</text:p>
        <text:p text:style-name="P1">وار</text:p>
        <text:p text:style-name="P1">وارت</text:p>
        <text:p text:style-name="P1">وارت،/</text:p>
        <text:p text:style-name="P1">وارتئَگ</text:p>
        <text:p text:style-name="P1">وارتئَگا</text:p>
        <text:p text:style-name="P1">وارتئَگاں</text:p>
        <text:p text:style-name="P1">وارتئَگِتاں</text:p>
        <text:p text:style-name="P1">وارتئَگِتی</text:p>
        <text:p text:style-name="P1">وارتئَگے</text:p>
        <text:p text:style-name="P1">وارتا</text:p>
        <text:p text:style-name="P1">وارتاں</text:p>
        <text:p text:style-name="P1">وارتَنتی</text:p>
        <text:p text:style-name="P1">وارتَنتے</text:p>
        <text:p text:style-name="P1">وارتَگ</text:p>
        <text:p text:style-name="P1">وارتَگاں</text:p>
        <text:p text:style-name="P1">وارتگ</text:p>
        <text:p text:style-name="P1">وارتی</text:p>
        <text:p text:style-name="P1">وارِث</text:p>
        <text:p text:style-name="P1">وارِثءِ</text:p>
        <text:p text:style-name="P1">وارِثانی</text:p>
        <text:p text:style-name="P1">وارِثِیءَ</text:p>
        <text:p text:style-name="P1">وارِیءَ</text:p>
        <text:p text:style-name="P1">وارِیءِ</text:p>
        <text:p text:style-name="P1">وارِیئے</text:p>
        <text:p text:style-name="P1">واری</text:p>
        <text:p text:style-name="P1">وارینئَگ</text:p>
        <text:p text:style-name="P1">وارینئَگءَ</text:p>
        <text:p text:style-name="P1">وارینئَگءِ</text:p>
        <text:p text:style-name="P1">واریناں</text:p>
        <text:p text:style-name="P1">وارینت</text:p>
        <text:p text:style-name="P1">وارینتئَگا</text:p>
        <text:p text:style-name="P1">وارینتاں</text:p>
        <text:p text:style-name="P1">وارینتی</text:p>
        <text:p text:style-name="P1">وارینی</text:p>
        <text:p text:style-name="P1">وارینیں</text:p>
        <text:p text:style-name="P1">واسطا</text:p>
        <text:p text:style-name="P1">واسطابِج</text:p>
        <text:p text:style-name="P1">واسطَہ</text:p>
        <text:p text:style-name="P1">واسطہ</text:p>
        <text:p text:style-name="P1">واسکوٹ</text:p>
        <text:p text:style-name="P1">واسکوٹءَ</text:p>
        <text:p text:style-name="P1">واسکوٹءِ</text:p>
        <text:p text:style-name="P1">واعدہ</text:p>
        <text:p text:style-name="P1">واعدہءَ</text:p>
        <text:p text:style-name="P1">واعدہءِ</text:p>
        <text:p text:style-name="P1">واعِدَہ</text:p>
        <text:p text:style-name="P1">واعِدَہءَ</text:p>
        <text:p text:style-name="P1">واعِدَہءِ</text:p>
        <text:p text:style-name="P1">واعِدَہاں</text:p>
        <text:p text:style-name="P1">واعِدَہے</text:p>
        <text:p text:style-name="P1">واعِدہ</text:p>
        <text:p text:style-name="P1">واعِظ</text:p>
        <text:p text:style-name="P1"><text:soft-page-break/>واعِظءَ</text:p>
        <text:p text:style-name="P1">واقعہ</text:p>
        <text:p text:style-name="P1">واقعہءَ</text:p>
        <text:p text:style-name="P1">واقعی</text:p>
        <text:p text:style-name="P1">واقِعات</text:p>
        <text:p text:style-name="P1">واقِعَہ</text:p>
        <text:p text:style-name="P1">واقِعَہءَ</text:p>
        <text:p text:style-name="P1">واقِعَہءِ</text:p>
        <text:p text:style-name="P1">واقِعَہانی</text:p>
        <text:p text:style-name="P1">واقِعَہاں</text:p>
        <text:p text:style-name="P1">واقِعہ</text:p>
        <text:p text:style-name="P1">وال</text:p>
        <text:p text:style-name="P1">والءَ</text:p>
        <text:p text:style-name="P1">والءِ</text:p>
        <text:p text:style-name="P1">والاءِ</text:p>
        <text:p text:style-name="P1">والائیءِ</text:p>
        <text:p text:style-name="P1">والائے</text:p>
        <text:p text:style-name="P1">والی</text:p>
        <text:p text:style-name="P1">والے</text:p>
        <text:p text:style-name="P1">وام</text:p>
        <text:p text:style-name="P1">وامانی</text:p>
        <text:p text:style-name="P1">واماں</text:p>
        <text:p text:style-name="P1">وامدار</text:p>
        <text:p text:style-name="P1">وامدارءَ</text:p>
        <text:p text:style-name="P1">وامداریءَ</text:p>
        <text:p text:style-name="P1">وانئَگءَ</text:p>
        <text:p text:style-name="P1">وانئَگءِ</text:p>
        <text:p text:style-name="P1">وانانا</text:p>
        <text:p text:style-name="P1">واناں</text:p>
        <text:p text:style-name="P1">وانوک</text:p>
        <text:p text:style-name="P1">وانِندَہ</text:p>
        <text:p text:style-name="P1">وانِندَہے</text:p>
        <text:p text:style-name="P1">وانگَڑائی</text:p>
        <text:p text:style-name="P1">وانگَڑی</text:p>
        <text:p text:style-name="P1">وانی</text:p>
        <text:p text:style-name="P1">وانے</text:p>
        <text:p text:style-name="P1">واپار</text:p>
        <text:p text:style-name="P1">واپارءَ</text:p>
        <text:p text:style-name="P1">واپس</text:p>
        <text:p text:style-name="P1">واپَس</text:p>
        <text:p text:style-name="P1">واپینتی</text:p>
        <text:p text:style-name="P1">واڑءِ</text:p>
        <text:p text:style-name="P1">واڑے</text:p>
        <text:p text:style-name="P1">واہ</text:p>
        <text:p text:style-name="P1">واہدہ</text:p>
        <text:p text:style-name="P1">واہِیاتیں</text:p>
        <text:p text:style-name="P1">وت</text:p>
        <text:p text:style-name="P1">وتءَ</text:p>
        <text:p text:style-name="P1">وتءَ​را</text:p>
        <text:p text:style-name="P1">وتارءَ</text:p>
        <text:p text:style-name="P1">وتارا</text:p>
        <text:p text:style-name="P1">وتی</text:p>
        <text:p text:style-name="P1">ودئَگ</text:p>
        <text:p text:style-name="P1">ودئَگءَ</text:p>
        <text:p text:style-name="P1">ورئَگ</text:p>
        <text:p text:style-name="P1">ورئَگءَ</text:p>
        <text:p text:style-name="P1">ورئَگءِ</text:p>
        <text:p text:style-name="P1">وراں</text:p>
        <text:p text:style-name="P1">ورنا</text:p>
        <text:p text:style-name="P1">ورے</text:p>
        <text:p text:style-name="P1">وزیراعظم</text:p>
        <text:p text:style-name="P1">وزیرِاعظم</text:p>
        <text:p text:style-name="P1">وسیلہءَ</text:p>
        <text:p text:style-name="P1">وش</text:p>
        <text:p text:style-name="P1">وشی</text:p>
        <text:p text:style-name="P1">وشیں</text:p>
        <text:p text:style-name="P1">وصیت</text:p>
        <text:p text:style-name="P1">وعدہ</text:p>
        <text:p text:style-name="P1">وفات</text:p>
        <text:p text:style-name="P1">وفاتءَ</text:p>
        <text:p text:style-name="P1">وفاداری</text:p>
        <text:p text:style-name="P1">وقت</text:p>
        <text:p text:style-name="P1"><text:soft-page-break/>وقتءَ</text:p>
        <text:p text:style-name="P1">وَبا</text:p>
        <text:p text:style-name="P1">وَت</text:p>
        <text:p text:style-name="P1">وَتءَ</text:p>
        <text:p text:style-name="P1">وَتءَ​را</text:p>
        <text:p text:style-name="P1">وَتا</text:p>
        <text:p text:style-name="P1">وَتارا</text:p>
        <text:p text:style-name="P1">وَتاچہ</text:p>
        <text:p text:style-name="P1">وَتِیگانی</text:p>
        <text:p text:style-name="P1">وَتی</text:p>
        <text:p text:style-name="P1">وَتیگ</text:p>
        <text:p text:style-name="P1">وَج</text:p>
        <text:p text:style-name="P1">وَحشی</text:p>
        <text:p text:style-name="P1">وَدّائیناں</text:p>
        <text:p text:style-name="P1">وَدّان</text:p>
        <text:p text:style-name="P1">وَدّاں</text:p>
        <text:p text:style-name="P1">وَدِّت</text:p>
        <text:p text:style-name="P1">وَرئَگ</text:p>
        <text:p text:style-name="P1">وَرئَگءَ</text:p>
        <text:p text:style-name="P1">وَرئَگءِ</text:p>
        <text:p text:style-name="P1">وَرئَگا</text:p>
        <text:p text:style-name="P1">وَرئَگانی</text:p>
        <text:p text:style-name="P1">وَرئَگاں</text:p>
        <text:p text:style-name="P1">وَرئَگی</text:p>
        <text:p text:style-name="P1">وَرئَگیءَ</text:p>
        <text:p text:style-name="P1">وَرئَگیءِ</text:p>
        <text:p text:style-name="P1">وَرئَگے</text:p>
        <text:p text:style-name="P1">وَران</text:p>
        <text:p text:style-name="P1">وَراک</text:p>
        <text:p text:style-name="P1">وَراکءَ</text:p>
        <text:p text:style-name="P1">وَراکءِ</text:p>
        <text:p text:style-name="P1">وَراں</text:p>
        <text:p text:style-name="P1">وَردَن</text:p>
        <text:p text:style-name="P1">وَرزِشءِ</text:p>
        <text:p text:style-name="P1">وَرنا</text:p>
        <text:p text:style-name="P1">وَرناءَ</text:p>
        <text:p text:style-name="P1">وَرناءِ</text:p>
        <text:p text:style-name="P1">وَرنائِیءَ</text:p>
        <text:p text:style-name="P1">وَرنائِیءِ</text:p>
        <text:p text:style-name="P1">وَرنائِیئے</text:p>
        <text:p text:style-name="P1">وَرنائیءَ</text:p>
        <text:p text:style-name="P1">وَرنائیں</text:p>
        <text:p text:style-name="P1">وَرنائے</text:p>
        <text:p text:style-name="P1">وَرنایانی</text:p>
        <text:p text:style-name="P1">وَرنایاں</text:p>
        <text:p text:style-name="P1">وَروکءَ</text:p>
        <text:p text:style-name="P1">وَروکانی</text:p>
        <text:p text:style-name="P1">وَروکاں</text:p>
        <text:p text:style-name="P1">وَرَنتے</text:p>
        <text:p text:style-name="P1">وَرَگ</text:p>
        <text:p text:style-name="P1">وَرَگءَ</text:p>
        <text:p text:style-name="P1">وَرَگءِ</text:p>
        <text:p text:style-name="P1">وَرَگاں</text:p>
        <text:p text:style-name="P1">وَرَگِیءِ</text:p>
        <text:p text:style-name="P1">وَریں</text:p>
        <text:p text:style-name="P1">وَرے</text:p>
        <text:p text:style-name="P1">وَزَن</text:p>
        <text:p text:style-name="P1">وَزِیر</text:p>
        <text:p text:style-name="P1">وَزِیرءَ</text:p>
        <text:p text:style-name="P1">وَزِیراعظَم</text:p>
        <text:p text:style-name="P1">وَزِیراعظَمءِ</text:p>
        <text:p text:style-name="P1">وَزِیراَعظمءَ</text:p>
        <text:p text:style-name="P1">وَزِیراَعظمءِ</text:p>
        <text:p text:style-name="P1">وَزِیراَعظما</text:p>
        <text:p text:style-name="P1">وَزِیراَعظَمءَ</text:p>
        <text:p text:style-name="P1">وَزِیراں</text:p>
        <text:p text:style-name="P1">وَزِیرِ</text:p>
        <text:p text:style-name="P1">وَزِیرِاعظَم</text:p>
        <text:p text:style-name="P1">وَزِیرِاَعظَم</text:p>
        <text:p text:style-name="P1">وَزِیرِاَعظَمءَ</text:p>
        <text:p text:style-name="P1">وَزِیریءِ</text:p>
        <text:p text:style-name="P1">وَزیر</text:p>
        <text:p text:style-name="P1"><text:soft-page-break/>وَزیراعظَمءِ</text:p>
        <text:p text:style-name="P1">وَزیرِاعظَم</text:p>
        <text:p text:style-name="P1">وَسحالِیءِ</text:p>
        <text:p text:style-name="P1">وَسواس</text:p>
        <text:p text:style-name="P1">وَسِیلَہءَ</text:p>
        <text:p text:style-name="P1">وَسِیلَہا</text:p>
        <text:p text:style-name="P1">وَسِّیگ</text:p>
        <text:p text:style-name="P1">وَسِّیگءِ</text:p>
        <text:p text:style-name="P1">وَسِّیگءِ۔/</text:p>
        <text:p text:style-name="P1">وَسیلہءَ</text:p>
        <text:p text:style-name="P1">وَش</text:p>
        <text:p text:style-name="P1">وَشحال</text:p>
        <text:p text:style-name="P1">وَشحالی</text:p>
        <text:p text:style-name="P1">وَشّءَ</text:p>
        <text:p text:style-name="P1">وَشّان</text:p>
        <text:p text:style-name="P1">وَشِّیءَ</text:p>
        <text:p text:style-name="P1">وَشِّیءِ</text:p>
        <text:p text:style-name="P1">وَشِّیئے</text:p>
        <text:p text:style-name="P1">وَشِّیا</text:p>
        <text:p text:style-name="P1">وَشّی</text:p>
        <text:p text:style-name="P1">وَشّیں</text:p>
        <text:p text:style-name="P1">وَصِیَّت</text:p>
        <text:p text:style-name="P1">وَصِیَّتءِ</text:p>
        <text:p text:style-name="P1">وَصیت</text:p>
        <text:p text:style-name="P1">وَصیتءِ</text:p>
        <text:p text:style-name="P1">وَطَن</text:p>
        <text:p text:style-name="P1">وَطَنانی</text:p>
        <text:p text:style-name="P1">وَطَناں</text:p>
        <text:p text:style-name="P1">وَطَنیءِ</text:p>
        <text:p text:style-name="P1">وَطَنے</text:p>
        <text:p text:style-name="P1">وَظِیفہ</text:p>
        <text:p text:style-name="P1">وَغیرہ</text:p>
        <text:p text:style-name="P1">وَفا</text:p>
        <text:p text:style-name="P1">وَفائیں</text:p>
        <text:p text:style-name="P1">وَفات</text:p>
        <text:p text:style-name="P1">وَفاتءَ</text:p>
        <text:p text:style-name="P1">وَفادار</text:p>
        <text:p text:style-name="P1">وَفادارِیءِ</text:p>
        <text:p text:style-name="P1">وَفاداری</text:p>
        <text:p text:style-name="P1">وَفاداریں</text:p>
        <text:p text:style-name="P1">وَفادارے</text:p>
        <text:p text:style-name="P1">وَقت</text:p>
        <text:p text:style-name="P1">وَقتءَ</text:p>
        <text:p text:style-name="P1">وَقتءِ</text:p>
        <text:p text:style-name="P1">وَقتا</text:p>
        <text:p text:style-name="P1">وَقتی</text:p>
        <text:p text:style-name="P1">وَقتیءَ</text:p>
        <text:p text:style-name="P1">وَقتیءِ</text:p>
        <text:p text:style-name="P1">وَقتیگ</text:p>
        <text:p text:style-name="P1">وَقتے</text:p>
        <text:p text:style-name="P1">وَقت‘ءِ</text:p>
        <text:p text:style-name="P1">وَقف</text:p>
        <text:p text:style-name="P1">وَل</text:p>
        <text:p text:style-name="P1">وَلّءَ</text:p>
        <text:p text:style-name="P1">وَلّءِ</text:p>
        <text:p text:style-name="P1">وَلّے</text:p>
        <text:p text:style-name="P1">وَلی</text:p>
        <text:p text:style-name="P1">وَنت</text:p>
        <text:p text:style-name="P1">وَنتا</text:p>
        <text:p text:style-name="P1">وَنڈ</text:p>
        <text:p text:style-name="P1">وَٹّاں</text:p>
        <text:p text:style-name="P1">وَپت</text:p>
        <text:p text:style-name="P1">وَپتئَگا</text:p>
        <text:p text:style-name="P1">وَپتئَگاں</text:p>
        <text:p text:style-name="P1">وَپتئَگِتاں</text:p>
        <text:p text:style-name="P1">وَپتئَگے</text:p>
        <text:p text:style-name="P1">وَپتا</text:p>
        <text:p text:style-name="P1">وَپتَگے</text:p>
        <text:p text:style-name="P1">وَپسئَگءَ</text:p>
        <text:p text:style-name="P1">وَپسئَگا</text:p>
        <text:p text:style-name="P1">وَپساں</text:p>
        <text:p text:style-name="P1">وَپسَگءَ</text:p>
        <text:p text:style-name="P1"><text:soft-page-break/>وَپسَگءِ</text:p>
        <text:p text:style-name="P1">وَپسی</text:p>
        <text:p text:style-name="P1">وَپسے</text:p>
        <text:p text:style-name="P1">وَکِیلیءَ</text:p>
        <text:p text:style-name="P1">وَہد</text:p>
        <text:p text:style-name="P1">وَہدءَ</text:p>
        <text:p text:style-name="P1">وَہدءِ</text:p>
        <text:p text:style-name="P1">وَہدا</text:p>
        <text:p text:style-name="P1">وَہدہ</text:p>
        <text:p text:style-name="P1">وَہدہءَ</text:p>
        <text:p text:style-name="P1">وَہدیَکہ</text:p>
        <text:p text:style-name="P1">وَہدیکہ</text:p>
        <text:p text:style-name="P1">وَہمی</text:p>
        <text:p text:style-name="P1">وُصُول</text:p>
        <text:p text:style-name="P1">وُضُو</text:p>
        <text:p text:style-name="P1">وُقُوف</text:p>
        <text:p text:style-name="P1">وُقُوفی</text:p>
        <text:p text:style-name="P1">وُقُوفیں</text:p>
        <text:p text:style-name="P1">وپسئَگءَ</text:p>
        <text:p text:style-name="P1">وپسیں</text:p>
        <text:p text:style-name="P1">وپِت</text:p>
        <text:p text:style-name="P1">وپِتئَگاں</text:p>
        <text:p text:style-name="P1">وہدیکہ</text:p>
        <text:p text:style-name="P1">ویران</text:p>
        <text:p text:style-name="P1">ویرانیں</text:p>
        <text:p text:style-name="P1">ََے</text:p>
        <text:p text:style-name="P1">ٹال</text:p>
        <text:p text:style-name="P1">ٹالانی</text:p>
        <text:p text:style-name="P1">ٹالاں</text:p>
        <text:p text:style-name="P1">ٹالے</text:p>
        <text:p text:style-name="P1">ٹانٹ</text:p>
        <text:p text:style-name="P1">ٹاوَر</text:p>
        <text:p text:style-name="P1">ٹاوَرءِ</text:p>
        <text:p text:style-name="P1">ٹاوَرے</text:p>
        <text:p text:style-name="P1">ٹولِیئے</text:p>
        <text:p text:style-name="P1">ٹولِیانی</text:p>
        <text:p text:style-name="P1">ٹولی</text:p>
        <text:p text:style-name="P1">ٹولیانی</text:p>
        <text:p text:style-name="P1">ٹولیاں</text:p>
        <text:p text:style-name="P1">ٹوکرِیءِ</text:p>
        <text:p text:style-name="P1">ٹوکرِیاں</text:p>
        <text:p text:style-name="P1">ٹوکری</text:p>
        <text:p text:style-name="P1">ٹَن</text:p>
        <text:p text:style-name="P1">ٹَنگئَگ</text:p>
        <text:p text:style-name="P1">ٹَنگئَگءَ</text:p>
        <text:p text:style-name="P1">ٹَنگِت</text:p>
        <text:p text:style-name="P1">ٹَنگِتئَگا</text:p>
        <text:p text:style-name="P1">ٹَنگِتئَگِتاں</text:p>
        <text:p text:style-name="P1">ٹَنگِتئَگیں</text:p>
        <text:p text:style-name="P1">ٹَنگِتا</text:p>
        <text:p text:style-name="P1">ٹَنگِتاں</text:p>
        <text:p text:style-name="P1">ٹَنگِتَنتے</text:p>
        <text:p text:style-name="P1">ٹَنگی</text:p>
        <text:p text:style-name="P1">ٹَنگے</text:p>
        <text:p text:style-name="P1">ٹَوالءَ</text:p>
        <text:p text:style-name="P1">ٹَوالے</text:p>
        <text:p text:style-name="P1">ٹَپ</text:p>
        <text:p text:style-name="P1">ٹَپِّتا</text:p>
        <text:p text:style-name="P1">ٹَپِّتاں</text:p>
        <text:p text:style-name="P1">ٹَپّی</text:p>
        <text:p text:style-name="P1">ٹَپّے</text:p>
        <text:p text:style-name="P1">ٹَکَّر</text:p>
        <text:p text:style-name="P1">ٹَگلینتا</text:p>
        <text:p text:style-name="P1">ٹَہِتاں</text:p>
        <text:p text:style-name="P1">ٹَہی</text:p>
        <text:p text:style-name="P1">ٹُنگ</text:p>
        <text:p text:style-name="P1">ٹُنگءَ</text:p>
        <text:p text:style-name="P1">ٹُنگءِ</text:p>
        <text:p text:style-name="P1">ٹُنگانی</text:p>
        <text:p text:style-name="P1">ٹُنگاں</text:p>
        <text:p text:style-name="P1">ٹُولِیئے</text:p>
        <text:p text:style-name="P1">ٹُولِیانی</text:p>
        <text:p text:style-name="P1"><text:soft-page-break/>ٹُولِیاں</text:p>
        <text:p text:style-name="P1">ٹُولی</text:p>
        <text:p text:style-name="P1">ٹُوکرِیءَ</text:p>
        <text:p text:style-name="P1">ٹُوکری</text:p>
        <text:p text:style-name="P1">ٹُوکریانی</text:p>
        <text:p text:style-name="P1">ٹُکّئَگءَ</text:p>
        <text:p text:style-name="P1">ٹُکّان</text:p>
        <text:p text:style-name="P1">ٹُکّرے</text:p>
        <text:p text:style-name="P1">ٹُکُّر</text:p>
        <text:p text:style-name="P1">ٹُکُّریءِ</text:p>
        <text:p text:style-name="P1">ٹُکُّرے</text:p>
        <text:p text:style-name="P1">ٹُکّی</text:p>
        <text:p text:style-name="P1">ٹُکّے</text:p>
        <text:p text:style-name="P1">ٹِلِنگوکیں</text:p>
        <text:p text:style-name="P1">ٹِلّو</text:p>
        <text:p text:style-name="P1">ٹِلُّک</text:p>
        <text:p text:style-name="P1">ٹِلُّکانی</text:p>
        <text:p text:style-name="P1">ٹِپ</text:p>
        <text:p text:style-name="P1">ٹِک</text:p>
        <text:p text:style-name="P1">ٹِکارِیئیں</text:p>
        <text:p text:style-name="P1">ٹِکاری</text:p>
        <text:p text:style-name="P1">ٹِکاریئیں</text:p>
        <text:p text:style-name="P1">ٹِکّیں</text:p>
        <text:p text:style-name="P1">ٹِیکِیئے</text:p>
        <text:p text:style-name="P1">ٹٹولِیءَ</text:p>
        <text:p text:style-name="P1">ٹکِر</text:p>
        <text:p text:style-name="P1">ٹکِرّانی</text:p>
        <text:p text:style-name="P1">ٹکِریءَ</text:p>
        <text:p text:style-name="P1">ٹکِرے</text:p>
        <text:p text:style-name="P1">ٹھونسَہ</text:p>
        <text:p text:style-name="P1">ٹھَٹھُولی</text:p>
        <text:p text:style-name="P1">ٹھَگ</text:p>
        <text:p text:style-name="P1">ٹھَگّائینوکاں</text:p>
        <text:p text:style-name="P1">ٹھَگِّیءَ</text:p>
        <text:p text:style-name="P1">ٹھَگِّیءِ</text:p>
        <text:p text:style-name="P1">ٹھَگّی</text:p>
        <text:p text:style-name="P1">ٹھگِیءِ</text:p>
        <text:p text:style-name="P1">ٹھگی</text:p>
        <text:p text:style-name="P1">ٹھیکَہءَ</text:p>
        <text:p text:style-name="P1">ٹیَکی</text:p>
        <text:p text:style-name="P1">ٹیکس</text:p>
        <text:p text:style-name="P1">ٻِبَندے</text:p>
        <text:p text:style-name="P1">پؔائولُس</text:p>
        <text:p text:style-name="P1">پؔائولُسءَ</text:p>
        <text:p text:style-name="P1">پؔائولُسءَ​را</text:p>
        <text:p text:style-name="P1">پؔائولُسءِ</text:p>
        <text:p text:style-name="P1">پؔاتَرَہ</text:p>
        <text:p text:style-name="P1">پؔرُخُرُس</text:p>
        <text:p text:style-name="P1">پاؔئولُس</text:p>
        <text:p text:style-name="P1">پاؔئولُسءِ</text:p>
        <text:p text:style-name="P1">پائولُسءِ</text:p>
        <text:p text:style-name="P1">پابَند</text:p>
        <text:p text:style-name="P1">پابَندِیءِ</text:p>
        <text:p text:style-name="P1">پاترؔوباس</text:p>
        <text:p text:style-name="P1">پاتمؔوس</text:p>
        <text:p text:style-name="P1">پاد</text:p>
        <text:p text:style-name="P1">پادءَ</text:p>
        <text:p text:style-name="P1">پادءِ</text:p>
        <text:p text:style-name="P1">پادانِیءَ</text:p>
        <text:p text:style-name="P1">پادانی</text:p>
        <text:p text:style-name="P1">پادانے</text:p>
        <text:p text:style-name="P1">پاداں</text:p>
        <text:p text:style-name="P1">پادِینءَ</text:p>
        <text:p text:style-name="P1">پادیءَ</text:p>
        <text:p text:style-name="P1">پادے</text:p>
        <text:p text:style-name="P1">پار</text:p>
        <text:p text:style-name="P1">پارؔتھی</text:p>
        <text:p text:style-name="P1">پارِیگیں</text:p>
        <text:p text:style-name="P1">پارٹِیءِ</text:p>
        <text:p text:style-name="P1">پارٹِیئیگ</text:p>
        <text:p text:style-name="P1">پارٹِیانی</text:p>
        <text:p text:style-name="P1">پارٹی</text:p>
        <text:p text:style-name="P1"><text:soft-page-break/>پاسءَ</text:p>
        <text:p text:style-name="P1">پاسبان</text:p>
        <text:p text:style-name="P1">پاسبانِیءِ</text:p>
        <text:p text:style-name="P1">پافوؔس</text:p>
        <text:p text:style-name="P1">پالتئَگتے</text:p>
        <text:p text:style-name="P1">پالَگءَ</text:p>
        <text:p text:style-name="P1">پالی</text:p>
        <text:p text:style-name="P1">پالیگ</text:p>
        <text:p text:style-name="P1">پالیگے</text:p>
        <text:p text:style-name="P1">پانات</text:p>
        <text:p text:style-name="P1">پاناتءَ</text:p>
        <text:p text:style-name="P1">پاناتءِ</text:p>
        <text:p text:style-name="P1">پانزدَہ</text:p>
        <text:p text:style-name="P1">پانزدَہمی</text:p>
        <text:p text:style-name="P1">پانزدہ</text:p>
        <text:p text:style-name="P1">پانپاہ</text:p>
        <text:p text:style-name="P1">پانپاہءَ</text:p>
        <text:p text:style-name="P1">پانپاہءَ​را</text:p>
        <text:p text:style-name="P1">پانپاہِیءَ</text:p>
        <text:p text:style-name="P1">پانپاہی</text:p>
        <text:p text:style-name="P1">پانچئَگءَ</text:p>
        <text:p text:style-name="P1">پاٹءَ</text:p>
        <text:p text:style-name="P1">پاٹے</text:p>
        <text:p text:style-name="P1">پاچِن</text:p>
        <text:p text:style-name="P1">پاک</text:p>
        <text:p text:style-name="P1">پاکانی</text:p>
        <text:p text:style-name="P1">پاکتِریں</text:p>
        <text:p text:style-name="P1">پاکِیءَ</text:p>
        <text:p text:style-name="P1">پاکی</text:p>
        <text:p text:style-name="P1">پاکین</text:p>
        <text:p text:style-name="P1">پاکیں</text:p>
        <text:p text:style-name="P1">پاگاں</text:p>
        <text:p text:style-name="P1">پتُلِمَِیؔس</text:p>
        <text:p text:style-name="P1">پجا</text:p>
        <text:p text:style-name="P1">پدا</text:p>
        <text:p text:style-name="P1">پداہَم</text:p>
        <text:p text:style-name="P1">پراہ</text:p>
        <text:p text:style-name="P1">پراہی</text:p>
        <text:p text:style-name="P1">پراہیں</text:p>
        <text:p text:style-name="P1">پردگارءَ</text:p>
        <text:p text:style-name="P1">پردہ</text:p>
        <text:p text:style-name="P1">پردیسءَ</text:p>
        <text:p text:style-name="P1">پردیسی</text:p>
        <text:p text:style-name="P1">پرستش</text:p>
        <text:p text:style-name="P1">پروشئَگ</text:p>
        <text:p text:style-name="P1">پروشئَگءَ</text:p>
        <text:p text:style-name="P1">پروشئَگءِ</text:p>
        <text:p text:style-name="P1">پروشئَگا</text:p>
        <text:p text:style-name="P1">پروشت</text:p>
        <text:p text:style-name="P1">پروشتئَگِتاں</text:p>
        <text:p text:style-name="P1">پروشتئَگِتَنتی</text:p>
        <text:p text:style-name="P1">پروشتاں</text:p>
        <text:p text:style-name="P1">پروشتَنتے</text:p>
        <text:p text:style-name="P1">پروشی</text:p>
        <text:p text:style-name="P1">پرَست</text:p>
        <text:p text:style-name="P1">پرَستانی</text:p>
        <text:p text:style-name="P1">پرَستاں</text:p>
        <text:p text:style-name="P1">پرَستِش</text:p>
        <text:p text:style-name="P1">پرَستِشءَ</text:p>
        <text:p text:style-name="P1">پرَستِیءَ</text:p>
        <text:p text:style-name="P1">پرَستِیءِ</text:p>
        <text:p text:style-name="P1">پرَستِیئے</text:p>
        <text:p text:style-name="P1">پرَستی</text:p>
        <text:p text:style-name="P1">پرَستیں</text:p>
        <text:p text:style-name="P1">پرُشئَگ</text:p>
        <text:p text:style-name="P1">پرُشئَگءَ</text:p>
        <text:p text:style-name="P1">پرُشئَگءِ</text:p>
        <text:p text:style-name="P1">پرُشئَگا</text:p>
        <text:p text:style-name="P1">پرُشئَگے</text:p>
        <text:p text:style-name="P1">پرُشاں</text:p>
        <text:p text:style-name="P1">پرُشتئَگیں</text:p>
        <text:p text:style-name="P1">پرُشتا</text:p>
        <text:p text:style-name="P1"><text:soft-page-break/>پرِنچَگ</text:p>
        <text:p text:style-name="P1">پرِیشان</text:p>
        <text:p text:style-name="P1">پریشان</text:p>
        <text:p text:style-name="P1">پریشانِیءَ</text:p>
        <text:p text:style-name="P1">پزوریں</text:p>
        <text:p text:style-name="P1">پس</text:p>
        <text:p text:style-name="P1">پسؔ</text:p>
        <text:p text:style-name="P1">پسے</text:p>
        <text:p text:style-name="P1">پش</text:p>
        <text:p text:style-name="P1">پما</text:p>
        <text:p text:style-name="P1">پناہ</text:p>
        <text:p text:style-name="P1">پنزوریں</text:p>
        <text:p text:style-name="P1">پنچ</text:p>
        <text:p text:style-name="P1">پوؔتیفارءِ</text:p>
        <text:p text:style-name="P1">پوؔتیپار</text:p>
        <text:p text:style-name="P1">پوؔتیپارءَ</text:p>
        <text:p text:style-name="P1">پوؔتیپارءِ</text:p>
        <text:p text:style-name="P1">پوؔرُّس</text:p>
        <text:p text:style-name="P1">پوؔرکِیُس</text:p>
        <text:p text:style-name="P1">پورا</text:p>
        <text:p text:style-name="P1">پورِؔسکِلَّہ</text:p>
        <text:p text:style-name="P1">پورِؔسکِلَّہءَ</text:p>
        <text:p text:style-name="P1">پوست</text:p>
        <text:p text:style-name="P1">پوستءَ</text:p>
        <text:p text:style-name="P1">پوستءِ</text:p>
        <text:p text:style-name="P1">پوشاک</text:p>
        <text:p text:style-name="P1">پوشَگءَ</text:p>
        <text:p text:style-name="P1">پولِیسے</text:p>
        <text:p text:style-name="P1">پونزءَ</text:p>
        <text:p text:style-name="P1">پونشی</text:p>
        <text:p text:style-name="P1">پَتا</text:p>
        <text:p text:style-name="P1">پَتات</text:p>
        <text:p text:style-name="P1">پَتاتئَگا</text:p>
        <text:p text:style-name="P1">پَتاتا</text:p>
        <text:p text:style-name="P1">پَتایاں</text:p>
        <text:p text:style-name="P1">پَتَّگءَ</text:p>
        <text:p text:style-name="P1">پَتکئَگیں</text:p>
        <text:p text:style-name="P1">پَجّءَ</text:p>
        <text:p text:style-name="P1">پَجّا</text:p>
        <text:p text:style-name="P1">پَد</text:p>
        <text:p text:style-name="P1">پَدؔام</text:p>
        <text:p text:style-name="P1">پَدؔان</text:p>
        <text:p text:style-name="P1">پَدءَ</text:p>
        <text:p text:style-name="P1">پَدءِ</text:p>
        <text:p text:style-name="P1">پَدا</text:p>
        <text:p text:style-name="P1">پَداں</text:p>
        <text:p text:style-name="P1">پَدَرد</text:p>
        <text:p text:style-name="P1">پَرؔمَناس</text:p>
        <text:p text:style-name="P1">پَراہی</text:p>
        <text:p text:style-name="P1">پَردئَگ</text:p>
        <text:p text:style-name="P1">پَردَہ</text:p>
        <text:p text:style-name="P1">پَردَہءَ</text:p>
        <text:p text:style-name="P1">پَردَہءِ</text:p>
        <text:p text:style-name="P1">پَردَہے</text:p>
        <text:p text:style-name="P1">پَردیسِیئے</text:p>
        <text:p text:style-name="P1">پَردیسی</text:p>
        <text:p text:style-name="P1">پَرواہ</text:p>
        <text:p text:style-name="P1">پَرواہءَ</text:p>
        <text:p text:style-name="P1">پَرواہیں</text:p>
        <text:p text:style-name="P1">پَروَردِگار</text:p>
        <text:p text:style-name="P1">پَروَردِگارءَ</text:p>
        <text:p text:style-name="P1">پَروَردِگارءِ</text:p>
        <text:p text:style-name="P1">پَرہیز</text:p>
        <text:p text:style-name="P1">پَرہیزگار</text:p>
        <text:p text:style-name="P1">پَرہیزگارِیءِ</text:p>
        <text:p text:style-name="P1">پَریشان</text:p>
        <text:p text:style-name="P1">پَریشانِیءَ</text:p>
        <text:p text:style-name="P1">پَریشانِیءِ</text:p>
        <text:p text:style-name="P1">پَریشانِیا</text:p>
        <text:p text:style-name="P1">پَریشانِیانی</text:p>
        <text:p text:style-name="P1">پَریشانِیاں</text:p>
        <text:p text:style-name="P1">پَریشانی</text:p>
        <text:p text:style-name="P1"><text:soft-page-break/>پَزّور</text:p>
        <text:p text:style-name="P1">پَزّوریں</text:p>
        <text:p text:style-name="P1">پَس</text:p>
        <text:p text:style-name="P1">پَسءِ</text:p>
        <text:p text:style-name="P1">پَسانی</text:p>
        <text:p text:style-name="P1">پَساں</text:p>
        <text:p text:style-name="P1">پَسَند</text:p>
        <text:p text:style-name="P1">پَسَندءِ</text:p>
        <text:p text:style-name="P1">پَسے</text:p>
        <text:p text:style-name="P1">پَش</text:p>
        <text:p text:style-name="P1">پَشومان</text:p>
        <text:p text:style-name="P1">پَشومانِیءَ</text:p>
        <text:p text:style-name="P1">پَشومانی</text:p>
        <text:p text:style-name="P1">پَشَل</text:p>
        <text:p text:style-name="P1">پَشَلِیءَ</text:p>
        <text:p text:style-name="P1">پَشَلِیا</text:p>
        <text:p text:style-name="P1">پَشَّل</text:p>
        <text:p text:style-name="P1">پَشک</text:p>
        <text:p text:style-name="P1">پَشکءَ</text:p>
        <text:p text:style-name="P1">پَشکاں</text:p>
        <text:p text:style-name="P1">پَطؔرَس</text:p>
        <text:p text:style-name="P1">پَطؔرَسءَ</text:p>
        <text:p text:style-name="P1">پَطؔرَسءَ​را</text:p>
        <text:p text:style-name="P1">پَطؔرَسءِ</text:p>
        <text:p text:style-name="P1">پَطؔرَسیگ</text:p>
        <text:p text:style-name="P1">پَطرَس</text:p>
        <text:p text:style-name="P1">پَطرَسءَ</text:p>
        <text:p text:style-name="P1">پَطرَسءِ</text:p>
        <text:p text:style-name="P1">پَلئَگا</text:p>
        <text:p text:style-name="P1">پَلَنگے</text:p>
        <text:p text:style-name="P1">پَلِیت</text:p>
        <text:p text:style-name="P1">پَلِیتیں</text:p>
        <text:p text:style-name="P1">پَلٹَن</text:p>
        <text:p text:style-name="P1">پَلٹَنءِ</text:p>
        <text:p text:style-name="P1">پَلٹَنے</text:p>
        <text:p text:style-name="P1">پَلپَٹاں</text:p>
        <text:p text:style-name="P1">پَلپَٹی</text:p>
        <text:p text:style-name="P1">پَمؔفُولِیَہ</text:p>
        <text:p text:style-name="P1">پَناہ</text:p>
        <text:p text:style-name="P1">پَنجاہ</text:p>
        <text:p text:style-name="P1">پَنجاہءِ</text:p>
        <text:p text:style-name="P1">پَنجَگ</text:p>
        <text:p text:style-name="P1">پَنجَگے</text:p>
        <text:p text:style-name="P1">پَند</text:p>
        <text:p text:style-name="P1">پَنْجاہ</text:p>
        <text:p text:style-name="P1">پَنْجاہءِ</text:p>
        <text:p text:style-name="P1">پَنْجاہیں</text:p>
        <text:p text:style-name="P1">پَنچ</text:p>
        <text:p text:style-name="P1">پَنچءَ</text:p>
        <text:p text:style-name="P1">پَنچمی</text:p>
        <text:p text:style-name="P1">پَنچُمی</text:p>
        <text:p text:style-name="P1">پَنچیں</text:p>
        <text:p text:style-name="P1">پَٹ</text:p>
        <text:p text:style-name="P1">پَٹا</text:p>
        <text:p text:style-name="P1">پَٹَکّیں</text:p>
        <text:p text:style-name="P1">پَٹِّت</text:p>
        <text:p text:style-name="P1">پَٹِیئیں</text:p>
        <text:p text:style-name="P1">پَٹّائے</text:p>
        <text:p text:style-name="P1">پَٹَّگ</text:p>
        <text:p text:style-name="P1">پَٹَّہ</text:p>
        <text:p text:style-name="P1">پَٹَّہے</text:p>
        <text:p text:style-name="P1">پَٹِّتَگاں</text:p>
        <text:p text:style-name="P1">پَٹِّیئیءِ</text:p>
        <text:p text:style-name="P1">پَٹِّیئے</text:p>
        <text:p text:style-name="P1">پَٹِّیاں</text:p>
        <text:p text:style-name="P1">پَٹی</text:p>
        <text:p text:style-name="P1">پَچ</text:p>
        <text:p text:style-name="P1">پَچئَگءَ</text:p>
        <text:p text:style-name="P1">پَچِیءَ</text:p>
        <text:p text:style-name="P1">پَچیں</text:p>
        <text:p text:style-name="P1">پَژَمءِ</text:p>
        <text:p text:style-name="P1">پَکّا</text:p>
        <text:p text:style-name="P1"><text:soft-page-break/>پَکّائیں</text:p>
        <text:p text:style-name="P1">پَگارءِ</text:p>
        <text:p text:style-name="P1">پَہ</text:p>
        <text:p text:style-name="P1">پَہرَہ</text:p>
        <text:p text:style-name="P1">پَہلَوان</text:p>
        <text:p text:style-name="P1">پَہِل</text:p>
        <text:p text:style-name="P1">پَیدا</text:p>
        <text:p text:style-name="P1">پَیدائِشءَ</text:p>
        <text:p text:style-name="P1">پَیدائِشا</text:p>
        <text:p text:style-name="P1">پَیدائِشی</text:p>
        <text:p text:style-name="P1">پَیداوارءَ</text:p>
        <text:p text:style-name="P1">پَیسا</text:p>
        <text:p text:style-name="P1">پُبلِیوؔسءِ</text:p>
        <text:p text:style-name="P1">پُترت</text:p>
        <text:p text:style-name="P1">پُترُوشُکے</text:p>
        <text:p text:style-name="P1">پُتِرت</text:p>
        <text:p text:style-name="P1">پُتیؔولی</text:p>
        <text:p text:style-name="P1">پُجاری</text:p>
        <text:p text:style-name="P1">پُر</text:p>
        <text:p text:style-name="P1">پُرس</text:p>
        <text:p text:style-name="P1">پُرسءَ</text:p>
        <text:p text:style-name="P1">پُرِیءَ</text:p>
        <text:p text:style-name="P1">پُرِّیءِ</text:p>
        <text:p text:style-name="P1">پُرّیں</text:p>
        <text:p text:style-name="P1">پُشت</text:p>
        <text:p text:style-name="P1">پُشتءَ</text:p>
        <text:p text:style-name="P1">پُشتا</text:p>
        <text:p text:style-name="P1">پُشتی</text:p>
        <text:p text:style-name="P1">پُغُلانی</text:p>
        <text:p text:style-name="P1">پُل</text:p>
        <text:p text:style-name="P1">پُلئَگ</text:p>
        <text:p text:style-name="P1">پُلئَگءَ</text:p>
        <text:p text:style-name="P1">پُلوک</text:p>
        <text:p text:style-name="P1">پُلَنگءِ</text:p>
        <text:p text:style-name="P1">پُلِتاں</text:p>
        <text:p text:style-name="P1">پُلّءِ</text:p>
        <text:p text:style-name="P1">پُلّانی</text:p>
        <text:p text:style-name="P1">پُلّاں</text:p>
        <text:p text:style-name="P1">پُلّینت</text:p>
        <text:p text:style-name="P1">پُلّینتی</text:p>
        <text:p text:style-name="P1">پُلّے</text:p>
        <text:p text:style-name="P1">پُنؔطوس</text:p>
        <text:p text:style-name="P1">پُنؔطِیُس</text:p>
        <text:p text:style-name="P1">پُوؔتیپار</text:p>
        <text:p text:style-name="P1">پُوؔتیپارءَ</text:p>
        <text:p text:style-name="P1">پُوؔتیپارءِ</text:p>
        <text:p text:style-name="P1">پُوؔدینس</text:p>
        <text:p text:style-name="P1">پُوئی</text:p>
        <text:p text:style-name="P1">پُودنَہ</text:p>
        <text:p text:style-name="P1">پُورا</text:p>
        <text:p text:style-name="P1">پُٹ</text:p>
        <text:p text:style-name="P1">پُٹءَ</text:p>
        <text:p text:style-name="P1">پُٹانی</text:p>
        <text:p text:style-name="P1">پُٹّی</text:p>
        <text:p text:style-name="P1">پُچّاں</text:p>
        <text:p text:style-name="P1">پُگءَ</text:p>
        <text:p text:style-name="P1">پُگاں</text:p>
        <text:p text:style-name="P1">پُگے</text:p>
        <text:p text:style-name="P1">پِت</text:p>
        <text:p text:style-name="P1">پِتءَ</text:p>
        <text:p text:style-name="P1">پِتءَ​را</text:p>
        <text:p text:style-name="P1">پِتءِ</text:p>
        <text:p text:style-name="P1">پِتآئِیءِ</text:p>
        <text:p text:style-name="P1">پِتارا</text:p>
        <text:p text:style-name="P1">پِتاں</text:p>
        <text:p text:style-name="P1">پِتیءِ</text:p>
        <text:p text:style-name="P1">پِتے</text:p>
        <text:p text:style-name="P1">پِر</text:p>
        <text:p text:style-name="P1">پِرؔگَہ</text:p>
        <text:p text:style-name="P1">پِرؔگُمَن</text:p>
        <text:p text:style-name="P1">پِرِتئَگا</text:p>
        <text:p text:style-name="P1">پِری</text:p>
        <text:p text:style-name="P1"><text:soft-page-break/>پِسِؔدِیَہ</text:p>
        <text:p text:style-name="P1">پِستہ</text:p>
        <text:p text:style-name="P1">پِلؔداس</text:p>
        <text:p text:style-name="P1">پِلِکِت</text:p>
        <text:p text:style-name="P1">پِلِکِّتاں</text:p>
        <text:p text:style-name="P1">پِلِکّئَگی</text:p>
        <text:p text:style-name="P1">پِلِکّی</text:p>
        <text:p text:style-name="P1">پِلینڈے</text:p>
        <text:p text:style-name="P1">پِنز</text:p>
        <text:p text:style-name="P1">پِنزءِ</text:p>
        <text:p text:style-name="P1">پِنڈئَگ</text:p>
        <text:p text:style-name="P1">پِنڈئَگءَ</text:p>
        <text:p text:style-name="P1">پِنڈِتئَگِتی</text:p>
        <text:p text:style-name="P1">پِٹ</text:p>
        <text:p text:style-name="P1">پِیؔلاطوس</text:p>
        <text:p text:style-name="P1">پِیؔلاطوسءَ</text:p>
        <text:p text:style-name="P1">پِیؔلاطوسءَ​را</text:p>
        <text:p text:style-name="P1">پِیؔلاطوسءِ</text:p>
        <text:p text:style-name="P1">پِیتءِ</text:p>
        <text:p text:style-name="P1">پِیتِیءَ</text:p>
        <text:p text:style-name="P1">پِیتِیءِ</text:p>
        <text:p text:style-name="P1">پِیدا</text:p>
        <text:p text:style-name="P1">پِیر</text:p>
        <text:p text:style-name="P1">پِیرُک</text:p>
        <text:p text:style-name="P1">پِیرُکا</text:p>
        <text:p text:style-name="P1">پِیرُکاناں</text:p>
        <text:p text:style-name="P1">پِیرُکانی</text:p>
        <text:p text:style-name="P1">پِیرُکاں</text:p>
        <text:p text:style-name="P1">پِیرُکی</text:p>
        <text:p text:style-name="P1">پِیرِیئے</text:p>
        <text:p text:style-name="P1">پِیریں</text:p>
        <text:p text:style-name="P1">پِیلاطوس</text:p>
        <text:p text:style-name="P1">پِیلاطوسءِ</text:p>
        <text:p text:style-name="P1">پْروش</text:p>
        <text:p text:style-name="P1">پْرُشت</text:p>
        <text:p text:style-name="P1">پچ</text:p>
        <text:p text:style-name="P1">پکا</text:p>
        <text:p text:style-name="P1">پھارسی</text:p>
        <text:p text:style-name="P1">پھستئَگتاں</text:p>
        <text:p text:style-name="P1">پھَسّئَگی</text:p>
        <text:p text:style-name="P1">پھَسّائینئَگءِ</text:p>
        <text:p text:style-name="P1">پھَسّائیناں</text:p>
        <text:p text:style-name="P1">پھَسّائینت</text:p>
        <text:p text:style-name="P1">پھَسّائینتا</text:p>
        <text:p text:style-name="P1">پھَسّائینی</text:p>
        <text:p text:style-name="P1">پھَسّائینی۔“/</text:p>
        <text:p text:style-name="P1">پھَسّاں</text:p>
        <text:p text:style-name="P1">پھَسِّت</text:p>
        <text:p text:style-name="P1">پھَسِّتئَگِتیں</text:p>
        <text:p text:style-name="P1">پھَسّی</text:p>
        <text:p text:style-name="P1">پھُر</text:p>
        <text:p text:style-name="P1">پھُرانی</text:p>
        <text:p text:style-name="P1">پھُراں</text:p>
        <text:p text:style-name="P1">پھُلّا</text:p>
        <text:p text:style-name="P1">پھُلّائے</text:p>
        <text:p text:style-name="P1">پھُکراج</text:p>
        <text:p text:style-name="P1">پہ</text:p>
        <text:p text:style-name="P1">پہرہ</text:p>
        <text:p text:style-name="P1">پیتل</text:p>
        <text:p text:style-name="P1">پیتِیءِ</text:p>
        <text:p text:style-name="P1">پیتی</text:p>
        <text:p text:style-name="P1">پیدا</text:p>
        <text:p text:style-name="P1">پیداوارءَ</text:p>
        <text:p text:style-name="P1">پیداوارءِ</text:p>
        <text:p text:style-name="P1">پیداک</text:p>
        <text:p text:style-name="P1">پیر</text:p>
        <text:p text:style-name="P1">پیرؔسِسءَ</text:p>
        <text:p text:style-name="P1">پیرتریں</text:p>
        <text:p text:style-name="P1">پیرعُمرِیءَ</text:p>
        <text:p text:style-name="P1">پیرُک</text:p>
        <text:p text:style-name="P1">پیرِیءِ</text:p>
        <text:p text:style-name="P1">پیرک</text:p>
        <text:p text:style-name="P1"><text:soft-page-break/>پیسرا</text:p>
        <text:p text:style-name="P1">پیسرے</text:p>
        <text:p text:style-name="P1">پیسَرءَ</text:p>
        <text:p text:style-name="P1">پیسَرءِ</text:p>
        <text:p text:style-name="P1">پیسَرا</text:p>
        <text:p text:style-name="P1">پیسَرے</text:p>
        <text:p text:style-name="P1">پیش</text:p>
        <text:p text:style-name="P1">پیشانِیءَ</text:p>
        <text:p text:style-name="P1">پیشانِیانی</text:p>
        <text:p text:style-name="P1">پیشانِیاں</text:p>
        <text:p text:style-name="P1">پیشانی</text:p>
        <text:p text:style-name="P1">پیشوا</text:p>
        <text:p text:style-name="P1">پیشواءَ</text:p>
        <text:p text:style-name="P1">پیشواءِ</text:p>
        <text:p text:style-name="P1">پیشوائی</text:p>
        <text:p text:style-name="P1">پیشوائے</text:p>
        <text:p text:style-name="P1">پیشوایاناں</text:p>
        <text:p text:style-name="P1">پیشوایانی</text:p>
        <text:p text:style-name="P1">پیشوایاں</text:p>
        <text:p text:style-name="P1">پیشَن</text:p>
        <text:p text:style-name="P1">پیشہ</text:p>
        <text:p text:style-name="P1">پیشی</text:p>
        <text:p text:style-name="P1">پیغام</text:p>
        <text:p text:style-name="P1">پیغامءَ</text:p>
        <text:p text:style-name="P1">پیغامءِ</text:p>
        <text:p text:style-name="P1">پیغاما</text:p>
        <text:p text:style-name="P1">پیغاماں</text:p>
        <text:p text:style-name="P1">پیغَمبَر</text:p>
        <text:p text:style-name="P1">پیغَمبَرِیءِ</text:p>
        <text:p text:style-name="P1">پیغَمبَرے</text:p>
        <text:p text:style-name="P1">پیم</text:p>
        <text:p text:style-name="P1">پیمءَ</text:p>
        <text:p text:style-name="P1">پیمءِ</text:p>
        <text:p text:style-name="P1">پیما</text:p>
        <text:p text:style-name="P1">پیمانِدارینَگ</text:p>
        <text:p text:style-name="P1">پیمیں</text:p>
        <text:p text:style-name="P1">پیمے</text:p>
        <text:p text:style-name="P1">پینزءَ</text:p>
        <text:p text:style-name="P1">چابُکے</text:p>
        <text:p text:style-name="P1">چابی</text:p>
        <text:p text:style-name="P1">چات</text:p>
        <text:p text:style-name="P1">چاتءَ</text:p>
        <text:p text:style-name="P1">چاتءِ</text:p>
        <text:p text:style-name="P1">چاتا</text:p>
        <text:p text:style-name="P1">چاتانی</text:p>
        <text:p text:style-name="P1">چاتاں</text:p>
        <text:p text:style-name="P1">چاتیءَ</text:p>
        <text:p text:style-name="P1">چاتیءِ</text:p>
        <text:p text:style-name="P1">چاتے</text:p>
        <text:p text:style-name="P1">چادر</text:p>
        <text:p text:style-name="P1">چادرءِ</text:p>
        <text:p text:style-name="P1">چادَر</text:p>
        <text:p text:style-name="P1">چادَرءِ</text:p>
        <text:p text:style-name="P1">چار</text:p>
        <text:p text:style-name="P1">چارئَگ</text:p>
        <text:p text:style-name="P1">چارئَگءَ</text:p>
        <text:p text:style-name="P1">چارئَگءِ</text:p>
        <text:p text:style-name="P1">چاران</text:p>
        <text:p text:style-name="P1">چاراں</text:p>
        <text:p text:style-name="P1">چارت</text:p>
        <text:p text:style-name="P1">چارتا</text:p>
        <text:p text:style-name="P1">چارتاں</text:p>
        <text:p text:style-name="P1">چارتی</text:p>
        <text:p text:style-name="P1">چاردَہ</text:p>
        <text:p text:style-name="P1">چاردَہمی</text:p>
        <text:p text:style-name="P1">چاردہ</text:p>
        <text:p text:style-name="P1">چارمی</text:p>
        <text:p text:style-name="P1">چارَگءَ</text:p>
        <text:p text:style-name="P1">چارُمی</text:p>
        <text:p text:style-name="P1">چارِیءَ</text:p>
        <text:p text:style-name="P1">چاری</text:p>
        <text:p text:style-name="P1">چارینئَگ</text:p>
        <text:p text:style-name="P1"><text:soft-page-break/>چارینئَگءَ</text:p>
        <text:p text:style-name="P1">چاریناں</text:p>
        <text:p text:style-name="P1">چارینتئَگ</text:p>
        <text:p text:style-name="P1">چارینوک</text:p>
        <text:p text:style-name="P1">چارینوکاں</text:p>
        <text:p text:style-name="P1">چارینی</text:p>
        <text:p text:style-name="P1">چاریں</text:p>
        <text:p text:style-name="P1">چارے</text:p>
        <text:p text:style-name="P1">چالاکِیءَ</text:p>
        <text:p text:style-name="P1">چالاکِیءِ</text:p>
        <text:p text:style-name="P1">چالاکیں</text:p>
        <text:p text:style-name="P1">چامپی</text:p>
        <text:p text:style-name="P1">چاندِیءِ</text:p>
        <text:p text:style-name="P1">چاندِیئے</text:p>
        <text:p text:style-name="P1">چاندِیاں</text:p>
        <text:p text:style-name="P1">چاندی</text:p>
        <text:p text:style-name="P1">چانی</text:p>
        <text:p text:style-name="P1">چاپڑا</text:p>
        <text:p text:style-name="P1">چاپڑاءَ</text:p>
        <text:p text:style-name="P1">چاپڑایاں</text:p>
        <text:p text:style-name="P1">چاکِر</text:p>
        <text:p text:style-name="P1">چاگِرد</text:p>
        <text:p text:style-name="P1">چاگِردءَ</text:p>
        <text:p text:style-name="P1">چاگِردءِ</text:p>
        <text:p text:style-name="P1">چاگِردا</text:p>
        <text:p text:style-name="P1">چت</text:p>
        <text:p text:style-name="P1">چتو</text:p>
        <text:p text:style-name="P1">چرئَگءِ</text:p>
        <text:p text:style-name="P1">چرئگءَ</text:p>
        <text:p text:style-name="P1">چراغءِ</text:p>
        <text:p text:style-name="P1">چربی</text:p>
        <text:p text:style-name="P1">چست</text:p>
        <text:p text:style-name="P1">چشیں</text:p>
        <text:p text:style-name="P1">چم</text:p>
        <text:p text:style-name="P1">چمئَگ</text:p>
        <text:p text:style-name="P1">چمئَگءِ</text:p>
        <text:p text:style-name="P1">چمئَگاں</text:p>
        <text:p text:style-name="P1">چمئَگیءِ</text:p>
        <text:p text:style-name="P1">چماں</text:p>
        <text:p text:style-name="P1">چنچو</text:p>
        <text:p text:style-name="P1">چو</text:p>
        <text:p text:style-name="P1">چول</text:p>
        <text:p text:style-name="P1">چولانی</text:p>
        <text:p text:style-name="P1">چولاں</text:p>
        <text:p text:style-name="P1">چون</text:p>
        <text:p text:style-name="P1">چونینے</text:p>
        <text:p text:style-name="P1">چونیں</text:p>
        <text:p text:style-name="P1">چوٹ</text:p>
        <text:p text:style-name="P1">چوٹیں</text:p>
        <text:p text:style-name="P1">چوڑیَک</text:p>
        <text:p text:style-name="P1">چوڑیَکءَ</text:p>
        <text:p text:style-name="P1">چوکءِ</text:p>
        <text:p text:style-name="P1">چوکَٹاں</text:p>
        <text:p text:style-name="P1">چوکِیدارانی</text:p>
        <text:p text:style-name="P1">چوکی</text:p>
        <text:p text:style-name="P1">چوکیدار</text:p>
        <text:p text:style-name="P1">چوں</text:p>
        <text:p text:style-name="P1">چَبَّر</text:p>
        <text:p text:style-name="P1">چَبَّرانی</text:p>
        <text:p text:style-name="P1">چَرئَگءَ</text:p>
        <text:p text:style-name="P1">چَرئَگءِ</text:p>
        <text:p text:style-name="P1">چَراں</text:p>
        <text:p text:style-name="P1">چَربَٹی</text:p>
        <text:p text:style-name="P1">چَربَٹیں</text:p>
        <text:p text:style-name="P1">چَرِت</text:p>
        <text:p text:style-name="P1">چَرِتئَگِتی</text:p>
        <text:p text:style-name="P1">چَشئَگءَ</text:p>
        <text:p text:style-name="P1">چَشِت</text:p>
        <text:p text:style-name="P1">چَلُوسکانی</text:p>
        <text:p text:style-name="P1">چَم</text:p>
        <text:p text:style-name="P1">چَمئَگءِ</text:p>
        <text:p text:style-name="P1">چَمدار</text:p>
        <text:p text:style-name="P1"><text:soft-page-break/>چَمّءَ</text:p>
        <text:p text:style-name="P1">چَمّءِ</text:p>
        <text:p text:style-name="P1">چَمّئَگ</text:p>
        <text:p text:style-name="P1">چَمّئَگءَ</text:p>
        <text:p text:style-name="P1">چَمّئَگءِ</text:p>
        <text:p text:style-name="P1">چَمّئَگانی</text:p>
        <text:p text:style-name="P1">چَمّانی</text:p>
        <text:p text:style-name="P1">چَمّاں</text:p>
        <text:p text:style-name="P1">چَمَّگانی</text:p>
        <text:p text:style-name="P1">چَمَّگے</text:p>
        <text:p text:style-name="P1">چَمّیءَ</text:p>
        <text:p text:style-name="P1">چَمّے</text:p>
        <text:p text:style-name="P1">چَمپَلاں</text:p>
        <text:p text:style-name="P1">چَمڑا</text:p>
        <text:p text:style-name="P1">چَندَہ</text:p>
        <text:p text:style-name="P1">چَندَہءَ</text:p>
        <text:p text:style-name="P1">چَندَہءِ</text:p>
        <text:p text:style-name="P1">چَندَہاں</text:p>
        <text:p text:style-name="P1">چَنڈ</text:p>
        <text:p text:style-name="P1">چَنڈئَگ</text:p>
        <text:p text:style-name="P1">چَنڈئَگءَ</text:p>
        <text:p text:style-name="P1">چَنڈئَگءِ</text:p>
        <text:p text:style-name="P1">چَنڈان</text:p>
        <text:p text:style-name="P1">چَنڈانءَ</text:p>
        <text:p text:style-name="P1">چَنڈاں</text:p>
        <text:p text:style-name="P1">چَنڈوک</text:p>
        <text:p text:style-name="P1">چَنڈوکءِ</text:p>
        <text:p text:style-name="P1">چَنڈِت</text:p>
        <text:p text:style-name="P1">چَنڈِتئَگیں</text:p>
        <text:p text:style-name="P1">چَنڈِتاں</text:p>
        <text:p text:style-name="P1">چَنڈِتی</text:p>
        <text:p text:style-name="P1">چَنڈی</text:p>
        <text:p text:style-name="P1">چَنڈینی</text:p>
        <text:p text:style-name="P1">چَنڈیں</text:p>
        <text:p text:style-name="P1">چَنڈے</text:p>
        <text:p text:style-name="P1">چَنگ</text:p>
        <text:p text:style-name="P1">چَوکءِ</text:p>
        <text:p text:style-name="P1">چَوکِیءَ</text:p>
        <text:p text:style-name="P1">چَوکِیءِ</text:p>
        <text:p text:style-name="P1">چَوکِیدار</text:p>
        <text:p text:style-name="P1">چَوکِیدارءَ</text:p>
        <text:p text:style-name="P1">چَٹِتئَگِتاں</text:p>
        <text:p text:style-name="P1">چَٹّی۔“/</text:p>
        <text:p text:style-name="P1">چَٹے</text:p>
        <text:p text:style-name="P1">چَپ</text:p>
        <text:p text:style-name="P1">چَپّی</text:p>
        <text:p text:style-name="P1">چَچ</text:p>
        <text:p text:style-name="P1">چَچّیں</text:p>
        <text:p text:style-name="P1">چَک</text:p>
        <text:p text:style-name="P1">چَکار</text:p>
        <text:p text:style-name="P1">چَکّءَ</text:p>
        <text:p text:style-name="P1">چَکَّر</text:p>
        <text:p text:style-name="P1">چَکیں</text:p>
        <text:p text:style-name="P1">چَگَل</text:p>
        <text:p text:style-name="P1">چُرک</text:p>
        <text:p text:style-name="P1">چُش</text:p>
        <text:p text:style-name="P1">چُشُیں</text:p>
        <text:p text:style-name="P1">چُشیں</text:p>
        <text:p text:style-name="P1">چُلّءَ</text:p>
        <text:p text:style-name="P1">چُلّاں</text:p>
        <text:p text:style-name="P1">چُمبءِ</text:p>
        <text:p text:style-name="P1">چُن</text:p>
        <text:p text:style-name="P1">چُنڈ</text:p>
        <text:p text:style-name="P1">چُنڈاں</text:p>
        <text:p text:style-name="P1">چُنڈے</text:p>
        <text:p text:style-name="P1">چُنگِیءَ</text:p>
        <text:p text:style-name="P1">چُنگی</text:p>
        <text:p text:style-name="P1">چُوسئَگءَ</text:p>
        <text:p text:style-name="P1">چُوساں</text:p>
        <text:p text:style-name="P1">چُوسِتاں</text:p>
        <text:p text:style-name="P1">چُوسی</text:p>
        <text:p text:style-name="P1">چُک</text:p>
        <text:p text:style-name="P1"><text:soft-page-break/>چُکءَ</text:p>
        <text:p text:style-name="P1">چُکءِ</text:p>
        <text:p text:style-name="P1">چُکئَگءَ</text:p>
        <text:p text:style-name="P1">چُکانی</text:p>
        <text:p text:style-name="P1">چُکِّت</text:p>
        <text:p text:style-name="P1">چُکِّتی</text:p>
        <text:p text:style-name="P1">چُکّءَ</text:p>
        <text:p text:style-name="P1">چُکّءِ</text:p>
        <text:p text:style-name="P1">چُکّئَگ</text:p>
        <text:p text:style-name="P1">چُکّاناں</text:p>
        <text:p text:style-name="P1">چُکّانِیگ</text:p>
        <text:p text:style-name="P1">چُکّانی</text:p>
        <text:p text:style-name="P1">چُکّاں</text:p>
        <text:p text:style-name="P1">چُکِّتاں</text:p>
        <text:p text:style-name="P1">چُکِّتَنتی</text:p>
        <text:p text:style-name="P1">چُکِّتے</text:p>
        <text:p text:style-name="P1">چُکّی</text:p>
        <text:p text:style-name="P1">چُکّیءِ</text:p>
        <text:p text:style-name="P1">چُکّے</text:p>
        <text:p text:style-name="P1">چُکی</text:p>
        <text:p text:style-name="P1">چُکیءِ</text:p>
        <text:p text:style-name="P1">چُکے</text:p>
        <text:p text:style-name="P1">چُگ</text:p>
        <text:p text:style-name="P1">چُگَّہاں</text:p>
        <text:p text:style-name="P1">چُھٹتئَگ</text:p>
        <text:p text:style-name="P1">چُھٹّائین</text:p>
        <text:p text:style-name="P1">چُھڑائینت</text:p>
        <text:p text:style-name="P1">چِتئَگا</text:p>
        <text:p text:style-name="P1">چِتو</text:p>
        <text:p text:style-name="P1">چِراغ</text:p>
        <text:p text:style-name="P1">چِراغءِ</text:p>
        <text:p text:style-name="P1">چِراغانی</text:p>
        <text:p text:style-name="P1">چِراغے</text:p>
        <text:p text:style-name="P1">چِرِّک</text:p>
        <text:p text:style-name="P1">چِرِّکے</text:p>
        <text:p text:style-name="P1">چِست</text:p>
        <text:p text:style-name="P1">چِشءِ</text:p>
        <text:p text:style-name="P1">چِشے</text:p>
        <text:p text:style-name="P1">چِل</text:p>
        <text:p text:style-name="P1">چِلءَ</text:p>
        <text:p text:style-name="P1">چِلمی</text:p>
        <text:p text:style-name="P1">چِلّاں</text:p>
        <text:p text:style-name="P1">چِناک</text:p>
        <text:p text:style-name="P1">چِناکاں</text:p>
        <text:p text:style-name="P1">چِنوکیءِ</text:p>
        <text:p text:style-name="P1">چِنَگءَ</text:p>
        <text:p text:style-name="P1">چِنچو</text:p>
        <text:p text:style-name="P1">چِڈّانی</text:p>
        <text:p text:style-name="P1">چِڑِت</text:p>
        <text:p text:style-name="P1">چِکّان</text:p>
        <text:p text:style-name="P1">چِکِّت</text:p>
        <text:p text:style-name="P1">چِہ</text:p>
        <text:p text:style-name="P1">چِہ۔‘“/</text:p>
        <text:p text:style-name="P1">چِیءَ</text:p>
        <text:p text:style-name="P1">چِیئے</text:p>
        <text:p text:style-name="P1">چِیا</text:p>
        <text:p text:style-name="P1">چِیاکہ</text:p>
        <text:p text:style-name="P1">چِیز</text:p>
        <text:p text:style-name="P1">چِیزءَ</text:p>
        <text:p text:style-name="P1">چِیزءِ</text:p>
        <text:p text:style-name="P1">چِیزانی</text:p>
        <text:p text:style-name="P1">چِیزاں</text:p>
        <text:p text:style-name="P1">چِیزیءَ</text:p>
        <text:p text:style-name="P1">چِیزیءِ</text:p>
        <text:p text:style-name="P1">چِیزیئے</text:p>
        <text:p text:style-name="P1">چِیزیا</text:p>
        <text:p text:style-name="P1">چِیزے</text:p>
        <text:p text:style-name="P1">چِینچو</text:p>
        <text:p text:style-name="P1">چِینی</text:p>
        <text:p text:style-name="P1">چِیّءَ</text:p>
        <text:p text:style-name="P1">چِیّءِ</text:p>
        <text:p text:style-name="P1">چِیّا</text:p>
        <text:p text:style-name="P1"><text:soft-page-break/>چِیّاکہ</text:p>
        <text:p text:style-name="P1">چِیپُکاں</text:p>
        <text:p text:style-name="P1">چک</text:p>
        <text:p text:style-name="P1">چکُت</text:p>
        <text:p text:style-name="P1">چکِروکیں</text:p>
        <text:p text:style-name="P1">چھتءَ</text:p>
        <text:p text:style-name="P1">چھتءِ</text:p>
        <text:p text:style-name="P1">چھَت</text:p>
        <text:p text:style-name="P1">چھَتءِ</text:p>
        <text:p text:style-name="P1">چھُٹّائینئَگءَ</text:p>
        <text:p text:style-name="P1">چھُٹّائینئَگءِ</text:p>
        <text:p text:style-name="P1">چھُٹّائینئَگا</text:p>
        <text:p text:style-name="P1">چھُٹّائینت</text:p>
        <text:p text:style-name="P1">چھُٹّائینتئَگا</text:p>
        <text:p text:style-name="P1">چھُٹّائینتئَگاں</text:p>
        <text:p text:style-name="P1">چھُٹّائینتئَگِتاں</text:p>
        <text:p text:style-name="P1">چھُٹّائینتا</text:p>
        <text:p text:style-name="P1">چھُٹّائینتاں</text:p>
        <text:p text:style-name="P1">چھُٹّائینتَنتی</text:p>
        <text:p text:style-name="P1">چھُٹّائینتی</text:p>
        <text:p text:style-name="P1">چھُٹّائینوک</text:p>
        <text:p text:style-name="P1">چھُٹّائینی</text:p>
        <text:p text:style-name="P1">چھُٹّائینے</text:p>
        <text:p text:style-name="P1">چھُٹِّت</text:p>
        <text:p text:style-name="P1">چھُٹِّتئَگاں</text:p>
        <text:p text:style-name="P1">چھُٹِّتئَگے</text:p>
        <text:p text:style-name="P1">چھُٹِّتا</text:p>
        <text:p text:style-name="P1">چھُٹِّتیں</text:p>
        <text:p text:style-name="P1">چھُٹِّتے</text:p>
        <text:p text:style-name="P1">چھُٹّی</text:p>
        <text:p text:style-name="P1">چھڑائینتاں</text:p>
        <text:p text:style-name="P1">چہ</text:p>
        <text:p text:style-name="P1">چی</text:p>
        <text:p text:style-name="P1">چیاکہ</text:p>
        <text:p text:style-name="P1">چیر</text:p>
        <text:p text:style-name="P1">چیرءَ</text:p>
        <text:p text:style-name="P1">چیرءِ</text:p>
        <text:p text:style-name="P1">چیرا</text:p>
        <text:p text:style-name="P1">چیرُکائِیءَ</text:p>
        <text:p text:style-name="P1">چیرُکائی</text:p>
        <text:p text:style-name="P1">چیرکائِیءَ</text:p>
        <text:p text:style-name="P1">چیریں</text:p>
        <text:p text:style-name="P1">چیز</text:p>
        <text:p text:style-name="P1">چیزءِ</text:p>
        <text:p text:style-name="P1">چیزانی</text:p>
        <text:p text:style-name="P1">چیزاں</text:p>
        <text:p text:style-name="P1">چیزیءِ</text:p>
        <text:p text:style-name="P1">چیزے</text:p>
        <text:p text:style-name="P1">چیلءِ</text:p>
        <text:p text:style-name="P1">چین</text:p>
        <text:p text:style-name="P1">چے</text:p>
        <text:p text:style-name="P1">ڈال</text:p>
        <text:p text:style-name="P1">ڈامبرانی</text:p>
        <text:p text:style-name="P1">ڈن</text:p>
        <text:p text:style-name="P1">ڈنءَ</text:p>
        <text:p text:style-name="P1">ڈنگ</text:p>
        <text:p text:style-name="P1">ڈنگریءِ</text:p>
        <text:p text:style-name="P1">ڈورے</text:p>
        <text:p text:style-name="P1">ڈول</text:p>
        <text:p text:style-name="P1">ڈونْکاں</text:p>
        <text:p text:style-name="P1">ڈوک</text:p>
        <text:p text:style-name="P1">ڈوکّال</text:p>
        <text:p text:style-name="P1">ڈَبَّہانی</text:p>
        <text:p text:style-name="P1">ڈَلوکیءِ</text:p>
        <text:p text:style-name="P1">ڈَلوکے</text:p>
        <text:p text:style-name="P1">ڈَن</text:p>
        <text:p text:style-name="P1">ڈَنءَ</text:p>
        <text:p text:style-name="P1">ڈَنّءَ</text:p>
        <text:p text:style-name="P1">ڈَنّءِ</text:p>
        <text:p text:style-name="P1">ڈَنّا</text:p>
        <text:p text:style-name="P1">ڈَنّی</text:p>
        <text:p text:style-name="P1">ڈَنڈ</text:p>
        <text:p text:style-name="P1"><text:soft-page-break/>ڈَنڈءِ</text:p>
        <text:p text:style-name="P1">ڈَنگ</text:p>
        <text:p text:style-name="P1">ڈَنگءَ</text:p>
        <text:p text:style-name="P1">ڈَنگَر</text:p>
        <text:p text:style-name="P1">ڈَنگَرءِ</text:p>
        <text:p text:style-name="P1">ڈَنگَرِیءِ</text:p>
        <text:p text:style-name="P1">ڈَنگَرِیانی</text:p>
        <text:p text:style-name="P1">ڈَنگَرِیاں</text:p>
        <text:p text:style-name="P1">ڈَنگَری</text:p>
        <text:p text:style-name="P1">ڈَنگَریءِ</text:p>
        <text:p text:style-name="P1">ڈَولدار</text:p>
        <text:p text:style-name="P1">ڈَڈ</text:p>
        <text:p text:style-name="P1">ڈَکئَگءَ</text:p>
        <text:p text:style-name="P1">ڈَکّئَگءَ</text:p>
        <text:p text:style-name="P1">ڈَکّئَگی</text:p>
        <text:p text:style-name="P1">ڈَکَّگ</text:p>
        <text:p text:style-name="P1">ڈَکِّت</text:p>
        <text:p text:style-name="P1">ڈَکِّتئَگا</text:p>
        <text:p text:style-name="P1">ڈَکِّتاں</text:p>
        <text:p text:style-name="P1">ڈَکّی</text:p>
        <text:p text:style-name="P1">ڈَکّیں</text:p>
        <text:p text:style-name="P1">ڈَگار</text:p>
        <text:p text:style-name="P1">ڈُنگ</text:p>
        <text:p text:style-name="P1">ڈُنگے</text:p>
        <text:p text:style-name="P1">ڈُکّئَگءَ</text:p>
        <text:p text:style-name="P1">ڈُکّال</text:p>
        <text:p text:style-name="P1">ڈُکّالءِ</text:p>
        <text:p text:style-name="P1">ڈُکّالے</text:p>
        <text:p text:style-name="P1">ڈُھول</text:p>
        <text:p text:style-name="P1">ڈُہل</text:p>
        <text:p text:style-name="P1">ڈِویژَنءِ</text:p>
        <text:p text:style-name="P1">ڈِیس</text:p>
        <text:p text:style-name="P1">ڈِیل</text:p>
        <text:p text:style-name="P1">ڈِیلیءِ</text:p>
        <text:p text:style-name="P1">ڈِیک</text:p>
        <text:p text:style-name="P1">ڈھَنڈور</text:p>
        <text:p text:style-name="P1">ڈیرَہءَ</text:p>
        <text:p text:style-name="P1">ڈیرھانی</text:p>
        <text:p text:style-name="P1">ڈیرہ</text:p>
        <text:p text:style-name="P1">ڈیرہءَ</text:p>
        <text:p text:style-name="P1">ڈیرہءِ</text:p>
        <text:p text:style-name="P1">ڈیس</text:p>
        <text:p text:style-name="P1">ڈیَک</text:p>
        <text:p text:style-name="P1">ژَند</text:p>
        <text:p text:style-name="P1">ک</text:p>
        <text:p text:style-name="P1">کئی</text:p>
        <text:p text:style-name="P1">کئیءَ</text:p>
        <text:p text:style-name="P1">کئیت</text:p>
        <text:p text:style-name="P1">کئے</text:p>
        <text:p text:style-name="P1">کاؔئوش</text:p>
        <text:p text:style-name="P1">کاؔئوشءِ</text:p>
        <text:p text:style-name="P1">کاؔرمی</text:p>
        <text:p text:style-name="P1">کائوسؔ</text:p>
        <text:p text:style-name="P1">کائِفؔا</text:p>
        <text:p text:style-name="P1">کائِفؔاءِ</text:p>
        <text:p text:style-name="P1">کائِنات</text:p>
        <text:p text:style-name="P1">کائِناتءِ</text:p>
        <text:p text:style-name="P1">کائِگَر</text:p>
        <text:p text:style-name="P1">کائِیگَر</text:p>
        <text:p text:style-name="P1">کائِیگَرءِ</text:p>
        <text:p text:style-name="P1">کائِیگَرانی</text:p>
        <text:p text:style-name="P1">کائِیگَراں</text:p>
        <text:p text:style-name="P1">کائِیگَریءِ</text:p>
        <text:p text:style-name="P1">کائِیگِر</text:p>
        <text:p text:style-name="P1">کائی</text:p>
        <text:p text:style-name="P1">کائیں</text:p>
        <text:p text:style-name="P1">کائے</text:p>
        <text:p text:style-name="P1">کاتِب</text:p>
        <text:p text:style-name="P1">کار</text:p>
        <text:p text:style-name="P1">کارءَ</text:p>
        <text:p text:style-name="P1">کارءِ</text:p>
        <text:p text:style-name="P1">کارا</text:p>
        <text:p text:style-name="P1"><text:soft-page-break/>کارانی</text:p>
        <text:p text:style-name="P1">کاراں</text:p>
        <text:p text:style-name="P1">کاراں۔“/</text:p>
        <text:p text:style-name="P1">کاروانءِ</text:p>
        <text:p text:style-name="P1">کاروانے</text:p>
        <text:p text:style-name="P1">کارِیءِ</text:p>
        <text:p text:style-name="P1">کارِیئے</text:p>
        <text:p text:style-name="P1">کارِیگَر</text:p>
        <text:p text:style-name="P1">کارِیگَراں</text:p>
        <text:p text:style-name="P1">کارِیگَرِیءَ</text:p>
        <text:p text:style-name="P1">کارپَد</text:p>
        <text:p text:style-name="P1">کارپَدانی</text:p>
        <text:p text:style-name="P1">کارپَداں</text:p>
        <text:p text:style-name="P1">کارچ</text:p>
        <text:p text:style-name="P1">کاری</text:p>
        <text:p text:style-name="P1">کاریءَ</text:p>
        <text:p text:style-name="P1">کاریءِ</text:p>
        <text:p text:style-name="P1">کاریئے</text:p>
        <text:p text:style-name="P1">کاریا</text:p>
        <text:p text:style-name="P1">کاریں</text:p>
        <text:p text:style-name="P1">کاری۔“/</text:p>
        <text:p text:style-name="P1">کارے</text:p>
        <text:p text:style-name="P1">کارے‘/</text:p>
        <text:p text:style-name="P1">کاس</text:p>
        <text:p text:style-name="P1">کاشؔانی</text:p>
        <text:p text:style-name="P1">کاشءِ</text:p>
        <text:p text:style-name="P1">کاشانی</text:p>
        <text:p text:style-name="P1">کاشِیءَ</text:p>
        <text:p text:style-name="P1">کاشِیءِ</text:p>
        <text:p text:style-name="P1">کاشِیئے</text:p>
        <text:p text:style-name="P1">کاشِیا</text:p>
        <text:p text:style-name="P1">کاشِیانی</text:p>
        <text:p text:style-name="P1">کاشِیاں</text:p>
        <text:p text:style-name="P1">کاشی</text:p>
        <text:p text:style-name="P1">کاغَدءِ</text:p>
        <text:p text:style-name="P1">کافِر</text:p>
        <text:p text:style-name="P1">کافِرانی</text:p>
        <text:p text:style-name="P1">کافِراں</text:p>
        <text:p text:style-name="P1">کافِریءَ</text:p>
        <text:p text:style-name="P1">کامِل</text:p>
        <text:p text:style-name="P1">کامِلِیءَ</text:p>
        <text:p text:style-name="P1">کامِلِیءِ</text:p>
        <text:p text:style-name="P1">کامِلیں</text:p>
        <text:p text:style-name="P1">کامیاب</text:p>
        <text:p text:style-name="P1">کامیابی</text:p>
        <text:p text:style-name="P1">کانْگِیءِ</text:p>
        <text:p text:style-name="P1">کانْگی</text:p>
        <text:p text:style-name="P1">کانٹ</text:p>
        <text:p text:style-name="P1">کانٹانی</text:p>
        <text:p text:style-name="P1">کانٹی</text:p>
        <text:p text:style-name="P1">کانپول</text:p>
        <text:p text:style-name="P1">کانپولءِ</text:p>
        <text:p text:style-name="P1">کانگِیاں</text:p>
        <text:p text:style-name="P1">کاں</text:p>
        <text:p text:style-name="P1">کاں)}</text:p>
        <text:p text:style-name="P1">کاں۔‘/</text:p>
        <text:p text:style-name="P1">کاں۔“/</text:p>
        <text:p text:style-name="P1">کاھاں</text:p>
        <text:p text:style-name="P1">کاہ</text:p>
        <text:p text:style-name="P1">کاہءِ</text:p>
        <text:p text:style-name="P1">کاہانی</text:p>
        <text:p text:style-name="P1">کاہاں</text:p>
        <text:p text:style-name="P1">کاہِل</text:p>
        <text:p text:style-name="P1">کاہِلاں</text:p>
        <text:p text:style-name="P1">کاہے</text:p>
        <text:p text:style-name="P1">کایاں</text:p>
        <text:p text:style-name="P1">کدی</text:p>
        <text:p text:style-name="P1">کرا</text:p>
        <text:p text:style-name="P1">کرم</text:p>
        <text:p text:style-name="P1">کروڑ</text:p>
        <text:p text:style-name="P1">کروڑانی</text:p>
        <text:p text:style-name="P1">کرِسؔپوس</text:p>
        <text:p text:style-name="P1"><text:soft-page-break/>کریؔت</text:p>
        <text:p text:style-name="P1">کریؔتءِ</text:p>
        <text:p text:style-name="P1">کریؔسکِنس</text:p>
        <text:p text:style-name="P1">کسؔلوحی</text:p>
        <text:p text:style-name="P1">کساس</text:p>
        <text:p text:style-name="P1">کسانِیءَ</text:p>
        <text:p text:style-name="P1">کسترینءِ</text:p>
        <text:p text:style-name="P1">کستریں</text:p>
        <text:p text:style-name="P1">کسے</text:p>
        <text:p text:style-name="P1">کشءَ</text:p>
        <text:p text:style-name="P1">کشئَگءِ</text:p>
        <text:p text:style-name="P1">کشت</text:p>
        <text:p text:style-name="P1">کشتئَگ</text:p>
        <text:p text:style-name="P1">کشتاں</text:p>
        <text:p text:style-name="P1">کشتی</text:p>
        <text:p text:style-name="P1">کفؔتوری</text:p>
        <text:p text:style-name="P1">کلؔح</text:p>
        <text:p text:style-name="P1">کلؔدیہ</text:p>
        <text:p text:style-name="P1">کلام</text:p>
        <text:p text:style-name="P1">کلدار</text:p>
        <text:p text:style-name="P1">کلنَہ</text:p>
        <text:p text:style-name="P1">کلوؔدِیُس</text:p>
        <text:p text:style-name="P1">کلوؔدِیُسءَ</text:p>
        <text:p text:style-name="P1">کلوؔدِیُسءِ</text:p>
        <text:p text:style-name="P1">کلوؔپاسءِ</text:p>
        <text:p text:style-name="P1">کلَوؔدِیَہ</text:p>
        <text:p text:style-name="P1">کلِیُپؔاس</text:p>
        <text:p text:style-name="P1">کلیمؔینس</text:p>
        <text:p text:style-name="P1">کم</text:p>
        <text:p text:style-name="P1">کمانءَ</text:p>
        <text:p text:style-name="P1">کمتریں</text:p>
        <text:p text:style-name="P1">کمرہ</text:p>
        <text:p text:style-name="P1">کمرہءِ</text:p>
        <text:p text:style-name="P1">کمِیءِ</text:p>
        <text:p text:style-name="P1">کمیں</text:p>
        <text:p text:style-name="P1">کنؔعانءَ</text:p>
        <text:p text:style-name="P1">کنئَگءَ</text:p>
        <text:p text:style-name="P1">کنائینت</text:p>
        <text:p text:style-name="P1">کنائینتا</text:p>
        <text:p text:style-name="P1">کنارہءَ</text:p>
        <text:p text:style-name="P1">کنان</text:p>
        <text:p text:style-name="P1">کنانءَ</text:p>
        <text:p text:style-name="P1">کنت</text:p>
        <text:p text:style-name="P1">کندئَگ</text:p>
        <text:p text:style-name="P1">کندِت</text:p>
        <text:p text:style-name="P1">کندِتا</text:p>
        <text:p text:style-name="P1">کنِؔدُس</text:p>
        <text:p text:style-name="P1">کنیں</text:p>
        <text:p text:style-name="P1">کنے</text:p>
        <text:p text:style-name="P1">کوئِلَہ</text:p>
        <text:p text:style-name="P1">کوارؔتوسءِ</text:p>
        <text:p text:style-name="P1">کوان</text:p>
        <text:p text:style-name="P1">کوانیں</text:p>
        <text:p text:style-name="P1">کور</text:p>
        <text:p text:style-name="P1">کورءَ</text:p>
        <text:p text:style-name="P1">کورءِ</text:p>
        <text:p text:style-name="P1">کورائیں</text:p>
        <text:p text:style-name="P1">کورانی</text:p>
        <text:p text:style-name="P1">کوراں</text:p>
        <text:p text:style-name="P1">کوری</text:p>
        <text:p text:style-name="P1">کوریءَ</text:p>
        <text:p text:style-name="P1">کوریءِ</text:p>
        <text:p text:style-name="P1">کوریں</text:p>
        <text:p text:style-name="P1">کورے</text:p>
        <text:p text:style-name="P1">کوسءِ</text:p>
        <text:p text:style-name="P1">کوشِش</text:p>
        <text:p text:style-name="P1">کوشِشءَ</text:p>
        <text:p text:style-name="P1">کوشِشا</text:p>
        <text:p text:style-name="P1">کونتک</text:p>
        <text:p text:style-name="P1">کونتکئَگا</text:p>
        <text:p text:style-name="P1">کونتکئَگیں</text:p>
        <text:p text:style-name="P1">کونتکا</text:p>
        <text:p text:style-name="P1"><text:soft-page-break/>کونتکاں</text:p>
        <text:p text:style-name="P1">کونتکگتاں</text:p>
        <text:p text:style-name="P1">کونتکی</text:p>
        <text:p text:style-name="P1">کونچائینتاں</text:p>
        <text:p text:style-name="P1">کونچاں</text:p>
        <text:p text:style-name="P1">کونڈانی</text:p>
        <text:p text:style-name="P1">کوپئَگ</text:p>
        <text:p text:style-name="P1">کوپئَگءَ</text:p>
        <text:p text:style-name="P1">کوچَنڈئَگءَ</text:p>
        <text:p text:style-name="P1">کوڑا</text:p>
        <text:p text:style-name="P1">کوڑاءِ</text:p>
        <text:p text:style-name="P1">کوھانی</text:p>
        <text:p text:style-name="P1">کوہ</text:p>
        <text:p text:style-name="P1">کوہءَ</text:p>
        <text:p text:style-name="P1">کوہءِ</text:p>
        <text:p text:style-name="P1">کوہانی</text:p>
        <text:p text:style-name="P1">کوہاں</text:p>
        <text:p text:style-name="P1">کوہی</text:p>
        <text:p text:style-name="P1">کوہیءَ</text:p>
        <text:p text:style-name="P1">کوہیءِ</text:p>
        <text:p text:style-name="P1">کوہے</text:p>
        <text:p text:style-name="P1">کَئِیگ</text:p>
        <text:p text:style-name="P1">کَئی</text:p>
        <text:p text:style-name="P1">کَئیءَ</text:p>
        <text:p text:style-name="P1">کَئیتی</text:p>
        <text:p text:style-name="P1">کَئیگ</text:p>
        <text:p text:style-name="P1">کَئے</text:p>
        <text:p text:style-name="P1">کَئے!/</text:p>
        <text:p text:style-name="P1">کَئے!“/</text:p>
        <text:p text:style-name="P1">کَئے۔‘/</text:p>
        <text:p text:style-name="P1">کَئے۔“/</text:p>
        <text:p text:style-name="P1">کَدؔیش</text:p>
        <text:p text:style-name="P1">کَدی</text:p>
        <text:p text:style-name="P1">کَرامَت</text:p>
        <text:p text:style-name="P1">کَرامَتءَ</text:p>
        <text:p text:style-name="P1">کَرامَتءِ</text:p>
        <text:p text:style-name="P1">کَرامَتاں</text:p>
        <text:p text:style-name="P1">کَرامَتے</text:p>
        <text:p text:style-name="P1">کَرز</text:p>
        <text:p text:style-name="P1">کَرزاں</text:p>
        <text:p text:style-name="P1">کَرزِتئَگا</text:p>
        <text:p text:style-name="P1">کَرزِتئَگِتیں</text:p>
        <text:p text:style-name="P1">کَرزِتئَگیں</text:p>
        <text:p text:style-name="P1">کَرزی</text:p>
        <text:p text:style-name="P1">کَرزیں</text:p>
        <text:p text:style-name="P1">کَرزی۔‘/</text:p>
        <text:p text:style-name="P1">کَرم</text:p>
        <text:p text:style-name="P1">کَروئیءَ</text:p>
        <text:p text:style-name="P1">کَروتک</text:p>
        <text:p text:style-name="P1">کَروجائیناں</text:p>
        <text:p text:style-name="P1">کَروجاں</text:p>
        <text:p text:style-name="P1">کَروجوک</text:p>
        <text:p text:style-name="P1">کَرِشمَہ</text:p>
        <text:p text:style-name="P1">کَرِشمَہءَ</text:p>
        <text:p text:style-name="P1">کَرِیم</text:p>
        <text:p text:style-name="P1">کَرِیمیں</text:p>
        <text:p text:style-name="P1">کَرپؔوسءِ</text:p>
        <text:p text:style-name="P1">کَس</text:p>
        <text:p text:style-name="P1">کَسءِ</text:p>
        <text:p text:style-name="P1">کَسان</text:p>
        <text:p text:style-name="P1">کَسانُکیں</text:p>
        <text:p text:style-name="P1">کَسانِیءَ</text:p>
        <text:p text:style-name="P1">کَسانِیا</text:p>
        <text:p text:style-name="P1">کَسانینءَ</text:p>
        <text:p text:style-name="P1">کَسانیں</text:p>
        <text:p text:style-name="P1">کَستریں</text:p>
        <text:p text:style-name="P1">کَستِرِیئے</text:p>
        <text:p text:style-name="P1">کَستِرینءِ</text:p>
        <text:p text:style-name="P1">کَستِریں</text:p>
        <text:p text:style-name="P1">کَسیءَ</text:p>
        <text:p text:style-name="P1">کَسیءَ​را</text:p>
        <text:p text:style-name="P1">کَسیءِ</text:p>
        <text:p text:style-name="P1"><text:soft-page-break/>کَسیئے</text:p>
        <text:p text:style-name="P1">کَسیا</text:p>
        <text:p text:style-name="P1">کَسیں</text:p>
        <text:p text:style-name="P1">کَسے</text:p>
        <text:p text:style-name="P1">کَش</text:p>
        <text:p text:style-name="P1">کَشءَ</text:p>
        <text:p text:style-name="P1">کَشءِ</text:p>
        <text:p text:style-name="P1">کَشئَگءَ</text:p>
        <text:p text:style-name="P1">کَشا</text:p>
        <text:p text:style-name="P1">کَشت</text:p>
        <text:p text:style-name="P1">کَشتا</text:p>
        <text:p text:style-name="P1">کَشتَنتی</text:p>
        <text:p text:style-name="P1">کَشِت</text:p>
        <text:p text:style-name="P1">کَشّئَگ</text:p>
        <text:p text:style-name="P1">کَشّئَگءَ</text:p>
        <text:p text:style-name="P1">کَشّئَگءِ</text:p>
        <text:p text:style-name="P1">کَشّئَگا</text:p>
        <text:p text:style-name="P1">کَشّائینت</text:p>
        <text:p text:style-name="P1">کَشّائینتاں</text:p>
        <text:p text:style-name="P1">کَشّائینتی</text:p>
        <text:p text:style-name="P1">کَشّاں</text:p>
        <text:p text:style-name="P1">کَشّوک</text:p>
        <text:p text:style-name="P1">کَشّوکاں</text:p>
        <text:p text:style-name="P1">کَشَّگءَ</text:p>
        <text:p text:style-name="P1">کَشِّت</text:p>
        <text:p text:style-name="P1">کَشِّتئَگا</text:p>
        <text:p text:style-name="P1">کَشِّتئَگِتاں</text:p>
        <text:p text:style-name="P1">کَشِّتئَگِتے</text:p>
        <text:p text:style-name="P1">کَشِّتئَگی</text:p>
        <text:p text:style-name="P1">کَشِّتا</text:p>
        <text:p text:style-name="P1">کَشِّتاں</text:p>
        <text:p text:style-name="P1">کَشِّتَنتی</text:p>
        <text:p text:style-name="P1">کَشِّتَنتے</text:p>
        <text:p text:style-name="P1">کَشِّتی</text:p>
        <text:p text:style-name="P1">کَشِّتے</text:p>
        <text:p text:style-name="P1">کَشِّیءِ</text:p>
        <text:p text:style-name="P1">کَشّی</text:p>
        <text:p text:style-name="P1">کَشّیں</text:p>
        <text:p text:style-name="P1">کَشّے</text:p>
        <text:p text:style-name="P1">کَشیءَ</text:p>
        <text:p text:style-name="P1">کَشیں</text:p>
        <text:p text:style-name="P1">کَف</text:p>
        <text:p text:style-name="P1">کَفَن</text:p>
        <text:p text:style-name="P1">کَفَنءِ</text:p>
        <text:p text:style-name="P1">کَفُن</text:p>
        <text:p text:style-name="P1">کَلام</text:p>
        <text:p text:style-name="P1">کَلامءَ</text:p>
        <text:p text:style-name="P1">کَلامءِ</text:p>
        <text:p text:style-name="P1">کَلاما</text:p>
        <text:p text:style-name="P1">کَلامے</text:p>
        <text:p text:style-name="P1">کَلاگ</text:p>
        <text:p text:style-name="P1">کَلدارءَ</text:p>
        <text:p text:style-name="P1">کَلَدارءِ</text:p>
        <text:p text:style-name="P1">کَلَداریءَ</text:p>
        <text:p text:style-name="P1">کَلَدارے</text:p>
        <text:p text:style-name="P1">کَلَنڈءِ</text:p>
        <text:p text:style-name="P1">کَلَنڈے</text:p>
        <text:p text:style-name="P1">کَم</text:p>
        <text:p text:style-name="P1">کَمائِیءَ</text:p>
        <text:p text:style-name="P1">کَمائِیءِ</text:p>
        <text:p text:style-name="P1">کَمائی</text:p>
        <text:p text:style-name="P1">کَمائینئَگءَ</text:p>
        <text:p text:style-name="P1">کَمائینئَگءِ</text:p>
        <text:p text:style-name="P1">کَمائینتئَگِتی</text:p>
        <text:p text:style-name="P1">کَمائینتا</text:p>
        <text:p text:style-name="P1">کَمائینتی</text:p>
        <text:p text:style-name="P1">کَمائینیں</text:p>
        <text:p text:style-name="P1">کَمالیں</text:p>
        <text:p text:style-name="P1">کَمانے</text:p>
        <text:p text:style-name="P1">کَمتِر</text:p>
        <text:p text:style-name="P1">کَمتِرینا</text:p>
        <text:p text:style-name="P1">کَمتِریناں</text:p>
        <text:p text:style-name="P1"><text:soft-page-break/>کَمتِریں</text:p>
        <text:p text:style-name="P1">کَمرایا</text:p>
        <text:p text:style-name="P1">کَمرَہ</text:p>
        <text:p text:style-name="P1">کَمرَہءَ</text:p>
        <text:p text:style-name="P1">کَمرَہءِ</text:p>
        <text:p text:style-name="P1">کَمرَہیءَ</text:p>
        <text:p text:style-name="P1">کَمرَہے</text:p>
        <text:p text:style-name="P1">کَمرہءَ</text:p>
        <text:p text:style-name="P1">کَمرہءِ</text:p>
        <text:p text:style-name="P1">کَمزورِیا</text:p>
        <text:p text:style-name="P1">کَمّءَ</text:p>
        <text:p text:style-name="P1">کَمِّیءَ</text:p>
        <text:p text:style-name="P1">کَمّی</text:p>
        <text:p text:style-name="P1">کَمّیناں</text:p>
        <text:p text:style-name="P1">کَمّیں</text:p>
        <text:p text:style-name="P1">کَنؔعان</text:p>
        <text:p text:style-name="P1">کَنؔعانءَ</text:p>
        <text:p text:style-name="P1">کَنؔعانءَ​را</text:p>
        <text:p text:style-name="P1">کَنؔعانءِ</text:p>
        <text:p text:style-name="P1">کَنؔعانی</text:p>
        <text:p text:style-name="P1">کَنئَگ</text:p>
        <text:p text:style-name="P1">کَنئَگءَ</text:p>
        <text:p text:style-name="P1">کَنئَگءِ</text:p>
        <text:p text:style-name="P1">کَنئَگا</text:p>
        <text:p text:style-name="P1">کَنئَگی</text:p>
        <text:p text:style-name="P1">کَنئَگے</text:p>
        <text:p text:style-name="P1">کَنائینئَگ</text:p>
        <text:p text:style-name="P1">کَنائینئَگءَ</text:p>
        <text:p text:style-name="P1">کَنائینئَگءِ</text:p>
        <text:p text:style-name="P1">کَنائینئَگی</text:p>
        <text:p text:style-name="P1">کَنائیناں</text:p>
        <text:p text:style-name="P1">کَنائینت</text:p>
        <text:p text:style-name="P1">کَنائینتئَگا</text:p>
        <text:p text:style-name="P1">کَنائینتئَگاں</text:p>
        <text:p text:style-name="P1">کَنائینتئَگِتاں</text:p>
        <text:p text:style-name="P1">کَنائینتئَگی</text:p>
        <text:p text:style-name="P1">کَنائینتئَگیں</text:p>
        <text:p text:style-name="P1">کَنائینتا</text:p>
        <text:p text:style-name="P1">کَنائینتاں</text:p>
        <text:p text:style-name="P1">کَنائینتا‘/</text:p>
        <text:p text:style-name="P1">کَنائینتَنتی</text:p>
        <text:p text:style-name="P1">کَنائینتی</text:p>
        <text:p text:style-name="P1">کَنائینوک</text:p>
        <text:p text:style-name="P1">کَنائینوکیں</text:p>
        <text:p text:style-name="P1">کَنائینی</text:p>
        <text:p text:style-name="P1">کَنان</text:p>
        <text:p text:style-name="P1">کَنانءَ</text:p>
        <text:p text:style-name="P1">کَنانا</text:p>
        <text:p text:style-name="P1">کَنانی</text:p>
        <text:p text:style-name="P1">کَنانے</text:p>
        <text:p text:style-name="P1">کَناں</text:p>
        <text:p text:style-name="P1">کَناں،‘/</text:p>
        <text:p text:style-name="P1">کَناں،“/</text:p>
        <text:p text:style-name="P1">کَناں۔‘/</text:p>
        <text:p text:style-name="P1">کَناں۔“/</text:p>
        <text:p text:style-name="P1">کَنت</text:p>
        <text:p text:style-name="P1">کَنتی</text:p>
        <text:p text:style-name="P1">کَنتے</text:p>
        <text:p text:style-name="P1">کَندؔاکیءِ</text:p>
        <text:p text:style-name="P1">کَندئَگءَ</text:p>
        <text:p text:style-name="P1">کَنداں</text:p>
        <text:p text:style-name="P1">کَندی</text:p>
        <text:p text:style-name="P1">کَندیتا</text:p>
        <text:p text:style-name="P1">کَندے</text:p>
        <text:p text:style-name="P1">کَنعؔان</text:p>
        <text:p text:style-name="P1">کَنعؔانءَ</text:p>
        <text:p text:style-name="P1">کَنعؔانی</text:p>
        <text:p text:style-name="P1">کَنعؔانے</text:p>
        <text:p text:style-name="P1">کَنوَر</text:p>
        <text:p text:style-name="P1">کَنوک</text:p>
        <text:p text:style-name="P1">کَنوکءَ</text:p>
        <text:p text:style-name="P1">کَنوکءِ</text:p>
        <text:p text:style-name="P1"><text:soft-page-break/>کَنوکا</text:p>
        <text:p text:style-name="P1">کَنوکاناں</text:p>
        <text:p text:style-name="P1">کَنوکانی</text:p>
        <text:p text:style-name="P1">کَنوکاں</text:p>
        <text:p text:style-name="P1">کَنوکیءِ</text:p>
        <text:p text:style-name="P1">کَنوکیں</text:p>
        <text:p text:style-name="P1">کَنوکے</text:p>
        <text:p text:style-name="P1">کَنَنتی</text:p>
        <text:p text:style-name="P1">کَنَنتے</text:p>
        <text:p text:style-name="P1">کَنَگءَ</text:p>
        <text:p text:style-name="P1">کَنَگا</text:p>
        <text:p text:style-name="P1">کَنَگے</text:p>
        <text:p text:style-name="P1">کَنُوک</text:p>
        <text:p text:style-name="P1">کَنُوکیءِ</text:p>
        <text:p text:style-name="P1">کَنُوکے</text:p>
        <text:p text:style-name="P1">کَنینی</text:p>
        <text:p text:style-name="P1">کَنینے</text:p>
        <text:p text:style-name="P1">کَنیں</text:p>
        <text:p text:style-name="P1">کَنیں۔“/</text:p>
        <text:p text:style-name="P1">کَنے</text:p>
        <text:p text:style-name="P1">کَنے۔‘/</text:p>
        <text:p text:style-name="P1">کَنے۔“/</text:p>
        <text:p text:style-name="P1">کَوؔدَہ</text:p>
        <text:p text:style-name="P1">کَور</text:p>
        <text:p text:style-name="P1">کَورءَ</text:p>
        <text:p text:style-name="P1">کَوش</text:p>
        <text:p text:style-name="P1">کَوشءِ</text:p>
        <text:p text:style-name="P1">کَوشاں</text:p>
        <text:p text:style-name="P1">کََنوکیں</text:p>
        <text:p text:style-name="P1">کَٹَر</text:p>
        <text:p text:style-name="P1">کَٹَریں</text:p>
        <text:p text:style-name="P1">کَٹِّت</text:p>
        <text:p text:style-name="P1">کَٹّئَگءَ</text:p>
        <text:p text:style-name="P1">کَٹّئَگءِ</text:p>
        <text:p text:style-name="P1">کَٹِّت</text:p>
        <text:p text:style-name="P1">کَٹِّتا</text:p>
        <text:p text:style-name="P1">کَٹِّیءِ</text:p>
        <text:p text:style-name="P1">کَٹّی</text:p>
        <text:p text:style-name="P1">کَپ</text:p>
        <text:p text:style-name="P1">کَپئَگ</text:p>
        <text:p text:style-name="P1">کَپئَگءَ</text:p>
        <text:p text:style-name="P1">کَپئَگءِ</text:p>
        <text:p text:style-name="P1">کَپئَگا</text:p>
        <text:p text:style-name="P1">کَپئَگی</text:p>
        <text:p text:style-name="P1">کَپاں</text:p>
        <text:p text:style-name="P1">کَپت</text:p>
        <text:p text:style-name="P1">کَپتئَگا</text:p>
        <text:p text:style-name="P1">کَپتئَگاں</text:p>
        <text:p text:style-name="P1">کَپتئَگِتاں</text:p>
        <text:p text:style-name="P1">کَپتئَگِتیں</text:p>
        <text:p text:style-name="P1">کَپتئَگینانی</text:p>
        <text:p text:style-name="P1">کَپتئَگیں</text:p>
        <text:p text:style-name="P1">کَپتئَگے</text:p>
        <text:p text:style-name="P1">کَپتا</text:p>
        <text:p text:style-name="P1">کَپتان</text:p>
        <text:p text:style-name="P1">کَپتانءَ</text:p>
        <text:p text:style-name="P1">کَپتانءَ​را</text:p>
        <text:p text:style-name="P1">کَپتانءِ</text:p>
        <text:p text:style-name="P1">کَپتاں</text:p>
        <text:p text:style-name="P1">کَپتی</text:p>
        <text:p text:style-name="P1">کَپتیں</text:p>
        <text:p text:style-name="P1">کَپتے</text:p>
        <text:p text:style-name="P1">کَپودَر</text:p>
        <text:p text:style-name="P1">کَپودَرءِ</text:p>
        <text:p text:style-name="P1">کَپَّدُکِیَؔہ</text:p>
        <text:p text:style-name="P1">کَپی</text:p>
        <text:p text:style-name="P1">کَپی۔“/</text:p>
        <text:p text:style-name="P1">کَپے</text:p>
        <text:p text:style-name="P1">کَچَرا</text:p>
        <text:p text:style-name="P1">کَچّا</text:p>
        <text:p text:style-name="P1">کَچّائیں</text:p>
        <text:p text:style-name="P1">کَڈ</text:p>
        <text:p text:style-name="P1"><text:soft-page-break/>کَڈّءَ</text:p>
        <text:p text:style-name="P1">کَیا</text:p>
        <text:p text:style-name="P1">کُت</text:p>
        <text:p text:style-name="P1">کُتءُ</text:p>
        <text:p text:style-name="P1">کُتئَگ</text:p>
        <text:p text:style-name="P1">کُتئَگا</text:p>
        <text:p text:style-name="P1">کُتئَگا،/</text:p>
        <text:p text:style-name="P1">کُتئَگاں</text:p>
        <text:p text:style-name="P1">کُتئَگاں۔‘/</text:p>
        <text:p text:style-name="P1">کُتئَگا۔/</text:p>
        <text:p text:style-name="P1">کُتئَگتاں</text:p>
        <text:p text:style-name="P1">کُتئَگَنتی</text:p>
        <text:p text:style-name="P1">کُتئَگَنتے</text:p>
        <text:p text:style-name="P1">کُتئَگِتاں</text:p>
        <text:p text:style-name="P1">کُتئَگِتاں۔‘/</text:p>
        <text:p text:style-name="P1">کُتئَگِتَنتی</text:p>
        <text:p text:style-name="P1">کُتئَگِتَنتے</text:p>
        <text:p text:style-name="P1">کُتئَگِتی</text:p>
        <text:p text:style-name="P1">کُتئَگِتے</text:p>
        <text:p text:style-name="P1">کُتئَگی</text:p>
        <text:p text:style-name="P1">کُتئَگین</text:p>
        <text:p text:style-name="P1">کُتئَگینے</text:p>
        <text:p text:style-name="P1">کُتئَگیں</text:p>
        <text:p text:style-name="P1">کُتئَگے</text:p>
        <text:p text:style-name="P1">کُتئگ</text:p>
        <text:p text:style-name="P1">کُتا</text:p>
        <text:p text:style-name="P1">کُتا،/</text:p>
        <text:p text:style-name="P1">کُتا؟‘/</text:p>
        <text:p text:style-name="P1">کُتاں</text:p>
        <text:p text:style-name="P1">کُتاں‘/</text:p>
        <text:p text:style-name="P1">کُتا۔‘/</text:p>
        <text:p text:style-name="P1">کُتا۔“/</text:p>
        <text:p text:style-name="P1">کُتنتی</text:p>
        <text:p text:style-name="P1">کُتَنتی</text:p>
        <text:p text:style-name="P1">کُتَنتے</text:p>
        <text:p text:style-name="P1">کُتَگا</text:p>
        <text:p text:style-name="P1">کُتَگاں</text:p>
        <text:p text:style-name="P1">کُتَگِتاں</text:p>
        <text:p text:style-name="P1">کُتگا</text:p>
        <text:p text:style-name="P1">کُتگِتاں</text:p>
        <text:p text:style-name="P1">کُتی</text:p>
        <text:p text:style-name="P1">کُتیاو</text:p>
        <text:p text:style-name="P1">کُتی۔/</text:p>
        <text:p text:style-name="P1">کُتی۔“/</text:p>
        <text:p text:style-name="P1">کُتے</text:p>
        <text:p text:style-name="P1">کُتے۔“/</text:p>
        <text:p text:style-name="P1">کُت۔/</text:p>
        <text:p text:style-name="P1">کُت۔‘/</text:p>
        <text:p text:style-name="P1">کُت۔“/</text:p>
        <text:p text:style-name="P1">کُجءَ</text:p>
        <text:p text:style-name="P1">کُجءِ</text:p>
        <text:p text:style-name="P1">کُجا</text:p>
        <text:p text:style-name="P1">کُجام</text:p>
        <text:p text:style-name="P1">کُجانگو</text:p>
        <text:p text:style-name="P1">کُجیگ</text:p>
        <text:p text:style-name="P1">کُدو</text:p>
        <text:p text:style-name="P1">کُرؔینے</text:p>
        <text:p text:style-name="P1">کُرشی</text:p>
        <text:p text:style-name="P1">کُرنؔیلیُس</text:p>
        <text:p text:style-name="P1">کُرنؔیلیُسءَ</text:p>
        <text:p text:style-name="P1">کُرنؔیلیُسءِ</text:p>
        <text:p text:style-name="P1">کُروسءَ</text:p>
        <text:p text:style-name="P1">کُروسءِ</text:p>
        <text:p text:style-name="P1">کُرِنؔتھ</text:p>
        <text:p text:style-name="P1">کُرِنؔتھِیانی</text:p>
        <text:p text:style-name="P1">کُرّئَگ</text:p>
        <text:p text:style-name="P1">کُرّئَگءَ</text:p>
        <text:p text:style-name="P1">کُرّئَگءِ</text:p>
        <text:p text:style-name="P1">کُرّئَگے</text:p>
        <text:p text:style-name="P1">کُریؔنے</text:p>
        <text:p text:style-name="P1">کُستَہ</text:p>
        <text:p text:style-name="P1">کُش</text:p>
        <text:p text:style-name="P1"><text:soft-page-break/>کُشئَگ</text:p>
        <text:p text:style-name="P1">کُشئَگءَ</text:p>
        <text:p text:style-name="P1">کُشئَگءِ</text:p>
        <text:p text:style-name="P1">کُشئَگا</text:p>
        <text:p text:style-name="P1">کُشئَگی</text:p>
        <text:p text:style-name="P1">کُشئَگے</text:p>
        <text:p text:style-name="P1">کُشائینئَگ</text:p>
        <text:p text:style-name="P1">کُشائینئَگءَ</text:p>
        <text:p text:style-name="P1">کُشائینئَگءِ</text:p>
        <text:p text:style-name="P1">کُشائیناں</text:p>
        <text:p text:style-name="P1">کُشائینت</text:p>
        <text:p text:style-name="P1">کُشائینتئَگا</text:p>
        <text:p text:style-name="P1">کُشائینتئَگاں</text:p>
        <text:p text:style-name="P1">کُشائینتئَگے</text:p>
        <text:p text:style-name="P1">کُشائینتا</text:p>
        <text:p text:style-name="P1">کُشائینتاں</text:p>
        <text:p text:style-name="P1">کُشائینتی</text:p>
        <text:p text:style-name="P1">کُشائینیں</text:p>
        <text:p text:style-name="P1">کُشار</text:p>
        <text:p text:style-name="P1">کُشاں</text:p>
        <text:p text:style-name="P1">کُشت</text:p>
        <text:p text:style-name="P1">کُشت؟‘/</text:p>
        <text:p text:style-name="P1">کُشتئَگا</text:p>
        <text:p text:style-name="P1">کُشتئَگاں</text:p>
        <text:p text:style-name="P1">کُشتئَگِتی</text:p>
        <text:p text:style-name="P1">کُشتئَگِتے</text:p>
        <text:p text:style-name="P1">کُشتئَگے</text:p>
        <text:p text:style-name="P1">کُشتا</text:p>
        <text:p text:style-name="P1">کُشتاں</text:p>
        <text:p text:style-name="P1">کُشتَنتے</text:p>
        <text:p text:style-name="P1">کُشتی</text:p>
        <text:p text:style-name="P1">کُشتے</text:p>
        <text:p text:style-name="P1">کُشوک</text:p>
        <text:p text:style-name="P1">کُشوکانی</text:p>
        <text:p text:style-name="P1">کُشوکیں</text:p>
        <text:p text:style-name="P1">کُشِیتے</text:p>
        <text:p text:style-name="P1">کُشی</text:p>
        <text:p text:style-name="P1">کُشینی</text:p>
        <text:p text:style-name="P1">کُشیں</text:p>
        <text:p text:style-name="P1">کُشے</text:p>
        <text:p text:style-name="P1">کُفُر</text:p>
        <text:p text:style-name="P1">کُفُریں</text:p>
        <text:p text:style-name="P1">کُلاہے</text:p>
        <text:p text:style-name="P1">کُلو</text:p>
        <text:p text:style-name="P1">کُلوءَ</text:p>
        <text:p text:style-name="P1">کُلُسّؔا</text:p>
        <text:p text:style-name="P1">کُمبارءَ</text:p>
        <text:p text:style-name="P1">کُمبارءِ</text:p>
        <text:p text:style-name="P1">کُمَک</text:p>
        <text:p text:style-name="P1">کُمَکے</text:p>
        <text:p text:style-name="P1">کُمپ</text:p>
        <text:p text:style-name="P1">کُمپوئیں</text:p>
        <text:p text:style-name="P1">کُنٹئَگ</text:p>
        <text:p text:style-name="P1">کُنٹئَگءِ</text:p>
        <text:p text:style-name="P1">کُنٹئَگیءِ</text:p>
        <text:p text:style-name="P1">کُنڈ</text:p>
        <text:p text:style-name="P1">کُنڈءَ</text:p>
        <text:p text:style-name="P1">کُنڈانی</text:p>
        <text:p text:style-name="P1">کُنڈاں</text:p>
        <text:p text:style-name="P1">کُنڈِیئے</text:p>
        <text:p text:style-name="P1">کُنڈھِیءَ</text:p>
        <text:p text:style-name="P1">کُنڈھی</text:p>
        <text:p text:style-name="P1">کُورؔینیُس</text:p>
        <text:p text:style-name="P1">کُونتک</text:p>
        <text:p text:style-name="P1">کُونتکے</text:p>
        <text:p text:style-name="P1">کُونچَگ</text:p>
        <text:p text:style-name="P1">کُونچَگءَ</text:p>
        <text:p text:style-name="P1">کُوکار</text:p>
        <text:p text:style-name="P1">کُوکارءَ</text:p>
        <text:p text:style-name="P1">کُوکارءِ</text:p>
        <text:p text:style-name="P1">کُوہءَ</text:p>
        <text:p text:style-name="P1">کُوہانی</text:p>
        <text:p text:style-name="P1"><text:soft-page-break/>کُٹّءَ</text:p>
        <text:p text:style-name="P1">کُپّیناں</text:p>
        <text:p text:style-name="P1">کُچَلءِ</text:p>
        <text:p text:style-name="P1">کُچِک</text:p>
        <text:p text:style-name="P1">کُچِکانی</text:p>
        <text:p text:style-name="P1">کُچِکاں</text:p>
        <text:p text:style-name="P1">کُڈُّک</text:p>
        <text:p text:style-name="P1">کُڈُّکءِ</text:p>
        <text:p text:style-name="P1">کُڑاسئَگ</text:p>
        <text:p text:style-name="P1">کِتاب</text:p>
        <text:p text:style-name="P1">کِتابءَ</text:p>
        <text:p text:style-name="P1">کِتابءِ</text:p>
        <text:p text:style-name="P1">کِتابا</text:p>
        <text:p text:style-name="P1">کِتابانی</text:p>
        <text:p text:style-name="P1">کِتاباں</text:p>
        <text:p text:style-name="P1">کِتابِیئیں</text:p>
        <text:p text:style-name="P1">کِتابے</text:p>
        <text:p text:style-name="P1">کِدؔرلاعُمر</text:p>
        <text:p text:style-name="P1">کِدؔرلاعُمرءَ</text:p>
        <text:p text:style-name="P1">کِدؔرلاعُمرءِ</text:p>
        <text:p text:style-name="P1">کِدؔمہ</text:p>
        <text:p text:style-name="P1">کِر</text:p>
        <text:p text:style-name="P1">کِرا</text:p>
        <text:p text:style-name="P1">کِردار</text:p>
        <text:p text:style-name="P1">کِرم</text:p>
        <text:p text:style-name="P1">کِرمے</text:p>
        <text:p text:style-name="P1">کِرّءَ</text:p>
        <text:p text:style-name="P1">کِرّا</text:p>
        <text:p text:style-name="P1">کِرّاچہ</text:p>
        <text:p text:style-name="P1">کِرّ​ا</text:p>
        <text:p text:style-name="P1">کِسِؔد</text:p>
        <text:p text:style-name="P1">کِشئَگ</text:p>
        <text:p text:style-name="P1">کِشئَگءَ</text:p>
        <text:p text:style-name="P1">کِشئَگءِ</text:p>
        <text:p text:style-name="P1">کِشار</text:p>
        <text:p text:style-name="P1">کِشارءَ</text:p>
        <text:p text:style-name="P1">کِشارءِ</text:p>
        <text:p text:style-name="P1">کِشاراں</text:p>
        <text:p text:style-name="P1">کِشاری</text:p>
        <text:p text:style-name="P1">کِشاریءِ</text:p>
        <text:p text:style-name="P1">کِشاں</text:p>
        <text:p text:style-name="P1">کِشت</text:p>
        <text:p text:style-name="P1">کِشتئَگا</text:p>
        <text:p text:style-name="P1">کِشتئَگیں</text:p>
        <text:p text:style-name="P1">کِشتا</text:p>
        <text:p text:style-name="P1">کِشتی</text:p>
        <text:p text:style-name="P1">کِشوک</text:p>
        <text:p text:style-name="P1">کِشوکءَ</text:p>
        <text:p text:style-name="P1">کِشکءِ</text:p>
        <text:p text:style-name="P1">کِشکاں</text:p>
        <text:p text:style-name="P1">کِشی</text:p>
        <text:p text:style-name="P1">کِشے</text:p>
        <text:p text:style-name="P1">کِلِکِیَؔہ</text:p>
        <text:p text:style-name="P1">کِلّئَگءَ</text:p>
        <text:p text:style-name="P1">کِلّی</text:p>
        <text:p text:style-name="P1">کِلّے</text:p>
        <text:p text:style-name="P1">کِنارایا</text:p>
        <text:p text:style-name="P1">کِنارَہ</text:p>
        <text:p text:style-name="P1">کِنارَہءَ</text:p>
        <text:p text:style-name="P1">کِنارَہءِ</text:p>
        <text:p text:style-name="P1">کِنارَہاں</text:p>
        <text:p text:style-name="P1">کِنارہءَ</text:p>
        <text:p text:style-name="P1">کِنخؔرِیَہ</text:p>
        <text:p text:style-name="P1">کِنزِتاں</text:p>
        <text:p text:style-name="P1">کِّرا</text:p>
        <text:p text:style-name="P1">کِکّءَ</text:p>
        <text:p text:style-name="P1">کِہ</text:p>
        <text:p text:style-name="P1">کِہآئِیءِ</text:p>
        <text:p text:style-name="P1">کِہ”اَے</text:p>
        <text:p text:style-name="P1">کِہ”جی</text:p>
        <text:p text:style-name="P1">کِہ”شُما</text:p>
        <text:p text:style-name="P1">کِہ”نی</text:p>
        <text:p text:style-name="P1"><text:soft-page-break/>کِہ”وَتی</text:p>
        <text:p text:style-name="P1">کِہ”چے</text:p>
        <text:p text:style-name="P1">کِیلایانی</text:p>
        <text:p text:style-name="P1">کِینژئَگ</text:p>
        <text:p text:style-name="P1">کِینژان</text:p>
        <text:p text:style-name="P1">کِینژانءَ</text:p>
        <text:p text:style-name="P1">کِینژِت</text:p>
        <text:p text:style-name="P1">کِینژینِیتی</text:p>
        <text:p text:style-name="P1">کْوانیں</text:p>
        <text:p text:style-name="P1">کپئَگءِ</text:p>
        <text:p text:style-name="P1">کپان</text:p>
        <text:p text:style-name="P1">کپاں</text:p>
        <text:p text:style-name="P1">کپوتر</text:p>
        <text:p text:style-name="P1">کپوترءِ</text:p>
        <text:p text:style-name="P1">کپوترے</text:p>
        <text:p text:style-name="P1">کپِت</text:p>
        <text:p text:style-name="P1">کپِتا</text:p>
        <text:p text:style-name="P1">کپِتاں</text:p>
        <text:p text:style-name="P1">کپی</text:p>
        <text:p text:style-name="P1">کپے</text:p>
        <text:p text:style-name="P1">کڑی</text:p>
        <text:p text:style-name="P1">کھَر</text:p>
        <text:p text:style-name="P1">کھَرّءِ</text:p>
        <text:p text:style-name="P1">کھَرّاں</text:p>
        <text:p text:style-name="P1">کہ</text:p>
        <text:p text:style-name="P1">کہ’اَبؔرامءِ</text:p>
        <text:p text:style-name="P1">کیؔفا</text:p>
        <text:p text:style-name="P1">کیؔموئیل</text:p>
        <text:p text:style-name="P1">کیت</text:p>
        <text:p text:style-name="P1">کیس</text:p>
        <text:p text:style-name="P1">کیسءَ</text:p>
        <text:p text:style-name="P1">کیسءِ</text:p>
        <text:p text:style-name="P1">کیپَرؔناحُوم</text:p>
        <text:p text:style-name="P1">کیپَرؔناحُومءَ</text:p>
        <text:p text:style-name="P1">گار</text:p>
        <text:p text:style-name="P1">گارانی</text:p>
        <text:p text:style-name="P1">گاریں</text:p>
        <text:p text:style-name="P1">گارے</text:p>
        <text:p text:style-name="P1">گاڑِیءَ</text:p>
        <text:p text:style-name="P1">گاڑِیءِ</text:p>
        <text:p text:style-name="P1">گاڑِیانی</text:p>
        <text:p text:style-name="P1">گاڑِیاں</text:p>
        <text:p text:style-name="P1">گاڑی</text:p>
        <text:p text:style-name="P1">گاہَم</text:p>
        <text:p text:style-name="P1">گبیان</text:p>
        <text:p text:style-name="P1">گت</text:p>
        <text:p text:style-name="P1">گتئَگ</text:p>
        <text:p text:style-name="P1">گدانی</text:p>
        <text:p text:style-name="P1">گر</text:p>
        <text:p text:style-name="P1">گرئَگ</text:p>
        <text:p text:style-name="P1">گرادئَگءَ</text:p>
        <text:p text:style-name="P1">گراست</text:p>
        <text:p text:style-name="P1">گران</text:p>
        <text:p text:style-name="P1">گرانتِر</text:p>
        <text:p text:style-name="P1">گرانیں</text:p>
        <text:p text:style-name="P1">گردنءَ</text:p>
        <text:p text:style-name="P1">گرم</text:p>
        <text:p text:style-name="P1">گرماگ</text:p>
        <text:p text:style-name="P1">گرَند</text:p>
        <text:p text:style-name="P1">گرَندءَ</text:p>
        <text:p text:style-name="P1">گرَندءِ</text:p>
        <text:p text:style-name="P1">گرَندئَگءَ</text:p>
        <text:p text:style-name="P1">گرَندئَگءِ</text:p>
        <text:p text:style-name="P1">گرَندِت</text:p>
        <text:p text:style-name="P1">گرَنچ</text:p>
        <text:p text:style-name="P1">گری</text:p>
        <text:p text:style-name="P1">گریت</text:p>
        <text:p text:style-name="P1">گریتی</text:p>
        <text:p text:style-name="P1">گریوئَگ</text:p>
        <text:p text:style-name="P1">گریوئَگءَ</text:p>
        <text:p text:style-name="P1">گریوئَگءِ</text:p>
        <text:p text:style-name="P1">گریوئَگا</text:p>
        <text:p text:style-name="P1"><text:soft-page-break/>گریوئَگے</text:p>
        <text:p text:style-name="P1">گریوان</text:p>
        <text:p text:style-name="P1">گریوانءَ</text:p>
        <text:p text:style-name="P1">گریواں</text:p>
        <text:p text:style-name="P1">گریوَگءَ</text:p>
        <text:p text:style-name="P1">گریوَگی</text:p>
        <text:p text:style-name="P1">گریوگء</text:p>
        <text:p text:style-name="P1">گریوے</text:p>
        <text:p text:style-name="P1">گشت</text:p>
        <text:p text:style-name="P1">گشی</text:p>
        <text:p text:style-name="P1">گلینئَگءَ</text:p>
        <text:p text:style-name="P1">گناہ</text:p>
        <text:p text:style-name="P1">گناہءِ</text:p>
        <text:p text:style-name="P1">گناہانی</text:p>
        <text:p text:style-name="P1">گناہکارانی</text:p>
        <text:p text:style-name="P1">گناہگارانی</text:p>
        <text:p text:style-name="P1">گنجءِ</text:p>
        <text:p text:style-name="P1">گندئَگءَ</text:p>
        <text:p text:style-name="P1">گنداں</text:p>
        <text:p text:style-name="P1">گندوکءِ</text:p>
        <text:p text:style-name="P1">گوؔک</text:p>
        <text:p text:style-name="P1">گوات</text:p>
        <text:p text:style-name="P1">گواتءَ</text:p>
        <text:p text:style-name="P1">گواتءِ</text:p>
        <text:p text:style-name="P1">گواتاں</text:p>
        <text:p text:style-name="P1">گواتے</text:p>
        <text:p text:style-name="P1">گوار</text:p>
        <text:p text:style-name="P1">گوارءَ</text:p>
        <text:p text:style-name="P1">گوارءَ​را</text:p>
        <text:p text:style-name="P1">گوارءِ</text:p>
        <text:p text:style-name="P1">گوارئَگ</text:p>
        <text:p text:style-name="P1">گوارئَگءَ</text:p>
        <text:p text:style-name="P1">گوارائینت</text:p>
        <text:p text:style-name="P1">گوارانی</text:p>
        <text:p text:style-name="P1">گواراں</text:p>
        <text:p text:style-name="P1">گوارت</text:p>
        <text:p text:style-name="P1">گوارزَتک</text:p>
        <text:p text:style-name="P1">گوارزَتکءَ</text:p>
        <text:p text:style-name="P1">گوارزَتکءِ</text:p>
        <text:p text:style-name="P1">گواری</text:p>
        <text:p text:style-name="P1">گواریءَ</text:p>
        <text:p text:style-name="P1">گواریءِ</text:p>
        <text:p text:style-name="P1">گواریناں</text:p>
        <text:p text:style-name="P1">گوارینت</text:p>
        <text:p text:style-name="P1">گوارینتئَگ</text:p>
        <text:p text:style-name="P1">گوارینی</text:p>
        <text:p text:style-name="P1">گوارے</text:p>
        <text:p text:style-name="P1">گوازنیت</text:p>
        <text:p text:style-name="P1">گوازیتاں</text:p>
        <text:p text:style-name="P1">گوازینئَگ</text:p>
        <text:p text:style-name="P1">گوازینئَگءَ</text:p>
        <text:p text:style-name="P1">گوازینئَگءِ</text:p>
        <text:p text:style-name="P1">گوازینئَگا</text:p>
        <text:p text:style-name="P1">گوازینان</text:p>
        <text:p text:style-name="P1">گوازیناں</text:p>
        <text:p text:style-name="P1">گوازینت</text:p>
        <text:p text:style-name="P1">گوازینتئَگا</text:p>
        <text:p text:style-name="P1">گوازینتئَگِتی</text:p>
        <text:p text:style-name="P1">گوازینتا</text:p>
        <text:p text:style-name="P1">گوازینتَگاں</text:p>
        <text:p text:style-name="P1">گوازینتگاں</text:p>
        <text:p text:style-name="P1">گوازینتی</text:p>
        <text:p text:style-name="P1">گوازینوک</text:p>
        <text:p text:style-name="P1">گوازینی</text:p>
        <text:p text:style-name="P1">گوازینیں</text:p>
        <text:p text:style-name="P1">گوازینے</text:p>
        <text:p text:style-name="P1">گودام</text:p>
        <text:p text:style-name="P1">گودامءَ</text:p>
        <text:p text:style-name="P1">گودامانی</text:p>
        <text:p text:style-name="P1">گوداماں</text:p>
        <text:p text:style-name="P1">گورءَ</text:p>
        <text:p text:style-name="P1">گورءِ</text:p>
        <text:p text:style-name="P1"><text:soft-page-break/>گورا</text:p>
        <text:p text:style-name="P1">گورے</text:p>
        <text:p text:style-name="P1">گوزتاں</text:p>
        <text:p text:style-name="P1">گوزکے</text:p>
        <text:p text:style-name="P1">گوست</text:p>
        <text:p text:style-name="P1">گوستئَگ</text:p>
        <text:p text:style-name="P1">گوسک</text:p>
        <text:p text:style-name="P1">گوسکے</text:p>
        <text:p text:style-name="P1">گوش</text:p>
        <text:p text:style-name="P1">گوشءَ</text:p>
        <text:p text:style-name="P1">گوشءِ</text:p>
        <text:p text:style-name="P1">گوشاں</text:p>
        <text:p text:style-name="P1">گوشت</text:p>
        <text:p text:style-name="P1">گوشتءَ</text:p>
        <text:p text:style-name="P1">گوشتءِ</text:p>
        <text:p text:style-name="P1">گوشتاں</text:p>
        <text:p text:style-name="P1">گوشتے</text:p>
        <text:p text:style-name="P1">گوشے</text:p>
        <text:p text:style-name="P1">گولائِیا</text:p>
        <text:p text:style-name="P1">گومءَ</text:p>
        <text:p text:style-name="P1">گوما</text:p>
        <text:p text:style-name="P1">گون</text:p>
        <text:p text:style-name="P1">گونِیءِ</text:p>
        <text:p text:style-name="P1">گونِیانی</text:p>
        <text:p text:style-name="P1">گونی</text:p>
        <text:p text:style-name="P1">گوک</text:p>
        <text:p text:style-name="P1">گوکانی</text:p>
        <text:p text:style-name="P1">گوکاں</text:p>
        <text:p text:style-name="P1">گوکُرت</text:p>
        <text:p text:style-name="P1">گوکُرتءِ</text:p>
        <text:p text:style-name="P1">گوکِرت</text:p>
        <text:p text:style-name="P1">گوکے</text:p>
        <text:p text:style-name="P1">گوں</text:p>
        <text:p text:style-name="P1">گوں،“/</text:p>
        <text:p text:style-name="P1">گَبَّتؔا</text:p>
        <text:p text:style-name="P1">گَج</text:p>
        <text:p text:style-name="P1">گَدَرؔا</text:p>
        <text:p text:style-name="P1">گَرؔاسا</text:p>
        <text:p text:style-name="P1">گَرِؔزِیم</text:p>
        <text:p text:style-name="P1">گَرداں</text:p>
        <text:p text:style-name="P1">گَردِن</text:p>
        <text:p text:style-name="P1">گَردِنءَ</text:p>
        <text:p text:style-name="P1">گَردِنا</text:p>
        <text:p text:style-name="P1">گَرم</text:p>
        <text:p text:style-name="P1">گَرما</text:p>
        <text:p text:style-name="P1">گَرماگ</text:p>
        <text:p text:style-name="P1">گَرمِیءَ</text:p>
        <text:p text:style-name="P1">گَرمِیا</text:p>
        <text:p text:style-name="P1">گَرمی</text:p>
        <text:p text:style-name="P1">گَرمیں</text:p>
        <text:p text:style-name="P1">گَرّءَ</text:p>
        <text:p text:style-name="P1">گَرّءِ</text:p>
        <text:p text:style-name="P1">گَرِّیءِ</text:p>
        <text:p text:style-name="P1">گَرِّیئیءَ</text:p>
        <text:p text:style-name="P1">گَرِّیئے</text:p>
        <text:p text:style-name="P1">گَرِّیاں</text:p>
        <text:p text:style-name="P1">گَرّی</text:p>
        <text:p text:style-name="P1">گَف</text:p>
        <text:p text:style-name="P1">گَل</text:p>
        <text:p text:style-name="P1">گَلءَ</text:p>
        <text:p text:style-name="P1">گَلا</text:p>
        <text:p text:style-name="P1">گَلَتِؔیَہ</text:p>
        <text:p text:style-name="P1">گَلَتِؔیَہءِ</text:p>
        <text:p text:style-name="P1">گَلِیؔل</text:p>
        <text:p text:style-name="P1">گَلِیؔلءَ</text:p>
        <text:p text:style-name="P1">گَلِیؔلءِ</text:p>
        <text:p text:style-name="P1">گَلِیؔلِیءِ</text:p>
        <text:p text:style-name="P1">گَلِیؔلِیئے</text:p>
        <text:p text:style-name="P1">گَلِیؔلی</text:p>
        <text:p text:style-name="P1">گَلِیءَ</text:p>
        <text:p text:style-name="P1">گَلِیئیءِ</text:p>
        <text:p text:style-name="P1">گَلِیانی</text:p>
        <text:p text:style-name="P1"><text:soft-page-break/>گَلَّھاں</text:p>
        <text:p text:style-name="P1">گَلَّھے</text:p>
        <text:p text:style-name="P1">گَلَّہ</text:p>
        <text:p text:style-name="P1">گَلَّہءَ</text:p>
        <text:p text:style-name="P1">گَلَّہءِ</text:p>
        <text:p text:style-name="P1">گَلَّہاں</text:p>
        <text:p text:style-name="P1">گَلِّیؔو</text:p>
        <text:p text:style-name="P1">گَلِّیؔوءَ</text:p>
        <text:p text:style-name="P1">گَلّھے</text:p>
        <text:p text:style-name="P1">گَلّینتا</text:p>
        <text:p text:style-name="P1">گَلّینتاں</text:p>
        <text:p text:style-name="P1">گَلّینتَنتی</text:p>
        <text:p text:style-name="P1">گَلّینتَنتے</text:p>
        <text:p text:style-name="P1">گَلی</text:p>
        <text:p text:style-name="P1">گَمَلیؔ</text:p>
        <text:p text:style-name="P1">گَنجءَ</text:p>
        <text:p text:style-name="P1">گَندءِ</text:p>
        <text:p text:style-name="P1">گَندتِر</text:p>
        <text:p text:style-name="P1">گَندتِریں</text:p>
        <text:p text:style-name="P1">گَندیں</text:p>
        <text:p text:style-name="P1">گَنوک</text:p>
        <text:p text:style-name="P1">گَنوکانی</text:p>
        <text:p text:style-name="P1">گَنوکی</text:p>
        <text:p text:style-name="P1">گَنوکیءِ</text:p>
        <text:p text:style-name="P1">گَنٹ</text:p>
        <text:p text:style-name="P1">گَنیؔسَرَت</text:p>
        <text:p text:style-name="P1">گَورا</text:p>
        <text:p text:style-name="P1">گَوَرنَر</text:p>
        <text:p text:style-name="P1">گََردِش</text:p>
        <text:p text:style-name="P1">گَٹّورانی</text:p>
        <text:p text:style-name="P1">گَپ</text:p>
        <text:p text:style-name="P1">گَپّءَ</text:p>
        <text:p text:style-name="P1">گَڑبَڑ</text:p>
        <text:p text:style-name="P1">گَڷَّہ</text:p>
        <text:p text:style-name="P1">گَہِتئَگاں</text:p>
        <text:p text:style-name="P1">گُب</text:p>
        <text:p text:style-name="P1">گُبّءَ</text:p>
        <text:p text:style-name="P1">گُبّیءَ</text:p>
        <text:p text:style-name="P1">گُد</text:p>
        <text:p text:style-name="P1">گُدءَ</text:p>
        <text:p text:style-name="P1">گُدءِ</text:p>
        <text:p text:style-name="P1">گُدانی</text:p>
        <text:p text:style-name="P1">گُداں</text:p>
        <text:p text:style-name="P1">گُدّانی</text:p>
        <text:p text:style-name="P1">گُدیءَ</text:p>
        <text:p text:style-name="P1">گُدے</text:p>
        <text:p text:style-name="P1">گُذاری</text:p>
        <text:p text:style-name="P1">گُرا</text:p>
        <text:p text:style-name="P1">گُرانڈ</text:p>
        <text:p text:style-name="P1">گُرانڈءِ</text:p>
        <text:p text:style-name="P1">گُرانڈانی</text:p>
        <text:p text:style-name="P1">گُرانڈیءَ</text:p>
        <text:p text:style-name="P1">گُرانڈیءِ</text:p>
        <text:p text:style-name="P1">گُرانڈے</text:p>
        <text:p text:style-name="P1">گُرّئَگءَ</text:p>
        <text:p text:style-name="P1">گُرّوکیں</text:p>
        <text:p text:style-name="P1">گُرِّت</text:p>
        <text:p text:style-name="P1">گُرچِتئَگیں</text:p>
        <text:p text:style-name="P1">گُرک</text:p>
        <text:p text:style-name="P1">گُرکءَ</text:p>
        <text:p text:style-name="P1">گُرکے</text:p>
        <text:p text:style-name="P1">گُزران</text:p>
        <text:p text:style-name="P1">گُشئَگ</text:p>
        <text:p text:style-name="P1">گُشئَگءَ</text:p>
        <text:p text:style-name="P1">گُشئَگءِ</text:p>
        <text:p text:style-name="P1">گُشئَگا</text:p>
        <text:p text:style-name="P1">گُشئَگی</text:p>
        <text:p text:style-name="P1">گُشئَگے</text:p>
        <text:p text:style-name="P1">گُشان</text:p>
        <text:p text:style-name="P1">گُشاں</text:p>
        <text:p text:style-name="P1">گُشاں۔“/</text:p>
        <text:p text:style-name="P1">گُشت</text:p>
        <text:p text:style-name="P1"><text:soft-page-break/>گُشتئَگ</text:p>
        <text:p text:style-name="P1">گُشتئَگا</text:p>
        <text:p text:style-name="P1">گُشتئَگاں</text:p>
        <text:p text:style-name="P1">گُشتئَگِتاں</text:p>
        <text:p text:style-name="P1">گُشتئَگِتی</text:p>
        <text:p text:style-name="P1">گُشتئَگِتے</text:p>
        <text:p text:style-name="P1">گُشتئَگی</text:p>
        <text:p text:style-name="P1">گُشتئَگے</text:p>
        <text:p text:style-name="P1">گُشتا</text:p>
        <text:p text:style-name="P1">گُشتاں</text:p>
        <text:p text:style-name="P1">گُشتا۔“/</text:p>
        <text:p text:style-name="P1">گُشتَنتی</text:p>
        <text:p text:style-name="P1">گُشتَنتے</text:p>
        <text:p text:style-name="P1">گُشتَگ</text:p>
        <text:p text:style-name="P1">گُشتَگا</text:p>
        <text:p text:style-name="P1">گُشتَگاں</text:p>
        <text:p text:style-name="P1">گُشتی</text:p>
        <text:p text:style-name="P1">گُشتے</text:p>
        <text:p text:style-name="P1">گُشوکانی</text:p>
        <text:p text:style-name="P1">گُشَنتی</text:p>
        <text:p text:style-name="P1">گُشَگ</text:p>
        <text:p text:style-name="P1">گُشِیتے</text:p>
        <text:p text:style-name="P1">گُشی</text:p>
        <text:p text:style-name="P1">گُشیں</text:p>
        <text:p text:style-name="P1">گُشے</text:p>
        <text:p text:style-name="P1">گُفتارے</text:p>
        <text:p text:style-name="P1">گُلائِش</text:p>
        <text:p text:style-name="P1">گُلگُتؔا</text:p>
        <text:p text:style-name="P1">گُما</text:p>
        <text:p text:style-name="P1">گُمان</text:p>
        <text:p text:style-name="P1">گُمراہ</text:p>
        <text:p text:style-name="P1">گُمراہانی</text:p>
        <text:p text:style-name="P1">گُمراہاں</text:p>
        <text:p text:style-name="P1">گُمراہِیءَ</text:p>
        <text:p text:style-name="P1">گُمراہِیءِ</text:p>
        <text:p text:style-name="P1">گُمراہِیئیءَ</text:p>
        <text:p text:style-name="P1">گُمراہِیئے</text:p>
        <text:p text:style-name="P1">گُمراہِیاں</text:p>
        <text:p text:style-name="P1">گُمراہی</text:p>
        <text:p text:style-name="P1">گُمراہیءِ</text:p>
        <text:p text:style-name="P1">گُمراہیں</text:p>
        <text:p text:style-name="P1">گُناھاں</text:p>
        <text:p text:style-name="P1">گُناہ</text:p>
        <text:p text:style-name="P1">گُناہءَ</text:p>
        <text:p text:style-name="P1">گُناہءِ</text:p>
        <text:p text:style-name="P1">گُناہانی</text:p>
        <text:p text:style-name="P1">گُناہاں</text:p>
        <text:p text:style-name="P1">گُناہگار</text:p>
        <text:p text:style-name="P1">گُناہگارانی</text:p>
        <text:p text:style-name="P1">گُناہگاراں</text:p>
        <text:p text:style-name="P1">گُناہگاریءَ</text:p>
        <text:p text:style-name="P1">گُناہگاریں</text:p>
        <text:p text:style-name="P1">گُناہگارے</text:p>
        <text:p text:style-name="P1">گُناہیں</text:p>
        <text:p text:style-name="P1">گُناہے</text:p>
        <text:p text:style-name="P1">گُنبَدءِ</text:p>
        <text:p text:style-name="P1">گُنگ</text:p>
        <text:p text:style-name="P1">گُنگءِ</text:p>
        <text:p text:style-name="P1">گُنگاں</text:p>
        <text:p text:style-name="P1">گُنگیءَ</text:p>
        <text:p text:style-name="P1">گُوئِیءَ</text:p>
        <text:p text:style-name="P1">گُوئِیءِ</text:p>
        <text:p text:style-name="P1">گُوئِیئے</text:p>
        <text:p text:style-name="P1">گُوئِیاں</text:p>
        <text:p text:style-name="P1">گُوئی</text:p>
        <text:p text:style-name="P1">گُوما</text:p>
        <text:p text:style-name="P1">گُونِیءَ</text:p>
        <text:p text:style-name="P1">گُونِیءِ</text:p>
        <text:p text:style-name="P1">گُونِیانی</text:p>
        <text:p text:style-name="P1">گُونِیاں</text:p>
        <text:p text:style-name="P1">گُونی</text:p>
        <text:p text:style-name="P1">گُٹ</text:p>
        <text:p text:style-name="P1"><text:soft-page-break/>گُٹّءَ</text:p>
        <text:p text:style-name="P1">گُٹینتئَگِتی</text:p>
        <text:p text:style-name="P1">گُڈئَگ</text:p>
        <text:p text:style-name="P1">گُڈّئَگ</text:p>
        <text:p text:style-name="P1">گُڈّانی</text:p>
        <text:p text:style-name="P1">گُڈِّت</text:p>
        <text:p text:style-name="P1">گُڑا</text:p>
        <text:p text:style-name="P1">گُڑاآئِیءَ</text:p>
        <text:p text:style-name="P1">گُڑامَن</text:p>
        <text:p text:style-name="P1">گُڑِت</text:p>
        <text:p text:style-name="P1">گُڑِتاں</text:p>
        <text:p text:style-name="P1">گُڑِّت</text:p>
        <text:p text:style-name="P1">گُڑِّت</text:p>
        <text:p text:style-name="P1">گِت</text:p>
        <text:p text:style-name="P1">گِتؔسِمَنی</text:p>
        <text:p text:style-name="P1">گِتّئَگا</text:p>
        <text:p text:style-name="P1">گِتّئَگاں</text:p>
        <text:p text:style-name="P1">گِتّئَگِتاں</text:p>
        <text:p text:style-name="P1">گِتّئَگی</text:p>
        <text:p text:style-name="P1">گِتّئَگیں</text:p>
        <text:p text:style-name="P1">گِتّا</text:p>
        <text:p text:style-name="P1">گِتّاں</text:p>
        <text:p text:style-name="P1">گِتَّنتے</text:p>
        <text:p text:style-name="P1">گِتَّگاں</text:p>
        <text:p text:style-name="P1">گِتّی</text:p>
        <text:p text:style-name="P1">گِتّیں</text:p>
        <text:p text:style-name="P1">گِتّے</text:p>
        <text:p text:style-name="P1">گِتی</text:p>
        <text:p text:style-name="P1">گِر</text:p>
        <text:p text:style-name="P1">گِرءِ</text:p>
        <text:p text:style-name="P1">گِرئَگ</text:p>
        <text:p text:style-name="P1">گِرئَگءَ</text:p>
        <text:p text:style-name="P1">گِرئَگءِ</text:p>
        <text:p text:style-name="P1">گِرئَگی</text:p>
        <text:p text:style-name="P1">گِرئَگے</text:p>
        <text:p text:style-name="P1">گِرائینئَگ</text:p>
        <text:p text:style-name="P1">گِرائینئَگءَ</text:p>
        <text:p text:style-name="P1">گِرائینئَگءِ</text:p>
        <text:p text:style-name="P1">گِرائینئَگی</text:p>
        <text:p text:style-name="P1">گِرائیناں</text:p>
        <text:p text:style-name="P1">گِرائینت</text:p>
        <text:p text:style-name="P1">گِرائینتئَگا</text:p>
        <text:p text:style-name="P1">گِرائینتا</text:p>
        <text:p text:style-name="P1">گِرائینتی</text:p>
        <text:p text:style-name="P1">گِرائینوک</text:p>
        <text:p text:style-name="P1">گِرائینی</text:p>
        <text:p text:style-name="P1">گِرائینے</text:p>
        <text:p text:style-name="P1">گِران</text:p>
        <text:p text:style-name="P1">گِرانءَ</text:p>
        <text:p text:style-name="P1">گِرانی</text:p>
        <text:p text:style-name="P1">گِراں</text:p>
        <text:p text:style-name="P1">گِروخ</text:p>
        <text:p text:style-name="P1">گِروخءِ</text:p>
        <text:p text:style-name="P1">گِروخے</text:p>
        <text:p text:style-name="P1">گِروک</text:p>
        <text:p text:style-name="P1">گِروکءَ</text:p>
        <text:p text:style-name="P1">گِروکءِ</text:p>
        <text:p text:style-name="P1">گِروکانی</text:p>
        <text:p text:style-name="P1">گِروکاں</text:p>
        <text:p text:style-name="P1">گِروکیں</text:p>
        <text:p text:style-name="P1">گِروکے</text:p>
        <text:p text:style-name="P1">گِرَگا</text:p>
        <text:p text:style-name="P1">گِرَگے</text:p>
        <text:p text:style-name="P1">گِرِفتار</text:p>
        <text:p text:style-name="P1">گِرِیتے</text:p>
        <text:p text:style-name="P1">گِرّینئَگ</text:p>
        <text:p text:style-name="P1">گِرّینان</text:p>
        <text:p text:style-name="P1">گِرّینت</text:p>
        <text:p text:style-name="P1">گِرّینتا</text:p>
        <text:p text:style-name="P1">گِری</text:p>
        <text:p text:style-name="P1">گِریتی</text:p>
        <text:p text:style-name="P1">گِریوَگ</text:p>
        <text:p text:style-name="P1"><text:soft-page-break/>گِریوَگءَ</text:p>
        <text:p text:style-name="P1">گِریوَگءِ</text:p>
        <text:p text:style-name="P1">گِریں</text:p>
        <text:p text:style-name="P1">گِری۔“/</text:p>
        <text:p text:style-name="P1">گِرے</text:p>
        <text:p text:style-name="P1">گِل</text:p>
        <text:p text:style-name="P1">گِلئَگ</text:p>
        <text:p text:style-name="P1">گِلئَگءَ</text:p>
        <text:p text:style-name="P1">گِلئَگے</text:p>
        <text:p text:style-name="P1">گِلاسءِ</text:p>
        <text:p text:style-name="P1">گِندئَگ</text:p>
        <text:p text:style-name="P1">گِندئَگءَ</text:p>
        <text:p text:style-name="P1">گِندئَگءِ</text:p>
        <text:p text:style-name="P1">گِندئَگا</text:p>
        <text:p text:style-name="P1">گِنداں</text:p>
        <text:p text:style-name="P1">گِندوک</text:p>
        <text:p text:style-name="P1">گِندَنتی</text:p>
        <text:p text:style-name="P1">گِندَگ</text:p>
        <text:p text:style-name="P1">گِندَگءَ</text:p>
        <text:p text:style-name="P1">گِندَگا</text:p>
        <text:p text:style-name="P1">گِندُکِیءَ</text:p>
        <text:p text:style-name="P1">گِندی</text:p>
        <text:p text:style-name="P1">گِندیں</text:p>
        <text:p text:style-name="P1">گِندے</text:p>
        <text:p text:style-name="P1">گِندے۔/</text:p>
        <text:p text:style-name="P1">گِچین</text:p>
        <text:p text:style-name="P1">گِچینئَگ</text:p>
        <text:p text:style-name="P1">گِچینئَگءِ</text:p>
        <text:p text:style-name="P1">گِچیناں</text:p>
        <text:p text:style-name="P1">گِچینت</text:p>
        <text:p text:style-name="P1">گِچینتئَگا</text:p>
        <text:p text:style-name="P1">گِچینتئَگاں</text:p>
        <text:p text:style-name="P1">گِچینتئَگِتاں</text:p>
        <text:p text:style-name="P1">گِچینتئَگِتی</text:p>
        <text:p text:style-name="P1">گِچینتئَگی</text:p>
        <text:p text:style-name="P1">گِچینتئَگین</text:p>
        <text:p text:style-name="P1">گِچینتئَگیں</text:p>
        <text:p text:style-name="P1">گِچینتا</text:p>
        <text:p text:style-name="P1">گِچینتاں</text:p>
        <text:p text:style-name="P1">گِچینتی</text:p>
        <text:p text:style-name="P1">گِچینَگ</text:p>
        <text:p text:style-name="P1">گِچینی</text:p>
        <text:p text:style-name="P1">گِیرِیءَ</text:p>
        <text:p text:style-name="P1">گِیرِیءِ</text:p>
        <text:p text:style-name="P1">گِیشینت</text:p>
        <text:p text:style-name="P1">گِیمُراں</text:p>
        <text:p text:style-name="P1">گِیمُرت</text:p>
        <text:p text:style-name="P1">گِیمُرتئَگا</text:p>
        <text:p text:style-name="P1">گِیمُرتا</text:p>
        <text:p text:style-name="P1">گِیمُرتاں</text:p>
        <text:p text:style-name="P1">گِیمُری</text:p>
        <text:p text:style-name="P1">گْواتے</text:p>
        <text:p text:style-name="P1">گْوازینئَگا</text:p>
        <text:p text:style-name="P1">گْورءِ</text:p>
        <text:p text:style-name="P1">گْوَجاں</text:p>
        <text:p text:style-name="P1">گْوَجے</text:p>
        <text:p text:style-name="P1">گْوَرءَ</text:p>
        <text:p text:style-name="P1">گْوَرءِ</text:p>
        <text:p text:style-name="P1">گْوَرئَگاں</text:p>
        <text:p text:style-name="P1">گْوَرئَگے</text:p>
        <text:p text:style-name="P1">گْوَرا</text:p>
        <text:p text:style-name="P1">گْوَزئَگ</text:p>
        <text:p text:style-name="P1">گْوَزئَگءَ</text:p>
        <text:p text:style-name="P1">گْوَزئَگءِ</text:p>
        <text:p text:style-name="P1">گْوَزئَگی</text:p>
        <text:p text:style-name="P1">گْوَزان</text:p>
        <text:p text:style-name="P1">گْوَزانءَ</text:p>
        <text:p text:style-name="P1">گْوَزاں</text:p>
        <text:p text:style-name="P1">گْوَزوک</text:p>
        <text:p text:style-name="P1">گْوَزی</text:p>
        <text:p text:style-name="P1">گْوَزیں</text:p>
        <text:p text:style-name="P1">گْوَست</text:p>
        <text:p text:style-name="P1"><text:soft-page-break/>گْوَستئَگا</text:p>
        <text:p text:style-name="P1">گْوَستئَگِتاں</text:p>
        <text:p text:style-name="P1">گْوَستئَگیں</text:p>
        <text:p text:style-name="P1">گْوَستاں</text:p>
        <text:p text:style-name="P1">گْوَستیں</text:p>
        <text:p text:style-name="P1">گْوَسک</text:p>
        <text:p text:style-name="P1">گْوَسکءَ</text:p>
        <text:p text:style-name="P1">گْوَسکءِ</text:p>
        <text:p text:style-name="P1">گْوَسکے</text:p>
        <text:p text:style-name="P1">گْوَنڈ</text:p>
        <text:p text:style-name="P1">گْوَنڈو</text:p>
        <text:p text:style-name="P1">گْوَپاں</text:p>
        <text:p text:style-name="P1">گْوَپت</text:p>
        <text:p text:style-name="P1">گْوَپتئَگا</text:p>
        <text:p text:style-name="P1">گپ</text:p>
        <text:p text:style-name="P1">گچینت</text:p>
        <text:p text:style-name="P1">گچینتا</text:p>
        <text:p text:style-name="P1">گھَڑو</text:p>
        <text:p text:style-name="P1">گھَڑوئے</text:p>
        <text:p text:style-name="P1">گھڑو</text:p>
        <text:p text:style-name="P1">گھڑوءَ</text:p>
        <text:p text:style-name="P1">گھیرا</text:p>
        <text:p text:style-name="P1">گیتک</text:p>
        <text:p text:style-name="P1">گیتکئَگِتاں</text:p>
        <text:p text:style-name="P1">گیتکا</text:p>
        <text:p text:style-name="P1">گیتکاں</text:p>
        <text:p text:style-name="P1">گیتکنتی</text:p>
        <text:p text:style-name="P1">گیتکَنتے</text:p>
        <text:p text:style-name="P1">گیتکی</text:p>
        <text:p text:style-name="P1">گیتکے</text:p>
        <text:p text:style-name="P1">گیجئَگا</text:p>
        <text:p text:style-name="P1">گیجئَگی</text:p>
        <text:p text:style-name="P1">گیجاں</text:p>
        <text:p text:style-name="P1">گیجِیتی</text:p>
        <text:p text:style-name="P1">گیجی</text:p>
        <text:p text:style-name="P1">گیجیں</text:p>
        <text:p text:style-name="P1">گیجے</text:p>
        <text:p text:style-name="P1">گیش</text:p>
        <text:p text:style-name="P1">گیشءَ</text:p>
        <text:p text:style-name="P1">گیشتر</text:p>
        <text:p text:style-name="P1">گیشتِر</text:p>
        <text:p text:style-name="P1">گیشتِراں</text:p>
        <text:p text:style-name="P1">گیشِیءَ</text:p>
        <text:p text:style-name="P1">گیشی</text:p>
        <text:p text:style-name="P1">گیشیں</text:p>
        <text:p text:style-name="P1">گیوؔس</text:p>
        <text:p text:style-name="P1">گیوؔسءَ</text:p>
        <text:p text:style-name="P1">گیوؔسءِ</text:p>
        <text:p text:style-name="P1">ھَر</text:p>
        <text:p text:style-name="P1">ھَرچ</text:p>
        <text:p text:style-name="P1">ھَزار</text:p>
        <text:p text:style-name="P1">ھَم</text:p>
        <text:p text:style-name="P1">ھَما</text:p>
        <text:p text:style-name="P1">ھَمائِیا</text:p>
        <text:p text:style-name="P1">ھَمَودا</text:p>
        <text:p text:style-name="P1">ھَمَودے</text:p>
        <text:p text:style-name="P1">ھَمِینچو</text:p>
        <text:p text:style-name="P1">ھَمے</text:p>
        <text:p text:style-name="P1">ھَنّی</text:p>
        <text:p text:style-name="P1">ھِچ</text:p>
        <text:p text:style-name="P1">ہاؔبیل</text:p>
        <text:p text:style-name="P1">ہاؔبیلءَ</text:p>
        <text:p text:style-name="P1">ہاؔبیلءَ​را</text:p>
        <text:p text:style-name="P1">ہاؔبیلءِ</text:p>
        <text:p text:style-name="P1">ہاؔجرہ</text:p>
        <text:p text:style-name="P1">ہاؔجرہءَ</text:p>
        <text:p text:style-name="P1">ہاؔجرہءَ​را</text:p>
        <text:p text:style-name="P1">ہاؔجرہءِ</text:p>
        <text:p text:style-name="P1">ہاؔران</text:p>
        <text:p text:style-name="P1">ہاؔرانءَ</text:p>
        <text:p text:style-name="P1">ہاؔرانءِ</text:p>
        <text:p text:style-name="P1">ہاؔم</text:p>
        <text:p text:style-name="P1"><text:soft-page-break/>ہابِیؔل</text:p>
        <text:p text:style-name="P1">ہابِیؔلءَ</text:p>
        <text:p text:style-name="P1">ہابِیؔلءِ</text:p>
        <text:p text:style-name="P1">ہاتھِیءِ</text:p>
        <text:p text:style-name="P1">ہاجؔرَہ</text:p>
        <text:p text:style-name="P1">ہاجؔرَہءَ</text:p>
        <text:p text:style-name="P1">ہاجؔرَہءِ</text:p>
        <text:p text:style-name="P1">ہاجؔرہءِ</text:p>
        <text:p text:style-name="P1">ہار</text:p>
        <text:p text:style-name="P1">ہارءِ</text:p>
        <text:p text:style-name="P1">ہارمَجِدُّون</text:p>
        <text:p text:style-name="P1">ہارُوؔن</text:p>
        <text:p text:style-name="P1">ہارُوؔنءَ​را</text:p>
        <text:p text:style-name="P1">ہارُوؔنءِ</text:p>
        <text:p text:style-name="P1">ہارِیءَ</text:p>
        <text:p text:style-name="P1">ہارِیءَ​را</text:p>
        <text:p text:style-name="P1">ہارِیءِ</text:p>
        <text:p text:style-name="P1">ہارِیئیءَ</text:p>
        <text:p text:style-name="P1">ہارِیئے</text:p>
        <text:p text:style-name="P1">ہارِیاناں</text:p>
        <text:p text:style-name="P1">ہارِیانی</text:p>
        <text:p text:style-name="P1">ہارِیاں</text:p>
        <text:p text:style-name="P1">ہاری</text:p>
        <text:p text:style-name="P1">ہارے</text:p>
        <text:p text:style-name="P1">ہافت</text:p>
        <text:p text:style-name="P1">ہامؔورءِ</text:p>
        <text:p text:style-name="P1">ہاکیلداما</text:p>
        <text:p text:style-name="P1">ہرچ</text:p>
        <text:p text:style-name="P1">ہرچی</text:p>
        <text:p text:style-name="P1">ہزار</text:p>
        <text:p text:style-name="P1">ہست</text:p>
        <text:p text:style-name="P1">ہشت</text:p>
        <text:p text:style-name="P1">ہشتاد</text:p>
        <text:p text:style-name="P1">ہشتُمی</text:p>
        <text:p text:style-name="P1">ہلائینئَگءَ</text:p>
        <text:p text:style-name="P1">ہم</text:p>
        <text:p text:style-name="P1">ہما</text:p>
        <text:p text:style-name="P1">ہمے</text:p>
        <text:p text:style-name="P1">ہوؔسیَع</text:p>
        <text:p text:style-name="P1">ہور</text:p>
        <text:p text:style-name="P1">ہورءِ</text:p>
        <text:p text:style-name="P1">ہورِیءَ</text:p>
        <text:p text:style-name="P1">ہورِیا</text:p>
        <text:p text:style-name="P1">ہورے</text:p>
        <text:p text:style-name="P1">ہوش</text:p>
        <text:p text:style-name="P1">ہوشءَ</text:p>
        <text:p text:style-name="P1">ہوشیار</text:p>
        <text:p text:style-name="P1">ہوشیارِیءِ</text:p>
        <text:p text:style-name="P1">ہوشے</text:p>
        <text:p text:style-name="P1">ہون</text:p>
        <text:p text:style-name="P1">ہونڈ</text:p>
        <text:p text:style-name="P1">ہَبدَہُمی</text:p>
        <text:p text:style-name="P1">ہَبدہ</text:p>
        <text:p text:style-name="P1">ہَبر</text:p>
        <text:p text:style-name="P1">ہَبرءَ</text:p>
        <text:p text:style-name="P1">ہَبرءِ</text:p>
        <text:p text:style-name="P1">ہَبرانی</text:p>
        <text:p text:style-name="P1">ہَبراں</text:p>
        <text:p text:style-name="P1">ہَبرے</text:p>
        <text:p text:style-name="P1">ہَبَر</text:p>
        <text:p text:style-name="P1">ہَبَرءِ</text:p>
        <text:p text:style-name="P1">ہَبَرانی</text:p>
        <text:p text:style-name="P1">ہَبَراں</text:p>
        <text:p text:style-name="P1">ہَبَریءِ</text:p>
        <text:p text:style-name="P1">ہَبَرے</text:p>
        <text:p text:style-name="P1">ہَتھکَڑی</text:p>
        <text:p text:style-name="P1">ہَدؔورام</text:p>
        <text:p text:style-name="P1">ہَدیہ</text:p>
        <text:p text:style-name="P1">ہَدیہءَ</text:p>
        <text:p text:style-name="P1">ہَر</text:p>
        <text:p text:style-name="P1">ہَرچ</text:p>
        <text:p text:style-name="P1">ہَرچہ</text:p>
        <text:p text:style-name="P1"><text:soft-page-break/>ہَرچی</text:p>
        <text:p text:style-name="P1">ہَزار</text:p>
        <text:p text:style-name="P1">ہَزارءَ</text:p>
        <text:p text:style-name="P1">ہَزارانی</text:p>
        <text:p text:style-name="P1">ہَست</text:p>
        <text:p text:style-name="P1">ہَستِیءَ</text:p>
        <text:p text:style-name="P1">ہَستِیءِ</text:p>
        <text:p text:style-name="P1">ہَستِیئے</text:p>
        <text:p text:style-name="P1">ہَستِیا</text:p>
        <text:p text:style-name="P1">ہَستِیانی</text:p>
        <text:p text:style-name="P1">ہَستِیاں</text:p>
        <text:p text:style-name="P1">ہَستی</text:p>
        <text:p text:style-name="P1">ہَستیں</text:p>
        <text:p text:style-name="P1">ہَشت</text:p>
        <text:p text:style-name="P1">ہَشتاد</text:p>
        <text:p text:style-name="P1">ہَشتمی</text:p>
        <text:p text:style-name="P1">ہَشتُمی</text:p>
        <text:p text:style-name="P1">ہَشتیں</text:p>
        <text:p text:style-name="P1">ہَفت</text:p>
        <text:p text:style-name="P1">ہَفتئَگءَ</text:p>
        <text:p text:style-name="P1">ہَفتئَگءِ</text:p>
        <text:p text:style-name="P1">ہَفتئَگیءَ</text:p>
        <text:p text:style-name="P1">ہَفتئَگے</text:p>
        <text:p text:style-name="P1">ہَفتاد</text:p>
        <text:p text:style-name="P1">ہَفتادُمی</text:p>
        <text:p text:style-name="P1">ہَفتمی</text:p>
        <text:p text:style-name="P1">ہَفتَگءِ</text:p>
        <text:p text:style-name="P1">ہَفتُمی</text:p>
        <text:p text:style-name="P1">ہَفتیں</text:p>
        <text:p text:style-name="P1">ہَلّئَگءَ</text:p>
        <text:p text:style-name="P1">ہَلّائینئَگءَ</text:p>
        <text:p text:style-name="P1">ہَلّائیناں</text:p>
        <text:p text:style-name="P1">ہَلّائینت</text:p>
        <text:p text:style-name="P1">ہَلّی</text:p>
        <text:p text:style-name="P1">ہَلّی۔‘/</text:p>
        <text:p text:style-name="P1">ہَلّے</text:p>
        <text:p text:style-name="P1">ہَلی</text:p>
        <text:p text:style-name="P1">ہَم</text:p>
        <text:p text:style-name="P1">ہَما</text:p>
        <text:p text:style-name="P1">ہَمائِیءَ</text:p>
        <text:p text:style-name="P1">ہَمائِیءِ</text:p>
        <text:p text:style-name="P1">ہَمائِیئیگ</text:p>
        <text:p text:style-name="P1">ہَمائِیا</text:p>
        <text:p text:style-name="P1">ہَمائِییگ</text:p>
        <text:p text:style-name="P1">ہَماشخصءَ</text:p>
        <text:p text:style-name="P1">ہَمانگو</text:p>
        <text:p text:style-name="P1">ہَمایاناں</text:p>
        <text:p text:style-name="P1">ہَمایانی</text:p>
        <text:p text:style-name="P1">ہَمایاں</text:p>
        <text:p text:style-name="P1">ہَمبراہ</text:p>
        <text:p text:style-name="P1">ہَمبراہاناں</text:p>
        <text:p text:style-name="P1">ہَمبراہانی</text:p>
        <text:p text:style-name="P1">ہَمبراہاں</text:p>
        <text:p text:style-name="P1">ہَمبراہِیءَ</text:p>
        <text:p text:style-name="P1">ہَمبراہیں</text:p>
        <text:p text:style-name="P1">ہَمبَراہءَ</text:p>
        <text:p text:style-name="P1">ہَمبَراہِیءَ</text:p>
        <text:p text:style-name="P1">ہَمبِستری</text:p>
        <text:p text:style-name="P1">ہَمخیال</text:p>
        <text:p text:style-name="P1">ہَمدَرد</text:p>
        <text:p text:style-name="P1">ہَمدَردی</text:p>
        <text:p text:style-name="P1">ہَمدِینیءَ</text:p>
        <text:p text:style-name="P1">ہَمرنگ</text:p>
        <text:p text:style-name="P1">ہَمروچ</text:p>
        <text:p text:style-name="P1">ہَمرَنگے</text:p>
        <text:p text:style-name="P1">ہَمسائِگ</text:p>
        <text:p text:style-name="P1">ہَمسائِگءَ</text:p>
        <text:p text:style-name="P1">ہَمسائِگاں</text:p>
        <text:p text:style-name="P1">ہَمسائِگی</text:p>
        <text:p text:style-name="P1">ہَمسال</text:p>
        <text:p text:style-name="P1">ہَمش</text:p>
        <text:p text:style-name="P1">ہَمشانی</text:p>
        <text:p text:style-name="P1"><text:soft-page-break/>ہَمشَئور</text:p>
        <text:p text:style-name="P1">ہَمشَپ</text:p>
        <text:p text:style-name="P1">ہَمقوم</text:p>
        <text:p text:style-name="P1">ہَمقومانی</text:p>
        <text:p text:style-name="P1">ہَمقوماں</text:p>
        <text:p text:style-name="P1">ہَمنچو</text:p>
        <text:p text:style-name="P1">ہَمودءَ</text:p>
        <text:p text:style-name="P1">ہَمودا</text:p>
        <text:p text:style-name="P1">ہَمَودءَ</text:p>
        <text:p text:style-name="P1">ہَمَودءِ</text:p>
        <text:p text:style-name="P1">ہَمَودا</text:p>
        <text:p text:style-name="P1">ہَمُودا</text:p>
        <text:p text:style-name="P1">ہَمِش</text:p>
        <text:p text:style-name="P1">ہَمِشاں</text:p>
        <text:p text:style-name="P1">ہَمِنچو</text:p>
        <text:p text:style-name="P1">ہَمِینچو</text:p>
        <text:p text:style-name="P1">ہَمِینچُک</text:p>
        <text:p text:style-name="P1">ہَمِینچُکءَ</text:p>
        <text:p text:style-name="P1">ہَمکار</text:p>
        <text:p text:style-name="P1">ہَمکارانی</text:p>
        <text:p text:style-name="P1">ہَمکاراں</text:p>
        <text:p text:style-name="P1">ہَمکاریں</text:p>
        <text:p text:style-name="P1">ہَمکلام</text:p>
        <text:p text:style-name="P1">ہَمکوپئَگ</text:p>
        <text:p text:style-name="P1">ہَمکَلام</text:p>
        <text:p text:style-name="P1">ہَمگُٹ</text:p>
        <text:p text:style-name="P1">ہَمے</text:p>
        <text:p text:style-name="P1">ہَنِیگا</text:p>
        <text:p text:style-name="P1">ہَنِّیگءَ</text:p>
        <text:p text:style-name="P1">ہَنّی</text:p>
        <text:p text:style-name="P1">ہَنگامَہ</text:p>
        <text:p text:style-name="P1">ہَنگامَہءِ</text:p>
        <text:p text:style-name="P1">ہَنگامَہے</text:p>
        <text:p text:style-name="P1">ہَٹ</text:p>
        <text:p text:style-name="P1">ہَٹّائیناں</text:p>
        <text:p text:style-name="P1">ہَٹّائینی</text:p>
        <text:p text:style-name="P1">ہَٹِّتاں</text:p>
        <text:p text:style-name="P1">ہَڈ</text:p>
        <text:p text:style-name="P1">ہَڈّے</text:p>
        <text:p text:style-name="P1">ہَژدَہ</text:p>
        <text:p text:style-name="P1">ہَژدَہیں</text:p>
        <text:p text:style-name="P1">ہَژدہ</text:p>
        <text:p text:style-name="P1">ہَکَّل</text:p>
        <text:p text:style-name="P1">ہُدامُرزِیءِ</text:p>
        <text:p text:style-name="P1">ہُدامُرزی</text:p>
        <text:p text:style-name="P1">ہُشک</text:p>
        <text:p text:style-name="P1">ہُشکِیءِ</text:p>
        <text:p text:style-name="P1">ہُشکی</text:p>
        <text:p text:style-name="P1">ہُمِؔنِیُس</text:p>
        <text:p text:style-name="P1">ہُنَر</text:p>
        <text:p text:style-name="P1">ہُنَرمَند</text:p>
        <text:p text:style-name="P1">ہُور</text:p>
        <text:p text:style-name="P1">ہُپّءَ</text:p>
        <text:p text:style-name="P1">ہِجبَر</text:p>
        <text:p text:style-name="P1">ہِدایَت</text:p>
        <text:p text:style-name="P1">ہِدایَتءَ</text:p>
        <text:p text:style-name="P1">ہِدایَتءِ</text:p>
        <text:p text:style-name="P1">ہِدایَتانی</text:p>
        <text:p text:style-name="P1">ہِدایَتاں</text:p>
        <text:p text:style-name="P1">ہِدایَتے</text:p>
        <text:p text:style-name="P1">ہِمَّت</text:p>
        <text:p text:style-name="P1">ہِمَّتءَ</text:p>
        <text:p text:style-name="P1">ہِچ</text:p>
        <text:p text:style-name="P1">ہِچّے</text:p>
        <text:p text:style-name="P1">ہِیران</text:p>
        <text:p text:style-name="P1">ہِیرانءِ</text:p>
        <text:p text:style-name="P1">ہِیرانانی</text:p>
        <text:p text:style-name="P1">ہِیراناں</text:p>
        <text:p text:style-name="P1">ہِیرانے</text:p>
        <text:p text:style-name="P1">ہِیرت</text:p>
        <text:p text:style-name="P1">ہِیرتءَ</text:p>
        <text:p text:style-name="P1">ہٹ</text:p>
        <text:p text:style-name="P1"><text:soft-page-break/>ہٹتے</text:p>
        <text:p text:style-name="P1">ہچ</text:p>
        <text:p text:style-name="P1">ہی</text:p>
        <text:p text:style-name="P1">ہیؔراپولِس</text:p>
        <text:p text:style-name="P1">ہیؔرود</text:p>
        <text:p text:style-name="P1">ہیؔرودءَ</text:p>
        <text:p text:style-name="P1">ہیؔرودءِ</text:p>
        <text:p text:style-name="P1">ہیؔرودِیاہ</text:p>
        <text:p text:style-name="P1">ہیؔرودِیاہءَ</text:p>
        <text:p text:style-name="P1">ہیؔرودِیاہءِ</text:p>
        <text:p text:style-name="P1">ہیؔرودِیونءَ</text:p>
        <text:p text:style-name="P1">ہیؔلِیءِ</text:p>
        <text:p text:style-name="P1">ہیؔلی</text:p>
        <text:p text:style-name="P1">ہید</text:p>
        <text:p text:style-name="P1">ہیرؔمَس</text:p>
        <text:p text:style-name="P1">ہیرؔمُگِنیسءَ</text:p>
        <text:p text:style-name="P1">ہیرؔمیس</text:p>
        <text:p text:style-name="P1">ہیرؔود</text:p>
        <text:p text:style-name="P1">ہیرؔودءَ</text:p>
        <text:p text:style-name="P1">ہیرؔودءِ</text:p>
        <text:p text:style-name="P1">ہیرؔودِیاہ</text:p>
        <text:p text:style-name="P1">ہیرؔودِیاہءَ</text:p>
        <text:p text:style-name="P1">ہیرؔودِیاہءِ</text:p>
        <text:p text:style-name="P1">ہیروؔد</text:p>
        <text:p text:style-name="P1">ہیروؔدءِ</text:p>
        <text:p text:style-name="P1">ہیہ</text:p>
        <text:p text:style-name="P1">یا</text:p>
        <text:p text:style-name="P1">یاؔبل</text:p>
        <text:p text:style-name="P1">یاؔبلءِ</text:p>
        <text:p text:style-name="P1">یاؔرُد</text:p>
        <text:p text:style-name="P1">یاؔرُدءِ</text:p>
        <text:p text:style-name="P1">یاؔفت</text:p>
        <text:p text:style-name="P1">یاؔفتءَ</text:p>
        <text:p text:style-name="P1">یاؔفتءَ​را</text:p>
        <text:p text:style-name="P1">یاؔفتءِ</text:p>
        <text:p text:style-name="P1">یاؔمِین</text:p>
        <text:p text:style-name="P1">یاؔمِینءِ</text:p>
        <text:p text:style-name="P1">یاؔوان</text:p>
        <text:p text:style-name="P1">یاؔوانءِ</text:p>
        <text:p text:style-name="P1">یائِیؔر</text:p>
        <text:p text:style-name="P1">یاجُوؔج</text:p>
        <text:p text:style-name="P1">یاد</text:p>
        <text:p text:style-name="P1">یادءَ</text:p>
        <text:p text:style-name="P1">یادکُت</text:p>
        <text:p text:style-name="P1">یادگارءِ</text:p>
        <text:p text:style-name="P1">یادگِیرِیءِ</text:p>
        <text:p text:style-name="P1">یارِؔد</text:p>
        <text:p text:style-name="P1">یارِؔدءِ</text:p>
        <text:p text:style-name="P1">یاراں</text:p>
        <text:p text:style-name="P1">یاری</text:p>
        <text:p text:style-name="P1">یارے</text:p>
        <text:p text:style-name="P1">یازدَہمی</text:p>
        <text:p text:style-name="P1">یازدَہیں</text:p>
        <text:p text:style-name="P1">یازدہ</text:p>
        <text:p text:style-name="P1">یازدہیں</text:p>
        <text:p text:style-name="P1">یاسؔون</text:p>
        <text:p text:style-name="P1">یاسؔونءَ</text:p>
        <text:p text:style-name="P1">یاسؔونءِ</text:p>
        <text:p text:style-name="P1">یافؔا</text:p>
        <text:p text:style-name="P1">یافتءَ</text:p>
        <text:p text:style-name="P1">یافتءِ</text:p>
        <text:p text:style-name="P1">یاقُوت</text:p>
        <text:p text:style-name="P1">یامِؔین</text:p>
        <text:p text:style-name="P1">یامِؔینءِ</text:p>
        <text:p text:style-name="P1">یانی</text:p>
        <text:p text:style-name="P1">یاں</text:p>
        <text:p text:style-name="P1">یایاں</text:p>
        <text:p text:style-name="P1">یبؔوسی</text:p>
        <text:p text:style-name="P1">یبؔوک</text:p>
        <text:p text:style-name="P1">یحؔصی</text:p>
        <text:p text:style-name="P1">یحؔلی</text:p>
        <text:p text:style-name="P1">ید</text:p>
        <text:p text:style-name="P1"><text:soft-page-break/>یری</text:p>
        <text:p text:style-name="P1">یطؔور</text:p>
        <text:p text:style-name="P1">یعؔقوب</text:p>
        <text:p text:style-name="P1">یعؔقوبءَ</text:p>
        <text:p text:style-name="P1">یعؔقووبءُ</text:p>
        <text:p text:style-name="P1">یعؔقُوب</text:p>
        <text:p text:style-name="P1">یعؔقُوبءَ</text:p>
        <text:p text:style-name="P1">یعؔقُوبءَ​را</text:p>
        <text:p text:style-name="P1">یعؔقُوبءَ​چہ</text:p>
        <text:p text:style-name="P1">یعؔقُوبءِ</text:p>
        <text:p text:style-name="P1">یعؔقُوبا</text:p>
        <text:p text:style-name="P1">یعؔقُوبیگ</text:p>
        <text:p text:style-name="P1">یعؔلام</text:p>
        <text:p text:style-name="P1">یعؔوس</text:p>
        <text:p text:style-name="P1">یقین</text:p>
        <text:p text:style-name="P1">یقیناً</text:p>
        <text:p text:style-name="P1">یل</text:p>
        <text:p text:style-name="P1">یمؔوایل</text:p>
        <text:p text:style-name="P1">یمؔین</text:p>
        <text:p text:style-name="P1">یوؔئیل</text:p>
        <text:p text:style-name="P1">یوؔب</text:p>
        <text:p text:style-name="P1">یوؔبل</text:p>
        <text:p text:style-name="P1">یوؔتام</text:p>
        <text:p text:style-name="P1">یوؔتامءَ</text:p>
        <text:p text:style-name="P1">یوؔرام</text:p>
        <text:p text:style-name="P1">یوؔرامءَ</text:p>
        <text:p text:style-name="P1">یوؔرِیم</text:p>
        <text:p text:style-name="P1">یوؔرِیمءِ</text:p>
        <text:p text:style-name="P1">یوؔسِیا</text:p>
        <text:p text:style-name="P1">یوؔسِیاءَ</text:p>
        <text:p text:style-name="P1">یوؔسیخ</text:p>
        <text:p text:style-name="P1">یوؔسیخءِ</text:p>
        <text:p text:style-name="P1">یوؔیاب</text:p>
        <text:p text:style-name="P1">یوسؔیس</text:p>
        <text:p text:style-name="P1">یوسؔیسءِ</text:p>
        <text:p text:style-name="P1">یَؔنّا</text:p>
        <text:p text:style-name="P1">یَؔنّاءِ</text:p>
        <text:p text:style-name="P1">یَبؔوک</text:p>
        <text:p text:style-name="P1">یَتِیم</text:p>
        <text:p text:style-name="P1">یَتِیمیں</text:p>
        <text:p text:style-name="P1">یَحؔیِیٰءَ</text:p>
        <text:p text:style-name="P1">یَحؔیِیٰءَ​را</text:p>
        <text:p text:style-name="P1">یَحؔیِیٰءِ</text:p>
        <text:p text:style-name="P1">یَحؔییٰ</text:p>
        <text:p text:style-name="P1">یَرؔمِیا</text:p>
        <text:p text:style-name="P1">یَرؔیحُو</text:p>
        <text:p text:style-name="P1">یَرمِؔیا</text:p>
        <text:p text:style-name="P1">یَرُوؔشَلَم</text:p>
        <text:p text:style-name="P1">یَرُوؔشَلَمءَ</text:p>
        <text:p text:style-name="P1">یَرُوؔشَلَمءِ</text:p>
        <text:p text:style-name="P1">یَرُوؔشَلَما</text:p>
        <text:p text:style-name="P1">یَسؔعِیا</text:p>
        <text:p text:style-name="P1">یَشَب</text:p>
        <text:p text:style-name="P1">یَشُوؔع</text:p>
        <text:p text:style-name="P1">یَشُوؔعءَ</text:p>
        <text:p text:style-name="P1">یَشُوؔعءِ</text:p>
        <text:p text:style-name="P1">یَصؔر</text:p>
        <text:p text:style-name="P1">یَعؔقُوب</text:p>
        <text:p text:style-name="P1">یَعؔقُوبءَ</text:p>
        <text:p text:style-name="P1">یَعؔقُوبءِ</text:p>
        <text:p text:style-name="P1">یَفؔتا</text:p>
        <text:p text:style-name="P1">یَقِین</text:p>
        <text:p text:style-name="P1">یَقِینءِ</text:p>
        <text:p text:style-name="P1">یَل</text:p>
        <text:p text:style-name="P1">یَمؔبریس</text:p>
        <text:p text:style-name="P1">یَمؔبریسءِ</text:p>
        <text:p text:style-name="P1">یَمَؔن</text:p>
        <text:p text:style-name="P1">یَمَؔن</text:p>
        <text:p text:style-name="P1">یَمَنی</text:p>
        <text:p text:style-name="P1">یَنّیؔس</text:p>
        <text:p text:style-name="P1">یَک</text:p>
        <text:p text:style-name="P1">یَکؔین</text:p>
        <text:p text:style-name="P1"><text:soft-page-break/>یَکوؔنِیا</text:p>
        <text:p text:style-name="P1">یَکوؔنِیاءَ</text:p>
        <text:p text:style-name="P1">یَکُمی</text:p>
        <text:p text:style-name="P1">یَکّءَ</text:p>
        <text:p text:style-name="P1">یَکّا</text:p>
        <text:p text:style-name="P1">یَکُّمی</text:p>
        <text:p text:style-name="P1">یَکّیءَ</text:p>
        <text:p text:style-name="P1">یَکّیءَ​را</text:p>
        <text:p text:style-name="P1">یَکّیءِ</text:p>
        <text:p text:style-name="P1">یَکّیا</text:p>
        <text:p text:style-name="P1">یَکّینا</text:p>
        <text:p text:style-name="P1">یَکّیں</text:p>
        <text:p text:style-name="P1">یَکّے</text:p>
        <text:p text:style-name="P1">یَکے</text:p>
        <text:p text:style-name="P1">یَھُؔوداہءَ</text:p>
        <text:p text:style-name="P1">یَہُؔودا</text:p>
        <text:p text:style-name="P1">یَہُؔوداہ</text:p>
        <text:p text:style-name="P1">یَہُؔوداہءِ</text:p>
        <text:p text:style-name="P1">یَہوؔسَفَط</text:p>
        <text:p text:style-name="P1">یَہوؔسَفَطءَ</text:p>
        <text:p text:style-name="P1">یَہُؔوداءَ</text:p>
        <text:p text:style-name="P1">یَہُؔوداءِ</text:p>
        <text:p text:style-name="P1">یَہُؔوداہ</text:p>
        <text:p text:style-name="P1">یَہُؔوداہءَ</text:p>
        <text:p text:style-name="P1">یَہُوؔدا</text:p>
        <text:p text:style-name="P1">یَہُوؔداءَ</text:p>
        <text:p text:style-name="P1">یَہُوؔداءَ​را</text:p>
        <text:p text:style-name="P1">یَہُوؔداءِ</text:p>
        <text:p text:style-name="P1">یَہُوؔدایا</text:p>
        <text:p text:style-name="P1">یَہُوؔدِیءِ</text:p>
        <text:p text:style-name="P1">یَہُوؔدِیئیءَ</text:p>
        <text:p text:style-name="P1">یَہُوؔدِیئیءِ</text:p>
        <text:p text:style-name="P1">یَہُوؔدِیئے</text:p>
        <text:p text:style-name="P1">یَہُوؔدِیاناں</text:p>
        <text:p text:style-name="P1">یَہُوؔدِیانِیگ</text:p>
        <text:p text:style-name="P1">یَہُوؔدِیانی</text:p>
        <text:p text:style-name="P1">یَہُوؔدِیاں</text:p>
        <text:p text:style-name="P1">یَہُوؔدِیَہ</text:p>
        <text:p text:style-name="P1">یَہُوؔدِیَہءِ</text:p>
        <text:p text:style-name="P1">یَہُوؔدِیَہے</text:p>
        <text:p text:style-name="P1">یَہُوؔدِیہ</text:p>
        <text:p text:style-name="P1">یَہُوؔدی</text:p>
        <text:p text:style-name="P1">یَہُوؔیَقِیم</text:p>
        <text:p text:style-name="P1">یَہُوؔیَقِیمے</text:p>
        <text:p text:style-name="P1">یُقؔسان</text:p>
        <text:p text:style-name="P1">یُقؔسانءَ</text:p>
        <text:p text:style-name="P1">یُوؔآنّہ</text:p>
        <text:p text:style-name="P1">یُوؔبُولُس</text:p>
        <text:p text:style-name="P1">یُوؔتُخوس</text:p>
        <text:p text:style-name="P1">یُوؔحَنّا</text:p>
        <text:p text:style-name="P1">یُوؔحَنّاءَ</text:p>
        <text:p text:style-name="P1">یُوؔحَنّاءِ</text:p>
        <text:p text:style-name="P1">یُوؔستوس</text:p>
        <text:p text:style-name="P1">یُوؔسف</text:p>
        <text:p text:style-name="P1">یُوؔسفءَ</text:p>
        <text:p text:style-name="P1">یُوؔسفءَ​را</text:p>
        <text:p text:style-name="P1">یُوؔسفءُ</text:p>
        <text:p text:style-name="P1">یُوؔسفءِ</text:p>
        <text:p text:style-name="P1">یُوؔسفا</text:p>
        <text:p text:style-name="P1">یُوؔسف​را</text:p>
        <text:p text:style-name="P1">یُوؔسُف</text:p>
        <text:p text:style-name="P1">یُوؔسُفءَ</text:p>
        <text:p text:style-name="P1">یُوؔسُفءَ​را</text:p>
        <text:p text:style-name="P1">یُوؔسُفءِ</text:p>
        <text:p text:style-name="P1">یُوؔسُفا</text:p>
        <text:p text:style-name="P1">یُوؔسُفے</text:p>
        <text:p text:style-name="P1">یُوؔلِیَہ</text:p>
        <text:p text:style-name="P1">یُوؔلِیُس</text:p>
        <text:p text:style-name="P1">یُوؔنان</text:p>
        <text:p text:style-name="P1">یُوؔنانءِ</text:p>
        <text:p text:style-name="P1">یُوؔنانی</text:p>
        <text:p text:style-name="P1">یُوؔنُس</text:p>
        <text:p text:style-name="P1"><text:soft-page-break/>یُوؔنُسءَ</text:p>
        <text:p text:style-name="P1">یُوؔنُسءِ</text:p>
        <text:p text:style-name="P1">یُوؔنُسا</text:p>
        <text:p text:style-name="P1">یُوؔنُسارا</text:p>
        <text:p text:style-name="P1">یُوؔنُسے</text:p>
        <text:p text:style-name="P1">یُوؔنِیاہءَ</text:p>
        <text:p text:style-name="P1">یُودؔا</text:p>
        <text:p text:style-name="P1">یُودؔاءِ</text:p>
        <text:p text:style-name="P1">یُوستوس</text:p>
        <text:p text:style-name="P1">یُوسف</text:p>
        <text:p text:style-name="P1">یُوسفءَ</text:p>
        <text:p text:style-name="P1">یُوسفءِ</text:p>
        <text:p text:style-name="P1">یُوسُف</text:p>
        <text:p text:style-name="P1">یُوسُفا</text:p>
        <text:p text:style-name="P1">یُونؔان</text:p>
        <text:p text:style-name="P1">یُونؔانءِ</text:p>
        <text:p text:style-name="P1">یُونِؔیکیءَ</text:p>
        <text:p text:style-name="P1">یِؔسِّیءَ</text:p>
        <text:p text:style-name="P1">یِؔسِّیءِ</text:p>
        <text:p text:style-name="P1">یِؔسّی</text:p>
        <text:p text:style-name="P1">یک</text:p>
        <text:p text:style-name="P1">یہؔواہ</text:p>
        <text:p text:style-name="P1">یہؔوداہ</text:p>
        <text:p text:style-name="P1">یہُؔودتھ</text:p>
        <text:p text:style-name="P1">یہُوؔدِیئے</text:p>
        <text:p text:style-name="P1">​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08:10.363000000</meta:creation-date>
    <dc:date>2017-06-29T16:22:00.042000000</dc:date>
    <meta:editing-duration>PT2M51S</meta:editing-duration>
    <meta:editing-cycles>5</meta:editing-cycles>
    <meta:generator>LibreOffice/5.3.4.2$Windows_X86_64 LibreOffice_project/f82d347ccc0be322489bf7da61d7e4ad13fe2ff3</meta:generator>
    <meta:document-statistic meta:table-count="0" meta:image-count="0" meta:object-count="0" meta:page-count="159" meta:paragraph-count="11402" meta:word-count="11401" meta:character-count="59471" meta:non-whitespace-character-count="59091"/>
  </office:meta>
</office:document-meta>
</file>